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368cm"/>
    </style:style>
    <style:style style:name="co2" style:family="table-column">
      <style:table-column-properties fo:break-before="auto" style:column-width="6.218cm"/>
    </style:style>
    <style:style style:name="co3" style:family="table-column">
      <style:table-column-properties fo:break-before="auto" style:column-width="2.187cm"/>
    </style:style>
    <style:style style:name="co4" style:family="table-column">
      <style:table-column-properties fo:break-before="auto" style:column-width="9.077cm"/>
    </style:style>
    <style:style style:name="co5" style:family="table-column">
      <style:table-column-properties fo:break-before="auto" style:column-width="24.082cm"/>
    </style:style>
    <style:style style:name="co6" style:family="table-column">
      <style:table-column-properties fo:break-before="auto" style:column-width="32.034cm"/>
    </style:style>
    <style:style style:name="co7" style:family="table-column">
      <style:table-column-properties fo:break-before="auto" style:column-width="5.318cm"/>
    </style:style>
    <style:style style:name="co8" style:family="table-column">
      <style:table-column-properties fo:break-before="auto" style:column-width="7.415cm"/>
    </style:style>
    <style:style style:name="co9" style:family="table-column">
      <style:table-column-properties fo:break-before="auto" style:column-width="12.453cm"/>
    </style:style>
    <style:style style:name="co10" style:family="table-column">
      <style:table-column-properties fo:break-before="auto" style:column-width="5.209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6.489cm"/>
    </style:style>
    <style:style style:name="co13" style:family="table-column">
      <style:table-column-properties fo:break-before="auto" style:column-width="1.288cm"/>
    </style:style>
    <style:style style:name="co14" style:family="table-column">
      <style:table-column-properties fo:break-before="auto" style:column-width="1.614cm"/>
    </style:style>
    <style:style style:name="co15" style:family="table-column">
      <style:table-column-properties fo:break-before="auto" style:column-width="1.588cm"/>
    </style:style>
    <style:style style:name="co16" style:family="table-column">
      <style:table-column-properties fo:break-before="auto" style:column-width="8.313cm"/>
    </style:style>
    <style:style style:name="co17" style:family="table-column">
      <style:table-column-properties fo:break-before="auto" style:column-width="11.31cm"/>
    </style:style>
    <style:style style:name="co18" style:family="table-column">
      <style:table-column-properties fo:break-before="auto" style:column-width="3.8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3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font-name="Liberation Serif" style:font-name-asian="DejaVu Sans" style:font-name-complex="DejaVu Sans"/>
    </style:style>
    <style:style style:name="ce13" style:family="table-cell" style:parent-style-name="Default">
      <style:table-cell-properties style:text-align-source="value-type" style:repeat-content="false"/>
      <style:paragraph-properties fo:margin-left="0cm"/>
    </style:style>
    <style:style style:name="ce14" style:family="table-cell" style:parent-style-name="Default">
      <style:text-properties style:text-underline-style="solid" style:text-underline-width="auto" style:text-underline-color="font-color"/>
    </style:style>
    <style:style style:name="ce15" style:family="table-cell" style:parent-style-name="Default">
      <style:table-cell-properties fo:wrap-option="wrap"/>
    </style:style>
    <style:style style:name="ce16" style:family="table-cell" style:parent-style-name="Default" style:data-style-name="N0"/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iberation Serif" style:font-name-asian="DejaVu Sans" style:font-name-complex="DejaVu Sans"/>
    </style:style>
    <style:style style:name="T2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-asian="Droid Sans Fallback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Liberation Sans" style:language-complex="hi" style:country-complex="I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ronavirus-commercants-parisiens-livraison-a-domici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om du commerce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Code postal</text:p>
          </table:table-cell>
          <table:table-cell office:value-type="string" calcext:value-type="string">
            <text:p>Type de commerce</text:p>
          </table:table-cell>
          <table:table-cell office:value-type="string" calcext:value-type="string">
            <text:p>Précisions</text:p>
          </table:table-cell>
          <table:table-cell office:value-type="string" calcext:value-type="string">
            <text:p>Site internet</text:p>
          </table:table-cell>
          <table:table-cell office:value-type="string" calcext:value-type="string">
            <text:p>Téléphone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geo_shape</text:p>
          </table:table-cell>
          <table:table-cell office:value-type="string" calcext:value-type="string">
            <text:p>geo_point_2d</text:p>
          </table:table-cell>
        </table:table-row>
        <table:table-row table:style-name="ro1" table:visibility="filter">
          <table:table-cell office:value-type="string" calcext:value-type="string">
            <text:p>La tonnelle</text:p>
          </table:table-cell>
          <table:table-cell office:value-type="string" calcext:value-type="string">
            <text:p>159 avenue d italie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Alimentation générale et produits de première nécessité</text:p>
          </table:table-cell>
          <table:table-cell table:number-columns-repeated="2"/>
          <table:table-cell office:value-type="string" calcext:value-type="string">
            <text:p>06 16 15 35 16</text:p>
          </table:table-cell>
          <table:table-cell/>
          <table:table-cell office:value-type="string" calcext:value-type="string">
            <text:p>{"type": "Point", "coordinates": [2.3595931743697, 48.819641515459644]}</text:p>
          </table:table-cell>
          <table:table-cell office:value-type="string" calcext:value-type="string">
            <text:p>48.8196415155,2.35959317437</text:p>
          </table:table-cell>
        </table:table-row>
        <table:table-row table:style-name="ro1" table:visibility="filter">
          <table:table-cell office:value-type="string" calcext:value-type="string">
            <text:p>La Recolte Beaubourg</text:p>
          </table:table-cell>
          <table:table-cell office:value-type="string" calcext:value-type="string">
            <text:p>43 rue Beaubourg</text:p>
          </table:table-cell>
          <table:table-cell office:value-type="float" office:value="75003" calcext:value-type="float">
            <text:p>75003</text:p>
          </table:table-cell>
          <table:table-cell office:value-type="string" calcext:value-type="string">
            <text:p>Alimentation générale et produits de première nécessité</text:p>
          </table:table-cell>
          <table:table-cell/>
          <table:table-cell office:value-type="string" calcext:value-type="string">
            <text:p>https://marecolte.la-recolte.net/beaubourg</text:p>
          </table:table-cell>
          <table:table-cell table:number-columns-repeated="2"/>
          <table:table-cell office:value-type="string" calcext:value-type="string">
            <text:p>{"type": "Point", "coordinates": [2.353979048016423, 48.86243966757874]}</text:p>
          </table:table-cell>
          <table:table-cell office:value-type="string" calcext:value-type="string">
            <text:p>48.8624396676,2.35397904802</text:p>
          </table:table-cell>
        </table:table-row>
        <table:table-row table:style-name="ro1" table:visibility="filter">
          <table:table-cell office:value-type="string" calcext:value-type="string">
            <text:p>L’atelier de la viande</text:p>
          </table:table-cell>
          <table:table-cell office:value-type="string" calcext:value-type="string">
            <text:p>77 rue Claude Decaen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Boucherie - charcuterie - rôtisserie</text:p>
          </table:table-cell>
          <table:table-cell office:value-type="string" calcext:value-type="string">
            <text:p>Boucherie halal</text:p>
          </table:table-cell>
          <table:table-cell office:value-type="string" calcext:value-type="string">
            <text:p>https://Epicery.com</text:p>
          </table:table-cell>
          <table:table-cell table:number-columns-repeated="2"/>
          <table:table-cell office:value-type="string" calcext:value-type="string">
            <text:p>{"type": "Point", "coordinates": [2.3970204559149453, 48.83770858350269]}</text:p>
          </table:table-cell>
          <table:table-cell office:value-type="string" calcext:value-type="string">
            <text:p>48.8377085835,2.39702045591</text:p>
          </table:table-cell>
        </table:table-row>
        <table:table-row table:style-name="ro1" table:visibility="filter">
          <table:table-cell office:value-type="string" calcext:value-type="string">
            <text:p>Boucherie Hayee Patrick</text:p>
          </table:table-cell>
          <table:table-cell office:value-type="string" calcext:value-type="string">
            <text:p>PLACE D'ALIGRE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Boucherie - charcuterie - rôtisserie</text:p>
          </table:table-cell>
          <table:table-cell/>
          <table:table-cell office:value-type="string" calcext:value-type="string">
            <text:p>https://www.boucheriehayee.ollca.com</text:p>
          </table:table-cell>
          <table:table-cell table:number-columns-repeated="2"/>
          <table:table-cell office:value-type="string" calcext:value-type="string">
            <text:p>{"type": "Point", "coordinates": [2.378298643680465, 48.848838104067276]}</text:p>
          </table:table-cell>
          <table:table-cell office:value-type="string" calcext:value-type="string">
            <text:p>48.8488381041,2.37829864368</text:p>
          </table:table-cell>
        </table:table-row>
        <table:table-row table:style-name="ro1">
          <table:table-cell office:value-type="string" calcext:value-type="string">
            <text:p>Estelle Arvor</text:p>
          </table:table-cell>
          <table:table-cell office:value-type="string" calcext:value-type="string">
            <text:p>59 rue de la Chine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Boulangerie - pâtisserie</text:p>
          </table:table-cell>
          <table:table-cell table:number-columns-repeated="3"/>
          <table:table-cell office:value-type="string" calcext:value-type="string">
            <text:p>estelle.arvor@gmail.com</text:p>
          </table:table-cell>
          <table:table-cell office:value-type="string" calcext:value-type="string">
            <text:p>{"type": "Point", "coordinates": [2.395919528135681, 48.86986107831123]}</text:p>
          </table:table-cell>
          <table:table-cell office:value-type="string" calcext:value-type="string">
            <text:p>48.8698610783,2.39591952814</text:p>
          </table:table-cell>
        </table:table-row>
        <table:table-row table:style-name="ro1">
          <table:table-cell office:value-type="string" calcext:value-type="string">
            <text:p>Torréfaction Guiraud</text:p>
          </table:table-cell>
          <table:table-cell office:value-type="string" calcext:value-type="string">
            <text:p>21 bd de Reuilly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Épicerie fine</text:p>
          </table:table-cell>
          <table:table-cell office:value-type="string" calcext:value-type="string">
            <text:p>Café, thé, chocolat et épices</text:p>
          </table:table-cell>
          <table:table-cell table:number-columns-repeated="2"/>
          <table:table-cell office:value-type="string" calcext:value-type="string">
            <text:p>pascal.guiraud@9business.fr</text:p>
          </table:table-cell>
          <table:table-cell office:value-type="string" calcext:value-type="string">
            <text:p>{"type": "Point", "coordinates": [2.391600755073151, 48.83938369326333]}</text:p>
          </table:table-cell>
          <table:table-cell office:value-type="string" calcext:value-type="string">
            <text:p>48.8393836933,2.39160075507</text:p>
          </table:table-cell>
        </table:table-row>
        <table:table-row table:style-name="ro1">
          <table:table-cell office:value-type="string" calcext:value-type="string">
            <text:p>Sebbah primeurs</text:p>
          </table:table-cell>
          <table:table-cell office:value-type="string" calcext:value-type="string">
            <text:p>10 DE OLIVE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Primeur</text:p>
          </table:table-cell>
          <table:table-cell office:value-type="string" calcext:value-type="string">
            <text:p>Fruits légumes Bio</text:p>
          </table:table-cell>
          <table:table-cell/>
          <table:table-cell office:value-type="string" calcext:value-type="string">
            <text:p>06 51 60 90 88</text:p>
          </table:table-cell>
          <table:table-cell office:value-type="string" calcext:value-type="string">
            <text:p>sebbahprimeurs@gmail.com</text:p>
          </table:table-cell>
          <table:table-cell office:value-type="string" calcext:value-type="string">
            <text:p>{"type": "Point", "coordinates": [2.3616737993459562, 48.89080188829031]}</text:p>
          </table:table-cell>
          <table:table-cell office:value-type="string" calcext:value-type="string">
            <text:p>48.8908018883,2.36167379935</text:p>
          </table:table-cell>
        </table:table-row>
        <table:table-row table:style-name="ro1">
          <table:table-cell office:value-type="string" calcext:value-type="string">
            <text:p>Les pays de Cham</text:p>
          </table:table-cell>
          <table:table-cell office:value-type="string" calcext:value-type="string">
            <text:p>17 rue Frédéric Sauton</text:p>
          </table:table-cell>
          <table:table-cell office:value-type="float" office:value="75005" calcext:value-type="float">
            <text:p>75005</text:p>
          </table:table-cell>
          <table:table-cell office:value-type="string" calcext:value-type="string">
            <text:p>Restaurant ou traiteur</text:p>
          </table:table-cell>
          <table:table-cell table:number-columns-repeated="3"/>
          <table:table-cell office:value-type="string" calcext:value-type="string">
            <text:p>Nael@ayadigourmet.com</text:p>
          </table:table-cell>
          <table:table-cell office:value-type="string" calcext:value-type="string">
            <text:p>{"type": "Point", "coordinates": [2.349067523299434, 48.85072408735983]}</text:p>
          </table:table-cell>
          <table:table-cell office:value-type="string" calcext:value-type="string">
            <text:p>48.8507240874,2.3490675233</text:p>
          </table:table-cell>
        </table:table-row>
        <table:table-row table:style-name="ro2" table:visibility="filter">
          <table:table-cell office:value-type="string" calcext:value-type="string">
            <text:p>Coquelicot 7</text:p>
          </table:table-cell>
          <table:table-cell office:value-type="string" calcext:value-type="string">
            <text:p>18 rue d'estrees</text:p>
          </table:table-cell>
          <table:table-cell office:value-type="float" office:value="75007" calcext:value-type="float">
            <text:p>75007</text:p>
          </table:table-cell>
          <table:table-cell office:value-type="string" calcext:value-type="string">
            <text:p>Primeur</text:p>
          </table:table-cell>
          <table:table-cell office:value-type="string" calcext:value-type="string">
            <text:p>Fromagerie</text:p>
            <text:p>Vin</text:p>
            <text:p>Épicerie fine</text:p>
          </table:table-cell>
          <table:table-cell/>
          <table:table-cell office:value-type="string" calcext:value-type="string">
            <text:p>06 60 92 51 95</text:p>
          </table:table-cell>
          <table:table-cell/>
          <table:table-cell office:value-type="string" calcext:value-type="string">
            <text:p>{"type": "Point", "coordinates": [2.310886854787357, 48.85155403612854]}</text:p>
          </table:table-cell>
          <table:table-cell office:value-type="string" calcext:value-type="string">
            <text:p>48.8515540361,2.31088685479</text:p>
          </table:table-cell>
        </table:table-row>
        <table:table-row table:style-name="ro1">
          <table:table-cell office:value-type="string" calcext:value-type="string">
            <text:p>CHAO</text:p>
          </table:table-cell>
          <table:table-cell office:value-type="string" calcext:value-type="string">
            <text:p>108 boulevard de la Villette</text:p>
          </table:table-cell>
          <table:table-cell office:value-type="float" office:value="75019" calcext:value-type="float">
            <text:p>75019</text:p>
          </table:table-cell>
          <table:table-cell office:value-type="string" calcext:value-type="string">
            <text:p>Alimentation générale et produits de première nécessité</text:p>
          </table:table-cell>
          <table:table-cell table:number-columns-repeated="2"/>
          <table:table-cell office:value-type="string" calcext:value-type="string">
            <text:p>07 69 36 90 66</text:p>
          </table:table-cell>
          <table:table-cell office:value-type="string" calcext:value-type="string">
            <text:p>lchao0605@gmail.com</text:p>
          </table:table-cell>
          <table:table-cell office:value-type="string" calcext:value-type="string">
            <text:p>{"type": "Point", "coordinates": [2.371678042423774, 48.87709709870893]}</text:p>
          </table:table-cell>
          <table:table-cell office:value-type="string" calcext:value-type="string">
            <text:p>48.8770970987,2.37167804242</text:p>
          </table:table-cell>
        </table:table-row>
        <table:table-row table:style-name="ro1" table:visibility="filter">
          <table:table-cell office:value-type="string" calcext:value-type="string">
            <text:p>Sushi Est</text:p>
          </table:table-cell>
          <table:table-cell office:value-type="string" calcext:value-type="string">
            <text:p>21 rue de Fecamp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Restaurant ou traiteur</text:p>
          </table:table-cell>
          <table:table-cell office:value-type="string" calcext:value-type="string">
            <text:p>1 plateau acheté = 1 plateau offert</text:p>
          </table:table-cell>
          <table:table-cell table:number-columns-repeated="3"/>
          <table:table-cell office:value-type="string" calcext:value-type="string">
            <text:p>{"type": "Point", "coordinates": [2.398837243277236, 48.83533107446598]}</text:p>
          </table:table-cell>
          <table:table-cell office:value-type="string" calcext:value-type="string">
            <text:p>48.8353310745,2.39883724328</text:p>
          </table:table-cell>
        </table:table-row>
        <table:table-row table:style-name="ro1">
          <table:table-cell office:value-type="string" calcext:value-type="string">
            <text:p>L'ATELIER DU CHOCOLAT BASQUE</text:p>
          </table:table-cell>
          <table:table-cell office:value-type="string" calcext:value-type="string">
            <text:p>44 RUE DU COMMERCE</text:p>
          </table:table-cell>
          <table:table-cell office:value-type="float" office:value="75015" calcext:value-type="float">
            <text:p>75015</text:p>
          </table:table-cell>
          <table:table-cell office:value-type="string" calcext:value-type="string">
            <text:p>Épicerie fine</text:p>
          </table:table-cell>
          <table:table-cell office:value-type="string" calcext:value-type="string">
            <text:p>CHOCOLATIER : Livraison possible à partir de 50 € (règlements par chèques ou espèces)</text:p>
          </table:table-cell>
          <table:table-cell office:value-type="string" calcext:value-type="string">
            <text:p>https://www.facebook.com/LAtelier-du-Chocolat-Paris-Commerce-106881157366641/</text:p>
          </table:table-cell>
          <table:table-cell office:value-type="string" calcext:value-type="string">
            <text:p>01 58 62 21 90</text:p>
          </table:table-cell>
          <table:table-cell office:value-type="string" calcext:value-type="string">
            <text:p>rueducommerceparis@atelierduchocolat.com</text:p>
          </table:table-cell>
          <table:table-cell office:value-type="string" calcext:value-type="string">
            <text:p>{"type": "Point", "coordinates": [2.295521860251002, 48.8467206320236]}</text:p>
          </table:table-cell>
          <table:table-cell office:value-type="string" calcext:value-type="string">
            <text:p>48.846720632,2.29552186025</text:p>
          </table:table-cell>
        </table:table-row>
        <table:table-row table:style-name="ro1" table:visibility="filter">
          <table:table-cell office:value-type="string" calcext:value-type="string">
            <text:p>Haddad Hedi Ben Said</text:p>
          </table:table-cell>
          <table:table-cell office:value-type="string" calcext:value-type="string">
            <text:p>16 Rue de l'Orme</text:p>
          </table:table-cell>
          <table:table-cell office:value-type="float" office:value="75019" calcext:value-type="float">
            <text:p>75019</text:p>
          </table:table-cell>
          <table:table-cell office:value-type="string" calcext:value-type="string">
            <text:p>Alimentation générale et produits de première nécessité</text:p>
          </table:table-cell>
          <table:table-cell table:number-columns-repeated="2"/>
          <table:table-cell office:value-type="string" calcext:value-type="string">
            <text:p>01 42 00 37 21</text:p>
          </table:table-cell>
          <table:table-cell/>
          <table:table-cell office:value-type="string" calcext:value-type="string">
            <text:p>{"type": "Point", "coordinates": [2.4001457594597593, 48.87875445806596]}</text:p>
          </table:table-cell>
          <table:table-cell office:value-type="string" calcext:value-type="string">
            <text:p>48.8787544581,2.40014575946</text:p>
          </table:table-cell>
        </table:table-row>
        <table:table-row table:style-name="ro1">
          <table:table-cell office:value-type="string" calcext:value-type="string">
            <text:p>MaSpatule.com</text:p>
          </table:table-cell>
          <table:table-cell office:value-type="string" calcext:value-type="string">
            <text:p>8 rue de L'Isly</text:p>
          </table:table-cell>
          <table:table-cell office:value-type="float" office:value="75008" calcext:value-type="float">
            <text:p>75008</text:p>
          </table:table-cell>
          <table:table-cell office:value-type="string" calcext:value-type="string">
            <text:p>Épicerie fine</text:p>
          </table:table-cell>
          <table:table-cell/>
          <table:table-cell office:value-type="string" calcext:value-type="string">
            <text:p>https://www.maspatule.com</text:p>
          </table:table-cell>
          <table:table-cell office:value-type="string" calcext:value-type="string">
            <text:p>01 84 16 05 83</text:p>
          </table:table-cell>
          <table:table-cell office:value-type="string" calcext:value-type="string">
            <text:p>contact@maspatule.com</text:p>
          </table:table-cell>
          <table:table-cell office:value-type="string" calcext:value-type="string">
            <text:p>{"type": "Point", "coordinates": [2.32560685356495, 48.87486460108532]}</text:p>
          </table:table-cell>
          <table:table-cell office:value-type="string" calcext:value-type="string">
            <text:p>48.8748646011,2.32560685356</text:p>
          </table:table-cell>
        </table:table-row>
        <table:table-row table:style-name="ro1" table:visibility="filter">
          <table:table-cell office:value-type="string" calcext:value-type="string">
            <text:p>Jin</text:p>
          </table:table-cell>
          <table:table-cell office:value-type="string" calcext:value-type="string">
            <text:p>85 rue Damrémont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Alimentation générale et produits de première nécessité</text:p>
          </table:table-cell>
          <table:table-cell table:number-columns-repeated="4"/>
          <table:table-cell office:value-type="string" calcext:value-type="string">
            <text:p>{"type": "Point", "coordinates": [2.336332823780911, 48.89380868800968]}</text:p>
          </table:table-cell>
          <table:table-cell office:value-type="string" calcext:value-type="string">
            <text:p>48.893808688,2.33633282378</text:p>
          </table:table-cell>
        </table:table-row>
        <table:table-row table:style-name="ro1">
          <table:table-cell office:value-type="string" calcext:value-type="string">
            <text:p>Boulangerie Bretteau</text:p>
          </table:table-cell>
          <table:table-cell office:value-type="string" calcext:value-type="string">
            <text:p>31 Avenue De La Motte-Picquet</text:p>
          </table:table-cell>
          <table:table-cell office:value-type="float" office:value="75007" calcext:value-type="float">
            <text:p>75007</text:p>
          </table:table-cell>
          <table:table-cell office:value-type="string" calcext:value-type="string">
            <text:p>Boulangerie - pâtisserie</text:p>
          </table:table-cell>
          <table:table-cell table:number-columns-repeated="2"/>
          <table:table-cell office:value-type="string" calcext:value-type="string">
            <text:p>06 67 16 00 30 / 01 45 51 53 50</text:p>
          </table:table-cell>
          <table:table-cell office:value-type="string" calcext:value-type="string">
            <text:p>boulangerie.bretteau@gmail.com</text:p>
          </table:table-cell>
          <table:table-cell office:value-type="string" calcext:value-type="string">
            <text:p>{"type": "Point", "coordinates": [2.306989950583706, 48.855027904296726]}</text:p>
          </table:table-cell>
          <table:table-cell office:value-type="string" calcext:value-type="string">
            <text:p>48.8550279043,2.30698995058</text:p>
          </table:table-cell>
        </table:table-row>
        <table:table-row table:style-name="ro1" table:visibility="filter">
          <table:table-cell office:value-type="string" calcext:value-type="string">
            <text:p>Xiaoyin wen</text:p>
          </table:table-cell>
          <table:table-cell office:value-type="string" calcext:value-type="string">
            <text:p>44 rue Dauphine</text:p>
          </table:table-cell>
          <table:table-cell office:value-type="float" office:value="75006" calcext:value-type="float">
            <text:p>75006</text:p>
          </table:table-cell>
          <table:table-cell office:value-type="string" calcext:value-type="string">
            <text:p>Alimentation générale et produits de première nécessité</text:p>
          </table:table-cell>
          <table:table-cell table:number-columns-repeated="4"/>
          <table:table-cell office:value-type="string" calcext:value-type="string">
            <text:p>{"type": "Point", "coordinates": [2.338764060709512, 48.85414320046758]}</text:p>
          </table:table-cell>
          <table:table-cell office:value-type="string" calcext:value-type="string">
            <text:p>48.8541432005,2.33876406071</text:p>
          </table:table-cell>
        </table:table-row>
        <table:table-row table:style-name="ro1" table:visibility="filter">
          <table:table-cell office:value-type="string" calcext:value-type="string">
            <text:p>Jeusselin Traiteur</text:p>
          </table:table-cell>
          <table:table-cell office:value-type="string" calcext:value-type="string">
            <text:p>37 rue cler</text:p>
          </table:table-cell>
          <table:table-cell office:value-type="float" office:value="75007" calcext:value-type="float">
            <text:p>75007</text:p>
          </table:table-cell>
          <table:table-cell office:value-type="string" calcext:value-type="string">
            <text:p>Boucherie - charcuterie - rôtisserie</text:p>
          </table:table-cell>
          <table:table-cell office:value-type="string" calcext:value-type="string">
            <text:p>Livraisons gratuites dans le 7ème assurées par nos équipes.</text:p>
          </table:table-cell>
          <table:table-cell/>
          <table:table-cell office:value-type="string" calcext:value-type="string">
            <text:p>01 45 51 22 74</text:p>
          </table:table-cell>
          <table:table-cell/>
          <table:table-cell office:value-type="string" calcext:value-type="string">
            <text:p>{"type": "Point", "coordinates": [2.306400012338224, 48.857008025859805]}</text:p>
          </table:table-cell>
          <table:table-cell office:value-type="string" calcext:value-type="string">
            <text:p>48.8570080259,2.30640001234</text:p>
          </table:table-cell>
        </table:table-row>
        <table:table-row table:style-name="ro1">
          <table:table-cell office:value-type="string" calcext:value-type="string">
            <text:p>La petite vache de Louis</text:p>
          </table:table-cell>
          <table:table-cell office:value-type="string" calcext:value-type="string">
            <text:p>Marché de bastille</text:p>
          </table:table-cell>
          <table:table-cell office:value-type="float" office:value="75011" calcext:value-type="float">
            <text:p>75011</text:p>
          </table:table-cell>
          <table:table-cell office:value-type="string" calcext:value-type="string">
            <text:p>Fromagerie</text:p>
          </table:table-cell>
          <table:table-cell table:number-columns-repeated="2"/>
          <table:table-cell office:value-type="string" calcext:value-type="string">
            <text:p>07 71 35 09 34</text:p>
          </table:table-cell>
          <table:table-cell office:value-type="string" calcext:value-type="string">
            <text:p>Lapetitevachedelouis.karine@gmail.com</text:p>
          </table:table-cell>
          <table:table-cell office:value-type="string" calcext:value-type="string">
            <text:p>{"type": "Point", "coordinates": [2.369593888011411, 48.85423467358265]}</text:p>
          </table:table-cell>
          <table:table-cell office:value-type="string" calcext:value-type="string">
            <text:p>48.8542346736,2.36959388801</text:p>
          </table:table-cell>
        </table:table-row>
        <table:table-row table:style-name="ro1">
          <table:table-cell office:value-type="string" calcext:value-type="string">
            <text:p>Provibio</text:p>
          </table:table-cell>
          <table:table-cell office:value-type="string" calcext:value-type="string">
            <text:p>Place d anvers</text:p>
          </table:table-cell>
          <table:table-cell office:value-type="float" office:value="75009" calcext:value-type="float">
            <text:p>75009</text:p>
          </table:table-cell>
          <table:table-cell office:value-type="string" calcext:value-type="string">
            <text:p>Primeur</text:p>
          </table:table-cell>
          <table:table-cell office:value-type="string" calcext:value-type="string">
            <text:p>Bio</text:p>
          </table:table-cell>
          <table:table-cell/>
          <table:table-cell office:value-type="string" calcext:value-type="string">
            <text:p>06 45 14 44 33</text:p>
          </table:table-cell>
          <table:table-cell office:value-type="string" calcext:value-type="string">
            <text:p>provibiodrive@outlook.fr</text:p>
          </table:table-cell>
          <table:table-cell office:value-type="string" calcext:value-type="string">
            <text:p>{"type": "Point", "coordinates": [2.344727688563308, 48.88234808904363]}</text:p>
          </table:table-cell>
          <table:table-cell office:value-type="string" calcext:value-type="string">
            <text:p>48.882348089,2.34472768856</text:p>
          </table:table-cell>
        </table:table-row>
        <table:table-row table:style-name="ro1" table:visibility="filter">
          <table:table-cell office:value-type="string" calcext:value-type="string">
            <text:p>Qu jing</text:p>
          </table:table-cell>
          <table:table-cell office:value-type="string" calcext:value-type="string">
            <text:p>14 Rue Pierre Leroux</text:p>
          </table:table-cell>
          <table:table-cell office:value-type="float" office:value="75007" calcext:value-type="float">
            <text:p>75007</text:p>
          </table:table-cell>
          <table:table-cell office:value-type="string" calcext:value-type="string">
            <text:p>Alimentation générale et produits de première nécessité</text:p>
          </table:table-cell>
          <table:table-cell table:number-columns-repeated="2"/>
          <table:table-cell office:value-type="string" calcext:value-type="string">
            <text:p>06 19 24 07 08</text:p>
          </table:table-cell>
          <table:table-cell/>
          <table:table-cell office:value-type="string" calcext:value-type="string">
            <text:p>{"type": "Point", "coordinates": [2.318969109723672, 48.849332265787275]}</text:p>
          </table:table-cell>
          <table:table-cell office:value-type="string" calcext:value-type="string">
            <text:p>48.8493322658,2.31896910972</text:p>
          </table:table-cell>
        </table:table-row>
        <table:table-row table:style-name="ro1">
          <table:table-cell office:value-type="string" calcext:value-type="string">
            <text:p>La Treille d'Or</text:p>
          </table:table-cell>
          <table:table-cell office:value-type="string" calcext:value-type="string">
            <text:p>21 rue de la Tombe Issoire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Commerce de détail de boissons</text:p>
          </table:table-cell>
          <table:table-cell office:value-type="string" calcext:value-type="string">
            <text:p>Vins, Champagnes, Bières, Spiritueux, Epicerie Fine</text:p>
          </table:table-cell>
          <table:table-cell office:value-type="string" calcext:value-type="string">
            <text:p>http://www.latreilledor.fr</text:p>
          </table:table-cell>
          <table:table-cell office:value-type="string" calcext:value-type="string">
            <text:p>01 45 80 35 49</text:p>
          </table:table-cell>
          <table:table-cell office:value-type="string" calcext:value-type="string">
            <text:p>contact@latreilledor.fr</text:p>
          </table:table-cell>
          <table:table-cell office:value-type="string" calcext:value-type="string">
            <text:p>{"type": "Point", "coordinates": [2.335541804663727, 48.83217270317812]}</text:p>
          </table:table-cell>
          <table:table-cell office:value-type="string" calcext:value-type="string">
            <text:p>48.8321727032,2.33554180466</text:p>
          </table:table-cell>
        </table:table-row>
        <table:table-row table:style-name="ro1" table:visibility="filter">
          <table:table-cell office:value-type="string" calcext:value-type="string">
            <text:p>Eric Kayser</text:p>
          </table:table-cell>
          <table:table-cell office:value-type="string" calcext:value-type="string">
            <text:p>79 rue du Commerce</text:p>
          </table:table-cell>
          <table:table-cell office:value-type="float" office:value="75015" calcext:value-type="float">
            <text:p>75015</text:p>
          </table:table-cell>
          <table:table-cell office:value-type="string" calcext:value-type="string">
            <text:p>Boulangerie - pâtisserie</text:p>
          </table:table-cell>
          <table:table-cell/>
          <table:table-cell office:value-type="string" calcext:value-type="string">
            <text:p>https://www.maison-kayser.com/fr/boulangeries/100001004-commerce.html</text:p>
          </table:table-cell>
          <table:table-cell office:value-type="string" calcext:value-type="string">
            <text:p>01 44 19 88 54</text:p>
          </table:table-cell>
          <table:table-cell/>
          <table:table-cell office:value-type="string" calcext:value-type="string">
            <text:p>{"type": "Point", "coordinates": [2.29413017192586, 48.84485829698332]}</text:p>
          </table:table-cell>
          <table:table-cell office:value-type="string" calcext:value-type="string">
            <text:p>48.844858297,2.29413017193</text:p>
          </table:table-cell>
        </table:table-row>
        <table:table-row table:style-name="ro1">
          <table:table-cell office:value-type="string" calcext:value-type="string">
            <text:p>DOSE PARIS TORREFACTEUR</text:p>
          </table:table-cell>
          <table:table-cell office:value-type="string" calcext:value-type="string">
            <text:p>82 PLACE DU DOCTEUR FELIX LOBLIGEOIS</text:p>
          </table:table-cell>
          <table:table-cell office:value-type="float" office:value="75017" calcext:value-type="float">
            <text:p>75017</text:p>
          </table:table-cell>
          <table:table-cell office:value-type="string" calcext:value-type="string">
            <text:p>Épicerie fine</text:p>
          </table:table-cell>
          <table:table-cell office:value-type="string" calcext:value-type="string">
            <text:p>Nous livrons à votre domicile ou au bureau dans tout Paris (intra-muros) chaque mercredi</text:p>
          </table:table-cell>
          <table:table-cell office:value-type="string" calcext:value-type="string">
            <text:p>http://cafesdespecialite.com/</text:p>
          </table:table-cell>
          <table:table-cell office:value-type="string" calcext:value-type="string">
            <text:p>06 78 46 65 86</text:p>
          </table:table-cell>
          <table:table-cell office:value-type="string" calcext:value-type="string">
            <text:p>bienvenue@dose.paris</text:p>
          </table:table-cell>
          <table:table-cell office:value-type="string" calcext:value-type="string">
            <text:p>{"type": "Point", "coordinates": [2.317876191743432, 48.88705752468464]}</text:p>
          </table:table-cell>
          <table:table-cell office:value-type="string" calcext:value-type="string">
            <text:p>48.8870575247,2.31787619174</text:p>
          </table:table-cell>
        </table:table-row>
        <table:table-row table:style-name="ro1" table:visibility="filter">
          <table:table-cell office:value-type="string" calcext:value-type="string">
            <text:p>Hecosfair</text:p>
          </table:table-cell>
          <table:table-cell office:value-type="string" calcext:value-type="string">
            <text:p>5 Avenue Ingres</text:p>
          </table:table-cell>
          <table:table-cell office:value-type="float" office:value="75016" calcext:value-type="float">
            <text:p>75016</text:p>
          </table:table-cell>
          <table:table-cell office:value-type="string" calcext:value-type="string">
            <text:p>Alimentation générale et produits de première nécessité</text:p>
          </table:table-cell>
          <table:table-cell/>
          <table:table-cell office:value-type="string" calcext:value-type="string">
            <text:p>https://www.hecosfair.com</text:p>
          </table:table-cell>
          <table:table-cell table:number-columns-repeated="2"/>
          <table:table-cell office:value-type="string" calcext:value-type="string">
            <text:p>{"type": "Point", "coordinates": [2.265294578903462, 48.85692286125052]}</text:p>
          </table:table-cell>
          <table:table-cell office:value-type="string" calcext:value-type="string">
            <text:p>48.8569228613,2.2652945789</text:p>
          </table:table-cell>
        </table:table-row>
        <table:table-row table:style-name="ro1" table:visibility="filter">
          <table:table-cell office:value-type="string" calcext:value-type="string">
            <text:p>Boucherie Bernard</text:p>
          </table:table-cell>
          <table:table-cell office:value-type="string" calcext:value-type="string">
            <text:p>110 rue Saint Charles</text:p>
          </table:table-cell>
          <table:table-cell office:value-type="float" office:value="75015" calcext:value-type="float">
            <text:p>75015</text:p>
          </table:table-cell>
          <table:table-cell office:value-type="string" calcext:value-type="string">
            <text:p>Boucherie - charcuterie - rôtisserie</text:p>
          </table:table-cell>
          <table:table-cell/>
          <table:table-cell office:value-type="string" calcext:value-type="string">
            <text:p>https://boucheriesbernard-saintcharles-commandes.fr/</text:p>
          </table:table-cell>
          <table:table-cell table:number-columns-repeated="2"/>
          <table:table-cell office:value-type="string" calcext:value-type="string">
            <text:p>{"type": "Point", "coordinates": [2.284030694285537, 48.8450330858077]}</text:p>
          </table:table-cell>
          <table:table-cell office:value-type="string" calcext:value-type="string">
            <text:p>48.8450330858,2.28403069429</text:p>
          </table:table-cell>
        </table:table-row>
        <table:table-row table:style-name="ro1" table:visibility="filter">
          <table:table-cell office:value-type="string" calcext:value-type="string">
            <text:p>A la mode de Bretagne</text:p>
          </table:table-cell>
          <table:table-cell office:value-type="string" calcext:value-type="string">
            <text:p>8 RUE HÉLIOPOLIS</text:p>
          </table:table-cell>
          <table:table-cell office:value-type="float" office:value="75017" calcext:value-type="float">
            <text:p>75017</text:p>
          </table:table-cell>
          <table:table-cell office:value-type="string" calcext:value-type="string">
            <text:p>Boucherie - charcuterie - rôtisserie</text:p>
          </table:table-cell>
          <table:table-cell table:number-columns-repeated="2"/>
          <table:table-cell office:value-type="string" calcext:value-type="string">
            <text:p>06 84 32 65 27</text:p>
          </table:table-cell>
          <table:table-cell/>
          <table:table-cell office:value-type="string" calcext:value-type="string">
            <text:p>{"type": "Point", "coordinates": [2.294173852662396, 48.88484181743717]}</text:p>
          </table:table-cell>
          <table:table-cell office:value-type="string" calcext:value-type="string">
            <text:p>48.8848418174,2.29417385266</text:p>
          </table:table-cell>
        </table:table-row>
        <table:table-row table:style-name="ro1" table:visibility="filter">
          <table:table-cell office:value-type="string" calcext:value-type="string">
            <text:p>Boulangerie pâtisserie Restaurant ou traiteur</text:p>
          </table:table-cell>
          <table:table-cell office:value-type="string" calcext:value-type="string">
            <text:p>84 boulevard port Royal</text:p>
          </table:table-cell>
          <table:table-cell office:value-type="float" office:value="75005" calcext:value-type="float">
            <text:p>75005</text:p>
          </table:table-cell>
          <table:table-cell office:value-type="string" calcext:value-type="string">
            <text:p>Boulangerie - pâtisserie</text:p>
          </table:table-cell>
          <table:table-cell table:number-columns-repeated="2"/>
          <table:table-cell office:value-type="string" calcext:value-type="string">
            <text:p>06 52 08 49 76</text:p>
          </table:table-cell>
          <table:table-cell/>
          <table:table-cell office:value-type="string" calcext:value-type="string">
            <text:p>{"type": "Point", "coordinates": [2.339989685755463, 48.83899636370543]}</text:p>
          </table:table-cell>
          <table:table-cell office:value-type="string" calcext:value-type="string">
            <text:p>48.8389963637,2.33998968576</text:p>
          </table:table-cell>
        </table:table-row>
        <table:table-row table:style-name="ro1" table:visibility="filter">
          <table:table-cell office:value-type="string" calcext:value-type="string">
            <text:p>Les quatre saisons</text:p>
          </table:table-cell>
          <table:table-cell office:value-type="string" calcext:value-type="string">
            <text:p>Rue de Bretagne</text:p>
          </table:table-cell>
          <table:table-cell office:value-type="float" office:value="75003" calcext:value-type="float">
            <text:p>75003</text:p>
          </table:table-cell>
          <table:table-cell office:value-type="string" calcext:value-type="string">
            <text:p>Primeur</text:p>
          </table:table-cell>
          <table:table-cell table:number-columns-repeated="2"/>
          <table:table-cell office:value-type="string" calcext:value-type="string">
            <text:p>06 29 67 21 18</text:p>
          </table:table-cell>
          <table:table-cell/>
          <table:table-cell office:value-type="string" calcext:value-type="string">
            <text:p>{"type": "Point", "coordinates": [2.36198577546084, 48.863164363074844]}</text:p>
          </table:table-cell>
          <table:table-cell office:value-type="string" calcext:value-type="string">
            <text:p>48.8631643631,2.36198577546</text:p>
          </table:table-cell>
        </table:table-row>
        <table:table-row table:style-name="ro1" table:visibility="filter">
          <table:table-cell office:value-type="string" calcext:value-type="string">
            <text:p>La planche à charcuterie</text:p>
          </table:table-cell>
          <table:table-cell office:value-type="string" calcext:value-type="string">
            <text:p>27 boulevard de Reuilly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Restaurant ou traiteur</text:p>
          </table:table-cell>
          <table:table-cell/>
          <table:table-cell office:value-type="string" calcext:value-type="string">
            <text:p>https://laplancheacharcuterie.com/</text:p>
          </table:table-cell>
          <table:table-cell office:value-type="string" calcext:value-type="string">
            <text:p>+33 6 64 96 05 51</text:p>
          </table:table-cell>
          <table:table-cell/>
          <table:table-cell office:value-type="string" calcext:value-type="string">
            <text:p>{"type": "Point", "coordinates": [2.392108032193253, 48.83942631540177]}</text:p>
          </table:table-cell>
          <table:table-cell office:value-type="string" calcext:value-type="string">
            <text:p>48.8394263154,2.39210803219</text:p>
          </table:table-cell>
        </table:table-row>
        <table:table-row table:style-name="ro1" table:visibility="filter">
          <table:table-cell office:value-type="string" calcext:value-type="string">
            <text:p>Jadis et Gourmande</text:p>
          </table:table-cell>
          <table:table-cell office:value-type="string" calcext:value-type="string">
            <text:p>29 rue Beaurepaire</text:p>
          </table:table-cell>
          <table:table-cell office:value-type="float" office:value="75010" calcext:value-type="float">
            <text:p>75010</text:p>
          </table:table-cell>
          <table:table-cell office:value-type="string" calcext:value-type="string">
            <text:p>Épicerie fine</text:p>
          </table:table-cell>
          <table:table-cell office:value-type="string" calcext:value-type="string">
            <text:p>Chocolatier</text:p>
          </table:table-cell>
          <table:table-cell office:value-type="string" calcext:value-type="string">
            <text:p>https://www.jadisetgourmande.fr</text:p>
          </table:table-cell>
          <table:table-cell table:number-columns-repeated="2"/>
          <table:table-cell office:value-type="string" calcext:value-type="string">
            <text:p>{"type": "Point", "coordinates": [2.364153537738341, 48.87136862226402]}</text:p>
          </table:table-cell>
          <table:table-cell office:value-type="string" calcext:value-type="string">
            <text:p>48.8713686223,2.36415353774</text:p>
          </table:table-cell>
        </table:table-row>
        <table:table-row table:style-name="ro1">
          <table:table-cell office:value-type="string" calcext:value-type="string">
            <text:p>Saint Georges France traiteur libanais</text:p>
          </table:table-cell>
          <table:table-cell office:value-type="string" calcext:value-type="string">
            <text:p>69 rue Corvisart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Restaurant ou traiteur</text:p>
          </table:table-cell>
          <table:table-cell office:value-type="string" calcext:value-type="string">
            <text:p>Traiteur Libanaise</text:p>
          </table:table-cell>
          <table:table-cell/>
          <table:table-cell office:value-type="string" calcext:value-type="string">
            <text:p>06 06 74 64 09</text:p>
          </table:table-cell>
          <table:table-cell office:value-type="string" calcext:value-type="string">
            <text:p>skairek2330@yahoo.fr</text:p>
          </table:table-cell>
          <table:table-cell office:value-type="string" calcext:value-type="string">
            <text:p>{"type": "Point", "coordinates": [2.34944150303452, 48.829943064679]}</text:p>
          </table:table-cell>
          <table:table-cell office:value-type="string" calcext:value-type="string">
            <text:p>48.8299430647,2.34944150303</text:p>
          </table:table-cell>
        </table:table-row>
        <table:table-row table:style-name="ro1">
          <table:table-cell office:value-type="string" calcext:value-type="string">
            <text:p>PHARMACIE PYRENEES 234</text:p>
          </table:table-cell>
          <table:table-cell office:value-type="string" calcext:value-type="string">
            <text:p>234 RUE DES PYRENEES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Pharmacies et parapharmacies</text:p>
          </table:table-cell>
          <table:table-cell table:number-columns-repeated="3"/>
          <table:table-cell office:value-type="string" calcext:value-type="string">
            <text:p>pyrenees234@orange.fr</text:p>
          </table:table-cell>
          <table:table-cell office:value-type="string" calcext:value-type="string">
            <text:p>{"type": "Point", "coordinates": [2.396738135300539, 48.86734089901833]}</text:p>
          </table:table-cell>
          <table:table-cell office:value-type="string" calcext:value-type="string">
            <text:p>48.867340899,2.3967381353</text:p>
          </table:table-cell>
        </table:table-row>
        <table:table-row table:style-name="ro1">
          <table:table-cell office:value-type="string" calcext:value-type="string">
            <text:p>L'artisan du lait</text:p>
          </table:table-cell>
          <table:table-cell office:value-type="string" calcext:value-type="string">
            <text:p>70 rue Blanche</text:p>
          </table:table-cell>
          <table:table-cell office:value-type="float" office:value="75009" calcext:value-type="float">
            <text:p>75009</text:p>
          </table:table-cell>
          <table:table-cell office:value-type="string" calcext:value-type="string">
            <text:p>Fromagerie</text:p>
          </table:table-cell>
          <table:table-cell/>
          <table:table-cell office:value-type="string" calcext:value-type="string">
            <text:p>https://www.louloulaplanche.fr/</text:p>
          </table:table-cell>
          <table:table-cell office:value-type="string" calcext:value-type="string">
            <text:p>01 73 77 87 18</text:p>
          </table:table-cell>
          <table:table-cell office:value-type="string" calcext:value-type="string">
            <text:p>commande@artisandulait.fr</text:p>
          </table:table-cell>
          <table:table-cell office:value-type="string" calcext:value-type="string">
            <text:p>{"type": "Point", "coordinates": [2.331697160874752, 48.8814679082853]}</text:p>
          </table:table-cell>
          <table:table-cell office:value-type="string" calcext:value-type="string">
            <text:p>48.8814679083,2.33169716087</text:p>
          </table:table-cell>
        </table:table-row>
        <table:table-row table:style-name="ro1">
          <table:table-cell office:value-type="string" calcext:value-type="string">
            <text:p>Fromagerie Taka &amp; Vermo</text:p>
          </table:table-cell>
          <table:table-cell office:value-type="string" calcext:value-type="string">
            <text:p>61bis rue du Faubourg Saint-Denis</text:p>
          </table:table-cell>
          <table:table-cell office:value-type="float" office:value="75010" calcext:value-type="float">
            <text:p>75010</text:p>
          </table:table-cell>
          <table:table-cell office:value-type="string" calcext:value-type="string">
            <text:p>Fromagerie</text:p>
          </table:table-cell>
          <table:table-cell/>
          <table:table-cell office:value-type="string" calcext:value-type="string">
            <text:p>http://www.facebook.com/takavermo</text:p>
          </table:table-cell>
          <table:table-cell office:value-type="string" calcext:value-type="string">
            <text:p>01 48 24 89 29</text:p>
          </table:table-cell>
          <table:table-cell office:value-type="string" calcext:value-type="string">
            <text:p>fromagerie@takavermo.fr</text:p>
          </table:table-cell>
          <table:table-cell office:value-type="string" calcext:value-type="string">
            <text:p>{"type": "Point", "coordinates": [2.353841251264499, 48.872104465308425]}</text:p>
          </table:table-cell>
          <table:table-cell office:value-type="string" calcext:value-type="string">
            <text:p>48.8721044653,2.35384125126</text:p>
          </table:table-cell>
        </table:table-row>
        <table:table-row table:style-name="ro1" table:visibility="filter">
          <table:table-cell office:value-type="string" calcext:value-type="string">
            <text:p>Zhang</text:p>
          </table:table-cell>
          <table:table-cell office:value-type="string" calcext:value-type="string">
            <text:p>19 avenue Paul doumer</text:p>
          </table:table-cell>
          <table:table-cell office:value-type="float" office:value="75116" calcext:value-type="float">
            <text:p>75116</text:p>
          </table:table-cell>
          <table:table-cell office:value-type="string" calcext:value-type="string">
            <text:p>Alimentation générale et produits de première nécessité</text:p>
          </table:table-cell>
          <table:table-cell table:number-columns-repeated="2"/>
          <table:table-cell office:value-type="string" calcext:value-type="string">
            <text:p>06 30 74 71 56</text:p>
          </table:table-cell>
          <table:table-cell/>
          <table:table-cell office:value-type="string" calcext:value-type="string">
            <text:p>{"type": "Point", "coordinates": [2.284345661824188, 48.86116167008703]}</text:p>
          </table:table-cell>
          <table:table-cell office:value-type="string" calcext:value-type="string">
            <text:p>48.8611616701,2.28434566182</text:p>
          </table:table-cell>
        </table:table-row>
        <table:table-row table:style-name="ro1">
          <table:table-cell office:value-type="string" calcext:value-type="string">
            <text:p>EWAY VAPE</text:p>
          </table:table-cell>
          <table:table-cell office:value-type="string" calcext:value-type="string">
            <text:p>7 SQUARE ADANSON</text:p>
          </table:table-cell>
          <table:table-cell office:value-type="float" office:value="75005" calcext:value-type="float">
            <text:p>75005</text:p>
          </table:table-cell>
          <table:table-cell office:value-type="string" calcext:value-type="string">
            <text:p>Commerce de détail de boissons</text:p>
          </table:table-cell>
          <table:table-cell office:value-type="string" calcext:value-type="string">
            <text:p>Caviste spécialisé dans les spiritueux et leur association avec des produits de vape premium.</text:p>
          </table:table-cell>
          <table:table-cell office:value-type="string" calcext:value-type="string">
            <text:p>https://maisondistiller.com</text:p>
          </table:table-cell>
          <table:table-cell office:value-type="string" calcext:value-type="string">
            <text:p>01 45 85 08 41</text:p>
          </table:table-cell>
          <table:table-cell office:value-type="string" calcext:value-type="string">
            <text:p>contact@ewayvape.com</text:p>
          </table:table-cell>
          <table:table-cell office:value-type="string" calcext:value-type="string">
            <text:p>{"type": "Point", "coordinates": [2.351818428348895, 48.83948428524189]}</text:p>
          </table:table-cell>
          <table:table-cell office:value-type="string" calcext:value-type="string">
            <text:p>48.8394842852,2.35181842835</text:p>
          </table:table-cell>
        </table:table-row>
        <table:table-row table:style-name="ro1">
          <table:table-cell office:value-type="string" calcext:value-type="string">
            <text:p>Vision d'avenir</text:p>
          </table:table-cell>
          <table:table-cell office:value-type="string" calcext:value-type="string">
            <text:p>179 rue saint maur</text:p>
          </table:table-cell>
          <table:table-cell office:value-type="float" office:value="75010" calcext:value-type="float">
            <text:p>75010</text:p>
          </table:table-cell>
          <table:table-cell office:value-type="string" calcext:value-type="string">
            <text:p>Articles médicaux et orthopédiques</text:p>
          </table:table-cell>
          <table:table-cell office:value-type="string" calcext:value-type="string">
            <text:p>Lunettes et lentilles livrées à domicile - Prise en charge tiers payant</text:p>
          </table:table-cell>
          <table:table-cell/>
          <table:table-cell office:value-type="string" calcext:value-type="string">
            <text:p>06 63 73 41 32</text:p>
          </table:table-cell>
          <table:table-cell office:value-type="string" calcext:value-type="string">
            <text:p>visionavenirparis@gmail.com</text:p>
          </table:table-cell>
          <table:table-cell office:value-type="string" calcext:value-type="string">
            <text:p>{"type": "Point", "coordinates": [2.372619559682242, 48.87076320108643]}</text:p>
          </table:table-cell>
          <table:table-cell office:value-type="string" calcext:value-type="string">
            <text:p>48.8707632011,2.37261955968</text:p>
          </table:table-cell>
        </table:table-row>
        <table:table-row table:style-name="ro1" table:visibility="filter">
          <table:table-cell office:value-type="string" calcext:value-type="string">
            <text:p>Monoprix</text:p>
          </table:table-cell>
          <table:table-cell office:value-type="string" calcext:value-type="string">
            <text:p>340, rue de Vaugirard</text:p>
          </table:table-cell>
          <table:table-cell office:value-type="float" office:value="75015" calcext:value-type="float">
            <text:p>75015</text:p>
          </table:table-cell>
          <table:table-cell office:value-type="string" calcext:value-type="string">
            <text:p>Alimentation générale et produits de première nécessité</text:p>
          </table:table-cell>
          <table:table-cell table:number-columns-repeated="2"/>
          <table:table-cell office:value-type="float" office:value="156239060" calcext:value-type="float">
            <text:p>156239060</text:p>
          </table:table-cell>
          <table:table-cell/>
          <table:table-cell office:value-type="string" calcext:value-type="string">
            <text:p>{"type": "Point", "coordinates": [2.294839966047828, 48.83660887472394]}</text:p>
          </table:table-cell>
          <table:table-cell office:value-type="string" calcext:value-type="string">
            <text:p>48.8366088747,2.29483996605</text:p>
          </table:table-cell>
        </table:table-row>
        <table:table-row table:style-name="ro1" table:visibility="filter">
          <table:table-cell office:value-type="string" calcext:value-type="string">
            <text:p>Aprium Pharmacie de l'Ourcq</text:p>
          </table:table-cell>
          <table:table-cell office:value-type="string" calcext:value-type="string">
            <text:p>81 BIS RUE DE L'OURCQ</text:p>
          </table:table-cell>
          <table:table-cell office:value-type="float" office:value="75019" calcext:value-type="float">
            <text:p>75019</text:p>
          </table:table-cell>
          <table:table-cell office:value-type="string" calcext:value-type="string">
            <text:p>Pharmacies et parapharmacies</text:p>
          </table:table-cell>
          <table:table-cell/>
          <table:table-cell office:value-type="string" calcext:value-type="string">
            <text:p>https://ourcq.aprium-pharmacie.fr/aprium-express</text:p>
          </table:table-cell>
          <table:table-cell office:value-type="string" calcext:value-type="string">
            <text:p>01 40 35 41 30</text:p>
          </table:table-cell>
          <table:table-cell/>
          <table:table-cell office:value-type="string" calcext:value-type="string">
            <text:p>{"type": "Point", "coordinates": [2.377625434209676, 48.8929544569284]}</text:p>
          </table:table-cell>
          <table:table-cell office:value-type="string" calcext:value-type="string">
            <text:p>48.8929544569,2.37762543421</text:p>
          </table:table-cell>
        </table:table-row>
        <table:table-row table:style-name="ro1" table:visibility="filter">
          <table:table-cell office:value-type="string" calcext:value-type="string">
            <text:p>Le verger de picpus</text:p>
          </table:table-cell>
          <table:table-cell office:value-type="string" calcext:value-type="string">
            <text:p>60 boulevard de picpus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Primeur</text:p>
          </table:table-cell>
          <table:table-cell table:number-columns-repeated="2"/>
          <table:table-cell office:value-type="string" calcext:value-type="string">
            <text:p>07 83 08 52 13</text:p>
          </table:table-cell>
          <table:table-cell/>
          <table:table-cell office:value-type="string" calcext:value-type="string">
            <text:p>{"type": "Point", "coordinates": [2.402449796784096, 48.844599680423535]}</text:p>
          </table:table-cell>
          <table:table-cell office:value-type="string" calcext:value-type="string">
            <text:p>48.8445996804,2.40244979678</text:p>
          </table:table-cell>
        </table:table-row>
        <table:table-row table:style-name="ro1" table:visibility="filter">
          <table:table-cell office:value-type="string" calcext:value-type="string">
            <text:p>Eric Kayser</text:p>
          </table:table-cell>
          <table:table-cell office:value-type="string" calcext:value-type="string">
            <text:p>8 rue Monge</text:p>
          </table:table-cell>
          <table:table-cell office:value-type="float" office:value="75005" calcext:value-type="float">
            <text:p>75005</text:p>
          </table:table-cell>
          <table:table-cell office:value-type="string" calcext:value-type="string">
            <text:p>Boulangerie - pâtisserie</text:p>
          </table:table-cell>
          <table:table-cell/>
          <table:table-cell office:value-type="string" calcext:value-type="string">
            <text:p>https://www.maison-kayser.com/fr/boulangeries/100001001-8-monge.html</text:p>
          </table:table-cell>
          <table:table-cell office:value-type="string" calcext:value-type="string">
            <text:p>01 44 07 01 42</text:p>
          </table:table-cell>
          <table:table-cell/>
          <table:table-cell office:value-type="string" calcext:value-type="string">
            <text:p>{"type": "Point", "coordinates": [2.34943905624122, 48.849209073938106]}</text:p>
          </table:table-cell>
          <table:table-cell office:value-type="string" calcext:value-type="string">
            <text:p>48.8492090739,2.34943905624</text:p>
          </table:table-cell>
        </table:table-row>
        <table:table-row table:style-name="ro3">
          <table:table-cell office:value-type="string" calcext:value-type="string">
            <text:p>Popinette</text:p>
          </table:table-cell>
          <table:table-cell office:value-type="string" calcext:value-type="string">
            <text:p>7 rue Etienne Dolet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Restaurant ou traiteur</text:p>
          </table:table-cell>
          <table:table-cell office:value-type="string" calcext:value-type="string">
            <text:p>Pizzas et sandwichs</text:p>
            <text:p>A emporter ou en livraison</text:p>
          </table:table-cell>
          <table:table-cell office:value-type="string" calcext:value-type="string">
            <text:p>https://www.facebook.com/Popinette-367576650665599/</text:p>
          </table:table-cell>
          <table:table-cell office:value-type="string" calcext:value-type="string">
            <text:p>01 43 64 24 87</text:p>
          </table:table-cell>
          <table:table-cell office:value-type="string" calcext:value-type="string">
            <text:p>lescanotiers@sfr.fr</text:p>
          </table:table-cell>
          <table:table-cell office:value-type="string" calcext:value-type="string">
            <text:p>{"type": "Point", "coordinates": [2.383644789984799, 48.86770677533407]}</text:p>
          </table:table-cell>
          <table:table-cell office:value-type="string" calcext:value-type="string">
            <text:p>48.8677067753,2.38364478998</text:p>
          </table:table-cell>
        </table:table-row>
        <table:table-row table:style-name="ro1">
          <table:table-cell office:value-type="string" calcext:value-type="string">
            <text:p>G20</text:p>
          </table:table-cell>
          <table:table-cell office:value-type="string" calcext:value-type="string">
            <text:p>70 boulevard de charonne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Alimentation générale et produits de première nécessité</text:p>
          </table:table-cell>
          <table:table-cell table:number-columns-repeated="2"/>
          <table:table-cell office:value-type="string" calcext:value-type="string">
            <text:p>01 40 33 11 42</text:p>
          </table:table-cell>
          <table:table-cell office:value-type="string" calcext:value-type="string">
            <text:p>distriguen@hotmail.fr</text:p>
          </table:table-cell>
          <table:table-cell office:value-type="string" calcext:value-type="string">
            <text:p>{"type": "Point", "coordinates": [2.3976543660425, 48.85276037721992]}</text:p>
          </table:table-cell>
          <table:table-cell office:value-type="string" calcext:value-type="string">
            <text:p>48.8527603772,2.39765436604</text:p>
          </table:table-cell>
        </table:table-row>
        <table:table-row table:style-name="ro1" table:visibility="filter">
          <table:table-cell office:value-type="string" calcext:value-type="string">
            <text:p>Boucherie Bidoche</text:p>
          </table:table-cell>
          <table:table-cell office:value-type="string" calcext:value-type="string">
            <text:p>7 rue Jean Pierre Timbaud</text:p>
          </table:table-cell>
          <table:table-cell office:value-type="float" office:value="75011" calcext:value-type="float">
            <text:p>75011</text:p>
          </table:table-cell>
          <table:table-cell office:value-type="string" calcext:value-type="string">
            <text:p>Boucherie - charcuterie - rôtisserie</text:p>
          </table:table-cell>
          <table:table-cell/>
          <table:table-cell office:value-type="string" calcext:value-type="string">
            <text:p>https://www.epicery.com/epiceries/bidoche</text:p>
          </table:table-cell>
          <table:table-cell table:number-columns-repeated="2"/>
          <table:table-cell office:value-type="string" calcext:value-type="string">
            <text:p>{"type": "Point", "coordinates": [2.366892807983886, 48.8650196731103]}</text:p>
          </table:table-cell>
          <table:table-cell office:value-type="string" calcext:value-type="string">
            <text:p>48.8650196731,2.36689280798</text:p>
          </table:table-cell>
        </table:table-row>
        <table:table-row table:style-name="ro1" table:visibility="filter">
          <table:table-cell office:value-type="string" calcext:value-type="string">
            <text:p>Boucherie rue du commerce</text:p>
          </table:table-cell>
          <table:table-cell office:value-type="string" calcext:value-type="string">
            <text:p>70 rue du commerce</text:p>
          </table:table-cell>
          <table:table-cell office:value-type="float" office:value="75015" calcext:value-type="float">
            <text:p>75015</text:p>
          </table:table-cell>
          <table:table-cell office:value-type="string" calcext:value-type="string">
            <text:p>Boucherie - charcuterie - rôtisserie</text:p>
          </table:table-cell>
          <table:table-cell table:number-columns-repeated="2"/>
          <table:table-cell office:value-type="string" calcext:value-type="string">
            <text:p>01 48 28 15 14</text:p>
          </table:table-cell>
          <table:table-cell/>
          <table:table-cell office:value-type="string" calcext:value-type="string">
            <text:p>{"type": "Point", "coordinates": [2.294484346353184, 48.845521698121296]}</text:p>
          </table:table-cell>
          <table:table-cell office:value-type="string" calcext:value-type="string">
            <text:p>48.8455216981,2.29448434635</text:p>
          </table:table-cell>
        </table:table-row>
        <table:table-row table:style-name="ro1" table:visibility="filter">
          <table:table-cell office:value-type="string" calcext:value-type="string">
            <text:p>Chocolaterie Mococha Paris</text:p>
          </table:table-cell>
          <table:table-cell office:value-type="string" calcext:value-type="string">
            <text:p>89 Rue Mouffetard</text:p>
          </table:table-cell>
          <table:table-cell office:value-type="float" office:value="75005" calcext:value-type="float">
            <text:p>75005</text:p>
          </table:table-cell>
          <table:table-cell office:value-type="string" calcext:value-type="string">
            <text:p>Épicerie fine</text:p>
          </table:table-cell>
          <table:table-cell office:value-type="string" calcext:value-type="string">
            <text:p>Chocolaterie</text:p>
          </table:table-cell>
          <table:table-cell/>
          <table:table-cell office:value-type="string" calcext:value-type="string">
            <text:p>01 47 07 13 66</text:p>
          </table:table-cell>
          <table:table-cell/>
          <table:table-cell office:value-type="string" calcext:value-type="string">
            <text:p>{"type": "Point", "coordinates": [2.349727284434186, 48.84161728486403]}</text:p>
          </table:table-cell>
          <table:table-cell office:value-type="string" calcext:value-type="string">
            <text:p>48.8416172849,2.34972728443</text:p>
          </table:table-cell>
        </table:table-row>
        <table:table-row table:style-name="ro1" table:visibility="filter">
          <table:table-cell office:value-type="string" calcext:value-type="string">
            <text:p>Paradis</text:p>
          </table:table-cell>
          <table:table-cell office:value-type="string" calcext:value-type="string">
            <text:p>11 rue de Thionville</text:p>
          </table:table-cell>
          <table:table-cell office:value-type="float" office:value="75019" calcext:value-type="float">
            <text:p>75019</text:p>
          </table:table-cell>
          <table:table-cell office:value-type="string" calcext:value-type="string">
            <text:p>Primeur</text:p>
          </table:table-cell>
          <table:table-cell office:value-type="string" calcext:value-type="string">
            <text:p>Fruits et légumes</text:p>
          </table:table-cell>
          <table:table-cell/>
          <table:table-cell office:value-type="string" calcext:value-type="string">
            <text:p>06 99 69 19 19</text:p>
          </table:table-cell>
          <table:table-cell/>
          <table:table-cell office:value-type="string" calcext:value-type="string">
            <text:p>{"type": "Point", "coordinates": [2.383353873706624, 48.88924461821002]}</text:p>
          </table:table-cell>
          <table:table-cell office:value-type="string" calcext:value-type="string">
            <text:p>48.8892446182,2.38335387371</text:p>
          </table:table-cell>
        </table:table-row>
        <table:table-row table:style-name="ro1">
          <table:table-cell office:value-type="string" calcext:value-type="string">
            <text:p>Po'aperitivo</text:p>
          </table:table-cell>
          <table:table-cell office:value-type="string" calcext:value-type="string">
            <text:p>48 rue du chemin vert</text:p>
          </table:table-cell>
          <table:table-cell office:value-type="float" office:value="75011" calcext:value-type="float">
            <text:p>75011</text:p>
          </table:table-cell>
          <table:table-cell office:value-type="string" calcext:value-type="string">
            <text:p>Commerce de détail de boissons</text:p>
          </table:table-cell>
          <table:table-cell office:value-type="string" calcext:value-type="string">
            <text:p>Cave à vins italiens</text:p>
          </table:table-cell>
          <table:table-cell table:number-columns-repeated="2"/>
          <table:table-cell office:value-type="string" calcext:value-type="string">
            <text:p>contact@poaperitivo.com</text:p>
          </table:table-cell>
          <table:table-cell office:value-type="string" calcext:value-type="string">
            <text:p>{"type": "Point", "coordinates": [2.375045208041297, 48.85911463952909]}</text:p>
          </table:table-cell>
          <table:table-cell office:value-type="string" calcext:value-type="string">
            <text:p>48.8591146395,2.37504520804</text:p>
          </table:table-cell>
        </table:table-row>
        <table:table-row table:style-name="ro1" table:visibility="filter">
          <table:table-cell office:value-type="string" calcext:value-type="string">
            <text:p>BAPBAP</text:p>
          </table:table-cell>
          <table:table-cell office:value-type="string" calcext:value-type="string">
            <text:p>79 Rue Saint-Maur</text:p>
          </table:table-cell>
          <table:table-cell office:value-type="float" office:value="75011" calcext:value-type="float">
            <text:p>75011</text:p>
          </table:table-cell>
          <table:table-cell office:value-type="string" calcext:value-type="string">
            <text:p>Commerce de détail de boissons</text:p>
          </table:table-cell>
          <table:table-cell office:value-type="string" calcext:value-type="string">
            <text:p>Brasserie de bière artisanale</text:p>
          </table:table-cell>
          <table:table-cell office:value-type="string" calcext:value-type="string">
            <text:p>http://bit.ly/eshopbapbap</text:p>
          </table:table-cell>
          <table:table-cell table:number-columns-repeated="2"/>
          <table:table-cell office:value-type="string" calcext:value-type="string">
            <text:p>{"type": "Point", "coordinates": [2.378670994114819, 48.86366121402759]}</text:p>
          </table:table-cell>
          <table:table-cell office:value-type="string" calcext:value-type="string">
            <text:p>48.863661214,2.37867099411</text:p>
          </table:table-cell>
        </table:table-row>
        <table:table-row table:style-name="ro1" table:visibility="filter">
          <table:table-cell office:value-type="string" calcext:value-type="string">
            <text:p>Chez Paula et Paulo</text:p>
          </table:table-cell>
          <table:table-cell office:value-type="string" calcext:value-type="string">
            <text:p>142 rue Ordener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Primeur</text:p>
          </table:table-cell>
          <table:table-cell office:value-type="string" calcext:value-type="string">
            <text:p>Marché Ordener</text:p>
          </table:table-cell>
          <table:table-cell/>
          <table:table-cell office:value-type="string" calcext:value-type="string">
            <text:p>06 82 43 32 62</text:p>
          </table:table-cell>
          <table:table-cell/>
          <table:table-cell office:value-type="string" calcext:value-type="string">
            <text:p>{"type": "Point", "coordinates": [2.337608244640176, 48.89356064429692]}</text:p>
          </table:table-cell>
          <table:table-cell office:value-type="string" calcext:value-type="string">
            <text:p>48.8935606443,2.33760824464</text:p>
          </table:table-cell>
        </table:table-row>
        <table:table-row table:style-name="ro1">
          <table:table-cell office:value-type="string" calcext:value-type="string">
            <text:p>Kang</text:p>
          </table:table-cell>
          <table:table-cell office:value-type="string" calcext:value-type="string">
            <text:p>68 rue turbigo</text:p>
          </table:table-cell>
          <table:table-cell office:value-type="float" office:value="75003" calcext:value-type="float">
            <text:p>75003</text:p>
          </table:table-cell>
          <table:table-cell office:value-type="string" calcext:value-type="string">
            <text:p>Commerce de détail de boissons</text:p>
          </table:table-cell>
          <table:table-cell table:number-columns-repeated="2"/>
          <table:table-cell office:value-type="string" calcext:value-type="string">
            <text:p>06 28 03 20 82</text:p>
          </table:table-cell>
          <table:table-cell office:value-type="string" calcext:value-type="string">
            <text:p>Weilasun@hotmail.fr</text:p>
          </table:table-cell>
          <table:table-cell office:value-type="string" calcext:value-type="string">
            <text:p>{"type": "Point", "coordinates": [2.359233221819693, 48.866072071151336]}</text:p>
          </table:table-cell>
          <table:table-cell office:value-type="string" calcext:value-type="string">
            <text:p>48.8660720712,2.35923322182</text:p>
          </table:table-cell>
        </table:table-row>
        <table:table-row table:style-name="ro1">
          <table:table-cell office:value-type="string" calcext:value-type="string">
            <text:p>Intermarché</text:p>
          </table:table-cell>
          <table:table-cell office:value-type="string" calcext:value-type="string">
            <text:p>2 rue nanteuil</text:p>
          </table:table-cell>
          <table:table-cell office:value-type="float" office:value="75015" calcext:value-type="float">
            <text:p>75015</text:p>
          </table:table-cell>
          <table:table-cell office:value-type="string" calcext:value-type="string">
            <text:p>Alimentation générale et produits de première nécessité</text:p>
          </table:table-cell>
          <table:table-cell office:value-type="string" calcext:value-type="string">
            <text:p>Livraison à domicile 14e - 15e arrondissements</text:p>
          </table:table-cell>
          <table:table-cell office:value-type="string" calcext:value-type="string">
            <text:p>https://www.facebook.com/IntermarcheExpressParisBrancion/?ref=aymt_homepage_panel&amp;eid=ARCpzzSqLKvVUrp85KGA5dybhZdJyjHevyvB0IUE3t6-UQKqv33L-VdG5Dw2tQ1P0YE1vamZHZoYnbbM</text:p>
          </table:table-cell>
          <table:table-cell office:value-type="string" calcext:value-type="string">
            <text:p>01 56 56 61 00</text:p>
          </table:table-cell>
          <table:table-cell office:value-type="string" calcext:value-type="string">
            <text:p>intermarche.paris15@gmail.com</text:p>
          </table:table-cell>
          <table:table-cell office:value-type="string" calcext:value-type="string">
            <text:p>{"type": "Point", "coordinates": [2.305835944066177, 48.83503942215868]}</text:p>
          </table:table-cell>
          <table:table-cell office:value-type="string" calcext:value-type="string">
            <text:p>48.8350394222,2.30583594407</text:p>
          </table:table-cell>
        </table:table-row>
        <table:table-row table:style-name="ro1">
          <table:table-cell office:value-type="string" calcext:value-type="string">
            <text:p>ERRAPRIM</text:p>
          </table:table-cell>
          <table:table-cell office:value-type="string" calcext:value-type="string">
            <text:p>48 Rue de la Jonquière</text:p>
          </table:table-cell>
          <table:table-cell office:value-type="float" office:value="75017" calcext:value-type="float">
            <text:p>75017</text:p>
          </table:table-cell>
          <table:table-cell office:value-type="string" calcext:value-type="string">
            <text:p>Primeur</text:p>
          </table:table-cell>
          <table:table-cell table:number-columns-repeated="2"/>
          <table:table-cell office:value-type="string" calcext:value-type="string">
            <text:p>06 28 80 95 50</text:p>
          </table:table-cell>
          <table:table-cell office:value-type="string" calcext:value-type="string">
            <text:p>Erraitalabdeltif@gmail.com</text:p>
          </table:table-cell>
          <table:table-cell office:value-type="string" calcext:value-type="string">
            <text:p>{"type": "Point", "coordinates": [2.323046391945643, 48.89359421655484]}</text:p>
          </table:table-cell>
          <table:table-cell office:value-type="string" calcext:value-type="string">
            <text:p>48.8935942166,2.32304639195</text:p>
          </table:table-cell>
        </table:table-row>
        <table:table-row table:style-name="ro1" table:visibility="filter">
          <table:table-cell office:value-type="string" calcext:value-type="string">
            <text:p>Maison Honoré</text:p>
          </table:table-cell>
          <table:table-cell office:value-type="string" calcext:value-type="string">
            <text:p>237 rue de Charenton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Boulangerie - pâtisserie</text:p>
          </table:table-cell>
          <table:table-cell office:value-type="string" calcext:value-type="string">
            <text:p>Patissier Chocolatier</text:p>
          </table:table-cell>
          <table:table-cell/>
          <table:table-cell office:value-type="string" calcext:value-type="string">
            <text:p>01 43 43 20 59</text:p>
          </table:table-cell>
          <table:table-cell/>
          <table:table-cell office:value-type="string" calcext:value-type="string">
            <text:p>{"type": "Point", "coordinates": [2.391121492058064, 48.83751571652544]}</text:p>
          </table:table-cell>
          <table:table-cell office:value-type="string" calcext:value-type="string">
            <text:p>48.8375157165,2.39112149206</text:p>
          </table:table-cell>
        </table:table-row>
        <table:table-row table:style-name="ro1" table:visibility="filter">
          <table:table-cell office:value-type="string" calcext:value-type="string">
            <text:p>Boulangerie Marceaux</text:p>
          </table:table-cell>
          <table:table-cell office:value-type="string" calcext:value-type="string">
            <text:p>5 boulevard de Reuilly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Boulangerie - pâtisserie</text:p>
          </table:table-cell>
          <table:table-cell table:number-columns-repeated="2"/>
          <table:table-cell office:value-type="string" calcext:value-type="string">
            <text:p>01 43 43 28 54</text:p>
          </table:table-cell>
          <table:table-cell/>
          <table:table-cell office:value-type="string" calcext:value-type="string">
            <text:p>{"type": "Point", "coordinates": [2.389818173335925, 48.83931935147131]}</text:p>
          </table:table-cell>
          <table:table-cell office:value-type="string" calcext:value-type="string">
            <text:p>48.8393193515,2.38981817334</text:p>
          </table:table-cell>
        </table:table-row>
        <table:table-row table:style-name="ro1" table:visibility="filter">
          <table:table-cell office:value-type="string" calcext:value-type="string">
            <text:p>Kadhi fruits et legumes</text:p>
          </table:table-cell>
          <table:table-cell office:value-type="string" calcext:value-type="string">
            <text:p>4 rue lobineau</text:p>
          </table:table-cell>
          <table:table-cell office:value-type="float" office:value="75006" calcext:value-type="float">
            <text:p>75006</text:p>
          </table:table-cell>
          <table:table-cell office:value-type="string" calcext:value-type="string">
            <text:p>Primeur</text:p>
          </table:table-cell>
          <table:table-cell table:number-columns-repeated="2"/>
          <table:table-cell office:value-type="string" calcext:value-type="string">
            <text:p>06 87 44 73 96</text:p>
          </table:table-cell>
          <table:table-cell/>
          <table:table-cell office:value-type="string" calcext:value-type="string">
            <text:p>{"type": "Point", "coordinates": [2.336470760547037, 48.851812887591485]}</text:p>
          </table:table-cell>
          <table:table-cell office:value-type="string" calcext:value-type="string">
            <text:p>48.8518128876,2.33647076055</text:p>
          </table:table-cell>
        </table:table-row>
        <table:table-row table:style-name="ro1">
          <table:table-cell office:value-type="string" calcext:value-type="string">
            <text:p>CHATEAUX AND CO</text:p>
          </table:table-cell>
          <table:table-cell office:value-type="string" calcext:value-type="string">
            <text:p>1 RUE TREILHARD</text:p>
          </table:table-cell>
          <table:table-cell office:value-type="float" office:value="75008" calcext:value-type="float">
            <text:p>75008</text:p>
          </table:table-cell>
          <table:table-cell office:value-type="string" calcext:value-type="string">
            <text:p>Commerce de détail de boissons</text:p>
          </table:table-cell>
          <table:table-cell table:number-columns-repeated="2"/>
          <table:table-cell office:value-type="string" calcext:value-type="string">
            <text:p>01 45 61 43 65</text:p>
          </table:table-cell>
          <table:table-cell office:value-type="string" calcext:value-type="string">
            <text:p>sdarlay@chateauxandcoparis.fr</text:p>
          </table:table-cell>
          <table:table-cell office:value-type="string" calcext:value-type="string">
            <text:p>{"type": "Point", "coordinates": [2.315239962687051, 48.87675883596603]}</text:p>
          </table:table-cell>
          <table:table-cell office:value-type="string" calcext:value-type="string">
            <text:p>48.876758836,2.31523996269</text:p>
          </table:table-cell>
        </table:table-row>
        <table:table-row table:style-name="ro1" table:visibility="filter">
          <table:table-cell office:value-type="string" calcext:value-type="string">
            <text:p>Vinalliance</text:p>
          </table:table-cell>
          <table:table-cell office:value-type="string" calcext:value-type="string">
            <text:p>93 rue Didot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Commerce de détail de boissons</text:p>
          </table:table-cell>
          <table:table-cell office:value-type="string" calcext:value-type="string">
            <text:p>Egalement produits d'épicerie fine (huiles, vinaigres, conserves, confitures et sirops artisanaux...)</text:p>
          </table:table-cell>
          <table:table-cell/>
          <table:table-cell office:value-type="string" calcext:value-type="string">
            <text:p>01 45 42 10 78</text:p>
          </table:table-cell>
          <table:table-cell/>
          <table:table-cell office:value-type="string" calcext:value-type="string">
            <text:p>{"type": "Point", "coordinates": [2.316733880232376, 48.82874699660365]}</text:p>
          </table:table-cell>
          <table:table-cell office:value-type="string" calcext:value-type="string">
            <text:p>48.8287469966,2.31673388023</text:p>
          </table:table-cell>
        </table:table-row>
        <table:table-row table:style-name="ro1">
          <table:table-cell office:value-type="string" calcext:value-type="string">
            <text:p>Maison Mhaya</text:p>
          </table:table-cell>
          <table:table-cell office:value-type="string" calcext:value-type="string">
            <text:p>30 rue de la Butte aux Cailles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Alimentation générale et produits de première nécessité</text:p>
          </table:table-cell>
          <table:table-cell office:value-type="string" calcext:value-type="string">
            <text:p>Nous proposons aussi des fruits et légumes de qualité</text:p>
          </table:table-cell>
          <table:table-cell/>
          <table:table-cell office:value-type="string" calcext:value-type="string">
            <text:p>01 45 80 41 41</text:p>
          </table:table-cell>
          <table:table-cell office:value-type="string" calcext:value-type="string">
            <text:p>nabil.mhaya@gmail.com</text:p>
          </table:table-cell>
          <table:table-cell office:value-type="string" calcext:value-type="string">
            <text:p>{"type": "Point", "coordinates": [2.349775297980026, 48.82776519994325]}</text:p>
          </table:table-cell>
          <table:table-cell office:value-type="string" calcext:value-type="string">
            <text:p>48.8277651999,2.34977529798</text:p>
          </table:table-cell>
        </table:table-row>
        <table:table-row table:style-name="ro1" table:visibility="filter">
          <table:table-cell office:value-type="string" calcext:value-type="string">
            <text:p>Eric Kayser</text:p>
          </table:table-cell>
          <table:table-cell office:value-type="string" calcext:value-type="string">
            <text:p>77 quai Panhard et Levassor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Boulangerie - pâtisserie</text:p>
          </table:table-cell>
          <table:table-cell/>
          <table:table-cell office:value-type="string" calcext:value-type="string">
            <text:p>https://www.maison-kayser.com/fr/boulangeries/100001009-bibliotheque.html</text:p>
          </table:table-cell>
          <table:table-cell office:value-type="string" calcext:value-type="string">
            <text:p>01 56 61 11 06</text:p>
          </table:table-cell>
          <table:table-cell/>
          <table:table-cell office:value-type="string" calcext:value-type="string">
            <text:p>{"type": "Point", "coordinates": [2.380850516981235, 48.83109807658995]}</text:p>
          </table:table-cell>
          <table:table-cell office:value-type="string" calcext:value-type="string">
            <text:p>48.8310980766,2.38085051698</text:p>
          </table:table-cell>
        </table:table-row>
        <table:table-row table:style-name="ro1">
          <table:table-cell office:value-type="string" calcext:value-type="string">
            <text:p>La Fine Gueule</text:p>
          </table:table-cell>
          <table:table-cell office:value-type="string" calcext:value-type="string">
            <text:p>21 rue du Docteur Leray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Primeur</text:p>
          </table:table-cell>
          <table:table-cell office:value-type="string" calcext:value-type="string">
            <text:p>Fruits et legumes bio/ fromages/ epicerie/ vins natures</text:p>
          </table:table-cell>
          <table:table-cell office:value-type="string" calcext:value-type="string">
            <text:p>http://www.lafinegueuleparis.com/</text:p>
          </table:table-cell>
          <table:table-cell office:value-type="string" calcext:value-type="string">
            <text:p>06 31 27 69 44</text:p>
          </table:table-cell>
          <table:table-cell office:value-type="string" calcext:value-type="string">
            <text:p>cyriltorok@gmail.com</text:p>
          </table:table-cell>
          <table:table-cell office:value-type="string" calcext:value-type="string">
            <text:p>{"type": "Point", "coordinates": [2.353803246899603, 48.82347340099522]}</text:p>
          </table:table-cell>
          <table:table-cell office:value-type="string" calcext:value-type="string">
            <text:p>48.823473401,2.3538032469</text:p>
          </table:table-cell>
        </table:table-row>
        <table:table-row table:style-name="ro1">
          <table:table-cell table:number-columns-repeated="2" office:value-type="string" calcext:value-type="string">
            <text:p>10 Place Vendôme</text:p>
          </table:table-cell>
          <table:table-cell office:value-type="float" office:value="75001" calcext:value-type="float">
            <text:p>75001</text:p>
          </table:table-cell>
          <table:table-cell office:value-type="string" calcext:value-type="string">
            <text:p>Alimentation générale et produits de première nécessité</text:p>
          </table:table-cell>
          <table:table-cell office:value-type="string" calcext:value-type="string">
            <text:p>Produits BIO fruits légumes épicerie fine TOUT le bio pour vous servir sainement à domicile à vos commandes !</text:p>
          </table:table-cell>
          <table:table-cell/>
          <table:table-cell office:value-type="string" calcext:value-type="string">
            <text:p>07 83 79 36 99</text:p>
          </table:table-cell>
          <table:table-cell office:value-type="string" calcext:value-type="string">
            <text:p>contact@maisonsultanimparis.com</text:p>
          </table:table-cell>
          <table:table-cell office:value-type="string" calcext:value-type="string">
            <text:p>{"type": "Point", "coordinates": [2.329900163762969, 48.86682039783117]}</text:p>
          </table:table-cell>
          <table:table-cell office:value-type="string" calcext:value-type="string">
            <text:p>48.8668203978,2.32990016376</text:p>
          </table:table-cell>
        </table:table-row>
        <table:table-row table:style-name="ro1">
          <table:table-cell office:value-type="string" calcext:value-type="string">
            <text:p>Épicerie Roots</text:p>
          </table:table-cell>
          <table:table-cell office:value-type="string" calcext:value-type="string">
            <text:p>47 rue Léon frot</text:p>
          </table:table-cell>
          <table:table-cell office:value-type="float" office:value="75011" calcext:value-type="float">
            <text:p>75011</text:p>
          </table:table-cell>
          <table:table-cell office:value-type="string" calcext:value-type="string">
            <text:p>Alimentation générale et produits de première nécessité</text:p>
          </table:table-cell>
          <table:table-cell table:number-columns-repeated="3"/>
          <table:table-cell office:value-type="string" calcext:value-type="string">
            <text:p>roots.epicerie@gmail.com</text:p>
          </table:table-cell>
          <table:table-cell office:value-type="string" calcext:value-type="string">
            <text:p>{"type": "Point", "coordinates": [2.386273779295856, 48.85579601557411]}</text:p>
          </table:table-cell>
          <table:table-cell office:value-type="string" calcext:value-type="string">
            <text:p>48.8557960156,2.3862737793</text:p>
          </table:table-cell>
        </table:table-row>
        <table:table-row table:style-name="ro1">
          <table:table-cell office:value-type="string" calcext:value-type="string">
            <text:p>Boucherie L'étoile</text:p>
          </table:table-cell>
          <table:table-cell office:value-type="string" calcext:value-type="string">
            <text:p>209 Avenue de Versailles</text:p>
          </table:table-cell>
          <table:table-cell office:value-type="float" office:value="75016" calcext:value-type="float">
            <text:p>75016</text:p>
          </table:table-cell>
          <table:table-cell office:value-type="string" calcext:value-type="string">
            <text:p>Boucherie - charcuterie - rôtisserie</text:p>
          </table:table-cell>
          <table:table-cell office:value-type="string" calcext:value-type="string">
            <text:p>Viande halal - Bio</text:p>
          </table:table-cell>
          <table:table-cell table:number-columns-repeated="2"/>
          <table:table-cell office:value-type="string" calcext:value-type="string">
            <text:p>boucherie_etoile@outlook.com</text:p>
          </table:table-cell>
          <table:table-cell office:value-type="string" calcext:value-type="string">
            <text:p>{"type": "Point", "coordinates": [2.259561602268901, 48.838417632170746]}</text:p>
          </table:table-cell>
          <table:table-cell office:value-type="string" calcext:value-type="string">
            <text:p>48.8384176322,2.25956160227</text:p>
          </table:table-cell>
        </table:table-row>
        <table:table-row table:style-name="ro1" table:visibility="filter">
          <table:table-cell office:value-type="string" calcext:value-type="string">
            <text:p>Jadis et Gourmande</text:p>
          </table:table-cell>
          <table:table-cell office:value-type="string" calcext:value-type="string">
            <text:p>39 rue des Archives</text:p>
          </table:table-cell>
          <table:table-cell office:value-type="float" office:value="75004" calcext:value-type="float">
            <text:p>75004</text:p>
          </table:table-cell>
          <table:table-cell office:value-type="string" calcext:value-type="string">
            <text:p>Épicerie fine</text:p>
          </table:table-cell>
          <table:table-cell office:value-type="string" calcext:value-type="string">
            <text:p>Chocolatier</text:p>
          </table:table-cell>
          <table:table-cell office:value-type="string" calcext:value-type="string">
            <text:p>https://www.jadisetgourmande.fr</text:p>
          </table:table-cell>
          <table:table-cell table:number-columns-repeated="2"/>
          <table:table-cell office:value-type="string" calcext:value-type="string">
            <text:p>{"type": "Point", "coordinates": [2.35647569437439, 48.85983567687993]}</text:p>
          </table:table-cell>
          <table:table-cell office:value-type="string" calcext:value-type="string">
            <text:p>48.8598356769,2.35647569437</text:p>
          </table:table-cell>
        </table:table-row>
        <table:table-row table:style-name="ro1">
          <table:table-cell office:value-type="string" calcext:value-type="string">
            <text:p>BIOCOOP BASTILLE</text:p>
          </table:table-cell>
          <table:table-cell office:value-type="string" calcext:value-type="string">
            <text:p>10 rue boulle</text:p>
          </table:table-cell>
          <table:table-cell office:value-type="float" office:value="75011" calcext:value-type="float">
            <text:p>75011</text:p>
          </table:table-cell>
          <table:table-cell office:value-type="string" calcext:value-type="string">
            <text:p>Alimentation générale et produits de première nécessité</text:p>
          </table:table-cell>
          <table:table-cell office:value-type="string" calcext:value-type="string">
            <text:p>Bio : boulangerie, fromagerie, charcuterie. tel Cedric 06 03 96 16 85 - Philippe 06 11 02 71 93</text:p>
          </table:table-cell>
          <table:table-cell/>
          <table:table-cell office:value-type="string" calcext:value-type="string">
            <text:p>Magasin 01 43 57 98 49</text:p>
          </table:table-cell>
          <table:table-cell office:value-type="string" calcext:value-type="string">
            <text:p>contact@biocoop-bastille.fr</text:p>
          </table:table-cell>
          <table:table-cell office:value-type="string" calcext:value-type="string">
            <text:p>{"type": "Point", "coordinates": [2.37226732013984, 48.85682143134417]}</text:p>
          </table:table-cell>
          <table:table-cell office:value-type="string" calcext:value-type="string">
            <text:p>48.8568214313,2.37226732014</text:p>
          </table:table-cell>
        </table:table-row>
        <table:table-row table:style-name="ro1">
          <table:table-cell office:value-type="string" calcext:value-type="string">
            <text:p>LES MENUS SERVICES</text:p>
          </table:table-cell>
          <table:table-cell office:value-type="string" calcext:value-type="string">
            <text:p>10 rue du PIC de BARRETTE</text:p>
          </table:table-cell>
          <table:table-cell office:value-type="float" office:value="75015" calcext:value-type="float">
            <text:p>75015</text:p>
          </table:table-cell>
          <table:table-cell office:value-type="string" calcext:value-type="string">
            <text:p>Restaurant ou traiteur</text:p>
          </table:table-cell>
          <table:table-cell office:value-type="string" calcext:value-type="string">
            <text:p>Spécialiste du portage de repas aux personnes âgées et dépendantes. Possibilité d'adapter les repas aux régimes prescrits (sans sel, diabète, mixé...)</text:p>
          </table:table-cell>
          <table:table-cell office:value-type="string" calcext:value-type="string">
            <text:p>https://www.les-menus-services.com</text:p>
          </table:table-cell>
          <table:table-cell office:value-type="string" calcext:value-type="string">
            <text:p>01 78 09 52 30</text:p>
          </table:table-cell>
          <table:table-cell office:value-type="string" calcext:value-type="string">
            <text:p>paris-sud-ouest@les-menus-services.com</text:p>
          </table:table-cell>
          <table:table-cell office:value-type="string" calcext:value-type="string">
            <text:p>{"type": "Point", "coordinates": [2.277066108282367, 48.841938682791174]}</text:p>
          </table:table-cell>
          <table:table-cell office:value-type="string" calcext:value-type="string">
            <text:p>48.8419386828,2.27706610828</text:p>
          </table:table-cell>
        </table:table-row>
        <table:table-row table:style-name="ro1">
          <table:table-cell office:value-type="string" calcext:value-type="string">
            <text:p>Caves Bardou</text:p>
          </table:table-cell>
          <table:table-cell office:value-type="string" calcext:value-type="string">
            <text:p>169 boulevard Pereire</text:p>
          </table:table-cell>
          <table:table-cell office:value-type="float" office:value="75017" calcext:value-type="float">
            <text:p>75017</text:p>
          </table:table-cell>
          <table:table-cell office:value-type="string" calcext:value-type="string">
            <text:p>Commerce de détail de boissons</text:p>
          </table:table-cell>
          <table:table-cell office:value-type="string" calcext:value-type="string">
            <text:p>Paiement à la commande par vente à distance.</text:p>
          </table:table-cell>
          <table:table-cell/>
          <table:table-cell office:value-type="string" calcext:value-type="string">
            <text:p>01 40 34 31 81</text:p>
          </table:table-cell>
          <table:table-cell office:value-type="string" calcext:value-type="string">
            <text:p>contact@cavesbardou.com</text:p>
          </table:table-cell>
          <table:table-cell office:value-type="string" calcext:value-type="string">
            <text:p>{"type": "Point", "coordinates": [2.293651196450698, 48.88276371086761]}</text:p>
          </table:table-cell>
          <table:table-cell office:value-type="string" calcext:value-type="string">
            <text:p>48.8827637109,2.29365119645</text:p>
          </table:table-cell>
        </table:table-row>
        <table:table-row table:style-name="ro1">
          <table:table-cell office:value-type="string" calcext:value-type="string">
            <text:p>Liquiderie</text:p>
          </table:table-cell>
          <table:table-cell office:value-type="string" calcext:value-type="string">
            <text:p>9 rue des 3 bornes</text:p>
          </table:table-cell>
          <table:table-cell office:value-type="float" office:value="75011" calcext:value-type="float">
            <text:p>75011</text:p>
          </table:table-cell>
          <table:table-cell office:value-type="string" calcext:value-type="string">
            <text:p>Commerce de détail de boissons</text:p>
          </table:table-cell>
          <table:table-cell office:value-type="string" calcext:value-type="string">
            <text:p>Bières artisanales, vins naturels, épicerie fine</text:p>
          </table:table-cell>
          <table:table-cell/>
          <table:table-cell office:value-type="string" calcext:value-type="string">
            <text:p>06 68 71 75 38</text:p>
          </table:table-cell>
          <table:table-cell office:value-type="string" calcext:value-type="string">
            <text:p>commande@liquiderie.com</text:p>
          </table:table-cell>
          <table:table-cell office:value-type="string" calcext:value-type="string">
            <text:p>{"type": "Point", "coordinates": [2.371715573045658, 48.86640497658535]}</text:p>
          </table:table-cell>
          <table:table-cell office:value-type="string" calcext:value-type="string">
            <text:p>48.8664049766,2.37171557305</text:p>
          </table:table-cell>
        </table:table-row>
        <table:table-row table:style-name="ro1">
          <table:table-cell office:value-type="string" calcext:value-type="string">
            <text:p>Popinette</text:p>
          </table:table-cell>
          <table:table-cell office:value-type="string" calcext:value-type="string">
            <text:p>7 rue Etienne Dolet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Restaurant ou traiteur</text:p>
          </table:table-cell>
          <table:table-cell office:value-type="string" calcext:value-type="string">
            <text:p>Pizzeria Napolitaine</text:p>
          </table:table-cell>
          <table:table-cell office:value-type="string" calcext:value-type="string">
            <text:p>https://www.ubereats.com/fr/paris/food-delivery/popinette/pbR79GzVQDOmjDRhcxJkEQ</text:p>
          </table:table-cell>
          <table:table-cell office:value-type="string" calcext:value-type="string">
            <text:p>01 43 64 24 87</text:p>
          </table:table-cell>
          <table:table-cell office:value-type="string" calcext:value-type="string">
            <text:p>communication@lesas-paris.fr</text:p>
          </table:table-cell>
          <table:table-cell office:value-type="string" calcext:value-type="string">
            <text:p>{"type": "Point", "coordinates": [2.383627478177682, 48.867706686183126]}</text:p>
          </table:table-cell>
          <table:table-cell office:value-type="string" calcext:value-type="string">
            <text:p>48.8677066862,2.38362747818</text:p>
          </table:table-cell>
        </table:table-row>
        <table:table-row table:style-name="ro1" table:visibility="filter">
          <table:table-cell office:value-type="string" calcext:value-type="string">
            <text:p>U express</text:p>
          </table:table-cell>
          <table:table-cell office:value-type="string" calcext:value-type="string">
            <text:p>13 rue des petits carreaux</text:p>
          </table:table-cell>
          <table:table-cell office:value-type="float" office:value="75002" calcext:value-type="float">
            <text:p>75002</text:p>
          </table:table-cell>
          <table:table-cell office:value-type="string" calcext:value-type="string">
            <text:p>Alimentation générale et produits de première nécessité</text:p>
          </table:table-cell>
          <table:table-cell/>
          <table:table-cell office:value-type="string" calcext:value-type="string">
            <text:p>https://www.coursesu.com/drive/home</text:p>
          </table:table-cell>
          <table:table-cell office:value-type="string" calcext:value-type="string">
            <text:p>01 42 36 51 00</text:p>
          </table:table-cell>
          <table:table-cell/>
          <table:table-cell office:value-type="string" calcext:value-type="string">
            <text:p>{"type": "Point", "coordinates": [2.347143779173742, 48.86686539349103]}</text:p>
          </table:table-cell>
          <table:table-cell office:value-type="string" calcext:value-type="string">
            <text:p>48.8668653935,2.34714377917</text:p>
          </table:table-cell>
        </table:table-row>
        <table:table-row table:style-name="ro1" table:visibility="filter">
          <table:table-cell office:value-type="string" calcext:value-type="string">
            <text:p>Primeur de Gama</text:p>
          </table:table-cell>
          <table:table-cell office:value-type="string" calcext:value-type="string">
            <text:p>74 rue Raymond Losserand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Primeur</text:p>
          </table:table-cell>
          <table:table-cell table:number-columns-repeated="2"/>
          <table:table-cell office:value-type="string" calcext:value-type="string">
            <text:p>01 40 44 67 07</text:p>
          </table:table-cell>
          <table:table-cell/>
          <table:table-cell office:value-type="string" calcext:value-type="string">
            <text:p>{"type": "Point", "coordinates": [2.317733051535822, 48.833801266290564]}</text:p>
          </table:table-cell>
          <table:table-cell office:value-type="string" calcext:value-type="string">
            <text:p>48.8338012663,2.31773305154</text:p>
          </table:table-cell>
        </table:table-row>
        <table:table-row table:style-name="ro1" table:visibility="filter">
          <table:table-cell office:value-type="string" calcext:value-type="string">
            <text:p>Carrefour</text:p>
          </table:table-cell>
          <table:table-cell office:value-type="string" calcext:value-type="string">
            <text:p>12 rue mongenot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Alimentation générale et produits de première nécessité</text:p>
          </table:table-cell>
          <table:table-cell table:number-columns-repeated="4"/>
          <table:table-cell office:value-type="string" calcext:value-type="string">
            <text:p>{"type": "Point", "coordinates": [2.415062253989011, 48.84328781424489]}</text:p>
          </table:table-cell>
          <table:table-cell office:value-type="string" calcext:value-type="string">
            <text:p>48.8432878142,2.41506225399</text:p>
          </table:table-cell>
        </table:table-row>
        <table:table-row table:style-name="ro1">
          <table:table-cell office:value-type="string" calcext:value-type="string">
            <text:p>Droguerie La Ménagère</text:p>
          </table:table-cell>
          <table:table-cell office:value-type="string" calcext:value-type="string">
            <text:p>41 RUE BROCHANT</text:p>
          </table:table-cell>
          <table:table-cell office:value-type="float" office:value="75017" calcext:value-type="float">
            <text:p>75017</text:p>
          </table:table-cell>
          <table:table-cell office:value-type="string" calcext:value-type="string">
            <text:p>Bricolage</text:p>
          </table:table-cell>
          <table:table-cell office:value-type="string" calcext:value-type="string">
            <text:p>Droguerie - Culinaire - Electricité - Peinture</text:p>
          </table:table-cell>
          <table:table-cell/>
          <table:table-cell office:value-type="string" calcext:value-type="string">
            <text:p>06 04 65 64 93</text:p>
          </table:table-cell>
          <table:table-cell office:value-type="string" calcext:value-type="string">
            <text:p>hnajmoudine@gmail.com</text:p>
          </table:table-cell>
          <table:table-cell office:value-type="string" calcext:value-type="string">
            <text:p>{"type": "Point", "coordinates": [2.319480842312759, 48.89020634342691]}</text:p>
          </table:table-cell>
          <table:table-cell office:value-type="string" calcext:value-type="string">
            <text:p>48.8902063434,2.31948084231</text:p>
          </table:table-cell>
        </table:table-row>
        <table:table-row table:style-name="ro1">
          <table:table-cell office:value-type="string" calcext:value-type="string">
            <text:p>Les Caves de Reuilly</text:p>
          </table:table-cell>
          <table:table-cell office:value-type="string" calcext:value-type="string">
            <text:p>11 boulevard de Reuilly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Commerce de détail de boissons</text:p>
          </table:table-cell>
          <table:table-cell office:value-type="string" calcext:value-type="string">
            <text:p>Du lundi au samedi de 11h à 13h et de 14h à 20h</text:p>
          </table:table-cell>
          <table:table-cell office:value-type="string" calcext:value-type="string">
            <text:p>http://www.lescavesdereuilly.fr</text:p>
          </table:table-cell>
          <table:table-cell office:value-type="string" calcext:value-type="string">
            <text:p>01 43 47 10 39</text:p>
          </table:table-cell>
          <table:table-cell office:value-type="string" calcext:value-type="string">
            <text:p>contact@lescavesdereuilly.fr</text:p>
          </table:table-cell>
          <table:table-cell office:value-type="string" calcext:value-type="string">
            <text:p>{"type": "Point", "coordinates": [2.390743350287266, 48.839311559776725]}</text:p>
          </table:table-cell>
          <table:table-cell office:value-type="string" calcext:value-type="string">
            <text:p>48.8393115598,2.39074335029</text:p>
          </table:table-cell>
        </table:table-row>
        <table:table-row table:style-name="ro1" table:visibility="filter">
          <table:table-cell office:value-type="string" calcext:value-type="string">
            <text:p>La Récolte Batignolles</text:p>
          </table:table-cell>
          <table:table-cell office:value-type="string" calcext:value-type="string">
            <text:p>18 Boulevard des Batignolles</text:p>
          </table:table-cell>
          <table:table-cell office:value-type="float" office:value="75017" calcext:value-type="float">
            <text:p>75017</text:p>
          </table:table-cell>
          <table:table-cell office:value-type="string" calcext:value-type="string">
            <text:p>Alimentation générale et produits de première nécessité</text:p>
          </table:table-cell>
          <table:table-cell/>
          <table:table-cell office:value-type="string" calcext:value-type="string">
            <text:p>https://marecolte.la-recolte.net/</text:p>
          </table:table-cell>
          <table:table-cell table:number-columns-repeated="2"/>
          <table:table-cell office:value-type="string" calcext:value-type="string">
            <text:p>{"type": "Point", "coordinates": [2.325433789461161, 48.88332377775964]}</text:p>
          </table:table-cell>
          <table:table-cell office:value-type="string" calcext:value-type="string">
            <text:p>48.8833237778,2.32543378946</text:p>
          </table:table-cell>
        </table:table-row>
        <table:table-row table:style-name="ro1" table:visibility="filter">
          <table:table-cell office:value-type="string" calcext:value-type="string">
            <text:p>Cuistou</text:p>
          </table:table-cell>
          <table:table-cell office:value-type="string" calcext:value-type="string">
            <text:p>52 rue Popincourt</text:p>
          </table:table-cell>
          <table:table-cell office:value-type="float" office:value="75011" calcext:value-type="float">
            <text:p>75011</text:p>
          </table:table-cell>
          <table:table-cell office:value-type="string" calcext:value-type="string">
            <text:p>Alimentation générale et produits de première nécessité</text:p>
          </table:table-cell>
          <table:table-cell/>
          <table:table-cell office:value-type="string" calcext:value-type="string">
            <text:p>https://cuistou.fr</text:p>
          </table:table-cell>
          <table:table-cell table:number-columns-repeated="2"/>
          <table:table-cell office:value-type="string" calcext:value-type="string">
            <text:p>{"type": "Point", "coordinates": [2.375688200261374, 48.86005396465129]}</text:p>
          </table:table-cell>
          <table:table-cell office:value-type="string" calcext:value-type="string">
            <text:p>48.8600539647,2.37568820026</text:p>
          </table:table-cell>
        </table:table-row>
        <table:table-row table:style-name="ro1" table:visibility="filter">
          <table:table-cell office:value-type="string" calcext:value-type="string">
            <text:p>Bouquet des Vins</text:p>
          </table:table-cell>
          <table:table-cell office:value-type="string" calcext:value-type="string">
            <text:p>91 bd beaumarchais</text:p>
          </table:table-cell>
          <table:table-cell office:value-type="float" office:value="75003" calcext:value-type="float">
            <text:p>75003</text:p>
          </table:table-cell>
          <table:table-cell office:value-type="string" calcext:value-type="string">
            <text:p>Commerce de détail de boissons</text:p>
          </table:table-cell>
          <table:table-cell office:value-type="string" calcext:value-type="string">
            <text:p>Caviste</text:p>
          </table:table-cell>
          <table:table-cell/>
          <table:table-cell office:value-type="string" calcext:value-type="string">
            <text:p>06 20 59 03 66</text:p>
          </table:table-cell>
          <table:table-cell/>
          <table:table-cell office:value-type="string" calcext:value-type="string">
            <text:p>{"type": "Point", "coordinates": [2.367348710722209, 48.85940396068667]}</text:p>
          </table:table-cell>
          <table:table-cell office:value-type="string" calcext:value-type="string">
            <text:p>48.8594039607,2.36734871072</text:p>
          </table:table-cell>
        </table:table-row>
        <table:table-row table:style-name="ro1" table:visibility="filter">
          <table:table-cell office:value-type="string" calcext:value-type="string">
            <text:p>Chocolatier Servant</text:p>
          </table:table-cell>
          <table:table-cell office:value-type="string" calcext:value-type="string">
            <text:p>30 rue d'auteuil</text:p>
          </table:table-cell>
          <table:table-cell office:value-type="float" office:value="75016" calcext:value-type="float">
            <text:p>75016</text:p>
          </table:table-cell>
          <table:table-cell office:value-type="string" calcext:value-type="string">
            <text:p>Épicerie fine</text:p>
          </table:table-cell>
          <table:table-cell office:value-type="string" calcext:value-type="string">
            <text:p>Chocolaterie, confiserie</text:p>
          </table:table-cell>
          <table:table-cell office:value-type="string" calcext:value-type="string">
            <text:p>https://www.chocolaterie-servant.com</text:p>
          </table:table-cell>
          <table:table-cell office:value-type="string" calcext:value-type="string">
            <text:p>01 42 88 49 82</text:p>
          </table:table-cell>
          <table:table-cell/>
          <table:table-cell office:value-type="string" calcext:value-type="string">
            <text:p>{"type": "Point", "coordinates": [2.266624840020997, 48.847575498203376]}</text:p>
          </table:table-cell>
          <table:table-cell office:value-type="string" calcext:value-type="string">
            <text:p>48.8475754982,2.26662484002</text:p>
          </table:table-cell>
        </table:table-row>
        <table:table-row table:style-name="ro1" table:visibility="filter">
          <table:table-cell office:value-type="string" calcext:value-type="string">
            <text:p>Fromagerie du bas Montmartre</text:p>
          </table:table-cell>
          <table:table-cell office:value-type="string" calcext:value-type="string">
            <text:p>5 rue versigny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Fromagerie</text:p>
          </table:table-cell>
          <table:table-cell office:value-type="string" calcext:value-type="string">
            <text:p>Service traiteur</text:p>
          </table:table-cell>
          <table:table-cell/>
          <table:table-cell office:value-type="string" calcext:value-type="string">
            <text:p>09 86 77 42 00</text:p>
          </table:table-cell>
          <table:table-cell/>
          <table:table-cell office:value-type="string" calcext:value-type="string">
            <text:p>{"type": "Point", "coordinates": [2.344775534413724, 48.894414289199716]}</text:p>
          </table:table-cell>
          <table:table-cell office:value-type="string" calcext:value-type="string">
            <text:p>48.8944142892,2.34477553441</text:p>
          </table:table-cell>
        </table:table-row>
        <table:table-row table:style-name="ro1" table:visibility="filter">
          <table:table-cell office:value-type="string" calcext:value-type="string">
            <text:p>Etablissement G Cabaret</text:p>
          </table:table-cell>
          <table:table-cell office:value-type="string" calcext:value-type="string">
            <text:p>19 rue Duguay Trouin</text:p>
          </table:table-cell>
          <table:table-cell office:value-type="float" office:value="75006" calcext:value-type="float">
            <text:p>75006</text:p>
          </table:table-cell>
          <table:table-cell office:value-type="string" calcext:value-type="string">
            <text:p>Bricolage</text:p>
          </table:table-cell>
          <table:table-cell table:number-columns-repeated="2"/>
          <table:table-cell office:value-type="string" calcext:value-type="string">
            <text:p>01 45 48 17 45</text:p>
          </table:table-cell>
          <table:table-cell/>
          <table:table-cell office:value-type="string" calcext:value-type="string">
            <text:p>{"type": "Point", "coordinates": [2.329959910752851, 48.84686518200033]}</text:p>
          </table:table-cell>
          <table:table-cell office:value-type="string" calcext:value-type="string">
            <text:p>48.846865182,2.32995991075</text:p>
          </table:table-cell>
        </table:table-row>
        <table:table-row table:style-name="ro1">
          <table:table-cell office:value-type="string" calcext:value-type="string">
            <text:p>CARTRIDGE WORLD</text:p>
          </table:table-cell>
          <table:table-cell office:value-type="string" calcext:value-type="string">
            <text:p>43 rue du Rocher</text:p>
          </table:table-cell>
          <table:table-cell office:value-type="float" office:value="75008" calcext:value-type="float">
            <text:p>75008</text:p>
          </table:table-cell>
          <table:table-cell office:value-type="string" calcext:value-type="string">
            <text:p>Équipements informatiques</text:p>
          </table:table-cell>
          <table:table-cell table:number-columns-repeated="2"/>
          <table:table-cell office:value-type="string" calcext:value-type="string">
            <text:p>01 43 87 91 68</text:p>
          </table:table-cell>
          <table:table-cell office:value-type="string" calcext:value-type="string">
            <text:p>cwparis8@cartridgeworld.fr</text:p>
          </table:table-cell>
          <table:table-cell office:value-type="string" calcext:value-type="string">
            <text:p>{"type": "Point", "coordinates": [2.320390870943563, 48.87778493107247]}</text:p>
          </table:table-cell>
          <table:table-cell office:value-type="string" calcext:value-type="string">
            <text:p>48.8777849311,2.32039087094</text:p>
          </table:table-cell>
        </table:table-row>
        <table:table-row table:style-name="ro1">
          <table:table-cell office:value-type="string" calcext:value-type="string">
            <text:p>Elite Slim</text:p>
          </table:table-cell>
          <table:table-cell office:value-type="string" calcext:value-type="string">
            <text:p>24 rue Brochant</text:p>
          </table:table-cell>
          <table:table-cell office:value-type="float" office:value="75017" calcext:value-type="float">
            <text:p>75017</text:p>
          </table:table-cell>
          <table:table-cell office:value-type="string" calcext:value-type="string">
            <text:p>Primeur</text:p>
          </table:table-cell>
          <table:table-cell office:value-type="string" calcext:value-type="string">
            <text:p>Primeur bio</text:p>
          </table:table-cell>
          <table:table-cell/>
          <table:table-cell office:value-type="string" calcext:value-type="string">
            <text:p>06 28 78 34 14</text:p>
          </table:table-cell>
          <table:table-cell office:value-type="string" calcext:value-type="string">
            <text:p>angelms3@hotmail.fr</text:p>
          </table:table-cell>
          <table:table-cell office:value-type="string" calcext:value-type="string">
            <text:p>{"type": "Point", "coordinates": [2.319038548190767, 48.889577360321084]}</text:p>
          </table:table-cell>
          <table:table-cell office:value-type="string" calcext:value-type="string">
            <text:p>48.8895773603,2.31903854819</text:p>
          </table:table-cell>
        </table:table-row>
        <table:table-row table:style-name="ro1">
          <table:table-cell office:value-type="string" calcext:value-type="string">
            <text:p>Alfredo Positano</text:p>
          </table:table-cell>
          <table:table-cell office:value-type="string" calcext:value-type="string">
            <text:p>7 bis rue de boulainvilliers</text:p>
          </table:table-cell>
          <table:table-cell office:value-type="float" office:value="75016" calcext:value-type="float">
            <text:p>75016</text:p>
          </table:table-cell>
          <table:table-cell office:value-type="string" calcext:value-type="string">
            <text:p>Restaurant ou traiteur</text:p>
          </table:table-cell>
          <table:table-cell office:value-type="string" calcext:value-type="string">
            <text:p>Livraisons du mardi au samedi</text:p>
          </table:table-cell>
          <table:table-cell/>
          <table:table-cell office:value-type="string" calcext:value-type="string">
            <text:p>06 22 74 53 60</text:p>
          </table:table-cell>
          <table:table-cell office:value-type="string" calcext:value-type="string">
            <text:p>alfredopositano.paris@gmail.com</text:p>
          </table:table-cell>
          <table:table-cell office:value-type="string" calcext:value-type="string">
            <text:p>{"type": "Point", "coordinates": [2.27712622107123, 48.85191457453801]}</text:p>
          </table:table-cell>
          <table:table-cell office:value-type="string" calcext:value-type="string">
            <text:p>48.8519145745,2.27712622107</text:p>
          </table:table-cell>
        </table:table-row>
        <table:table-row table:style-name="ro1" table:visibility="filter">
          <table:table-cell office:value-type="string" calcext:value-type="string">
            <text:p>Pasta Luna</text:p>
          </table:table-cell>
          <table:table-cell office:value-type="string" calcext:value-type="string">
            <text:p>15 rue de Mézières</text:p>
          </table:table-cell>
          <table:table-cell office:value-type="float" office:value="75006" calcext:value-type="float">
            <text:p>75006</text:p>
          </table:table-cell>
          <table:table-cell office:value-type="string" calcext:value-type="string">
            <text:p>Restaurant ou traiteur</text:p>
          </table:table-cell>
          <table:table-cell table:number-columns-repeated="2"/>
          <table:table-cell office:value-type="string" calcext:value-type="string">
            <text:p>01 45 44 32 02</text:p>
          </table:table-cell>
          <table:table-cell/>
          <table:table-cell office:value-type="string" calcext:value-type="string">
            <text:p>{"type": "Point", "coordinates": [2.330211500796252, 48.85020591993278]}</text:p>
          </table:table-cell>
          <table:table-cell office:value-type="string" calcext:value-type="string">
            <text:p>48.8502059199,2.3302115008</text:p>
          </table:table-cell>
        </table:table-row>
        <table:table-row table:style-name="ro1">
          <table:table-cell office:value-type="string" calcext:value-type="string">
            <text:p>Les primeurs d’excellence</text:p>
          </table:table-cell>
          <table:table-cell office:value-type="string" calcext:value-type="string">
            <text:p>23 rue saint antoine</text:p>
          </table:table-cell>
          <table:table-cell office:value-type="float" office:value="75004" calcext:value-type="float">
            <text:p>75004</text:p>
          </table:table-cell>
          <table:table-cell office:value-type="string" calcext:value-type="string">
            <text:p>Primeur</text:p>
          </table:table-cell>
          <table:table-cell office:value-type="string" calcext:value-type="string">
            <text:p>Fruits et légumes et un peu de cremerie et epicerie fine</text:p>
          </table:table-cell>
          <table:table-cell/>
          <table:table-cell office:value-type="string" calcext:value-type="string">
            <text:p>06 36 51 18 11</text:p>
          </table:table-cell>
          <table:table-cell office:value-type="string" calcext:value-type="string">
            <text:p>walid281079@yahoo.fr</text:p>
          </table:table-cell>
          <table:table-cell office:value-type="string" calcext:value-type="string">
            <text:p>{"type": "Point", "coordinates": [2.36543019070165, 48.85360577478987]}</text:p>
          </table:table-cell>
          <table:table-cell office:value-type="string" calcext:value-type="string">
            <text:p>48.8536057748,2.3654301907</text:p>
          </table:table-cell>
        </table:table-row>
        <table:table-row table:style-name="ro1" table:visibility="filter">
          <table:table-cell office:value-type="string" calcext:value-type="string">
            <text:p>Eric Kayser</text:p>
          </table:table-cell>
          <table:table-cell office:value-type="string" calcext:value-type="string">
            <text:p>27 rue du Départ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Boulangerie - pâtisserie</text:p>
          </table:table-cell>
          <table:table-cell/>
          <table:table-cell office:value-type="string" calcext:value-type="string">
            <text:p>https://www.maison-kayser.com/fr/boulangeries/100001015-montparnasse.html</text:p>
          </table:table-cell>
          <table:table-cell office:value-type="string" calcext:value-type="string">
            <text:p>01 43 27 08 41</text:p>
          </table:table-cell>
          <table:table-cell/>
          <table:table-cell office:value-type="string" calcext:value-type="string">
            <text:p>{"type": "Point", "coordinates": [2.322430025586693, 48.84159333502228]}</text:p>
          </table:table-cell>
          <table:table-cell office:value-type="string" calcext:value-type="string">
            <text:p>48.841593335,2.32243002559</text:p>
          </table:table-cell>
        </table:table-row>
        <table:table-row table:style-name="ro1" table:visibility="filter">
          <table:table-cell office:value-type="string" calcext:value-type="string">
            <text:p>La planche à charcuterie</text:p>
          </table:table-cell>
          <table:table-cell office:value-type="string" calcext:value-type="string">
            <text:p>41 PLACE JEANNE D'ARC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Boucherie - charcuterie - rôtisserie</text:p>
          </table:table-cell>
          <table:table-cell office:value-type="string" calcext:value-type="string">
            <text:p>Charcuterie</text:p>
          </table:table-cell>
          <table:table-cell office:value-type="string" calcext:value-type="string">
            <text:p>https://laplancheacharcuterie.com/</text:p>
          </table:table-cell>
          <table:table-cell office:value-type="string" calcext:value-type="string">
            <text:p>06 64 96 05 51</text:p>
          </table:table-cell>
          <table:table-cell/>
          <table:table-cell office:value-type="string" calcext:value-type="string">
            <text:p>{"type": "Point", "coordinates": [2.367386523398433, 48.83029944007145]}</text:p>
          </table:table-cell>
          <table:table-cell office:value-type="string" calcext:value-type="string">
            <text:p>48.8302994401,2.3673865234</text:p>
          </table:table-cell>
        </table:table-row>
        <table:table-row table:style-name="ro1" table:visibility="filter">
          <table:table-cell office:value-type="string" calcext:value-type="string">
            <text:p>Droguerie damremont</text:p>
          </table:table-cell>
          <table:table-cell office:value-type="string" calcext:value-type="string">
            <text:p>53 rue damremont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Bricolage</text:p>
          </table:table-cell>
          <table:table-cell office:value-type="string" calcext:value-type="string">
            <text:p>Quincaillerie peinture droguerie</text:p>
          </table:table-cell>
          <table:table-cell/>
          <table:table-cell office:value-type="string" calcext:value-type="string">
            <text:p>01 46 06 24 59</text:p>
          </table:table-cell>
          <table:table-cell/>
          <table:table-cell office:value-type="string" calcext:value-type="string">
            <text:p>{"type": "Point", "coordinates": [2.334338120573609, 48.890804585333946]}</text:p>
          </table:table-cell>
          <table:table-cell office:value-type="string" calcext:value-type="string">
            <text:p>48.8908045853,2.33433812057</text:p>
          </table:table-cell>
        </table:table-row>
        <table:table-row table:style-name="ro1" table:visibility="filter">
          <table:table-cell office:value-type="string" calcext:value-type="string">
            <text:p>Sous les baobabs au marche</text:p>
          </table:table-cell>
          <table:table-cell office:value-type="string" calcext:value-type="string">
            <text:p>7 place d aligre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Restaurant ou traiteur</text:p>
          </table:table-cell>
          <table:table-cell table:number-columns-repeated="2"/>
          <table:table-cell office:value-type="string" calcext:value-type="string">
            <text:p>06 83 49 78 30</text:p>
          </table:table-cell>
          <table:table-cell/>
          <table:table-cell office:value-type="string" calcext:value-type="string">
            <text:p>{"type": "Point", "coordinates": [2.378168627719486, 48.84926519665941]}</text:p>
          </table:table-cell>
          <table:table-cell office:value-type="string" calcext:value-type="string">
            <text:p>48.8492651967,2.37816862772</text:p>
          </table:table-cell>
        </table:table-row>
        <table:table-row table:style-name="ro1" table:visibility="filter">
          <table:table-cell office:value-type="string" calcext:value-type="string">
            <text:p>L’annexe</text:p>
          </table:table-cell>
          <table:table-cell office:value-type="string" calcext:value-type="string">
            <text:p>35 RUE DE L'ANNONCIATION</text:p>
          </table:table-cell>
          <table:table-cell office:value-type="float" office:value="75016" calcext:value-type="float">
            <text:p>75016</text:p>
          </table:table-cell>
          <table:table-cell office:value-type="string" calcext:value-type="string">
            <text:p>Poissonnerie</text:p>
          </table:table-cell>
          <table:table-cell table:number-columns-repeated="2"/>
          <table:table-cell office:value-type="string" calcext:value-type="string">
            <text:p>01 40 72 63 14</text:p>
          </table:table-cell>
          <table:table-cell/>
          <table:table-cell office:value-type="string" calcext:value-type="string">
            <text:p>{"type": "Point", "coordinates": [2.278481388848279, 48.857122492935446]}</text:p>
          </table:table-cell>
          <table:table-cell office:value-type="string" calcext:value-type="string">
            <text:p>48.8571224929,2.27848138885</text:p>
          </table:table-cell>
        </table:table-row>
        <table:table-row table:style-name="ro3">
          <table:table-cell office:value-type="string" calcext:value-type="string">
            <text:p>CHARLICOT</text:p>
          </table:table-cell>
          <table:table-cell office:value-type="string" calcext:value-type="string">
            <text:p>6, rue de la Folie Méricourt</text:p>
          </table:table-cell>
          <table:table-cell office:value-type="float" office:value="75011" calcext:value-type="float">
            <text:p>75011</text:p>
          </table:table-cell>
          <table:table-cell office:value-type="string" calcext:value-type="string">
            <text:p>Fromagerie</text:p>
          </table:table-cell>
          <table:table-cell office:value-type="string" calcext:value-type="string">
            <text:p>Livraison le vendredi entre 13h30 et 15h</text:p>
            <text:p>Liste de tous nos produits disponibles sur demande par email (Fromagerie / Vins / Épicerie fine)</text:p>
          </table:table-cell>
          <table:table-cell office:value-type="string" calcext:value-type="string">
            <text:p>https://www.facebook.com/charlicotfromagerie</text:p>
          </table:table-cell>
          <table:table-cell office:value-type="string" calcext:value-type="string">
            <text:p>01 58 30 96 32</text:p>
          </table:table-cell>
          <table:table-cell office:value-type="string" calcext:value-type="string">
            <text:p>charlicot.fromagerie@gmail.com</text:p>
          </table:table-cell>
          <table:table-cell office:value-type="string" calcext:value-type="string">
            <text:p>{"type": "Point", "coordinates": [2.374718381827715, 48.861536235569275]}</text:p>
          </table:table-cell>
          <table:table-cell office:value-type="string" calcext:value-type="string">
            <text:p>48.8615362356,2.37471838183</text:p>
          </table:table-cell>
        </table:table-row>
        <table:table-row table:style-name="ro1">
          <table:table-cell office:value-type="string" calcext:value-type="string">
            <text:p>PHARMACIE DE LA FOLIE REGNAULT</text:p>
          </table:table-cell>
          <table:table-cell office:value-type="string" calcext:value-type="string">
            <text:p>52 RUE DE LA FOLIE REGNAULT</text:p>
          </table:table-cell>
          <table:table-cell office:value-type="float" office:value="75011" calcext:value-type="float">
            <text:p>75011</text:p>
          </table:table-cell>
          <table:table-cell office:value-type="string" calcext:value-type="string">
            <text:p>Pharmacies et parapharmacies</text:p>
          </table:table-cell>
          <table:table-cell table:number-columns-repeated="2"/>
          <table:table-cell office:value-type="string" calcext:value-type="string">
            <text:p>01 43 79 05 29</text:p>
          </table:table-cell>
          <table:table-cell office:value-type="string" calcext:value-type="string">
            <text:p>pharmaciedelafolieregnault@gmail.com</text:p>
          </table:table-cell>
          <table:table-cell office:value-type="string" calcext:value-type="string">
            <text:p>{"type": "Point", "coordinates": [2.386765623609978, 48.85968933576794]}</text:p>
          </table:table-cell>
          <table:table-cell office:value-type="string" calcext:value-type="string">
            <text:p>48.8596893358,2.38676562361</text:p>
          </table:table-cell>
        </table:table-row>
        <table:table-row table:style-name="ro1" table:visibility="filter">
          <table:table-cell office:value-type="string" calcext:value-type="string">
            <text:p>Crêperie Breizh Daumesnil</text:p>
          </table:table-cell>
          <table:table-cell office:value-type="string" calcext:value-type="string">
            <text:p>177 avenue Daumesnil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Restaurant ou traiteur</text:p>
          </table:table-cell>
          <table:table-cell/>
          <table:table-cell office:value-type="string" calcext:value-type="string">
            <text:p>https://www.creperieparisbreizh.fr/</text:p>
          </table:table-cell>
          <table:table-cell office:value-type="string" calcext:value-type="string">
            <text:p>01 43 45 16 10</text:p>
          </table:table-cell>
          <table:table-cell/>
          <table:table-cell office:value-type="string" calcext:value-type="string">
            <text:p>{"type": "Point", "coordinates": [2.391743442130725, 48.84065413671928]}</text:p>
          </table:table-cell>
          <table:table-cell office:value-type="string" calcext:value-type="string">
            <text:p>48.8406541367,2.39174344213</text:p>
          </table:table-cell>
        </table:table-row>
        <table:table-row table:style-name="ro1">
          <table:table-cell office:value-type="string" calcext:value-type="string">
            <text:p>Liu Zhuang</text:p>
          </table:table-cell>
          <table:table-cell office:value-type="string" calcext:value-type="string">
            <text:p>119 rue Blomet</text:p>
          </table:table-cell>
          <table:table-cell office:value-type="float" office:value="75015" calcext:value-type="float">
            <text:p>75015</text:p>
          </table:table-cell>
          <table:table-cell office:value-type="string" calcext:value-type="string">
            <text:p>Alimentation générale et produits de première nécessité</text:p>
          </table:table-cell>
          <table:table-cell table:number-columns-repeated="2"/>
          <table:table-cell office:value-type="string" calcext:value-type="string">
            <text:p>06 65 23 74 79</text:p>
          </table:table-cell>
          <table:table-cell office:value-type="string" calcext:value-type="string">
            <text:p>amandazhuang729@gmail.com</text:p>
          </table:table-cell>
          <table:table-cell office:value-type="string" calcext:value-type="string">
            <text:p>{"type": "Point", "coordinates": [2.297196740805872, 48.83986974043455]}</text:p>
          </table:table-cell>
          <table:table-cell office:value-type="string" calcext:value-type="string">
            <text:p>48.8398697404,2.29719674081</text:p>
          </table:table-cell>
        </table:table-row>
        <table:table-row table:style-name="ro4">
          <table:table-cell office:value-type="string" calcext:value-type="string">
            <text:p>call of eat (food trouble maker）</text:p>
          </table:table-cell>
          <table:table-cell office:value-type="string" calcext:value-type="string">
            <text:p>68 rue du faubourg montmartre</text:p>
          </table:table-cell>
          <table:table-cell office:value-type="float" office:value="75009" calcext:value-type="float">
            <text:p>75009</text:p>
          </table:table-cell>
          <table:table-cell office:value-type="string" calcext:value-type="string">
            <text:p>Restaurant ou traiteur</text:p>
          </table:table-cell>
          <table:table-cell office:value-type="string" calcext:value-type="string">
            <text:p>ubereats delivero justeat</text:p>
          </table:table-cell>
          <table:table-cell/>
          <table:table-cell office:value-type="string" calcext:value-type="string">
            <text:p>01 42 06 38 71</text:p>
          </table:table-cell>
          <table:table-cell office:value-type="string" calcext:value-type="string">
            <text:p>nianqin@yahoo.fr</text:p>
          </table:table-cell>
          <table:table-cell office:value-type="string" calcext:value-type="string">
            <text:p>{"type": "Point", "coordinates": [2.339840137493775, 48.8764513957864]}</text:p>
          </table:table-cell>
          <table:table-cell office:value-type="string" calcext:value-type="string">
            <text:p>48.8764513958,2.33984013749</text:p>
          </table:table-cell>
        </table:table-row>
        <table:table-row table:style-name="ro3">
          <table:table-cell table:number-columns-repeated="2" office:value-type="string" calcext:value-type="string">
            <text:p>Place baudoyer</text:p>
          </table:table-cell>
          <table:table-cell office:value-type="float" office:value="75004" calcext:value-type="float">
            <text:p>75004</text:p>
          </table:table-cell>
          <table:table-cell office:value-type="string" calcext:value-type="string">
            <text:p>Poissonnerie</text:p>
          </table:table-cell>
          <table:table-cell office:value-type="string" calcext:value-type="string">
            <text:p>Livres aussi dans les les arrondissements limitrophes </text:p>
            <text:p>Livraison minimum 50 euros de commande</text:p>
          </table:table-cell>
          <table:table-cell/>
          <table:table-cell office:value-type="string" calcext:value-type="string">
            <text:p>06 15 59 49 48</text:p>
          </table:table-cell>
          <table:table-cell office:value-type="string" calcext:value-type="string">
            <text:p>mr.mohamed007@outlook.fr</text:p>
          </table:table-cell>
          <table:table-cell office:value-type="string" calcext:value-type="string">
            <text:p>{"type": "Point", "coordinates": [2.355431248729082, 48.856139168524784]}</text:p>
          </table:table-cell>
          <table:table-cell office:value-type="string" calcext:value-type="string">
            <text:p>48.8561391685,2.35543124873</text:p>
          </table:table-cell>
        </table:table-row>
        <table:table-row table:style-name="ro1">
          <table:table-cell office:value-type="string" calcext:value-type="string">
            <text:p>Société Luce Passy</text:p>
          </table:table-cell>
          <table:table-cell office:value-type="string" calcext:value-type="string">
            <text:p>22 rue Duban</text:p>
          </table:table-cell>
          <table:table-cell office:value-type="float" office:value="75016" calcext:value-type="float">
            <text:p>75016</text:p>
          </table:table-cell>
          <table:table-cell office:value-type="string" calcext:value-type="string">
            <text:p>Alimentation générale et produits de première nécessité</text:p>
          </table:table-cell>
          <table:table-cell table:number-columns-repeated="3"/>
          <table:table-cell office:value-type="string" calcext:value-type="string">
            <text:p>lucepassylivraisons@gmail.com</text:p>
          </table:table-cell>
          <table:table-cell office:value-type="string" calcext:value-type="string">
            <text:p>{"type": "Point", "coordinates": [2.277675118460554, 48.857524207760285]}</text:p>
          </table:table-cell>
          <table:table-cell office:value-type="string" calcext:value-type="string">
            <text:p>48.8575242078,2.27767511846</text:p>
          </table:table-cell>
        </table:table-row>
        <table:table-row table:style-name="ro1" table:visibility="filter">
          <table:table-cell office:value-type="string" calcext:value-type="string">
            <text:p>Maison Plisson</text:p>
          </table:table-cell>
          <table:table-cell office:value-type="string" calcext:value-type="string">
            <text:p>93 Boulevard Beaumarchais</text:p>
          </table:table-cell>
          <table:table-cell office:value-type="float" office:value="75003" calcext:value-type="float">
            <text:p>75003</text:p>
          </table:table-cell>
          <table:table-cell office:value-type="string" calcext:value-type="string">
            <text:p>Alimentation générale et produits de première nécessité</text:p>
          </table:table-cell>
          <table:table-cell office:value-type="string" calcext:value-type="string">
            <text:p>marchés frais + épicerie + cave à vins</text:p>
          </table:table-cell>
          <table:table-cell office:value-type="string" calcext:value-type="string">
            <text:p>https://www.lamaisonplisson.com</text:p>
          </table:table-cell>
          <table:table-cell table:number-columns-repeated="2"/>
          <table:table-cell office:value-type="string" calcext:value-type="string">
            <text:p>{"type": "Point", "coordinates": [2.367317507530232, 48.859606554495564]}</text:p>
          </table:table-cell>
          <table:table-cell office:value-type="string" calcext:value-type="string">
            <text:p>48.8596065545,2.36731750753</text:p>
          </table:table-cell>
        </table:table-row>
        <table:table-row table:style-name="ro1" table:visibility="filter">
          <table:table-cell office:value-type="string" calcext:value-type="string">
            <text:p>Épicerie Musicale</text:p>
          </table:table-cell>
          <table:table-cell office:value-type="string" calcext:value-type="string">
            <text:p>55 bis quai de valmy</text:p>
          </table:table-cell>
          <table:table-cell office:value-type="float" office:value="75010" calcext:value-type="float">
            <text:p>75010</text:p>
          </table:table-cell>
          <table:table-cell office:value-type="string" calcext:value-type="string">
            <text:p>Épicerie fine</text:p>
          </table:table-cell>
          <table:table-cell office:value-type="string" calcext:value-type="string">
            <text:p>Produits italiens</text:p>
          </table:table-cell>
          <table:table-cell/>
          <table:table-cell office:value-type="string" calcext:value-type="string">
            <text:p>07 51 65 38 02</text:p>
          </table:table-cell>
          <table:table-cell/>
          <table:table-cell office:value-type="string" calcext:value-type="string">
            <text:p>{"type": "Point", "coordinates": [2.36546380468185, 48.870537303963665]}</text:p>
          </table:table-cell>
          <table:table-cell office:value-type="string" calcext:value-type="string">
            <text:p>48.870537304,2.36546380468</text:p>
          </table:table-cell>
        </table:table-row>
        <table:table-row table:style-name="ro1" table:visibility="filter">
          <table:table-cell office:value-type="string" calcext:value-type="string">
            <text:p>Neima Sushi</text:p>
          </table:table-cell>
          <table:table-cell office:value-type="string" calcext:value-type="string">
            <text:p>31 rue du Château d'Eau</text:p>
          </table:table-cell>
          <table:table-cell office:value-type="float" office:value="75010" calcext:value-type="float">
            <text:p>75010</text:p>
          </table:table-cell>
          <table:table-cell office:value-type="string" calcext:value-type="string">
            <text:p>Restaurant ou traiteur</text:p>
          </table:table-cell>
          <table:table-cell office:value-type="string" calcext:value-type="string">
            <text:p>Japonais</text:p>
          </table:table-cell>
          <table:table-cell/>
          <table:table-cell office:value-type="string" calcext:value-type="string">
            <text:p>06 50 52 45 13</text:p>
          </table:table-cell>
          <table:table-cell/>
          <table:table-cell office:value-type="string" calcext:value-type="string">
            <text:p>{"type": "Point", "coordinates": [2.358452229546272, 48.8710014295831]}</text:p>
          </table:table-cell>
          <table:table-cell office:value-type="string" calcext:value-type="string">
            <text:p>48.8710014296,2.35845222955</text:p>
          </table:table-cell>
        </table:table-row>
        <table:table-row table:style-name="ro1" table:visibility="filter">
          <table:table-cell office:value-type="string" calcext:value-type="string">
            <text:p>Pita pit</text:p>
          </table:table-cell>
          <table:table-cell office:value-type="string" calcext:value-type="string">
            <text:p>259 Rue Du Faubourg Saint Antoine</text:p>
          </table:table-cell>
          <table:table-cell office:value-type="float" office:value="75011" calcext:value-type="float">
            <text:p>75011</text:p>
          </table:table-cell>
          <table:table-cell office:value-type="string" calcext:value-type="string">
            <text:p>Restaurant ou traiteur</text:p>
          </table:table-cell>
          <table:table-cell table:number-columns-repeated="2"/>
          <table:table-cell office:value-type="string" calcext:value-type="string">
            <text:p>06 35 32 37 92</text:p>
          </table:table-cell>
          <table:table-cell/>
          <table:table-cell office:value-type="string" calcext:value-type="string">
            <text:p>{"type": "Point", "coordinates": [2.386941002955217, 48.84987225372506]}</text:p>
          </table:table-cell>
          <table:table-cell office:value-type="string" calcext:value-type="string">
            <text:p>48.8498722537,2.38694100296</text:p>
          </table:table-cell>
        </table:table-row>
        <table:table-row table:style-name="ro1">
          <table:table-cell office:value-type="string" calcext:value-type="string">
            <text:p>Kigawa</text:p>
          </table:table-cell>
          <table:table-cell office:value-type="string" calcext:value-type="string">
            <text:p>186 rue du château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Restaurant ou traiteur</text:p>
          </table:table-cell>
          <table:table-cell/>
          <table:table-cell office:value-type="string" calcext:value-type="string">
            <text:p>http://kigawa.fr/fr/</text:p>
          </table:table-cell>
          <table:table-cell office:value-type="string" calcext:value-type="string">
            <text:p>06 43 74 25 73</text:p>
          </table:table-cell>
          <table:table-cell office:value-type="string" calcext:value-type="string">
            <text:p>14kigawa@gmail.com</text:p>
          </table:table-cell>
          <table:table-cell office:value-type="string" calcext:value-type="string">
            <text:p>{"type": "Point", "coordinates": [2.324298608906517, 48.833122663244]}</text:p>
          </table:table-cell>
          <table:table-cell office:value-type="string" calcext:value-type="string">
            <text:p>48.8331226632,2.32429860891</text:p>
          </table:table-cell>
        </table:table-row>
        <table:table-row table:style-name="ro1">
          <table:table-cell office:value-type="string" calcext:value-type="string">
            <text:p>Kiosque Journaux Matignon</text:p>
          </table:table-cell>
          <table:table-cell office:value-type="string" calcext:value-type="string">
            <text:p>7 avenue Matignon</text:p>
          </table:table-cell>
          <table:table-cell office:value-type="float" office:value="75008" calcext:value-type="float">
            <text:p>75008</text:p>
          </table:table-cell>
          <table:table-cell office:value-type="string" calcext:value-type="string">
            <text:p>Presse et papeterie</text:p>
          </table:table-cell>
          <table:table-cell table:number-columns-repeated="2"/>
          <table:table-cell office:value-type="string" calcext:value-type="string">
            <text:p>06 15 22 95 95</text:p>
          </table:table-cell>
          <table:table-cell office:value-type="string" calcext:value-type="string">
            <text:p>arioulz@hotmail.fr</text:p>
          </table:table-cell>
          <table:table-cell office:value-type="string" calcext:value-type="string">
            <text:p>{"type": "Point", "coordinates": [2.311486544213935, 48.869918055424414]}</text:p>
          </table:table-cell>
          <table:table-cell office:value-type="string" calcext:value-type="string">
            <text:p>48.8699180554,2.31148654421</text:p>
          </table:table-cell>
        </table:table-row>
        <table:table-row table:style-name="ro1">
          <table:table-cell office:value-type="string" calcext:value-type="string">
            <text:p>Boulangerie coquelicot</text:p>
          </table:table-cell>
          <table:table-cell office:value-type="string" calcext:value-type="string">
            <text:p>24 rue des abbesses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Boulangerie - pâtisserie</text:p>
          </table:table-cell>
          <table:table-cell table:number-columns-repeated="2"/>
          <table:table-cell office:value-type="string" calcext:value-type="string">
            <text:p>01 46 06 18 77</text:p>
          </table:table-cell>
          <table:table-cell office:value-type="string" calcext:value-type="string">
            <text:p>coquelicot.montmartre@gmail.com</text:p>
          </table:table-cell>
          <table:table-cell office:value-type="string" calcext:value-type="string">
            <text:p>{"type": "Point", "coordinates": [2.337808395636128, 48.88485816721244]}</text:p>
          </table:table-cell>
          <table:table-cell office:value-type="string" calcext:value-type="string">
            <text:p>48.8848581672,2.33780839564</text:p>
          </table:table-cell>
        </table:table-row>
        <table:table-row table:style-name="ro1">
          <table:table-cell office:value-type="string" calcext:value-type="string">
            <text:p>Café Lanni</text:p>
          </table:table-cell>
          <table:table-cell office:value-type="string" calcext:value-type="string">
            <text:p>54 rue Faubourg Saint</text:p>
          </table:table-cell>
          <table:table-cell office:value-type="float" office:value="75010" calcext:value-type="float">
            <text:p>75010</text:p>
          </table:table-cell>
          <table:table-cell office:value-type="string" calcext:value-type="string">
            <text:p>Épicerie fine</text:p>
          </table:table-cell>
          <table:table-cell office:value-type="string" calcext:value-type="string">
            <text:p>Nous torréfions quotidiennement notre café et partageons aussi notre passion du thé.</text:p>
          </table:table-cell>
          <table:table-cell office:value-type="string" calcext:value-type="string">
            <text:p>https://thecoffeelovers.fr/</text:p>
          </table:table-cell>
          <table:table-cell office:value-type="string" calcext:value-type="string">
            <text:p>06 88 24 49 79</text:p>
          </table:table-cell>
          <table:table-cell office:value-type="string" calcext:value-type="string">
            <text:p>contact@thecoffeelovers.fr</text:p>
          </table:table-cell>
          <table:table-cell office:value-type="string" calcext:value-type="string">
            <text:p>{"type": "Point", "coordinates": [2.35413370311218, 48.872209374940645]}</text:p>
          </table:table-cell>
          <table:table-cell office:value-type="string" calcext:value-type="string">
            <text:p>48.8722093749,2.35413370311</text:p>
          </table:table-cell>
        </table:table-row>
        <table:table-row table:style-name="ro1">
          <table:table-cell office:value-type="string" calcext:value-type="string">
            <text:p>Zhang Yuan</text:p>
          </table:table-cell>
          <table:table-cell office:value-type="string" calcext:value-type="string">
            <text:p>8 rue Puget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Alimentation générale et produits de première nécessité</text:p>
          </table:table-cell>
          <table:table-cell table:number-columns-repeated="2"/>
          <table:table-cell office:value-type="string" calcext:value-type="string">
            <text:p>06 20 81 32 74</text:p>
          </table:table-cell>
          <table:table-cell office:value-type="string" calcext:value-type="string">
            <text:p>zhangyuan04041975@gmail.com</text:p>
          </table:table-cell>
          <table:table-cell office:value-type="string" calcext:value-type="string">
            <text:p>{"type": "Point", "coordinates": [2.333656353648329, 48.88405182375657]}</text:p>
          </table:table-cell>
          <table:table-cell office:value-type="string" calcext:value-type="string">
            <text:p>48.8840518238,2.33365635365</text:p>
          </table:table-cell>
        </table:table-row>
        <table:table-row table:style-name="ro1" table:visibility="filter">
          <table:table-cell office:value-type="string" calcext:value-type="string">
            <text:p>Li</text:p>
          </table:table-cell>
          <table:table-cell office:value-type="string" calcext:value-type="string">
            <text:p>235 rue de bercy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Alimentation générale et produits de première nécessité</text:p>
          </table:table-cell>
          <table:table-cell table:number-columns-repeated="4"/>
          <table:table-cell office:value-type="string" calcext:value-type="string">
            <text:p>{"type": "Point", "coordinates": [2.369199026698616, 48.84688895493316]}</text:p>
          </table:table-cell>
          <table:table-cell office:value-type="string" calcext:value-type="string">
            <text:p>48.8468889549,2.3691990267</text:p>
          </table:table-cell>
        </table:table-row>
        <table:table-row table:style-name="ro1">
          <table:table-cell office:value-type="string" calcext:value-type="string">
            <text:p>L’ardoise a fromage</text:p>
          </table:table-cell>
          <table:table-cell office:value-type="string" calcext:value-type="string">
            <text:p>38 place Jeanne Darc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Fromagerie</text:p>
          </table:table-cell>
          <table:table-cell/>
          <table:table-cell office:value-type="string" calcext:value-type="string">
            <text:p>http://lardoiseafromage.com/</text:p>
          </table:table-cell>
          <table:table-cell office:value-type="string" calcext:value-type="string">
            <text:p>06 88 01 82 38</text:p>
          </table:table-cell>
          <table:table-cell office:value-type="string" calcext:value-type="string">
            <text:p>lardoiseafromage@gmail.com</text:p>
          </table:table-cell>
          <table:table-cell office:value-type="string" calcext:value-type="string">
            <text:p>{"type": "Point", "coordinates": [2.367899093423647, 48.83049272507721]}</text:p>
          </table:table-cell>
          <table:table-cell office:value-type="string" calcext:value-type="string">
            <text:p>48.8304927251,2.36789909342</text:p>
          </table:table-cell>
        </table:table-row>
        <table:table-row table:style-name="ro1" table:visibility="filter">
          <table:table-cell office:value-type="string" calcext:value-type="string">
            <text:p>MONOPRIX</text:p>
          </table:table-cell>
          <table:table-cell office:value-type="string" calcext:value-type="string">
            <text:p>125 RUE DES DAMES</text:p>
          </table:table-cell>
          <table:table-cell office:value-type="float" office:value="75017" calcext:value-type="float">
            <text:p>75017</text:p>
          </table:table-cell>
          <table:table-cell office:value-type="string" calcext:value-type="string">
            <text:p>Alimentation générale et produits de première nécessité</text:p>
          </table:table-cell>
          <table:table-cell/>
          <table:table-cell office:value-type="string" calcext:value-type="string">
            <text:p>https://www.monoprix.fr/monoprix-dames-paris-75017-s</text:p>
          </table:table-cell>
          <table:table-cell office:value-type="string" calcext:value-type="string">
            <text:p>01 43 87 12 60</text:p>
          </table:table-cell>
          <table:table-cell/>
          <table:table-cell office:value-type="string" calcext:value-type="string">
            <text:p>{"type": "Point", "coordinates": [2.316448055606452, 48.88238671752831]}</text:p>
          </table:table-cell>
          <table:table-cell office:value-type="string" calcext:value-type="string">
            <text:p>48.8823867175,2.31644805561</text:p>
          </table:table-cell>
        </table:table-row>
        <table:table-row table:style-name="ro1" table:visibility="filter">
          <table:table-cell office:value-type="string" calcext:value-type="string">
            <text:p>Aprium Pharmacie Place Marechal Juin</text:p>
          </table:table-cell>
          <table:table-cell office:value-type="string" calcext:value-type="string">
            <text:p>7 Place du Maréchal Juin</text:p>
          </table:table-cell>
          <table:table-cell office:value-type="float" office:value="75017" calcext:value-type="float">
            <text:p>75017</text:p>
          </table:table-cell>
          <table:table-cell office:value-type="string" calcext:value-type="string">
            <text:p>Pharmacies et parapharmacies</text:p>
          </table:table-cell>
          <table:table-cell/>
          <table:table-cell office:value-type="string" calcext:value-type="string">
            <text:p>https://place-marechal-juin.aprium-pharmacie.fr/aprium-express</text:p>
          </table:table-cell>
          <table:table-cell office:value-type="string" calcext:value-type="string">
            <text:p>01 47 63 34 39</text:p>
          </table:table-cell>
          <table:table-cell/>
          <table:table-cell office:value-type="string" calcext:value-type="string">
            <text:p>{"type": "Point", "coordinates": [2.296847831178604, 48.88443163300866]}</text:p>
          </table:table-cell>
          <table:table-cell office:value-type="string" calcext:value-type="string">
            <text:p>48.884431633,2.29684783118</text:p>
          </table:table-cell>
        </table:table-row>
        <table:table-row table:style-name="ro1" table:visibility="filter">
          <table:table-cell office:value-type="string" calcext:value-type="string">
            <text:p>Aprium Grande Pharmacie de Grenelle</text:p>
          </table:table-cell>
          <table:table-cell office:value-type="string" calcext:value-type="string">
            <text:p>39 BOULEVARD DE GRENELLE</text:p>
          </table:table-cell>
          <table:table-cell office:value-type="float" office:value="75015" calcext:value-type="float">
            <text:p>75015</text:p>
          </table:table-cell>
          <table:table-cell office:value-type="string" calcext:value-type="string">
            <text:p>Pharmacies et parapharmacies</text:p>
          </table:table-cell>
          <table:table-cell/>
          <table:table-cell office:value-type="string" calcext:value-type="string">
            <text:p>https://grande-pharmacie-grenelle.aprium-pharmacie.fr/aprium-express</text:p>
          </table:table-cell>
          <table:table-cell office:value-type="string" calcext:value-type="string">
            <text:p>01 45 79 53 19</text:p>
          </table:table-cell>
          <table:table-cell/>
          <table:table-cell office:value-type="string" calcext:value-type="string">
            <text:p>{"type": "Point", "coordinates": [2.291632287071564, 48.85198279602793]}</text:p>
          </table:table-cell>
          <table:table-cell office:value-type="string" calcext:value-type="string">
            <text:p>48.851982796,2.29163228707</text:p>
          </table:table-cell>
        </table:table-row>
        <table:table-row table:style-name="ro1">
          <table:table-cell office:value-type="string" calcext:value-type="string">
            <text:p>Fédération Française de l'Apéritif</text:p>
          </table:table-cell>
          <table:table-cell office:value-type="string" calcext:value-type="string">
            <text:p>2 rue de paradis</text:p>
          </table:table-cell>
          <table:table-cell office:value-type="float" office:value="75010" calcext:value-type="float">
            <text:p>75010</text:p>
          </table:table-cell>
          <table:table-cell office:value-type="string" calcext:value-type="string">
            <text:p>Commerce de détail de boissons</text:p>
          </table:table-cell>
          <table:table-cell/>
          <table:table-cell office:value-type="string" calcext:value-type="string">
            <text:p>http://www.ffaperitif.fr</text:p>
          </table:table-cell>
          <table:table-cell office:value-type="string" calcext:value-type="string">
            <text:p>09 82 38 33 66</text:p>
          </table:table-cell>
          <table:table-cell office:value-type="string" calcext:value-type="string">
            <text:p>contact@ffaperitif.fr</text:p>
          </table:table-cell>
          <table:table-cell office:value-type="string" calcext:value-type="string">
            <text:p>{"type": "Point", "coordinates": [2.355048470432379, 48.87449839737235]}</text:p>
          </table:table-cell>
          <table:table-cell office:value-type="string" calcext:value-type="string">
            <text:p>48.8744983974,2.35504847043</text:p>
          </table:table-cell>
        </table:table-row>
        <table:table-row table:style-name="ro1" table:visibility="filter">
          <table:table-cell office:value-type="string" calcext:value-type="string">
            <text:p>Ono Paris</text:p>
          </table:table-cell>
          <table:table-cell office:value-type="string" calcext:value-type="string">
            <text:p>53 <text:s/>rue de Charenton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Primeur</text:p>
          </table:table-cell>
          <table:table-cell office:value-type="string" calcext:value-type="string">
            <text:p>Vos fruits et légumes BIO chez vous en 25 minutes du lundi au samedi</text:p>
          </table:table-cell>
          <table:table-cell office:value-type="string" calcext:value-type="string">
            <text:p>https://www.ubereats.com/fr/paris/food-delivery/ono/CeRN9FpzT9qQpUu5Tj9aqA</text:p>
          </table:table-cell>
          <table:table-cell table:number-columns-repeated="2"/>
          <table:table-cell office:value-type="string" calcext:value-type="string">
            <text:p>{"type": "Point", "coordinates": [2.372899880948883, 48.85089666551266]}</text:p>
          </table:table-cell>
          <table:table-cell office:value-type="string" calcext:value-type="string">
            <text:p>48.8508966655,2.37289988095</text:p>
          </table:table-cell>
        </table:table-row>
        <table:table-row table:style-name="ro1" table:visibility="filter">
          <table:table-cell office:value-type="string" calcext:value-type="string">
            <text:p>MONBLEU</text:p>
          </table:table-cell>
          <table:table-cell office:value-type="string" calcext:value-type="string">
            <text:p>37 RUE DU FAUBOURG MONTMARTRE</text:p>
          </table:table-cell>
          <table:table-cell office:value-type="float" office:value="75009" calcext:value-type="float">
            <text:p>75009</text:p>
          </table:table-cell>
          <table:table-cell office:value-type="string" calcext:value-type="string">
            <text:p>Fromagerie</text:p>
          </table:table-cell>
          <table:table-cell office:value-type="string" calcext:value-type="string">
            <text:p>Fromage - Vin - Charcuterie</text:p>
          </table:table-cell>
          <table:table-cell/>
          <table:table-cell office:value-type="string" calcext:value-type="string">
            <text:p>01 45 89 23 96</text:p>
          </table:table-cell>
          <table:table-cell/>
          <table:table-cell office:value-type="string" calcext:value-type="string">
            <text:p>{"type": "Point", "coordinates": [2.34205140754056, 48.87416221251079]}</text:p>
          </table:table-cell>
          <table:table-cell office:value-type="string" calcext:value-type="string">
            <text:p>48.8741622125,2.34205140754</text:p>
          </table:table-cell>
        </table:table-row>
        <table:table-row table:style-name="ro1" table:visibility="filter">
          <table:table-cell office:value-type="string" calcext:value-type="string">
            <text:p>Chez Silvana</text:p>
          </table:table-cell>
          <table:table-cell office:value-type="string" calcext:value-type="string">
            <text:p>85 bis bd de Magenta</text:p>
          </table:table-cell>
          <table:table-cell office:value-type="float" office:value="75010" calcext:value-type="float">
            <text:p>75010</text:p>
          </table:table-cell>
          <table:table-cell office:value-type="string" calcext:value-type="string">
            <text:p>Restaurant ou traiteur</text:p>
          </table:table-cell>
          <table:table-cell office:value-type="string" calcext:value-type="string">
            <text:p>Spécialités portugaises</text:p>
          </table:table-cell>
          <table:table-cell/>
          <table:table-cell office:value-type="string" calcext:value-type="string">
            <text:p>06 61 69 07 12</text:p>
          </table:table-cell>
          <table:table-cell/>
          <table:table-cell office:value-type="string" calcext:value-type="string">
            <text:p>{"type": "Point", "coordinates": [2.355190669807129, 48.876974681078885]}</text:p>
          </table:table-cell>
          <table:table-cell office:value-type="string" calcext:value-type="string">
            <text:p>48.8769746811,2.35519066981</text:p>
          </table:table-cell>
        </table:table-row>
        <table:table-row table:style-name="ro1" table:visibility="filter">
          <table:table-cell office:value-type="string" calcext:value-type="string">
            <text:p>Chez les deux amis</text:p>
          </table:table-cell>
          <table:table-cell office:value-type="string" calcext:value-type="string">
            <text:p>170 Avenue Ledru-Rollin</text:p>
          </table:table-cell>
          <table:table-cell office:value-type="float" office:value="75011" calcext:value-type="float">
            <text:p>75011</text:p>
          </table:table-cell>
          <table:table-cell office:value-type="string" calcext:value-type="string">
            <text:p>Restaurant ou traiteur</text:p>
          </table:table-cell>
          <table:table-cell table:number-columns-repeated="2"/>
          <table:table-cell office:value-type="string" calcext:value-type="string">
            <text:p>06 62 64 84 66</text:p>
          </table:table-cell>
          <table:table-cell/>
          <table:table-cell office:value-type="string" calcext:value-type="string">
            <text:p>{"type": "Point", "coordinates": [2.379617326371495, 48.85699939192068]}</text:p>
          </table:table-cell>
          <table:table-cell office:value-type="string" calcext:value-type="string">
            <text:p>48.8569993919,2.37961732637</text:p>
          </table:table-cell>
        </table:table-row>
        <table:table-row table:style-name="ro1" table:visibility="filter">
          <table:table-cell office:value-type="string" calcext:value-type="string">
            <text:p>Mes souvenirs d'Espagne</text:p>
          </table:table-cell>
          <table:table-cell office:value-type="string" calcext:value-type="string">
            <text:p>33 rue du château d'eau</text:p>
          </table:table-cell>
          <table:table-cell office:value-type="float" office:value="75010" calcext:value-type="float">
            <text:p>75010</text:p>
          </table:table-cell>
          <table:table-cell office:value-type="string" calcext:value-type="string">
            <text:p>Restaurant ou traiteur</text:p>
          </table:table-cell>
          <table:table-cell office:value-type="string" calcext:value-type="string">
            <text:p>service traiteur</text:p>
          </table:table-cell>
          <table:table-cell/>
          <table:table-cell office:value-type="string" calcext:value-type="string">
            <text:p>01 40 38 32 34</text:p>
          </table:table-cell>
          <table:table-cell/>
          <table:table-cell office:value-type="string" calcext:value-type="string">
            <text:p>{"type": "Point", "coordinates": [2.358266912979418, 48.87102949562085]}</text:p>
          </table:table-cell>
          <table:table-cell office:value-type="string" calcext:value-type="string">
            <text:p>48.8710294956,2.35826691298</text:p>
          </table:table-cell>
        </table:table-row>
        <table:table-row table:style-name="ro1">
          <table:table-cell office:value-type="string" calcext:value-type="string">
            <text:p>Hong</text:p>
          </table:table-cell>
          <table:table-cell office:value-type="string" calcext:value-type="string">
            <text:p>11 Antoine Bourdelle</text:p>
          </table:table-cell>
          <table:table-cell office:value-type="float" office:value="75015" calcext:value-type="float">
            <text:p>75015</text:p>
          </table:table-cell>
          <table:table-cell office:value-type="string" calcext:value-type="string">
            <text:p>Alimentation générale et produits de première nécessité</text:p>
          </table:table-cell>
          <table:table-cell table:number-columns-repeated="2"/>
          <table:table-cell office:value-type="string" calcext:value-type="string">
            <text:p>07 87 02 11 52</text:p>
          </table:table-cell>
          <table:table-cell office:value-type="string" calcext:value-type="string">
            <text:p>hongjin@orange.fr</text:p>
          </table:table-cell>
          <table:table-cell office:value-type="string" calcext:value-type="string">
            <text:p>{"type": "Point", "coordinates": [2.31848507348634, 48.842826909844]}</text:p>
          </table:table-cell>
          <table:table-cell office:value-type="string" calcext:value-type="string">
            <text:p>48.8428269098,2.31848507349</text:p>
          </table:table-cell>
        </table:table-row>
        <table:table-row table:style-name="ro1">
          <table:table-cell office:value-type="string" calcext:value-type="string">
            <text:p>Pharmacie Homéopathique de l'Europe</text:p>
          </table:table-cell>
          <table:table-cell office:value-type="string" calcext:value-type="string">
            <text:p>31 rue d'Amsterdam</text:p>
          </table:table-cell>
          <table:table-cell office:value-type="float" office:value="75008" calcext:value-type="float">
            <text:p>75008</text:p>
          </table:table-cell>
          <table:table-cell office:value-type="string" calcext:value-type="string">
            <text:p>Pharmacies et parapharmacies</text:p>
          </table:table-cell>
          <table:table-cell office:value-type="string" calcext:value-type="string">
            <text:p>Spécialiste des thérapeutiques naturelles et des préparations</text:p>
          </table:table-cell>
          <table:table-cell office:value-type="string" calcext:value-type="string">
            <text:p>https://www.pharmaciehomeo.com/</text:p>
          </table:table-cell>
          <table:table-cell office:value-type="string" calcext:value-type="string">
            <text:p>01 48 74 74 91</text:p>
          </table:table-cell>
          <table:table-cell office:value-type="string" calcext:value-type="string">
            <text:p>info@pharmaciehomeo.net</text:p>
          </table:table-cell>
          <table:table-cell office:value-type="string" calcext:value-type="string">
            <text:p>{"type": "Point", "coordinates": [2.326877264241921, 48.878622370800336]}</text:p>
          </table:table-cell>
          <table:table-cell office:value-type="string" calcext:value-type="string">
            <text:p>48.8786223708,2.32687726424</text:p>
          </table:table-cell>
        </table:table-row>
        <table:table-row table:style-name="ro1">
          <table:table-cell office:value-type="string" calcext:value-type="string">
            <text:p>Boucherie Dubost</text:p>
          </table:table-cell>
          <table:table-cell office:value-type="string" calcext:value-type="string">
            <text:p>90 rue du rocher</text:p>
          </table:table-cell>
          <table:table-cell office:value-type="float" office:value="75008" calcext:value-type="float">
            <text:p>75008</text:p>
          </table:table-cell>
          <table:table-cell office:value-type="string" calcext:value-type="string">
            <text:p>Boucherie - charcuterie - rôtisserie</text:p>
          </table:table-cell>
          <table:table-cell office:value-type="string" calcext:value-type="string">
            <text:p>Plat du jour du lundi au vendredi</text:p>
          </table:table-cell>
          <table:table-cell/>
          <table:table-cell office:value-type="string" calcext:value-type="string">
            <text:p>01 45 22 45 48</text:p>
          </table:table-cell>
          <table:table-cell office:value-type="string" calcext:value-type="string">
            <text:p>sylviedubost@free.fr</text:p>
          </table:table-cell>
          <table:table-cell office:value-type="string" calcext:value-type="string">
            <text:p>{"type": "Point", "coordinates": [2.317268395677339, 48.880631545140204]}</text:p>
          </table:table-cell>
          <table:table-cell office:value-type="string" calcext:value-type="string">
            <text:p>48.8806315451,2.31726839568</text:p>
          </table:table-cell>
        </table:table-row>
        <table:table-row table:style-name="ro1">
          <table:table-cell office:value-type="string" calcext:value-type="string">
            <text:p>Caves de Courcelles</text:p>
          </table:table-cell>
          <table:table-cell office:value-type="string" calcext:value-type="string">
            <text:p>206 bis Rue de Courcelles</text:p>
          </table:table-cell>
          <table:table-cell office:value-type="float" office:value="75017" calcext:value-type="float">
            <text:p>75017</text:p>
          </table:table-cell>
          <table:table-cell office:value-type="string" calcext:value-type="string">
            <text:p>Commerce de détail de boissons</text:p>
          </table:table-cell>
          <table:table-cell office:value-type="string" calcext:value-type="string">
            <text:p>Cave "traditionnelle" depuis 1934</text:p>
          </table:table-cell>
          <table:table-cell/>
          <table:table-cell office:value-type="string" calcext:value-type="string">
            <text:p>01 47 64 97 79</text:p>
          </table:table-cell>
          <table:table-cell office:value-type="string" calcext:value-type="string">
            <text:p>paris-caves-de-courcelles@orange.fr</text:p>
          </table:table-cell>
          <table:table-cell office:value-type="string" calcext:value-type="string">
            <text:p>{"type": "Point", "coordinates": [2.295819145442841, 48.88676474531909]}</text:p>
          </table:table-cell>
          <table:table-cell office:value-type="string" calcext:value-type="string">
            <text:p>48.8867647453,2.29581914544</text:p>
          </table:table-cell>
        </table:table-row>
        <table:table-row table:style-name="ro1">
          <table:table-cell office:value-type="string" calcext:value-type="string">
            <text:p>Fédération Française de l'Apéritif</text:p>
          </table:table-cell>
          <table:table-cell office:value-type="string" calcext:value-type="string">
            <text:p>50 rue des dames</text:p>
          </table:table-cell>
          <table:table-cell office:value-type="float" office:value="75017" calcext:value-type="float">
            <text:p>75017</text:p>
          </table:table-cell>
          <table:table-cell office:value-type="string" calcext:value-type="string">
            <text:p>Commerce de détail de boissons</text:p>
          </table:table-cell>
          <table:table-cell/>
          <table:table-cell office:value-type="string" calcext:value-type="string">
            <text:p>http://www.ffaperitif.fr</text:p>
          </table:table-cell>
          <table:table-cell office:value-type="string" calcext:value-type="string">
            <text:p>01 47 42 72 54</text:p>
          </table:table-cell>
          <table:table-cell office:value-type="string" calcext:value-type="string">
            <text:p>contact@ffaperitif.fr</text:p>
          </table:table-cell>
          <table:table-cell office:value-type="string" calcext:value-type="string">
            <text:p>{"type": "Point", "coordinates": [2.321742038337125, 48.88393513843845]}</text:p>
          </table:table-cell>
          <table:table-cell office:value-type="string" calcext:value-type="string">
            <text:p>48.8839351384,2.32174203834</text:p>
          </table:table-cell>
        </table:table-row>
        <table:table-row table:style-name="ro1" table:visibility="filter">
          <table:table-cell office:value-type="string" calcext:value-type="string">
            <text:p>Eric Kayser</text:p>
          </table:table-cell>
          <table:table-cell office:value-type="string" calcext:value-type="string">
            <text:p>16 rue des Petits Carreaux</text:p>
          </table:table-cell>
          <table:table-cell office:value-type="float" office:value="75002" calcext:value-type="float">
            <text:p>75002</text:p>
          </table:table-cell>
          <table:table-cell office:value-type="string" calcext:value-type="string">
            <text:p>Boulangerie - pâtisserie</text:p>
          </table:table-cell>
          <table:table-cell/>
          <table:table-cell office:value-type="string" calcext:value-type="string">
            <text:p>https://www.maison-kayser.com/fr/boulangeries/100001011-petits-carreaux.html</text:p>
          </table:table-cell>
          <table:table-cell office:value-type="string" calcext:value-type="string">
            <text:p>01 42 33 76 48</text:p>
          </table:table-cell>
          <table:table-cell/>
          <table:table-cell office:value-type="string" calcext:value-type="string">
            <text:p>{"type": "Point", "coordinates": [2.347380183033763, 48.86706644938458]}</text:p>
          </table:table-cell>
          <table:table-cell office:value-type="string" calcext:value-type="string">
            <text:p>48.8670664494,2.34738018303</text:p>
          </table:table-cell>
        </table:table-row>
        <table:table-row table:style-name="ro1">
          <table:table-cell office:value-type="string" calcext:value-type="string">
            <text:p>Les enfants du marché</text:p>
          </table:table-cell>
          <table:table-cell office:value-type="string" calcext:value-type="string">
            <text:p>39 Rue de Bretagne</text:p>
          </table:table-cell>
          <table:table-cell office:value-type="float" office:value="75003" calcext:value-type="float">
            <text:p>75003</text:p>
          </table:table-cell>
          <table:table-cell office:value-type="string" calcext:value-type="string">
            <text:p>Restaurant ou traiteur</text:p>
          </table:table-cell>
          <table:table-cell office:value-type="string" calcext:value-type="string">
            <text:p>Caviste aussi</text:p>
          </table:table-cell>
          <table:table-cell/>
          <table:table-cell office:value-type="string" calcext:value-type="string">
            <text:p>06 69 99 21 21</text:p>
          </table:table-cell>
          <table:table-cell office:value-type="string" calcext:value-type="string">
            <text:p>Contact@lesenfantsdumarche.fr</text:p>
          </table:table-cell>
          <table:table-cell office:value-type="string" calcext:value-type="string">
            <text:p>{"type": "Point", "coordinates": [2.362172805926787, 48.86295444112033]}</text:p>
          </table:table-cell>
          <table:table-cell office:value-type="string" calcext:value-type="string">
            <text:p>48.8629544411,2.36217280593</text:p>
          </table:table-cell>
        </table:table-row>
        <table:table-row table:style-name="ro1" table:visibility="filter">
          <table:table-cell office:value-type="string" calcext:value-type="string">
            <text:p>Carrefour Express</text:p>
          </table:table-cell>
          <table:table-cell office:value-type="string" calcext:value-type="string">
            <text:p>75 rue Saint Charles</text:p>
          </table:table-cell>
          <table:table-cell office:value-type="float" office:value="75015" calcext:value-type="float">
            <text:p>75015</text:p>
          </table:table-cell>
          <table:table-cell office:value-type="string" calcext:value-type="string">
            <text:p>Alimentation générale et produits de première nécessité</text:p>
          </table:table-cell>
          <table:table-cell table:number-columns-repeated="2"/>
          <table:table-cell office:value-type="string" calcext:value-type="string">
            <text:p>01 40 57 24 78</text:p>
          </table:table-cell>
          <table:table-cell/>
          <table:table-cell office:value-type="string" calcext:value-type="string">
            <text:p>{"type": "Point", "coordinates": [2.2865774620826302, 48.84771299458758]}</text:p>
          </table:table-cell>
          <table:table-cell office:value-type="string" calcext:value-type="string">
            <text:p>48.8477129946,2.28657746208</text:p>
          </table:table-cell>
        </table:table-row>
        <table:table-row table:style-name="ro1">
          <table:table-cell office:value-type="string" calcext:value-type="string">
            <text:p>Galeries Gourmandes</text:p>
          </table:table-cell>
          <table:table-cell office:value-type="string" calcext:value-type="string">
            <text:p>2 PLACE DE LA PORTE MAILLOT</text:p>
          </table:table-cell>
          <table:table-cell office:value-type="float" office:value="75017" calcext:value-type="float">
            <text:p>75017</text:p>
          </table:table-cell>
          <table:table-cell office:value-type="string" calcext:value-type="string">
            <text:p>Alimentation générale et produits de première nécessité</text:p>
          </table:table-cell>
          <table:table-cell table:number-columns-repeated="3"/>
          <table:table-cell office:value-type="string" calcext:value-type="string">
            <text:p>contact@galeries-gourmandes.com</text:p>
          </table:table-cell>
          <table:table-cell office:value-type="string" calcext:value-type="string">
            <text:p>{"type": "Point", "coordinates": [2.283803562685932, 48.87860025340613]}</text:p>
          </table:table-cell>
          <table:table-cell office:value-type="string" calcext:value-type="string">
            <text:p>48.8786002534,2.28380356269</text:p>
          </table:table-cell>
        </table:table-row>
        <table:table-row table:style-name="ro1" table:visibility="filter">
          <table:table-cell office:value-type="string" calcext:value-type="string">
            <text:p>Boucherie Moderne</text:p>
          </table:table-cell>
          <table:table-cell office:value-type="string" calcext:value-type="string">
            <text:p>249 boulevard Voltaire</text:p>
          </table:table-cell>
          <table:table-cell office:value-type="float" office:value="75011" calcext:value-type="float">
            <text:p>75011</text:p>
          </table:table-cell>
          <table:table-cell office:value-type="string" calcext:value-type="string">
            <text:p>Boucherie - charcuterie - rôtisserie</text:p>
          </table:table-cell>
          <table:table-cell office:value-type="string" calcext:value-type="string">
            <text:p>Rôtisserie</text:p>
          </table:table-cell>
          <table:table-cell office:value-type="string" calcext:value-type="string">
            <text:p>https://www.epicery.com/epiceries/boucherie-moderne</text:p>
          </table:table-cell>
          <table:table-cell table:number-columns-repeated="2"/>
          <table:table-cell office:value-type="string" calcext:value-type="string">
            <text:p>{"type": "Point", "coordinates": [2.392546713455077, 48.850587960158926]}</text:p>
          </table:table-cell>
          <table:table-cell office:value-type="string" calcext:value-type="string">
            <text:p>48.8505879602,2.39254671346</text:p>
          </table:table-cell>
        </table:table-row>
        <table:table-row table:style-name="ro1" table:visibility="filter">
          <table:table-cell office:value-type="string" calcext:value-type="string">
            <text:p>Boucherie de la Chapelle</text:p>
          </table:table-cell>
          <table:table-cell office:value-type="string" calcext:value-type="string">
            <text:p>10 rue de l'Olive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Boucherie - charcuterie - rôtisserie</text:p>
          </table:table-cell>
          <table:table-cell office:value-type="string" calcext:value-type="string">
            <text:p>et chevaline</text:p>
          </table:table-cell>
          <table:table-cell/>
          <table:table-cell office:value-type="string" calcext:value-type="string">
            <text:p>07 82 28 84 90</text:p>
          </table:table-cell>
          <table:table-cell/>
          <table:table-cell office:value-type="string" calcext:value-type="string">
            <text:p>{"type": "Point", "coordinates": [2.361416638984635, 48.89080646527569]}</text:p>
          </table:table-cell>
          <table:table-cell office:value-type="string" calcext:value-type="string">
            <text:p>48.8908064653,2.36141663898</text:p>
          </table:table-cell>
        </table:table-row>
        <table:table-row table:style-name="ro1" table:visibility="filter">
          <table:table-cell office:value-type="string" calcext:value-type="string">
            <text:p>Coco litchi</text:p>
          </table:table-cell>
          <table:table-cell office:value-type="string" calcext:value-type="string">
            <text:p>79 boulevard Saint Marcel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Primeur</text:p>
          </table:table-cell>
          <table:table-cell table:number-columns-repeated="2"/>
          <table:table-cell office:value-type="string" calcext:value-type="string">
            <text:p>06 61 27 19 61</text:p>
          </table:table-cell>
          <table:table-cell/>
          <table:table-cell office:value-type="string" calcext:value-type="string">
            <text:p>{"type": "Point", "coordinates": [2.352955775019158, 48.836932120738]}</text:p>
          </table:table-cell>
          <table:table-cell office:value-type="string" calcext:value-type="string">
            <text:p>48.8369321207,2.35295577502</text:p>
          </table:table-cell>
        </table:table-row>
        <table:table-row table:style-name="ro1" table:visibility="filter">
          <table:table-cell office:value-type="string" calcext:value-type="string">
            <text:p>Les Quatre Saisons</text:p>
          </table:table-cell>
          <table:table-cell office:value-type="string" calcext:value-type="string">
            <text:p>39 rue de Bretagne</text:p>
          </table:table-cell>
          <table:table-cell office:value-type="float" office:value="75003" calcext:value-type="float">
            <text:p>75003</text:p>
          </table:table-cell>
          <table:table-cell office:value-type="string" calcext:value-type="string">
            <text:p>Primeur</text:p>
          </table:table-cell>
          <table:table-cell table:number-columns-repeated="2"/>
          <table:table-cell office:value-type="string" calcext:value-type="string">
            <text:p>06 29 67 21 18</text:p>
          </table:table-cell>
          <table:table-cell/>
          <table:table-cell office:value-type="string" calcext:value-type="string">
            <text:p>{"type": "Point", "coordinates": [2.362155495736328, 48.862954348863305]}</text:p>
          </table:table-cell>
          <table:table-cell office:value-type="string" calcext:value-type="string">
            <text:p>48.8629543489,2.36215549574</text:p>
          </table:table-cell>
        </table:table-row>
        <table:table-row table:style-name="ro1" table:visibility="filter">
          <table:table-cell office:value-type="string" calcext:value-type="string">
            <text:p>Miramar</text:p>
          </table:table-cell>
          <table:table-cell office:value-type="string" calcext:value-type="string">
            <text:p>46 Avenue du Général Michel Bizot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Restaurant ou traiteur</text:p>
          </table:table-cell>
          <table:table-cell office:value-type="string" calcext:value-type="string">
            <text:p>Libanais</text:p>
          </table:table-cell>
          <table:table-cell office:value-type="string" calcext:value-type="string">
            <text:p>https://Deliveroo.fr</text:p>
          </table:table-cell>
          <table:table-cell table:number-columns-repeated="2"/>
          <table:table-cell office:value-type="string" calcext:value-type="string">
            <text:p>{"type": "Point", "coordinates": [2.400626249903814, 48.83437623349578]}</text:p>
          </table:table-cell>
          <table:table-cell office:value-type="string" calcext:value-type="string">
            <text:p>48.8343762335,2.4006262499</text:p>
          </table:table-cell>
        </table:table-row>
        <table:table-row table:style-name="ro1" table:visibility="filter">
          <table:table-cell office:value-type="string" calcext:value-type="string">
            <text:p>COCONINO</text:p>
          </table:table-cell>
          <table:table-cell office:value-type="string" calcext:value-type="string">
            <text:p>6 Imp Damesme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Commerce de détail de boissons</text:p>
          </table:table-cell>
          <table:table-cell office:value-type="string" calcext:value-type="string">
            <text:p>Brasserie artisanale</text:p>
          </table:table-cell>
          <table:table-cell office:value-type="string" calcext:value-type="string">
            <text:p>Http://shop.coconino-beers.com</text:p>
          </table:table-cell>
          <table:table-cell table:number-columns-repeated="2"/>
          <table:table-cell office:value-type="string" calcext:value-type="string">
            <text:p>{"type": "Point", "coordinates": [2.355720326222757, 48.82240784356853]}</text:p>
          </table:table-cell>
          <table:table-cell office:value-type="string" calcext:value-type="string">
            <text:p>48.8224078436,2.35572032622</text:p>
          </table:table-cell>
        </table:table-row>
        <table:table-row table:style-name="ro1" table:visibility="filter">
          <table:table-cell office:value-type="string" calcext:value-type="string">
            <text:p>Restaurant Napoli</text:p>
          </table:table-cell>
          <table:table-cell office:value-type="string" calcext:value-type="string">
            <text:p>11 rue Saint - Placide</text:p>
          </table:table-cell>
          <table:table-cell office:value-type="float" office:value="75006" calcext:value-type="float">
            <text:p>75006</text:p>
          </table:table-cell>
          <table:table-cell office:value-type="string" calcext:value-type="string">
            <text:p>Restaurant ou traiteur</text:p>
          </table:table-cell>
          <table:table-cell table:number-columns-repeated="2"/>
          <table:table-cell office:value-type="string" calcext:value-type="string">
            <text:p>01 42 22 51 96</text:p>
          </table:table-cell>
          <table:table-cell/>
          <table:table-cell office:value-type="string" calcext:value-type="string">
            <text:p>{"type": "Point", "coordinates": [2.325003041738608, 48.849533730589]}</text:p>
          </table:table-cell>
          <table:table-cell office:value-type="string" calcext:value-type="string">
            <text:p>48.8495337306,2.32500304174</text:p>
          </table:table-cell>
        </table:table-row>
        <table:table-row table:style-name="ro1" table:visibility="filter">
          <table:table-cell office:value-type="string" calcext:value-type="string">
            <text:p>La Fraicheur de mon jardin</text:p>
          </table:table-cell>
          <table:table-cell office:value-type="string" calcext:value-type="string">
            <text:p>65 rue du Mont Cenis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Primeur</text:p>
          </table:table-cell>
          <table:table-cell/>
          <table:table-cell office:value-type="string" calcext:value-type="string">
            <text:p>https://www.facebook.com/people/Lafraicheur-Demonjardin/100020293957999</text:p>
          </table:table-cell>
          <table:table-cell office:value-type="string" calcext:value-type="string">
            <text:p>06 44 73 26 94</text:p>
          </table:table-cell>
          <table:table-cell/>
          <table:table-cell office:value-type="string" calcext:value-type="string">
            <text:p>{"type": "Point", "coordinates": [2.34354568683338, 48.891394965881446]}</text:p>
          </table:table-cell>
          <table:table-cell office:value-type="string" calcext:value-type="string">
            <text:p>48.8913949659,2.34354568683</text:p>
          </table:table-cell>
        </table:table-row>
        <table:table-row table:style-name="ro1">
          <table:table-cell office:value-type="string" calcext:value-type="string">
            <text:p>Brûlerie Lanni</text:p>
          </table:table-cell>
          <table:table-cell office:value-type="string" calcext:value-type="string">
            <text:p>125, AV de Clichy</text:p>
          </table:table-cell>
          <table:table-cell office:value-type="float" office:value="75017" calcext:value-type="float">
            <text:p>75017</text:p>
          </table:table-cell>
          <table:table-cell office:value-type="string" calcext:value-type="string">
            <text:p>Épicerie fine</text:p>
          </table:table-cell>
          <table:table-cell office:value-type="string" calcext:value-type="string">
            <text:p>Torréfacteur parisien depuis 1967, nous livrons café, thé et machines à café.</text:p>
          </table:table-cell>
          <table:table-cell office:value-type="string" calcext:value-type="string">
            <text:p>https://thecoffeelovers.fr/</text:p>
          </table:table-cell>
          <table:table-cell office:value-type="string" calcext:value-type="string">
            <text:p>06 88 24 49 79</text:p>
          </table:table-cell>
          <table:table-cell office:value-type="string" calcext:value-type="string">
            <text:p>contact@thecoffeelovers.fr</text:p>
          </table:table-cell>
          <table:table-cell office:value-type="string" calcext:value-type="string">
            <text:p>{"type": "Point", "coordinates": [2.320794504331649, 48.890090857739594]}</text:p>
          </table:table-cell>
          <table:table-cell office:value-type="string" calcext:value-type="string">
            <text:p>48.8900908577,2.32079450433</text:p>
          </table:table-cell>
        </table:table-row>
        <table:table-row table:style-name="ro1">
          <table:table-cell office:value-type="string" calcext:value-type="string">
            <text:p>Épicerie boissons</text:p>
          </table:table-cell>
          <table:table-cell office:value-type="string" calcext:value-type="string">
            <text:p>85, Avenue de Segur</text:p>
          </table:table-cell>
          <table:table-cell office:value-type="float" office:value="75015" calcext:value-type="float">
            <text:p>75015</text:p>
          </table:table-cell>
          <table:table-cell office:value-type="string" calcext:value-type="string">
            <text:p>Alimentation générale et produits de première nécessité</text:p>
          </table:table-cell>
          <table:table-cell table:number-columns-repeated="3"/>
          <table:table-cell office:value-type="string" calcext:value-type="string">
            <text:p>rossi.pelissier@gmail.com</text:p>
          </table:table-cell>
          <table:table-cell office:value-type="string" calcext:value-type="string">
            <text:p>{"type": "Point", "coordinates": [2.305644191852135, 48.84704838266702]}</text:p>
          </table:table-cell>
          <table:table-cell office:value-type="string" calcext:value-type="string">
            <text:p>48.8470483827,2.30564419185</text:p>
          </table:table-cell>
        </table:table-row>
        <table:table-row table:style-name="ro1">
          <table:table-cell office:value-type="string" calcext:value-type="string">
            <text:p>L’épicerie Vintage</text:p>
          </table:table-cell>
          <table:table-cell office:value-type="string" calcext:value-type="string">
            <text:p>4 rue sorbier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Primeur</text:p>
          </table:table-cell>
          <table:table-cell office:value-type="string" calcext:value-type="string">
            <text:p>Uniquement des produits bio, en circuit court. Également produits laitier, épicerie, vin</text:p>
          </table:table-cell>
          <table:table-cell table:number-columns-repeated="2"/>
          <table:table-cell office:value-type="string" calcext:value-type="string">
            <text:p>Lepicerie.vintage@gmail.com</text:p>
          </table:table-cell>
          <table:table-cell office:value-type="string" calcext:value-type="string">
            <text:p>{"type": "Point", "coordinates": [2.389852006744507, 48.868373541073396]}</text:p>
          </table:table-cell>
          <table:table-cell office:value-type="string" calcext:value-type="string">
            <text:p>48.8683735411,2.38985200674</text:p>
          </table:table-cell>
        </table:table-row>
        <table:table-row table:style-name="ro1">
          <table:table-cell office:value-type="string" calcext:value-type="string">
            <text:p>Marsac Restauration</text:p>
          </table:table-cell>
          <table:table-cell office:value-type="string" calcext:value-type="string">
            <text:p>7 rue Jean Leclaire</text:p>
          </table:table-cell>
          <table:table-cell office:value-type="float" office:value="75017" calcext:value-type="float">
            <text:p>75017</text:p>
          </table:table-cell>
          <table:table-cell office:value-type="string" calcext:value-type="string">
            <text:p>Restaurant ou traiteur</text:p>
          </table:table-cell>
          <table:table-cell office:value-type="string" calcext:value-type="string">
            <text:p>Livraison sans contact de plats cuisinés sous vide</text:p>
          </table:table-cell>
          <table:table-cell office:value-type="string" calcext:value-type="string">
            <text:p>http://pierremarsac.com</text:p>
          </table:table-cell>
          <table:table-cell office:value-type="string" calcext:value-type="string">
            <text:p>06 19 58 57 18</text:p>
          </table:table-cell>
          <table:table-cell office:value-type="string" calcext:value-type="string">
            <text:p>mail@pierremarsac.com</text:p>
          </table:table-cell>
          <table:table-cell office:value-type="string" calcext:value-type="string">
            <text:p>{"type": "Point", "coordinates": [2.325524531966663, 48.89390969448473]}</text:p>
          </table:table-cell>
          <table:table-cell office:value-type="string" calcext:value-type="string">
            <text:p>48.8939096945,2.32552453197</text:p>
          </table:table-cell>
        </table:table-row>
        <table:table-row table:style-name="ro1">
          <table:table-cell office:value-type="string" calcext:value-type="string">
            <text:p>Pharmacie Denfert-Rochereau</text:p>
          </table:table-cell>
          <table:table-cell office:value-type="string" calcext:value-type="string">
            <text:p>97 avenue Denfert-Rochereau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Pharmacies et parapharmacies</text:p>
          </table:table-cell>
          <table:table-cell table:number-columns-repeated="2"/>
          <table:table-cell office:value-type="string" calcext:value-type="string">
            <text:p>01 43 54 29 71</text:p>
          </table:table-cell>
          <table:table-cell office:value-type="string" calcext:value-type="string">
            <text:p>pharmacie.parisdenfert@gmail.com</text:p>
          </table:table-cell>
          <table:table-cell office:value-type="string" calcext:value-type="string">
            <text:p>{"type": "Point", "coordinates": [2.333067825732121, 48.834706010547805]}</text:p>
          </table:table-cell>
          <table:table-cell office:value-type="string" calcext:value-type="string">
            <text:p>48.8347060105,2.33306782573</text:p>
          </table:table-cell>
        </table:table-row>
        <table:table-row table:style-name="ro1">
          <table:table-cell office:value-type="string" calcext:value-type="string">
            <text:p>DROGUERIE EUREKA ETABLISSEMENTS FOURNEL</text:p>
          </table:table-cell>
          <table:table-cell office:value-type="string" calcext:value-type="string">
            <text:p>297 rue des pyrenees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Bricolage</text:p>
          </table:table-cell>
          <table:table-cell office:value-type="string" calcext:value-type="string">
            <text:p>Livraisons les Lundi Mercredi Jeudi Vendredi <text:s/>après midi. En fonction des stocks disponibles un délai de commande peut être nécessaire.</text:p>
          </table:table-cell>
          <table:table-cell office:value-type="string" calcext:value-type="string">
            <text:p>https://www.facebook.com/eurekamamaison.paris/</text:p>
          </table:table-cell>
          <table:table-cell office:value-type="string" calcext:value-type="string">
            <text:p>01 43 15 12 56</text:p>
          </table:table-cell>
          <table:table-cell office:value-type="string" calcext:value-type="string">
            <text:p>eurekamamaison.etfournel@gmail.com</text:p>
          </table:table-cell>
          <table:table-cell office:value-type="string" calcext:value-type="string">
            <text:p>{"type": "Point", "coordinates": [2.394625889667928, 48.86961140412659]}</text:p>
          </table:table-cell>
          <table:table-cell office:value-type="string" calcext:value-type="string">
            <text:p>48.8696114041,2.39462588967</text:p>
          </table:table-cell>
        </table:table-row>
        <table:table-row table:style-name="ro1">
          <table:table-cell office:value-type="string" calcext:value-type="string">
            <text:p>Chocolat de Neuville</text:p>
          </table:table-cell>
          <table:table-cell office:value-type="string" calcext:value-type="string">
            <text:p>112 rue ordener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Alimentation générale et produits de première nécessité</text:p>
          </table:table-cell>
          <table:table-cell office:value-type="string" calcext:value-type="string">
            <text:p>Magasin de chocolat</text:p>
          </table:table-cell>
          <table:table-cell/>
          <table:table-cell office:value-type="string" calcext:value-type="string">
            <text:p>01 42 52 78 47</text:p>
          </table:table-cell>
          <table:table-cell office:value-type="string" calcext:value-type="string">
            <text:p>Bilitis.benetti@live.fr</text:p>
          </table:table-cell>
          <table:table-cell office:value-type="string" calcext:value-type="string">
            <text:p>{"type": "Point", "coordinates": [2.34004497401183, 48.89322475903217]}</text:p>
          </table:table-cell>
          <table:table-cell office:value-type="string" calcext:value-type="string">
            <text:p>48.893224759,2.34004497401</text:p>
          </table:table-cell>
        </table:table-row>
        <table:table-row table:style-name="ro1">
          <table:table-cell office:value-type="string" calcext:value-type="string">
            <text:p>SARL METROPOLITAN</text:p>
          </table:table-cell>
          <table:table-cell office:value-type="string" calcext:value-type="string">
            <text:p>26 rue des Rigoles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Primeur</text:p>
          </table:table-cell>
          <table:table-cell table:number-columns-repeated="2"/>
          <table:table-cell office:value-type="string" calcext:value-type="string">
            <text:p>06 98 40 44 07</text:p>
          </table:table-cell>
          <table:table-cell office:value-type="string" calcext:value-type="string">
            <text:p>sabahcheb@hotmail.com</text:p>
          </table:table-cell>
          <table:table-cell office:value-type="string" calcext:value-type="string">
            <text:p>{"type": "Point", "coordinates": [2.393575862886274, 48.87203548099074]}</text:p>
          </table:table-cell>
          <table:table-cell office:value-type="string" calcext:value-type="string">
            <text:p>48.872035481,2.39357586289</text:p>
          </table:table-cell>
        </table:table-row>
        <table:table-row table:style-name="ro1" table:visibility="filter">
          <table:table-cell office:value-type="string" calcext:value-type="string">
            <text:p>Eric Kayser</text:p>
          </table:table-cell>
          <table:table-cell office:value-type="string" calcext:value-type="string">
            <text:p>79 avenue Mozart</text:p>
          </table:table-cell>
          <table:table-cell office:value-type="float" office:value="75016" calcext:value-type="float">
            <text:p>75016</text:p>
          </table:table-cell>
          <table:table-cell office:value-type="string" calcext:value-type="string">
            <text:p>Boulangerie - pâtisserie</text:p>
          </table:table-cell>
          <table:table-cell/>
          <table:table-cell office:value-type="string" calcext:value-type="string">
            <text:p>https://www.maison-kayser.com/fr/boulangeries/100001012-mozart.html</text:p>
          </table:table-cell>
          <table:table-cell office:value-type="string" calcext:value-type="string">
            <text:p>01 42 88 03 29</text:p>
          </table:table-cell>
          <table:table-cell/>
          <table:table-cell office:value-type="string" calcext:value-type="string">
            <text:p>{"type": "Point", "coordinates": [2.268621655398301, 48.85302046479721]}</text:p>
          </table:table-cell>
          <table:table-cell office:value-type="string" calcext:value-type="string">
            <text:p>48.8530204648,2.2686216554</text:p>
          </table:table-cell>
        </table:table-row>
        <table:table-row table:style-name="ro1" table:visibility="filter">
          <table:table-cell office:value-type="string" calcext:value-type="string">
            <text:p>Eric Kayser</text:p>
          </table:table-cell>
          <table:table-cell office:value-type="string" calcext:value-type="string">
            <text:p>1 boulevard du Montparnasse</text:p>
          </table:table-cell>
          <table:table-cell office:value-type="float" office:value="75006" calcext:value-type="float">
            <text:p>75006</text:p>
          </table:table-cell>
          <table:table-cell office:value-type="string" calcext:value-type="string">
            <text:p>Boulangerie - pâtisserie</text:p>
          </table:table-cell>
          <table:table-cell/>
          <table:table-cell office:value-type="string" calcext:value-type="string">
            <text:p>https://www.maison-kayser.com/fr/boulangeries/100001014-duroc.html</text:p>
          </table:table-cell>
          <table:table-cell office:value-type="string" calcext:value-type="string">
            <text:p>01 47 83 75 39</text:p>
          </table:table-cell>
          <table:table-cell/>
          <table:table-cell office:value-type="string" calcext:value-type="string">
            <text:p>{"type": "Point", "coordinates": [2.317222267720084, 48.846726911778646]}</text:p>
          </table:table-cell>
          <table:table-cell office:value-type="string" calcext:value-type="string">
            <text:p>48.8467269118,2.31722226772</text:p>
          </table:table-cell>
        </table:table-row>
        <table:table-row table:style-name="ro1" table:visibility="filter">
          <table:table-cell office:value-type="string" calcext:value-type="string">
            <text:p>O Divin</text:p>
          </table:table-cell>
          <table:table-cell office:value-type="string" calcext:value-type="string">
            <text:p>128 rue de belleville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Alimentation générale et produits de première nécessité</text:p>
          </table:table-cell>
          <table:table-cell office:value-type="string" calcext:value-type="string">
            <text:p>Primeur, poissonnerie</text:p>
          </table:table-cell>
          <table:table-cell/>
          <table:table-cell office:value-type="string" calcext:value-type="string">
            <text:p>06 24 27 47 39</text:p>
          </table:table-cell>
          <table:table-cell/>
          <table:table-cell office:value-type="string" calcext:value-type="string">
            <text:p>{"type": "Point", "coordinates": [2.388638355353564, 48.874743285735846]}</text:p>
          </table:table-cell>
          <table:table-cell office:value-type="string" calcext:value-type="string">
            <text:p>48.8747432857,2.38863835535</text:p>
          </table:table-cell>
        </table:table-row>
        <table:table-row table:style-name="ro1" table:visibility="filter">
          <table:table-cell office:value-type="string" calcext:value-type="string">
            <text:p>Royal Market</text:p>
          </table:table-cell>
          <table:table-cell office:value-type="string" calcext:value-type="string">
            <text:p>60 boulevard de Port-Royal</text:p>
          </table:table-cell>
          <table:table-cell office:value-type="float" office:value="75005" calcext:value-type="float">
            <text:p>75005</text:p>
          </table:table-cell>
          <table:table-cell office:value-type="string" calcext:value-type="string">
            <text:p>Alimentation générale et produits de première nécessité</text:p>
          </table:table-cell>
          <table:table-cell table:number-columns-repeated="2"/>
          <table:table-cell office:value-type="string" calcext:value-type="string">
            <text:p>01 71 60 00 15</text:p>
          </table:table-cell>
          <table:table-cell/>
          <table:table-cell office:value-type="string" calcext:value-type="string">
            <text:p>{"type": "Point", "coordinates": [2.345875508218841, 48.83775441984429]}</text:p>
          </table:table-cell>
          <table:table-cell office:value-type="string" calcext:value-type="string">
            <text:p>48.8377544198,2.34587550822</text:p>
          </table:table-cell>
        </table:table-row>
        <table:table-row table:style-name="ro1">
          <table:table-cell office:value-type="string" calcext:value-type="string">
            <text:p>La Maison Corp</text:p>
          </table:table-cell>
          <table:table-cell office:value-type="string" calcext:value-type="string">
            <text:p>24 boulevard Voltaire</text:p>
          </table:table-cell>
          <table:table-cell office:value-type="float" office:value="75011" calcext:value-type="float">
            <text:p>75011</text:p>
          </table:table-cell>
          <table:table-cell office:value-type="string" calcext:value-type="string">
            <text:p>Alimentation générale et produits de première nécessité</text:p>
          </table:table-cell>
          <table:table-cell table:number-columns-repeated="2"/>
          <table:table-cell office:value-type="string" calcext:value-type="string">
            <text:p>06 33 58 77 81</text:p>
          </table:table-cell>
          <table:table-cell office:value-type="string" calcext:value-type="string">
            <text:p>contact@lamaisoncorp.com</text:p>
          </table:table-cell>
          <table:table-cell office:value-type="string" calcext:value-type="string">
            <text:p>{"type": "Point", "coordinates": [2.368155088514379, 48.864734979153326]}</text:p>
          </table:table-cell>
          <table:table-cell office:value-type="string" calcext:value-type="string">
            <text:p>48.8647349792,2.36815508851</text:p>
          </table:table-cell>
        </table:table-row>
        <table:table-row table:style-name="ro1" table:visibility="filter">
          <table:table-cell office:value-type="string" calcext:value-type="string">
            <text:p>Bocciarelli boucherie du marché</text:p>
          </table:table-cell>
          <table:table-cell office:value-type="string" calcext:value-type="string">
            <text:p>PLACE D ALIGRE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Boucherie - charcuterie - rôtisserie</text:p>
          </table:table-cell>
          <table:table-cell table:number-columns-repeated="2"/>
          <table:table-cell office:value-type="string" calcext:value-type="string">
            <text:p>06 42 39 96 85</text:p>
          </table:table-cell>
          <table:table-cell/>
          <table:table-cell office:value-type="string" calcext:value-type="string">
            <text:p>{"type": "Point", "coordinates": [2.378298643680465, 48.848838104067276]}</text:p>
          </table:table-cell>
          <table:table-cell office:value-type="string" calcext:value-type="string">
            <text:p>48.8488381041,2.37829864368</text:p>
          </table:table-cell>
        </table:table-row>
        <table:table-row table:style-name="ro1" table:visibility="filter">
          <table:table-cell office:value-type="string" calcext:value-type="string">
            <text:p>Boucherie Quéru</text:p>
          </table:table-cell>
          <table:table-cell office:value-type="string" calcext:value-type="string">
            <text:p>122 Rue Saint-Charles</text:p>
          </table:table-cell>
          <table:table-cell office:value-type="float" office:value="75015" calcext:value-type="float">
            <text:p>75015</text:p>
          </table:table-cell>
          <table:table-cell office:value-type="string" calcext:value-type="string">
            <text:p>Boucherie - charcuterie - rôtisserie</text:p>
          </table:table-cell>
          <table:table-cell office:value-type="string" calcext:value-type="string">
            <text:p>Livraison les mercredis et vendredi après midi</text:p>
          </table:table-cell>
          <table:table-cell/>
          <table:table-cell office:value-type="string" calcext:value-type="string">
            <text:p>01 45 78 01 87</text:p>
          </table:table-cell>
          <table:table-cell/>
          <table:table-cell office:value-type="string" calcext:value-type="string">
            <text:p>{"type": "Point", "coordinates": [2.283345408166222, 48.84431209671555]}</text:p>
          </table:table-cell>
          <table:table-cell office:value-type="string" calcext:value-type="string">
            <text:p>48.8443120967,2.28334540817</text:p>
          </table:table-cell>
        </table:table-row>
        <table:table-row table:style-name="ro1" table:visibility="filter">
          <table:table-cell office:value-type="string" calcext:value-type="string">
            <text:p>Vodka Lab</text:p>
          </table:table-cell>
          <table:table-cell office:value-type="string" calcext:value-type="string">
            <text:p>57 Rue Saint-Maur</text:p>
          </table:table-cell>
          <table:table-cell office:value-type="float" office:value="75011" calcext:value-type="float">
            <text:p>75011</text:p>
          </table:table-cell>
          <table:table-cell office:value-type="string" calcext:value-type="string">
            <text:p>Épicerie fine</text:p>
          </table:table-cell>
          <table:table-cell/>
          <table:table-cell office:value-type="string" calcext:value-type="string">
            <text:p>https://www.vodka-lab.com</text:p>
          </table:table-cell>
          <table:table-cell table:number-columns-repeated="2"/>
          <table:table-cell office:value-type="string" calcext:value-type="string">
            <text:p>{"type": "Point", "coordinates": [2.379829761050432, 48.86234712842433]}</text:p>
          </table:table-cell>
          <table:table-cell office:value-type="string" calcext:value-type="string">
            <text:p>48.8623471284,2.37982976105</text:p>
          </table:table-cell>
        </table:table-row>
        <table:table-row table:style-name="ro1" table:visibility="filter">
          <table:table-cell office:value-type="string" calcext:value-type="string">
            <text:p>Jadis et Gourmande</text:p>
          </table:table-cell>
          <table:table-cell office:value-type="string" calcext:value-type="string">
            <text:p>56 rue Saint-Placide</text:p>
          </table:table-cell>
          <table:table-cell office:value-type="float" office:value="75006" calcext:value-type="float">
            <text:p>75006</text:p>
          </table:table-cell>
          <table:table-cell office:value-type="string" calcext:value-type="string">
            <text:p>Épicerie fine</text:p>
          </table:table-cell>
          <table:table-cell office:value-type="string" calcext:value-type="string">
            <text:p>Chocolatier</text:p>
          </table:table-cell>
          <table:table-cell office:value-type="string" calcext:value-type="string">
            <text:p>https://www.jadisetgourmande.fr</text:p>
          </table:table-cell>
          <table:table-cell table:number-columns-repeated="2"/>
          <table:table-cell office:value-type="string" calcext:value-type="string">
            <text:p>{"type": "Point", "coordinates": [2.326228980997446, 48.84747302508541]}</text:p>
          </table:table-cell>
          <table:table-cell office:value-type="string" calcext:value-type="string">
            <text:p>48.8474730251,2.326228981</text:p>
          </table:table-cell>
        </table:table-row>
        <table:table-row table:style-name="ro1">
          <table:table-cell office:value-type="string" calcext:value-type="string">
            <text:p>Les dîners de pierre</text:p>
          </table:table-cell>
          <table:table-cell office:value-type="string" calcext:value-type="string">
            <text:p>116 rue de charenton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Restaurant ou traiteur</text:p>
          </table:table-cell>
          <table:table-cell office:value-type="string" calcext:value-type="string">
            <text:p>Livraison plateau repas traditionnel</text:p>
          </table:table-cell>
          <table:table-cell table:number-columns-repeated="2"/>
          <table:table-cell office:value-type="string" calcext:value-type="string">
            <text:p>cuisinepierre@gmail.com</text:p>
          </table:table-cell>
          <table:table-cell office:value-type="string" calcext:value-type="string">
            <text:p>{"type": "Point", "coordinates": [2.378365457838571, 48.84678881918981]}</text:p>
          </table:table-cell>
          <table:table-cell office:value-type="string" calcext:value-type="string">
            <text:p>48.8467888192,2.37836545784</text:p>
          </table:table-cell>
        </table:table-row>
        <table:table-row table:style-name="ro1" table:visibility="filter">
          <table:table-cell office:value-type="string" calcext:value-type="string">
            <text:p>Louise et Clara Traiteur</text:p>
          </table:table-cell>
          <table:table-cell office:value-type="string" calcext:value-type="string">
            <text:p>65 rue des Vignoles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Restaurant ou traiteur</text:p>
          </table:table-cell>
          <table:table-cell office:value-type="string" calcext:value-type="string">
            <text:p>Haut de gamme</text:p>
          </table:table-cell>
          <table:table-cell office:value-type="string" calcext:value-type="string">
            <text:p>https://louiseetclara.com</text:p>
          </table:table-cell>
          <table:table-cell table:number-columns-repeated="2"/>
          <table:table-cell office:value-type="string" calcext:value-type="string">
            <text:p>{"type": "Point", "coordinates": [2.401250922040894, 48.855150954148364]}</text:p>
          </table:table-cell>
          <table:table-cell office:value-type="string" calcext:value-type="string">
            <text:p>48.8551509541,2.40125092204</text:p>
          </table:table-cell>
        </table:table-row>
        <table:table-row table:style-name="ro1" table:visibility="filter">
          <table:table-cell office:value-type="string" calcext:value-type="string">
            <text:p>Space market</text:p>
          </table:table-cell>
          <table:table-cell office:value-type="string" calcext:value-type="string">
            <text:p>104 avenue des ternes</text:p>
          </table:table-cell>
          <table:table-cell office:value-type="float" office:value="75017" calcext:value-type="float">
            <text:p>75017</text:p>
          </table:table-cell>
          <table:table-cell office:value-type="string" calcext:value-type="string">
            <text:p>Alimentation générale et produits de première nécessité</text:p>
          </table:table-cell>
          <table:table-cell/>
          <table:table-cell office:value-type="string" calcext:value-type="string">
            <text:p>https://spacemarket.eatbu.com/?lang=fr</text:p>
          </table:table-cell>
          <table:table-cell office:value-type="string" calcext:value-type="string">
            <text:p>01 44 09 81 40</text:p>
          </table:table-cell>
          <table:table-cell/>
          <table:table-cell office:value-type="string" calcext:value-type="string">
            <text:p>{"type": "Point", "coordinates": [2.286030380791358, 48.88071400484548]}</text:p>
          </table:table-cell>
          <table:table-cell office:value-type="string" calcext:value-type="string">
            <text:p>48.8807140048,2.28603038079</text:p>
          </table:table-cell>
        </table:table-row>
        <table:table-row table:style-name="ro1" table:visibility="filter">
          <table:table-cell office:value-type="string" calcext:value-type="string">
            <text:p>Prost Shumin</text:p>
          </table:table-cell>
          <table:table-cell office:value-type="string" calcext:value-type="string">
            <text:p>3 rue Riblette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Alimentation générale et produits de première nécessité</text:p>
          </table:table-cell>
          <table:table-cell table:number-columns-repeated="2"/>
          <table:table-cell office:value-type="string" calcext:value-type="string">
            <text:p>06 15 96 72 74</text:p>
          </table:table-cell>
          <table:table-cell/>
          <table:table-cell office:value-type="string" calcext:value-type="string">
            <text:p>{"type": "Point", "coordinates": [2.405246031488142, 48.85992356739821]}</text:p>
          </table:table-cell>
          <table:table-cell office:value-type="string" calcext:value-type="string">
            <text:p>48.8599235674,2.40524603149</text:p>
          </table:table-cell>
        </table:table-row>
        <table:table-row table:style-name="ro1">
          <table:table-cell office:value-type="string" calcext:value-type="string">
            <text:p>La Cave TWIL</text:p>
          </table:table-cell>
          <table:table-cell office:value-type="string" calcext:value-type="string">
            <text:p>31 rue Nollet</text:p>
          </table:table-cell>
          <table:table-cell office:value-type="float" office:value="75017" calcext:value-type="float">
            <text:p>75017</text:p>
          </table:table-cell>
          <table:table-cell office:value-type="string" calcext:value-type="string">
            <text:p>Commerce de détail de boissons</text:p>
          </table:table-cell>
          <table:table-cell office:value-type="string" calcext:value-type="string">
            <text:p>Vins en direct producteur - 25.000 références en circuit court - livraison très économique</text:p>
          </table:table-cell>
          <table:table-cell office:value-type="string" calcext:value-type="string">
            <text:p>https://www.twil.fr</text:p>
          </table:table-cell>
          <table:table-cell/>
          <table:table-cell office:value-type="string" calcext:value-type="string">
            <text:p>Contact@twil.fr</text:p>
          </table:table-cell>
          <table:table-cell office:value-type="string" calcext:value-type="string">
            <text:p>{"type": "Point", "coordinates": [2.322700864382327, 48.8861009740169]}</text:p>
          </table:table-cell>
          <table:table-cell office:value-type="string" calcext:value-type="string">
            <text:p>48.886100974,2.32270086438</text:p>
          </table:table-cell>
        </table:table-row>
        <table:table-row table:style-name="ro1">
          <table:table-cell office:value-type="string" calcext:value-type="string">
            <text:p>Les saisonniers</text:p>
          </table:table-cell>
          <table:table-cell office:value-type="string" calcext:value-type="string">
            <text:p>32 rue pernety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Alimentation générale et produits de première nécessité</text:p>
          </table:table-cell>
          <table:table-cell office:value-type="string" calcext:value-type="string">
            <text:p>Minimum de commande 35€</text:p>
          </table:table-cell>
          <table:table-cell/>
          <table:table-cell office:value-type="string" calcext:value-type="string">
            <text:p>07 85 50 45 48</text:p>
          </table:table-cell>
          <table:table-cell office:value-type="string" calcext:value-type="string">
            <text:p>Margaux@les-saisonniers.com</text:p>
          </table:table-cell>
          <table:table-cell office:value-type="string" calcext:value-type="string">
            <text:p>{"type": "Point", "coordinates": [2.318911007102708, 48.83355018720834]}</text:p>
          </table:table-cell>
          <table:table-cell office:value-type="string" calcext:value-type="string">
            <text:p>48.8335501872,2.3189110071</text:p>
          </table:table-cell>
        </table:table-row>
        <table:table-row table:style-name="ro1">
          <table:table-cell office:value-type="string" calcext:value-type="string">
            <text:p>CORNER DU FROMAGER</text:p>
          </table:table-cell>
          <table:table-cell office:value-type="string" calcext:value-type="string">
            <text:p>130 rue de la Roquette</text:p>
          </table:table-cell>
          <table:table-cell office:value-type="float" office:value="75011" calcext:value-type="float">
            <text:p>75011</text:p>
          </table:table-cell>
          <table:table-cell office:value-type="string" calcext:value-type="string">
            <text:p>Fromagerie</text:p>
          </table:table-cell>
          <table:table-cell office:value-type="string" calcext:value-type="string">
            <text:p>Fromagerie Crèmerie Epicerie fine Charcuterie Vins</text:p>
          </table:table-cell>
          <table:table-cell office:value-type="string" calcext:value-type="string">
            <text:p>https://www.ollca.com/paris/boutiques/corner-du-fromager</text:p>
          </table:table-cell>
          <table:table-cell office:value-type="string" calcext:value-type="string">
            <text:p>01 43 56 12 40</text:p>
          </table:table-cell>
          <table:table-cell office:value-type="string" calcext:value-type="string">
            <text:p>contact@cornerdufromager.com</text:p>
          </table:table-cell>
          <table:table-cell office:value-type="string" calcext:value-type="string">
            <text:p>{"type": "Point", "coordinates": [2.379946140474761, 48.85741421983906]}</text:p>
          </table:table-cell>
          <table:table-cell office:value-type="string" calcext:value-type="string">
            <text:p>48.8574142198,2.37994614047</text:p>
          </table:table-cell>
        </table:table-row>
        <table:table-row table:style-name="ro1" table:visibility="filter">
          <table:table-cell office:value-type="string" calcext:value-type="string">
            <text:p>LA FROMAGERIE LASNIER</text:p>
          </table:table-cell>
          <table:table-cell office:value-type="string" calcext:value-type="string">
            <text:p>51 rue de Tolbiac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Fromagerie</text:p>
          </table:table-cell>
          <table:table-cell office:value-type="string" calcext:value-type="string">
            <text:p>Nos livraisons sont destinées aux personnes agées.</text:p>
          </table:table-cell>
          <table:table-cell/>
          <table:table-cell office:value-type="string" calcext:value-type="string">
            <text:p>01 45 83 03 30</text:p>
          </table:table-cell>
          <table:table-cell/>
          <table:table-cell office:value-type="string" calcext:value-type="string">
            <text:p>{"type": "Point", "coordinates": [2.371011129775563, 48.827525866007235]}</text:p>
          </table:table-cell>
          <table:table-cell office:value-type="string" calcext:value-type="string">
            <text:p>48.827525866,2.37101112978</text:p>
          </table:table-cell>
        </table:table-row>
        <table:table-row table:style-name="ro1">
          <table:table-cell office:value-type="string" calcext:value-type="string">
            <text:p>La chouquette bekkary</text:p>
          </table:table-cell>
          <table:table-cell office:value-type="string" calcext:value-type="string">
            <text:p>71 bis rue curial</text:p>
          </table:table-cell>
          <table:table-cell office:value-type="float" office:value="75019" calcext:value-type="float">
            <text:p>75019</text:p>
          </table:table-cell>
          <table:table-cell office:value-type="string" calcext:value-type="string">
            <text:p>Boulangerie - pâtisserie</text:p>
          </table:table-cell>
          <table:table-cell table:number-columns-repeated="2"/>
          <table:table-cell office:value-type="string" calcext:value-type="string">
            <text:p>01 53 26 58 55</text:p>
          </table:table-cell>
          <table:table-cell office:value-type="string" calcext:value-type="string">
            <text:p>h.bekkara@gmail.com</text:p>
          </table:table-cell>
          <table:table-cell office:value-type="string" calcext:value-type="string">
            <text:p>{"type": "Point", "coordinates": [2.373977361869959, 48.89464912925173]}</text:p>
          </table:table-cell>
          <table:table-cell office:value-type="string" calcext:value-type="string">
            <text:p>48.8946491293,2.37397736187</text:p>
          </table:table-cell>
        </table:table-row>
        <table:table-row table:style-name="ro1">
          <table:table-cell office:value-type="string" calcext:value-type="string">
            <text:p>Traiteur au rendez-vous gourmet</text:p>
          </table:table-cell>
          <table:table-cell office:value-type="string" calcext:value-type="string">
            <text:p>2 rue du rendez-vous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Restaurant ou traiteur</text:p>
          </table:table-cell>
          <table:table-cell office:value-type="string" calcext:value-type="string">
            <text:p>Et charcuterie / rôtisserie - Label fabriqué à Paris, primé en 2019</text:p>
          </table:table-cell>
          <table:table-cell office:value-type="string" calcext:value-type="string">
            <text:p>http://www.rendezvousgourmet.com/</text:p>
          </table:table-cell>
          <table:table-cell office:value-type="string" calcext:value-type="string">
            <text:p>01 43 07 57 17</text:p>
          </table:table-cell>
          <table:table-cell office:value-type="string" calcext:value-type="string">
            <text:p>david.cayla@ruedesgourmets.com</text:p>
          </table:table-cell>
          <table:table-cell office:value-type="string" calcext:value-type="string">
            <text:p>{"type": "Point", "coordinates": [2.405369422550974, 48.84495604339115]}</text:p>
          </table:table-cell>
          <table:table-cell office:value-type="string" calcext:value-type="string">
            <text:p>48.8449560434,2.40536942255</text:p>
          </table:table-cell>
        </table:table-row>
        <table:table-row table:style-name="ro1">
          <table:table-cell office:value-type="string" calcext:value-type="string">
            <text:p>MADAME K</text:p>
          </table:table-cell>
          <table:table-cell office:value-type="string" calcext:value-type="string">
            <text:p>2 PLACE PINEL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Épicerie fine</text:p>
          </table:table-cell>
          <table:table-cell office:value-type="string" calcext:value-type="string">
            <text:p>Revendeur PALAIS DES THES et vente de confitures et cafés</text:p>
          </table:table-cell>
          <table:table-cell/>
          <table:table-cell office:value-type="string" calcext:value-type="string">
            <text:p>06 30 82 14 23</text:p>
          </table:table-cell>
          <table:table-cell office:value-type="string" calcext:value-type="string">
            <text:p>madame.k.fleuriste@gmail.com</text:p>
          </table:table-cell>
          <table:table-cell office:value-type="string" calcext:value-type="string">
            <text:p>{"type": "Point", "coordinates": [2.361945917615392, 48.83320187856142]}</text:p>
          </table:table-cell>
          <table:table-cell office:value-type="string" calcext:value-type="string">
            <text:p>48.8332018786,2.36194591762</text:p>
          </table:table-cell>
        </table:table-row>
        <table:table-row table:style-name="ro1">
          <table:table-cell office:value-type="string" calcext:value-type="string">
            <text:p>Hecosfair</text:p>
          </table:table-cell>
          <table:table-cell office:value-type="string" calcext:value-type="string">
            <text:p>5 avenue Ingres</text:p>
          </table:table-cell>
          <table:table-cell office:value-type="float" office:value="75016" calcext:value-type="float">
            <text:p>75016</text:p>
          </table:table-cell>
          <table:table-cell office:value-type="string" calcext:value-type="string">
            <text:p>Épicerie fine</text:p>
          </table:table-cell>
          <table:table-cell office:value-type="string" calcext:value-type="string">
            <text:p>Épicerie fine bio équitable et respectueuse de la cause animale</text:p>
          </table:table-cell>
          <table:table-cell office:value-type="string" calcext:value-type="string">
            <text:p>https://hecosfair.com/fr/</text:p>
          </table:table-cell>
          <table:table-cell office:value-type="string" calcext:value-type="string">
            <text:p>07 69 14 43 65</text:p>
          </table:table-cell>
          <table:table-cell office:value-type="string" calcext:value-type="string">
            <text:p>contact@hecosfair.com</text:p>
          </table:table-cell>
          <table:table-cell office:value-type="string" calcext:value-type="string">
            <text:p>{"type": "Point", "coordinates": [2.265294578903462, 48.85692286125052]}</text:p>
          </table:table-cell>
          <table:table-cell office:value-type="string" calcext:value-type="string">
            <text:p>48.8569228613,2.2652945789</text:p>
          </table:table-cell>
        </table:table-row>
        <table:table-row table:style-name="ro1">
          <table:table-cell office:value-type="string" calcext:value-type="string">
            <text:p>L’ardoise à fromage</text:p>
          </table:table-cell>
          <table:table-cell office:value-type="string" calcext:value-type="string">
            <text:p>15 rue de charonne</text:p>
          </table:table-cell>
          <table:table-cell office:value-type="float" office:value="75011" calcext:value-type="float">
            <text:p>75011</text:p>
          </table:table-cell>
          <table:table-cell office:value-type="string" calcext:value-type="string">
            <text:p>Fromagerie</text:p>
          </table:table-cell>
          <table:table-cell/>
          <table:table-cell office:value-type="string" calcext:value-type="string">
            <text:p>https://lardoiseafromage.com</text:p>
          </table:table-cell>
          <table:table-cell office:value-type="string" calcext:value-type="string">
            <text:p>06 88 01 82 38</text:p>
          </table:table-cell>
          <table:table-cell office:value-type="string" calcext:value-type="string">
            <text:p>lardoiseafromage@gmail.com</text:p>
          </table:table-cell>
          <table:table-cell office:value-type="string" calcext:value-type="string">
            <text:p>{"type": "Point", "coordinates": [2.37446760702943, 48.852949764874076]}</text:p>
          </table:table-cell>
          <table:table-cell office:value-type="string" calcext:value-type="string">
            <text:p>48.8529497649,2.37446760703</text:p>
          </table:table-cell>
        </table:table-row>
        <table:table-row table:style-name="ro1">
          <table:table-cell office:value-type="string" calcext:value-type="string">
            <text:p>L'atelier des Gourmands</text:p>
          </table:table-cell>
          <table:table-cell office:value-type="string" calcext:value-type="string">
            <text:p>93 rue des entrepreneurs</text:p>
          </table:table-cell>
          <table:table-cell office:value-type="float" office:value="75015" calcext:value-type="float">
            <text:p>75015</text:p>
          </table:table-cell>
          <table:table-cell office:value-type="string" calcext:value-type="string">
            <text:p>Restaurant ou traiteur</text:p>
          </table:table-cell>
          <table:table-cell office:value-type="string" calcext:value-type="string">
            <text:p>Horaire pour prise de commande par téléphone : tous les jours de 9h à 14h</text:p>
          </table:table-cell>
          <table:table-cell/>
          <table:table-cell office:value-type="string" calcext:value-type="string">
            <text:p>09 86 18 32 40</text:p>
          </table:table-cell>
          <table:table-cell office:value-type="string" calcext:value-type="string">
            <text:p>latelierdesgourmands75@gmail.com</text:p>
          </table:table-cell>
          <table:table-cell office:value-type="string" calcext:value-type="string">
            <text:p>{"type": "Point", "coordinates": [2.292614089624954, 48.84390975909517]}</text:p>
          </table:table-cell>
          <table:table-cell office:value-type="string" calcext:value-type="string">
            <text:p>48.8439097591,2.29261408962</text:p>
          </table:table-cell>
        </table:table-row>
        <table:table-row table:style-name="ro1">
          <table:table-cell office:value-type="string" calcext:value-type="string">
            <text:p>Cash its informatique</text:p>
          </table:table-cell>
          <table:table-cell office:value-type="string" calcext:value-type="string">
            <text:p>204 rue de Charenton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Équipements informatiques</text:p>
          </table:table-cell>
          <table:table-cell office:value-type="string" calcext:value-type="string">
            <text:p>Du lundi au samedi de 10h a 19h . mac et pc</text:p>
          </table:table-cell>
          <table:table-cell office:value-type="string" calcext:value-type="string">
            <text:p>https://cashits.fr/</text:p>
          </table:table-cell>
          <table:table-cell office:value-type="string" calcext:value-type="string">
            <text:p>01 43 40 30 22</text:p>
          </table:table-cell>
          <table:table-cell office:value-type="string" calcext:value-type="string">
            <text:p>contact@cashits.fr</text:p>
          </table:table-cell>
          <table:table-cell office:value-type="string" calcext:value-type="string">
            <text:p>{"type": "Point", "coordinates": [2.386946998704196, 48.841453970687674]}</text:p>
          </table:table-cell>
          <table:table-cell office:value-type="string" calcext:value-type="string">
            <text:p>48.8414539707,2.3869469987</text:p>
          </table:table-cell>
        </table:table-row>
        <table:table-row table:style-name="ro1">
          <table:table-cell office:value-type="string" calcext:value-type="string">
            <text:p>Provibio</text:p>
          </table:table-cell>
          <table:table-cell office:value-type="string" calcext:value-type="string">
            <text:p>Rue gros</text:p>
          </table:table-cell>
          <table:table-cell office:value-type="float" office:value="75016" calcext:value-type="float">
            <text:p>75016</text:p>
          </table:table-cell>
          <table:table-cell office:value-type="string" calcext:value-type="string">
            <text:p>Primeur</text:p>
          </table:table-cell>
          <table:table-cell office:value-type="string" calcext:value-type="string">
            <text:p>Bio</text:p>
          </table:table-cell>
          <table:table-cell/>
          <table:table-cell office:value-type="string" calcext:value-type="string">
            <text:p>06 45 14 44 33</text:p>
          </table:table-cell>
          <table:table-cell office:value-type="string" calcext:value-type="string">
            <text:p>provibiodrive@outlook.fr</text:p>
          </table:table-cell>
          <table:table-cell office:value-type="string" calcext:value-type="string">
            <text:p>{"type": "Point", "coordinates": [2.2758644994509503, 48.851262306142]}</text:p>
          </table:table-cell>
          <table:table-cell office:value-type="string" calcext:value-type="string">
            <text:p>48.8512623061,2.27586449945</text:p>
          </table:table-cell>
        </table:table-row>
        <table:table-row table:style-name="ro1">
          <table:table-cell office:value-type="string" calcext:value-type="string">
            <text:p>Fleuryan</text:p>
          </table:table-cell>
          <table:table-cell office:value-type="string" calcext:value-type="string">
            <text:p>17 avenue de la république</text:p>
          </table:table-cell>
          <table:table-cell office:value-type="float" office:value="75011" calcext:value-type="float">
            <text:p>75011</text:p>
          </table:table-cell>
          <table:table-cell office:value-type="string" calcext:value-type="string">
            <text:p>Primeur</text:p>
          </table:table-cell>
          <table:table-cell table:number-columns-repeated="2"/>
          <table:table-cell office:value-type="string" calcext:value-type="string">
            <text:p>06 51 57 99 10</text:p>
          </table:table-cell>
          <table:table-cell office:value-type="string" calcext:value-type="string">
            <text:p>she091184@gmail.com</text:p>
          </table:table-cell>
          <table:table-cell office:value-type="string" calcext:value-type="string">
            <text:p>{"type": "Point", "coordinates": [2.370267101911184, 48.86622644155631]}</text:p>
          </table:table-cell>
          <table:table-cell office:value-type="string" calcext:value-type="string">
            <text:p>48.8662264416,2.37026710191</text:p>
          </table:table-cell>
        </table:table-row>
        <table:table-row table:style-name="ro1" table:visibility="filter">
          <table:table-cell office:value-type="string" calcext:value-type="string">
            <text:p>Aprium Pharmacie Internationale de Paris</text:p>
          </table:table-cell>
          <table:table-cell office:value-type="string" calcext:value-type="string">
            <text:p>17 BIS BOULEVARD DE ROCHECHOUART</text:p>
          </table:table-cell>
          <table:table-cell office:value-type="float" office:value="75009" calcext:value-type="float">
            <text:p>75009</text:p>
          </table:table-cell>
          <table:table-cell office:value-type="string" calcext:value-type="string">
            <text:p>Pharmacies et parapharmacies</text:p>
          </table:table-cell>
          <table:table-cell/>
          <table:table-cell office:value-type="string" calcext:value-type="string">
            <text:p>https://internationale-paris.aprium-pharmacie.fr/aprium-express</text:p>
          </table:table-cell>
          <table:table-cell office:value-type="string" calcext:value-type="string">
            <text:p>01 48 78 03 01</text:p>
          </table:table-cell>
          <table:table-cell/>
          <table:table-cell office:value-type="string" calcext:value-type="string">
            <text:p>{"type": "Point", "coordinates": [2.347240180754862, 48.88317624581728]}</text:p>
          </table:table-cell>
          <table:table-cell office:value-type="string" calcext:value-type="string">
            <text:p>48.8831762458,2.34724018075</text:p>
          </table:table-cell>
        </table:table-row>
        <table:table-row table:style-name="ro1" table:visibility="filter">
          <table:table-cell office:value-type="string" calcext:value-type="string">
            <text:p>Eric Kayser</text:p>
          </table:table-cell>
          <table:table-cell office:value-type="string" calcext:value-type="string">
            <text:p>85 boulevard Malesherbes</text:p>
          </table:table-cell>
          <table:table-cell office:value-type="float" office:value="75008" calcext:value-type="float">
            <text:p>75008</text:p>
          </table:table-cell>
          <table:table-cell office:value-type="string" calcext:value-type="string">
            <text:p>Boulangerie - pâtisserie</text:p>
          </table:table-cell>
          <table:table-cell/>
          <table:table-cell office:value-type="string" calcext:value-type="string">
            <text:p>https://www.maison-kayser.com/fr/boulangeries/100001005-malesherbes.html</text:p>
          </table:table-cell>
          <table:table-cell office:value-type="string" calcext:value-type="string">
            <text:p>01 45 22 70 30</text:p>
          </table:table-cell>
          <table:table-cell/>
          <table:table-cell office:value-type="string" calcext:value-type="string">
            <text:p>{"type": "Point", "coordinates": [2.3161602540107, 48.87763728897135]}</text:p>
          </table:table-cell>
          <table:table-cell office:value-type="string" calcext:value-type="string">
            <text:p>48.877637289,2.31616025401</text:p>
          </table:table-cell>
        </table:table-row>
        <table:table-row table:style-name="ro1" table:visibility="filter">
          <table:table-cell office:value-type="string" calcext:value-type="string">
            <text:p>Eric Kayser</text:p>
          </table:table-cell>
          <table:table-cell office:value-type="string" calcext:value-type="string">
            <text:p>29 rue la Boétie</text:p>
          </table:table-cell>
          <table:table-cell office:value-type="float" office:value="75008" calcext:value-type="float">
            <text:p>75008</text:p>
          </table:table-cell>
          <table:table-cell office:value-type="string" calcext:value-type="string">
            <text:p>Boulangerie - pâtisserie</text:p>
          </table:table-cell>
          <table:table-cell/>
          <table:table-cell office:value-type="string" calcext:value-type="string">
            <text:p>https://www.maison-kayser.com/fr/boulangeries/100001019-boetie-miromesnil.html</text:p>
          </table:table-cell>
          <table:table-cell office:value-type="string" calcext:value-type="string">
            <text:p>01 45 22 55 50</text:p>
          </table:table-cell>
          <table:table-cell/>
          <table:table-cell office:value-type="string" calcext:value-type="string">
            <text:p>{"type": "Point", "coordinates": [2.315734446390839, 48.87379022149673]}</text:p>
          </table:table-cell>
          <table:table-cell office:value-type="string" calcext:value-type="string">
            <text:p>48.8737902215,2.31573444639</text:p>
          </table:table-cell>
        </table:table-row>
        <table:table-row table:style-name="ro1" table:visibility="filter">
          <table:table-cell office:value-type="string" calcext:value-type="string">
            <text:p>Délice du bonheur</text:p>
          </table:table-cell>
          <table:table-cell office:value-type="string" calcext:value-type="string">
            <text:p>10 RUE DE OLIVE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Boucherie - charcuterie - rôtisserie</text:p>
          </table:table-cell>
          <table:table-cell table:number-columns-repeated="2"/>
          <table:table-cell office:value-type="string" calcext:value-type="string">
            <text:p>06 43 08 38 28 - 07 63 85 46 52</text:p>
          </table:table-cell>
          <table:table-cell/>
          <table:table-cell office:value-type="string" calcext:value-type="string">
            <text:p>{"type": "Point", "coordinates": [2.361662625606227, 48.89097731349553]}</text:p>
          </table:table-cell>
          <table:table-cell office:value-type="string" calcext:value-type="string">
            <text:p>48.8909773135,2.36166262561</text:p>
          </table:table-cell>
        </table:table-row>
        <table:table-row table:style-name="ro1" table:visibility="filter">
          <table:table-cell office:value-type="string" calcext:value-type="string">
            <text:p>Moelleux et Fondants</text:p>
          </table:table-cell>
          <table:table-cell office:value-type="string" calcext:value-type="string">
            <text:p>47 avenue Auguste Blanqui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Boulangerie - pâtisserie</text:p>
          </table:table-cell>
          <table:table-cell table:number-columns-repeated="2"/>
          <table:table-cell office:value-type="string" calcext:value-type="string">
            <text:p>06 63 05 82 61</text:p>
          </table:table-cell>
          <table:table-cell/>
          <table:table-cell office:value-type="string" calcext:value-type="string">
            <text:p>{"type": "Point", "coordinates": [2.350770523993381, 48.829548051918735]}</text:p>
          </table:table-cell>
          <table:table-cell office:value-type="string" calcext:value-type="string">
            <text:p>48.8295480519,2.35077052399</text:p>
          </table:table-cell>
        </table:table-row>
        <table:table-row table:style-name="ro1">
          <table:table-cell office:value-type="string" calcext:value-type="string">
            <text:p>Claude le caviste</text:p>
          </table:table-cell>
          <table:table-cell office:value-type="string" calcext:value-type="string">
            <text:p>96 bis rue lemercier</text:p>
          </table:table-cell>
          <table:table-cell office:value-type="float" office:value="75017" calcext:value-type="float">
            <text:p>75017</text:p>
          </table:table-cell>
          <table:table-cell office:value-type="string" calcext:value-type="string">
            <text:p>Commerce de détail de boissons</text:p>
          </table:table-cell>
          <table:table-cell office:value-type="string" calcext:value-type="string">
            <text:p>Caviste</text:p>
          </table:table-cell>
          <table:table-cell/>
          <table:table-cell office:value-type="string" calcext:value-type="string">
            <text:p>06 22 81 17 62</text:p>
          </table:table-cell>
          <table:table-cell office:value-type="string" calcext:value-type="string">
            <text:p>Polo.legall@gmail.com</text:p>
          </table:table-cell>
          <table:table-cell office:value-type="string" calcext:value-type="string">
            <text:p>{"type": "Point", "coordinates": [2.319133619794209, 48.88937180925026]}</text:p>
          </table:table-cell>
          <table:table-cell office:value-type="string" calcext:value-type="string">
            <text:p>48.8893718093,2.31913361979</text:p>
          </table:table-cell>
        </table:table-row>
        <table:table-row table:style-name="ro1" table:visibility="filter">
          <table:table-cell office:value-type="string" calcext:value-type="string">
            <text:p>Tentation Fromage</text:p>
          </table:table-cell>
          <table:table-cell office:value-type="string" calcext:value-type="string">
            <text:p>3 rue stephenson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Fromagerie</text:p>
          </table:table-cell>
          <table:table-cell/>
          <table:table-cell office:value-type="string" calcext:value-type="string">
            <text:p>https://www.tentationfromage.fr</text:p>
          </table:table-cell>
          <table:table-cell table:number-columns-repeated="2"/>
          <table:table-cell office:value-type="string" calcext:value-type="string">
            <text:p>{"type": "Point", "coordinates": [2.356663162450749, 48.885290241783224]}</text:p>
          </table:table-cell>
          <table:table-cell office:value-type="string" calcext:value-type="string">
            <text:p>48.8852902418,2.35666316245</text:p>
          </table:table-cell>
        </table:table-row>
        <table:table-row table:style-name="ro1">
          <table:table-cell office:value-type="string" calcext:value-type="string">
            <text:p>Nysa</text:p>
          </table:table-cell>
          <table:table-cell office:value-type="string" calcext:value-type="string">
            <text:p>95 RUE SAINT-ANTOINE</text:p>
          </table:table-cell>
          <table:table-cell office:value-type="float" office:value="75004" calcext:value-type="float">
            <text:p>75004</text:p>
          </table:table-cell>
          <table:table-cell office:value-type="string" calcext:value-type="string">
            <text:p>Commerce de détail de boissons</text:p>
          </table:table-cell>
          <table:table-cell office:value-type="string" calcext:value-type="string">
            <text:p>Caviste</text:p>
          </table:table-cell>
          <table:table-cell table:number-columns-repeated="2"/>
          <table:table-cell office:value-type="string" calcext:value-type="string">
            <text:p>nysa@nysa.fr</text:p>
          </table:table-cell>
          <table:table-cell office:value-type="string" calcext:value-type="string">
            <text:p>{"type": "Point", "coordinates": [2.362038988631751, 48.85475097498579]}</text:p>
          </table:table-cell>
          <table:table-cell office:value-type="string" calcext:value-type="string">
            <text:p>48.854750975,2.36203898863</text:p>
          </table:table-cell>
        </table:table-row>
        <table:table-row table:style-name="ro1" table:visibility="filter">
          <table:table-cell office:value-type="string" calcext:value-type="string">
            <text:p>Chez Berbert</text:p>
          </table:table-cell>
          <table:table-cell office:value-type="string" calcext:value-type="string">
            <text:p>PLACE DU DIX HUIT JUIN 1940</text:p>
          </table:table-cell>
          <table:table-cell office:value-type="float" office:value="75006" calcext:value-type="float">
            <text:p>75006</text:p>
          </table:table-cell>
          <table:table-cell office:value-type="string" calcext:value-type="string">
            <text:p>Restaurant ou traiteur</text:p>
          </table:table-cell>
          <table:table-cell office:value-type="string" calcext:value-type="string">
            <text:p>Restaurant</text:p>
          </table:table-cell>
          <table:table-cell/>
          <table:table-cell office:value-type="string" calcext:value-type="string">
            <text:p>01 42 22 55 31</text:p>
          </table:table-cell>
          <table:table-cell/>
          <table:table-cell office:value-type="string" calcext:value-type="string">
            <text:p>{"type": "Point", "coordinates": [2.323987766634468, 48.84409065227836]}</text:p>
          </table:table-cell>
          <table:table-cell office:value-type="string" calcext:value-type="string">
            <text:p>48.8440906523,2.32398776663</text:p>
          </table:table-cell>
        </table:table-row>
        <table:table-row table:style-name="ro1">
          <table:table-cell office:value-type="string" calcext:value-type="string">
            <text:p>Enza &amp; Famiglia</text:p>
          </table:table-cell>
          <table:table-cell office:value-type="string" calcext:value-type="string">
            <text:p>19 rue du roule</text:p>
          </table:table-cell>
          <table:table-cell office:value-type="float" office:value="75001" calcext:value-type="float">
            <text:p>75001</text:p>
          </table:table-cell>
          <table:table-cell office:value-type="string" calcext:value-type="string">
            <text:p>Restaurant ou traiteur</text:p>
          </table:table-cell>
          <table:table-cell office:value-type="string" calcext:value-type="string">
            <text:p>Pizzeria napolitaine</text:p>
          </table:table-cell>
          <table:table-cell/>
          <table:table-cell office:value-type="string" calcext:value-type="string">
            <text:p>06 77 33 56 78</text:p>
          </table:table-cell>
          <table:table-cell office:value-type="string" calcext:value-type="string">
            <text:p>Commercial@enzaefamiglia.com</text:p>
          </table:table-cell>
          <table:table-cell office:value-type="string" calcext:value-type="string">
            <text:p>{"type": "Point", "coordinates": [2.3437609738017953, 48.860903737654525]}</text:p>
          </table:table-cell>
          <table:table-cell office:value-type="string" calcext:value-type="string">
            <text:p>48.8609037377,2.3437609738</text:p>
          </table:table-cell>
        </table:table-row>
        <table:table-row table:style-name="ro1">
          <table:table-cell office:value-type="string" calcext:value-type="string">
            <text:p>Boucherie Rabah</text:p>
          </table:table-cell>
          <table:table-cell office:value-type="string" calcext:value-type="string">
            <text:p>24 rue d'aligre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Boucherie - charcuterie - rôtisserie</text:p>
          </table:table-cell>
          <table:table-cell table:number-columns-repeated="2"/>
          <table:table-cell office:value-type="string" calcext:value-type="string">
            <text:p>01 46 28 23 86</text:p>
          </table:table-cell>
          <table:table-cell office:value-type="string" calcext:value-type="string">
            <text:p>boucherirabah@gmail.com</text:p>
          </table:table-cell>
          <table:table-cell office:value-type="string" calcext:value-type="string">
            <text:p>{"type": "Point", "coordinates": [2.378749745148507, 48.84960601486757]}</text:p>
          </table:table-cell>
          <table:table-cell office:value-type="string" calcext:value-type="string">
            <text:p>48.8496060149,2.37874974515</text:p>
          </table:table-cell>
        </table:table-row>
        <table:table-row table:style-name="ro1">
          <table:table-cell office:value-type="string" calcext:value-type="string">
            <text:p>Croustillant</text:p>
          </table:table-cell>
          <table:table-cell office:value-type="string" calcext:value-type="string">
            <text:p>56 Avenue Jean Jaurès</text:p>
          </table:table-cell>
          <table:table-cell office:value-type="float" office:value="75019" calcext:value-type="float">
            <text:p>75019</text:p>
          </table:table-cell>
          <table:table-cell office:value-type="string" calcext:value-type="string">
            <text:p>Boulangerie - pâtisserie</text:p>
          </table:table-cell>
          <table:table-cell/>
          <table:table-cell office:value-type="string" calcext:value-type="string">
            <text:p>http://www.croustillant.com</text:p>
          </table:table-cell>
          <table:table-cell office:value-type="string" calcext:value-type="string">
            <text:p>06 86 78 80 55</text:p>
          </table:table-cell>
          <table:table-cell office:value-type="string" calcext:value-type="string">
            <text:p>hello@croustillant.com</text:p>
          </table:table-cell>
          <table:table-cell office:value-type="string" calcext:value-type="string">
            <text:p>{"type": "Point", "coordinates": [2.375605310740745, 48.8840363266939]}</text:p>
          </table:table-cell>
          <table:table-cell office:value-type="string" calcext:value-type="string">
            <text:p>48.8840363267,2.37560531074</text:p>
          </table:table-cell>
        </table:table-row>
        <table:table-row table:style-name="ro1">
          <table:table-cell office:value-type="string" calcext:value-type="string">
            <text:p>Bijou</text:p>
          </table:table-cell>
          <table:table-cell office:value-type="string" calcext:value-type="string">
            <text:p>10 rue Dancourt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Restaurant ou traiteur</text:p>
          </table:table-cell>
          <table:table-cell office:value-type="string" calcext:value-type="string">
            <text:p>Pizza napolitaine cuite au feu de bois</text:p>
          </table:table-cell>
          <table:table-cell office:value-type="string" calcext:value-type="string">
            <text:p>https://www.ubereats.com/fr/paris/food-delivery/bijou/h4um2WgzSEGwcdCJB4p9ow</text:p>
          </table:table-cell>
          <table:table-cell office:value-type="string" calcext:value-type="string">
            <text:p>01 42 57 47 29</text:p>
          </table:table-cell>
          <table:table-cell office:value-type="string" calcext:value-type="string">
            <text:p>communication@lesas-paris.fr</text:p>
          </table:table-cell>
          <table:table-cell office:value-type="string" calcext:value-type="string">
            <text:p>{"type": "Point", "coordinates": [2.341881600615629, 48.88311150088616]}</text:p>
          </table:table-cell>
          <table:table-cell office:value-type="string" calcext:value-type="string">
            <text:p>48.8831115009,2.34188160062</text:p>
          </table:table-cell>
        </table:table-row>
        <table:table-row table:style-name="ro1" table:visibility="filter">
          <table:table-cell office:value-type="string" calcext:value-type="string">
            <text:p>La tête de boeuf</text:p>
          </table:table-cell>
          <table:table-cell office:value-type="string" calcext:value-type="string">
            <text:p>130 rue de Belleville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Boucherie - charcuterie - rôtisserie</text:p>
          </table:table-cell>
          <table:table-cell office:value-type="string" calcext:value-type="string">
            <text:p>Pour les livraisons voir Ollca</text:p>
          </table:table-cell>
          <table:table-cell office:value-type="string" calcext:value-type="string">
            <text:p>https://www.ollca.com</text:p>
          </table:table-cell>
          <table:table-cell office:value-type="string" calcext:value-type="string">
            <text:p>01 47 97 74 33</text:p>
          </table:table-cell>
          <table:table-cell/>
          <table:table-cell office:value-type="string" calcext:value-type="string">
            <text:p>{"type": "Point", "coordinates": [2.388770903460804, 48.874801174585876]}</text:p>
          </table:table-cell>
          <table:table-cell office:value-type="string" calcext:value-type="string">
            <text:p>48.8748011746,2.38877090346</text:p>
          </table:table-cell>
        </table:table-row>
        <table:table-row table:style-name="ro1">
          <table:table-cell office:value-type="string" calcext:value-type="string">
            <text:p>FROMAGERIE ALLEOSSE</text:p>
          </table:table-cell>
          <table:table-cell office:value-type="string" calcext:value-type="string">
            <text:p>13 rue Poncelet</text:p>
          </table:table-cell>
          <table:table-cell office:value-type="float" office:value="75017" calcext:value-type="float">
            <text:p>75017</text:p>
          </table:table-cell>
          <table:table-cell office:value-type="string" calcext:value-type="string">
            <text:p>Fromagerie</text:p>
          </table:table-cell>
          <table:table-cell office:value-type="string" calcext:value-type="string">
            <text:p>Livraisons les matinées en semaine</text:p>
          </table:table-cell>
          <table:table-cell office:value-type="string" calcext:value-type="string">
            <text:p>https://fromage-alleosse.com</text:p>
          </table:table-cell>
          <table:table-cell office:value-type="string" calcext:value-type="string">
            <text:p>01 46 22 50 45</text:p>
          </table:table-cell>
          <table:table-cell office:value-type="string" calcext:value-type="string">
            <text:p>caves@alleosse.fr</text:p>
          </table:table-cell>
          <table:table-cell office:value-type="string" calcext:value-type="string">
            <text:p>{"type": "Point", "coordinates": [2.296583294776299, 48.87899631973784]}</text:p>
          </table:table-cell>
          <table:table-cell office:value-type="string" calcext:value-type="string">
            <text:p>48.8789963197,2.29658329478</text:p>
          </table:table-cell>
        </table:table-row>
        <table:table-row table:style-name="ro1" table:visibility="filter">
          <table:table-cell office:value-type="string" calcext:value-type="string">
            <text:p>Boulangerie Patisserie Royer</text:p>
          </table:table-cell>
          <table:table-cell office:value-type="string" calcext:value-type="string">
            <text:p>41 boulevard de Reuilly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Boulangerie - pâtisserie</text:p>
          </table:table-cell>
          <table:table-cell table:number-columns-repeated="2"/>
          <table:table-cell office:value-type="string" calcext:value-type="string">
            <text:p>01 43 43 40 85</text:p>
          </table:table-cell>
          <table:table-cell/>
          <table:table-cell office:value-type="string" calcext:value-type="string">
            <text:p>{"type": "Point", "coordinates": [2.3935237194627152, 48.839545354852596]}</text:p>
          </table:table-cell>
          <table:table-cell office:value-type="string" calcext:value-type="string">
            <text:p>48.8395453549,2.39352371946</text:p>
          </table:table-cell>
        </table:table-row>
        <table:table-row table:style-name="ro2">
          <table:table-cell office:value-type="string" calcext:value-type="string">
            <text:p>Da Fabio Traiteur</text:p>
          </table:table-cell>
          <table:table-cell office:value-type="string" calcext:value-type="string">
            <text:p>6 rue la boetie</text:p>
          </table:table-cell>
          <table:table-cell office:value-type="float" office:value="75008" calcext:value-type="float">
            <text:p>75008</text:p>
          </table:table-cell>
          <table:table-cell office:value-type="string" calcext:value-type="string">
            <text:p>Restaurant ou traiteur</text:p>
          </table:table-cell>
          <table:table-cell office:value-type="string" calcext:value-type="string">
            <text:p>Livraison possible le mardi et vendredi après midi.</text:p>
            <text:p>Plats préparer et vente d'épicerie fine.</text:p>
            <text:p>CB possible à la livraison</text:p>
          </table:table-cell>
          <table:table-cell/>
          <table:table-cell office:value-type="string" calcext:value-type="string">
            <text:p>06 58 70 60 99</text:p>
          </table:table-cell>
          <table:table-cell office:value-type="string" calcext:value-type="string">
            <text:p>dafabiotraiteur@gmail.com</text:p>
          </table:table-cell>
          <table:table-cell office:value-type="string" calcext:value-type="string">
            <text:p>{"type": "Point", "coordinates": [2.318435905190943, 48.87445408387928]}</text:p>
          </table:table-cell>
          <table:table-cell office:value-type="string" calcext:value-type="string">
            <text:p>48.8744540839,2.31843590519</text:p>
          </table:table-cell>
        </table:table-row>
        <table:table-row table:style-name="ro1">
          <table:table-cell office:value-type="string" calcext:value-type="string">
            <text:p>RIMAL</text:p>
          </table:table-cell>
          <table:table-cell office:value-type="string" calcext:value-type="string">
            <text:p>119 BD MALESHERBES</text:p>
          </table:table-cell>
          <table:table-cell office:value-type="float" office:value="75008" calcext:value-type="float">
            <text:p>75008</text:p>
          </table:table-cell>
          <table:table-cell office:value-type="string" calcext:value-type="string">
            <text:p>Restaurant ou traiteur</text:p>
          </table:table-cell>
          <table:table-cell table:number-columns-repeated="2"/>
          <table:table-cell office:value-type="string" calcext:value-type="string">
            <text:p>01 42 27 61 22</text:p>
          </table:table-cell>
          <table:table-cell office:value-type="string" calcext:value-type="string">
            <text:p>contact@rimalparis.com</text:p>
          </table:table-cell>
          <table:table-cell office:value-type="string" calcext:value-type="string">
            <text:p>{"type": "Point", "coordinates": [2.3125870818822643, 48.880565708910666]}</text:p>
          </table:table-cell>
          <table:table-cell office:value-type="string" calcext:value-type="string">
            <text:p>48.8805657089,2.31258708188</text:p>
          </table:table-cell>
        </table:table-row>
        <table:table-row table:style-name="ro1" table:visibility="filter">
          <table:table-cell office:value-type="string" calcext:value-type="string">
            <text:p>Maison Konteh</text:p>
          </table:table-cell>
          <table:table-cell office:value-type="string" calcext:value-type="string">
            <text:p>141 Rue de la croix Nivert</text:p>
          </table:table-cell>
          <table:table-cell office:value-type="float" office:value="75015" calcext:value-type="float">
            <text:p>75015</text:p>
          </table:table-cell>
          <table:table-cell office:value-type="string" calcext:value-type="string">
            <text:p>Boulangerie - pâtisserie</text:p>
          </table:table-cell>
          <table:table-cell table:number-columns-repeated="2"/>
          <table:table-cell office:value-type="string" calcext:value-type="string">
            <text:p>09 84 12 37 95</text:p>
          </table:table-cell>
          <table:table-cell/>
          <table:table-cell office:value-type="string" calcext:value-type="string">
            <text:p>{"type": "Point", "coordinates": [2.292137983947296, 48.84125167650964]}</text:p>
          </table:table-cell>
          <table:table-cell office:value-type="string" calcext:value-type="string">
            <text:p>48.8412516765,2.29213798395</text:p>
          </table:table-cell>
        </table:table-row>
        <table:table-row table:style-name="ro1">
          <table:table-cell office:value-type="string" calcext:value-type="string">
            <text:p>La Lunette Rouge</text:p>
          </table:table-cell>
          <table:table-cell office:value-type="string" calcext:value-type="string">
            <text:p>174 avenue de Clichy</text:p>
          </table:table-cell>
          <table:table-cell office:value-type="float" office:value="75017" calcext:value-type="float">
            <text:p>75017</text:p>
          </table:table-cell>
          <table:table-cell office:value-type="string" calcext:value-type="string">
            <text:p>Articles médicaux et orthopédiques</text:p>
          </table:table-cell>
          <table:table-cell office:value-type="string" calcext:value-type="string">
            <text:p>Livraison à domicile de toute commande de lentilles de contact.</text:p>
          </table:table-cell>
          <table:table-cell office:value-type="string" calcext:value-type="string">
            <text:p>https://www.lalunetterouge.fr/</text:p>
          </table:table-cell>
          <table:table-cell office:value-type="string" calcext:value-type="string">
            <text:p>01 46 27 51 99</text:p>
          </table:table-cell>
          <table:table-cell office:value-type="string" calcext:value-type="string">
            <text:p>contact@lalunetterouge.fr</text:p>
          </table:table-cell>
          <table:table-cell office:value-type="string" calcext:value-type="string">
            <text:p>{"type": "Point", "coordinates": [2.317373446590036, 48.89235857047578]}</text:p>
          </table:table-cell>
          <table:table-cell office:value-type="string" calcext:value-type="string">
            <text:p>48.8923585705,2.31737344659</text:p>
          </table:table-cell>
        </table:table-row>
        <table:table-row table:style-name="ro1">
          <table:table-cell office:value-type="string" calcext:value-type="string">
            <text:p>Raimo Glacier</text:p>
          </table:table-cell>
          <table:table-cell office:value-type="string" calcext:value-type="string">
            <text:p>63 Boulevard de Reuilly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Restaurant ou traiteur</text:p>
          </table:table-cell>
          <table:table-cell office:value-type="string" calcext:value-type="string">
            <text:p>Livraison dans tout Paris</text:p>
          </table:table-cell>
          <table:table-cell office:value-type="string" calcext:value-type="string">
            <text:p>https://www.raimo.fr/</text:p>
          </table:table-cell>
          <table:table-cell office:value-type="string" calcext:value-type="string">
            <text:p>06 40 14 19 16</text:p>
          </table:table-cell>
          <table:table-cell office:value-type="string" calcext:value-type="string">
            <text:p>eboutique@raimo.fr</text:p>
          </table:table-cell>
          <table:table-cell office:value-type="string" calcext:value-type="string">
            <text:p>{"type": "Point", "coordinates": [2.398716899902436, 48.83981267470312]}</text:p>
          </table:table-cell>
          <table:table-cell office:value-type="string" calcext:value-type="string">
            <text:p>48.8398126747,2.3987168999</text:p>
          </table:table-cell>
        </table:table-row>
        <table:table-row table:style-name="ro1">
          <table:table-cell office:value-type="string" calcext:value-type="string">
            <text:p>L’ardoise à fromage</text:p>
          </table:table-cell>
          <table:table-cell office:value-type="string" calcext:value-type="string">
            <text:p>120 boulevard Vincent auriol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Fromagerie</text:p>
          </table:table-cell>
          <table:table-cell/>
          <table:table-cell office:value-type="string" calcext:value-type="string">
            <text:p>https://lardoiseafromage.com</text:p>
          </table:table-cell>
          <table:table-cell office:value-type="string" calcext:value-type="string">
            <text:p>06 88 01 82 38</text:p>
          </table:table-cell>
          <table:table-cell office:value-type="string" calcext:value-type="string">
            <text:p>lardoiseafromage@gmail.com</text:p>
          </table:table-cell>
          <table:table-cell office:value-type="string" calcext:value-type="string">
            <text:p>{"type": "Point", "coordinates": [2.362764514053244, 48.833402366277355]}</text:p>
          </table:table-cell>
          <table:table-cell office:value-type="string" calcext:value-type="string">
            <text:p>48.8334023663,2.36276451405</text:p>
          </table:table-cell>
        </table:table-row>
        <table:table-row table:style-name="ro1">
          <table:table-cell office:value-type="string" calcext:value-type="string">
            <text:p>Frichti</text:p>
          </table:table-cell>
          <table:table-cell office:value-type="string" calcext:value-type="string">
            <text:p>5 rue charlot</text:p>
          </table:table-cell>
          <table:table-cell office:value-type="float" office:value="75003" calcext:value-type="float">
            <text:p>75003</text:p>
          </table:table-cell>
          <table:table-cell office:value-type="string" calcext:value-type="string">
            <text:p>Alimentation générale et produits de première nécessité</text:p>
          </table:table-cell>
          <table:table-cell/>
          <table:table-cell office:value-type="string" calcext:value-type="string">
            <text:p>https://www.frichti.co/</text:p>
          </table:table-cell>
          <table:table-cell office:value-type="string" calcext:value-type="string">
            <text:p>01 76 35 01 74</text:p>
          </table:table-cell>
          <table:table-cell office:value-type="string" calcext:value-type="string">
            <text:p>hello@frichti.co</text:p>
          </table:table-cell>
          <table:table-cell office:value-type="string" calcext:value-type="string">
            <text:p>{"type": "Point", "coordinates": [2.36019939472977, 48.860911035382884]}</text:p>
          </table:table-cell>
          <table:table-cell office:value-type="string" calcext:value-type="string">
            <text:p>48.8609110354,2.36019939473</text:p>
          </table:table-cell>
        </table:table-row>
        <table:table-row table:style-name="ro1">
          <table:table-cell office:value-type="string" calcext:value-type="string">
            <text:p>Corbeille Daudet</text:p>
          </table:table-cell>
          <table:table-cell office:value-type="string" calcext:value-type="string">
            <text:p>19 rue Alphonse Daudet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Primeur</text:p>
          </table:table-cell>
          <table:table-cell table:number-columns-repeated="2"/>
          <table:table-cell office:value-type="string" calcext:value-type="string">
            <text:p>06 25 89 23 06</text:p>
          </table:table-cell>
          <table:table-cell office:value-type="string" calcext:value-type="string">
            <text:p>Bourasaymen1@gmail.com</text:p>
          </table:table-cell>
          <table:table-cell office:value-type="string" calcext:value-type="string">
            <text:p>{"type": "Point", "coordinates": [2.327041286040421, 48.82666514399453]}</text:p>
          </table:table-cell>
          <table:table-cell office:value-type="string" calcext:value-type="string">
            <text:p>48.826665144,2.32704128604</text:p>
          </table:table-cell>
        </table:table-row>
        <table:table-row table:style-name="ro1">
          <table:table-cell office:value-type="string" calcext:value-type="string">
            <text:p>HéDONIE</text:p>
          </table:table-cell>
          <table:table-cell office:value-type="string" calcext:value-type="string">
            <text:p>6 rue de Mézières</text:p>
          </table:table-cell>
          <table:table-cell office:value-type="float" office:value="75006" calcext:value-type="float">
            <text:p>75006</text:p>
          </table:table-cell>
          <table:table-cell office:value-type="string" calcext:value-type="string">
            <text:p>Alimentation générale et produits de première nécessité</text:p>
          </table:table-cell>
          <table:table-cell office:value-type="string" calcext:value-type="string">
            <text:p>Livraison dans tout Paris de produits bio , commande la veille pour livraison le lendemain</text:p>
          </table:table-cell>
          <table:table-cell/>
          <table:table-cell office:value-type="string" calcext:value-type="string">
            <text:p>01 45 44 19 16</text:p>
          </table:table-cell>
          <table:table-cell office:value-type="string" calcext:value-type="string">
            <text:p>hedonie@outlook.fr</text:p>
          </table:table-cell>
          <table:table-cell office:value-type="string" calcext:value-type="string">
            <text:p>{"type": "Point", "coordinates": [2.331476036876134, 48.85032882326234]}</text:p>
          </table:table-cell>
          <table:table-cell office:value-type="string" calcext:value-type="string">
            <text:p>48.8503288233,2.33147603688</text:p>
          </table:table-cell>
        </table:table-row>
        <table:table-row table:style-name="ro1" table:visibility="filter">
          <table:table-cell office:value-type="string" calcext:value-type="string">
            <text:p>L'intendance</text:p>
          </table:table-cell>
          <table:table-cell office:value-type="string" calcext:value-type="string">
            <text:p>2 villa Dancourt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Alimentation générale et produits de première nécessité</text:p>
          </table:table-cell>
          <table:table-cell office:value-type="string" calcext:value-type="string">
            <text:p>Boutique en ligne produits alimentaires, cosmétiques et d'entretien</text:p>
          </table:table-cell>
          <table:table-cell office:value-type="string" calcext:value-type="string">
            <text:p>https://www.lintendance.co</text:p>
          </table:table-cell>
          <table:table-cell table:number-columns-repeated="2"/>
          <table:table-cell office:value-type="string" calcext:value-type="string">
            <text:p>{"type": "Point", "coordinates": [2.341105431848303, 48.88316910669914]}</text:p>
          </table:table-cell>
          <table:table-cell office:value-type="string" calcext:value-type="string">
            <text:p>48.8831691067,2.34110543185</text:p>
          </table:table-cell>
        </table:table-row>
        <table:table-row table:style-name="ro1" table:visibility="filter">
          <table:table-cell office:value-type="string" calcext:value-type="string">
            <text:p>David Primeur</text:p>
          </table:table-cell>
          <table:table-cell office:value-type="string" calcext:value-type="string">
            <text:p>10 Rue de l olive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Primeur</text:p>
          </table:table-cell>
          <table:table-cell table:number-columns-repeated="2"/>
          <table:table-cell office:value-type="string" calcext:value-type="string">
            <text:p>06 34 48 07 79</text:p>
          </table:table-cell>
          <table:table-cell/>
          <table:table-cell office:value-type="string" calcext:value-type="string">
            <text:p>{"type": "Point", "coordinates": [2.361394547754569, 48.89113649767578]}</text:p>
          </table:table-cell>
          <table:table-cell office:value-type="string" calcext:value-type="string">
            <text:p>48.8911364977,2.36139454775</text:p>
          </table:table-cell>
        </table:table-row>
        <table:table-row table:style-name="ro1" table:visibility="filter">
          <table:table-cell office:value-type="string" calcext:value-type="string">
            <text:p>L’ardoise a fromage</text:p>
          </table:table-cell>
          <table:table-cell office:value-type="string" calcext:value-type="string">
            <text:p>37 PLACE JEANNE D'ARC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Restaurant ou traiteur</text:p>
          </table:table-cell>
          <table:table-cell office:value-type="string" calcext:value-type="string">
            <text:p>Charcuterie et traiteur</text:p>
          </table:table-cell>
          <table:table-cell office:value-type="string" calcext:value-type="string">
            <text:p>http://lardoiseafromage.com</text:p>
          </table:table-cell>
          <table:table-cell office:value-type="string" calcext:value-type="string">
            <text:p>06 88 01 82 38</text:p>
          </table:table-cell>
          <table:table-cell/>
          <table:table-cell office:value-type="string" calcext:value-type="string">
            <text:p>{"type": "Point", "coordinates": [2.367298448115612, 48.830139123556535]}</text:p>
          </table:table-cell>
          <table:table-cell office:value-type="string" calcext:value-type="string">
            <text:p>48.8301391236,2.36729844812</text:p>
          </table:table-cell>
        </table:table-row>
        <table:table-row table:style-name="ro1" table:visibility="filter">
          <table:table-cell office:value-type="string" calcext:value-type="string">
            <text:p>Coco Love restaurant</text:p>
          </table:table-cell>
          <table:table-cell office:value-type="string" calcext:value-type="string">
            <text:p>10 Place des Victoires</text:p>
          </table:table-cell>
          <table:table-cell office:value-type="float" office:value="75002" calcext:value-type="float">
            <text:p>75002</text:p>
          </table:table-cell>
          <table:table-cell office:value-type="string" calcext:value-type="string">
            <text:p>Restaurant ou traiteur</text:p>
          </table:table-cell>
          <table:table-cell office:value-type="string" calcext:value-type="string">
            <text:p>Restaurant, épicerie italien</text:p>
          </table:table-cell>
          <table:table-cell office:value-type="string" calcext:value-type="string">
            <text:p>https://cocolovecafe@gmail.com</text:p>
          </table:table-cell>
          <table:table-cell office:value-type="string" calcext:value-type="string">
            <text:p>06 51 14 50 42</text:p>
          </table:table-cell>
          <table:table-cell/>
          <table:table-cell office:value-type="string" calcext:value-type="string">
            <text:p>{"type": "Point", "coordinates": [2.341069592966509, 48.86610205559287]}</text:p>
          </table:table-cell>
          <table:table-cell office:value-type="string" calcext:value-type="string">
            <text:p>48.8661020556,2.34106959297</text:p>
          </table:table-cell>
        </table:table-row>
        <table:table-row table:style-name="ro1" table:visibility="filter">
          <table:table-cell office:value-type="string" calcext:value-type="string">
            <text:p>Maison Gérard MULOT</text:p>
          </table:table-cell>
          <table:table-cell office:value-type="string" calcext:value-type="string">
            <text:p>76, rue de Seine</text:p>
          </table:table-cell>
          <table:table-cell office:value-type="float" office:value="75006" calcext:value-type="float">
            <text:p>75006</text:p>
          </table:table-cell>
          <table:table-cell office:value-type="string" calcext:value-type="string">
            <text:p>Boulangerie - pâtisserie</text:p>
          </table:table-cell>
          <table:table-cell table:number-columns-repeated="2"/>
          <table:table-cell office:value-type="string" calcext:value-type="string">
            <text:p>01 43 26 85 77</text:p>
          </table:table-cell>
          <table:table-cell/>
          <table:table-cell office:value-type="string" calcext:value-type="string">
            <text:p>{"type": "Point", "coordinates": [2.336951190640641, 48.85194135736294]}</text:p>
          </table:table-cell>
          <table:table-cell office:value-type="string" calcext:value-type="string">
            <text:p>48.8519413574,2.33695119064</text:p>
          </table:table-cell>
        </table:table-row>
        <table:table-row table:style-name="ro1">
          <table:table-cell office:value-type="string" calcext:value-type="string">
            <text:p>BACK IN BLACK</text:p>
          </table:table-cell>
          <table:table-cell office:value-type="string" calcext:value-type="string">
            <text:p>25 rue amelot</text:p>
          </table:table-cell>
          <table:table-cell office:value-type="float" office:value="75011" calcext:value-type="float">
            <text:p>75011</text:p>
          </table:table-cell>
          <table:table-cell office:value-type="string" calcext:value-type="string">
            <text:p>Épicerie fine</text:p>
          </table:table-cell>
          <table:table-cell office:value-type="string" calcext:value-type="string">
            <text:p>Torréfacteur depuis 2010 - Café en grains et café moulu fraîchement torréfié</text:p>
          </table:table-cell>
          <table:table-cell office:value-type="string" calcext:value-type="string">
            <text:p>https://kbcoffeeroasters.com/</text:p>
          </table:table-cell>
          <table:table-cell/>
          <table:table-cell office:value-type="string" calcext:value-type="string">
            <text:p>coffee@kbcafeshop.com</text:p>
          </table:table-cell>
          <table:table-cell office:value-type="string" calcext:value-type="string">
            <text:p>{"type": "Point", "coordinates": [2.369021956434241, 48.856218872473725]}</text:p>
          </table:table-cell>
          <table:table-cell office:value-type="string" calcext:value-type="string">
            <text:p>48.8562188725,2.36902195643</text:p>
          </table:table-cell>
        </table:table-row>
        <table:table-row table:style-name="ro1">
          <table:table-cell office:value-type="string" calcext:value-type="string">
            <text:p>CHOCOLATITUDES</text:p>
          </table:table-cell>
          <table:table-cell office:value-type="string" calcext:value-type="string">
            <text:p>57 rue Daguerre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Épicerie fine</text:p>
          </table:table-cell>
          <table:table-cell office:value-type="string" calcext:value-type="string">
            <text:p>Chocolats</text:p>
          </table:table-cell>
          <table:table-cell/>
          <table:table-cell office:value-type="string" calcext:value-type="string">
            <text:p>01 42 18 49 02</text:p>
          </table:table-cell>
          <table:table-cell office:value-type="string" calcext:value-type="string">
            <text:p>contact@chocolatitudes.com</text:p>
          </table:table-cell>
          <table:table-cell office:value-type="string" calcext:value-type="string">
            <text:p>{"type": "Point", "coordinates": [2.32660984933697, 48.83499436592126]}</text:p>
          </table:table-cell>
          <table:table-cell office:value-type="string" calcext:value-type="string">
            <text:p>48.8349943659,2.32660984934</text:p>
          </table:table-cell>
        </table:table-row>
        <table:table-row table:style-name="ro1">
          <table:table-cell office:value-type="string" calcext:value-type="string">
            <text:p>La ferme saint Aubin</text:p>
          </table:table-cell>
          <table:table-cell office:value-type="string" calcext:value-type="string">
            <text:p>76 rue saint louis en l'isle</text:p>
          </table:table-cell>
          <table:table-cell office:value-type="float" office:value="75004" calcext:value-type="float">
            <text:p>75004</text:p>
          </table:table-cell>
          <table:table-cell office:value-type="string" calcext:value-type="string">
            <text:p>Fromagerie</text:p>
          </table:table-cell>
          <table:table-cell office:value-type="string" calcext:value-type="string">
            <text:p>Posibilité de mettre sous-vide</text:p>
          </table:table-cell>
          <table:table-cell/>
          <table:table-cell office:value-type="string" calcext:value-type="string">
            <text:p>01 43 54 74 54</text:p>
          </table:table-cell>
          <table:table-cell office:value-type="string" calcext:value-type="string">
            <text:p>lafermestaubin1@gmail.com</text:p>
          </table:table-cell>
          <table:table-cell office:value-type="string" calcext:value-type="string">
            <text:p>{"type": "Point", "coordinates": [2.354718075908798, 48.85254060460543]}</text:p>
          </table:table-cell>
          <table:table-cell office:value-type="string" calcext:value-type="string">
            <text:p>48.8525406046,2.35471807591</text:p>
          </table:table-cell>
        </table:table-row>
        <table:table-row table:style-name="ro1">
          <table:table-cell office:value-type="string" calcext:value-type="string">
            <text:p>Biocoop</text:p>
          </table:table-cell>
          <table:table-cell office:value-type="string" calcext:value-type="string">
            <text:p>44 Bd de grenelle</text:p>
          </table:table-cell>
          <table:table-cell office:value-type="float" office:value="75015" calcext:value-type="float">
            <text:p>75015</text:p>
          </table:table-cell>
          <table:table-cell office:value-type="string" calcext:value-type="string">
            <text:p>Alimentation générale et produits de première nécessité</text:p>
          </table:table-cell>
          <table:table-cell table:number-columns-repeated="2"/>
          <table:table-cell office:value-type="string" calcext:value-type="string">
            <text:p>06 30 08 52 43</text:p>
          </table:table-cell>
          <table:table-cell office:value-type="string" calcext:value-type="string">
            <text:p>Helene.villard@free.fr</text:p>
          </table:table-cell>
          <table:table-cell office:value-type="string" calcext:value-type="string">
            <text:p>{"type": "Point", "coordinates": [2.2912181916938072, 48.851671698328026]}</text:p>
          </table:table-cell>
          <table:table-cell office:value-type="string" calcext:value-type="string">
            <text:p>48.8516716983,2.29121819169</text:p>
          </table:table-cell>
        </table:table-row>
        <table:table-row table:style-name="ro1" table:visibility="filter">
          <table:table-cell office:value-type="string" calcext:value-type="string">
            <text:p>La Fromagerie Saint-Honoré - Charles Varin Bernier</text:p>
          </table:table-cell>
          <table:table-cell office:value-type="string" calcext:value-type="string">
            <text:p>229 rue du Faubourg Saint Honoré</text:p>
          </table:table-cell>
          <table:table-cell office:value-type="float" office:value="75008" calcext:value-type="float">
            <text:p>75008</text:p>
          </table:table-cell>
          <table:table-cell office:value-type="string" calcext:value-type="string">
            <text:p>Fromagerie</text:p>
          </table:table-cell>
          <table:table-cell office:value-type="string" calcext:value-type="string">
            <text:p>Fromager-affineur - Vigneron-récoltant - Charcuterie artisanale. Réglement CB à distance &amp; livraison à proximité.</text:p>
          </table:table-cell>
          <table:table-cell/>
          <table:table-cell office:value-type="string" calcext:value-type="string">
            <text:p>09 87 71 12 21</text:p>
          </table:table-cell>
          <table:table-cell/>
          <table:table-cell office:value-type="string" calcext:value-type="string">
            <text:p>{"type": "Point", "coordinates": [2.299444484835285, 48.8772765612279]}</text:p>
          </table:table-cell>
          <table:table-cell office:value-type="string" calcext:value-type="string">
            <text:p>48.8772765612,2.29944448484</text:p>
          </table:table-cell>
        </table:table-row>
        <table:table-row table:style-name="ro3">
          <table:table-cell office:value-type="string" calcext:value-type="string">
            <text:p>Les éthiquetés</text:p>
          </table:table-cell>
          <table:table-cell office:value-type="string" calcext:value-type="string">
            <text:p>55 rue de Paradis</text:p>
          </table:table-cell>
          <table:table-cell office:value-type="float" office:value="75010" calcext:value-type="float">
            <text:p>75010</text:p>
          </table:table-cell>
          <table:table-cell office:value-type="string" calcext:value-type="string">
            <text:p>Épicerie fine</text:p>
          </table:table-cell>
          <table:table-cell office:value-type="string" calcext:value-type="string">
            <text:p>Concept store éco-responsable</text:p>
            <text:p>Epicerie fine, kids, cosmétique, mode, articles zéro déchet...</text:p>
          </table:table-cell>
          <table:table-cell office:value-type="string" calcext:value-type="string">
            <text:p>https://www.lesethiquetes.fr</text:p>
          </table:table-cell>
          <table:table-cell office:value-type="string" calcext:value-type="string">
            <text:p>06 43 19 75 37</text:p>
          </table:table-cell>
          <table:table-cell office:value-type="string" calcext:value-type="string">
            <text:p>myriam@lesethiquetes.fr</text:p>
          </table:table-cell>
          <table:table-cell office:value-type="string" calcext:value-type="string">
            <text:p>{"type": "Point", "coordinates": [2.348802166238471, 48.87563757225881]}</text:p>
          </table:table-cell>
          <table:table-cell office:value-type="string" calcext:value-type="string">
            <text:p>48.8756375723,2.34880216624</text:p>
          </table:table-cell>
        </table:table-row>
        <table:table-row table:style-name="ro1" table:visibility="filter">
          <table:table-cell office:value-type="string" calcext:value-type="string">
            <text:p>Zhu</text:p>
          </table:table-cell>
          <table:table-cell office:value-type="string" calcext:value-type="string">
            <text:p>38b Rue Henri Barbusse</text:p>
          </table:table-cell>
          <table:table-cell office:value-type="float" office:value="75005" calcext:value-type="float">
            <text:p>75005</text:p>
          </table:table-cell>
          <table:table-cell office:value-type="string" calcext:value-type="string">
            <text:p>Alimentation générale et produits de première nécessité</text:p>
          </table:table-cell>
          <table:table-cell table:number-columns-repeated="4"/>
          <table:table-cell office:value-type="string" calcext:value-type="string">
            <text:p>{"type": "Point", "coordinates": [2.338749164538184, 48.84126640715564]}</text:p>
          </table:table-cell>
          <table:table-cell office:value-type="string" calcext:value-type="string">
            <text:p>48.8412664072,2.33874916454</text:p>
          </table:table-cell>
        </table:table-row>
        <table:table-row table:style-name="ro1" table:visibility="filter">
          <table:table-cell office:value-type="string" calcext:value-type="string">
            <text:p>O printemps de vouille</text:p>
          </table:table-cell>
          <table:table-cell office:value-type="string" calcext:value-type="string">
            <text:p>70 rue de vouille</text:p>
          </table:table-cell>
          <table:table-cell office:value-type="float" office:value="75015" calcext:value-type="float">
            <text:p>75015</text:p>
          </table:table-cell>
          <table:table-cell office:value-type="string" calcext:value-type="string">
            <text:p>Primeur</text:p>
          </table:table-cell>
          <table:table-cell office:value-type="string" calcext:value-type="string">
            <text:p>Egalement oeufs, farine, lait…</text:p>
          </table:table-cell>
          <table:table-cell/>
          <table:table-cell office:value-type="string" calcext:value-type="string">
            <text:p>06 48 78 40 97</text:p>
          </table:table-cell>
          <table:table-cell/>
          <table:table-cell office:value-type="string" calcext:value-type="string">
            <text:p>{"type": "Point", "coordinates": [2.309317778860613, 48.833424927957424]}</text:p>
          </table:table-cell>
          <table:table-cell office:value-type="string" calcext:value-type="string">
            <text:p>48.833424928,2.30931777886</text:p>
          </table:table-cell>
        </table:table-row>
        <table:table-row table:style-name="ro1">
          <table:table-cell office:value-type="string" calcext:value-type="string">
            <text:p>LE BOULANGER DE LA TOUR</text:p>
          </table:table-cell>
          <table:table-cell office:value-type="string" calcext:value-type="string">
            <text:p>2 RUE DU CARDINAL LEMOINE</text:p>
          </table:table-cell>
          <table:table-cell office:value-type="float" office:value="75005" calcext:value-type="float">
            <text:p>75005</text:p>
          </table:table-cell>
          <table:table-cell office:value-type="string" calcext:value-type="string">
            <text:p>Boulangerie - pâtisserie</text:p>
          </table:table-cell>
          <table:table-cell office:value-type="string" calcext:value-type="string">
            <text:p>Produits d'épicerie fine et de vins "Sélection" La Tour d'Argent.</text:p>
          </table:table-cell>
          <table:table-cell office:value-type="string" calcext:value-type="string">
            <text:p>https://tourdargent.com/le-boulanger/</text:p>
          </table:table-cell>
          <table:table-cell office:value-type="string" calcext:value-type="string">
            <text:p>01 43 54 62 53</text:p>
          </table:table-cell>
          <table:table-cell office:value-type="string" calcext:value-type="string">
            <text:p>patricia_couderc@rotisseriedargent.com</text:p>
          </table:table-cell>
          <table:table-cell office:value-type="string" calcext:value-type="string">
            <text:p>{"type": "Point", "coordinates": [2.354658659730947, 48.84984359962745]}</text:p>
          </table:table-cell>
          <table:table-cell office:value-type="string" calcext:value-type="string">
            <text:p>48.8498435996,2.35465865973</text:p>
          </table:table-cell>
        </table:table-row>
        <table:table-row table:style-name="ro1">
          <table:table-cell office:value-type="string" calcext:value-type="string">
            <text:p>Au verger de la plaine monceau</text:p>
          </table:table-cell>
          <table:table-cell office:value-type="string" calcext:value-type="string">
            <text:p>53 rue de tocqueville</text:p>
          </table:table-cell>
          <table:table-cell office:value-type="float" office:value="75017" calcext:value-type="float">
            <text:p>75017</text:p>
          </table:table-cell>
          <table:table-cell office:value-type="string" calcext:value-type="string">
            <text:p>Primeur</text:p>
          </table:table-cell>
          <table:table-cell office:value-type="string" calcext:value-type="string">
            <text:p>Livraison tout paris</text:p>
          </table:table-cell>
          <table:table-cell/>
          <table:table-cell office:value-type="string" calcext:value-type="string">
            <text:p>06 69 00 03 81</text:p>
          </table:table-cell>
          <table:table-cell office:value-type="string" calcext:value-type="string">
            <text:p>rabiaahamrouni10@gmail.com</text:p>
          </table:table-cell>
          <table:table-cell office:value-type="string" calcext:value-type="string">
            <text:p>{"type": "Point", "coordinates": [2.310377992581015, 48.885216583331015]}</text:p>
          </table:table-cell>
          <table:table-cell office:value-type="string" calcext:value-type="string">
            <text:p>48.8852165833,2.31037799258</text:p>
          </table:table-cell>
        </table:table-row>
        <table:table-row table:style-name="ro1">
          <table:table-cell office:value-type="string" calcext:value-type="string">
            <text:p>Le Robinet</text:p>
          </table:table-cell>
          <table:table-cell office:value-type="string" calcext:value-type="string">
            <text:p>123 Boulevard de Ménilmontant</text:p>
          </table:table-cell>
          <table:table-cell office:value-type="float" office:value="75011" calcext:value-type="float">
            <text:p>75011</text:p>
          </table:table-cell>
          <table:table-cell office:value-type="string" calcext:value-type="string">
            <text:p>Restaurant ou traiteur</text:p>
          </table:table-cell>
          <table:table-cell office:value-type="string" calcext:value-type="string">
            <text:p>Cuisine française</text:p>
          </table:table-cell>
          <table:table-cell office:value-type="string" calcext:value-type="string">
            <text:p>https://www.facebook.com/lerobinet/</text:p>
          </table:table-cell>
          <table:table-cell office:value-type="string" calcext:value-type="string">
            <text:p>01 47 00 03 66</text:p>
          </table:table-cell>
          <table:table-cell office:value-type="string" calcext:value-type="string">
            <text:p>bistrotlerobinet@gmail.com</text:p>
          </table:table-cell>
          <table:table-cell office:value-type="string" calcext:value-type="string">
            <text:p>{"type": "Point", "coordinates": [2.3837087551365173, 48.865898975317]}</text:p>
          </table:table-cell>
          <table:table-cell office:value-type="string" calcext:value-type="string">
            <text:p>48.8658989753,2.38370875514</text:p>
          </table:table-cell>
        </table:table-row>
        <table:table-row table:style-name="ro1">
          <table:table-cell office:value-type="string" calcext:value-type="string">
            <text:p>Leclerc</text:p>
          </table:table-cell>
          <table:table-cell office:value-type="string" calcext:value-type="string">
            <text:p>191, boulevard MacDonald</text:p>
          </table:table-cell>
          <table:table-cell office:value-type="float" office:value="75019" calcext:value-type="float">
            <text:p>75019</text:p>
          </table:table-cell>
          <table:table-cell office:value-type="string" calcext:value-type="string">
            <text:p>Alimentation générale et produits de première nécessité</text:p>
          </table:table-cell>
          <table:table-cell table:number-columns-repeated="3"/>
          <table:table-cell office:value-type="string" calcext:value-type="string">
            <text:p>ndrecourt@yahoo.fr</text:p>
          </table:table-cell>
          <table:table-cell office:value-type="string" calcext:value-type="string">
            <text:p>{"type": "Point", "coordinates": [2.374362614005856, 48.898516281768586]}</text:p>
          </table:table-cell>
          <table:table-cell office:value-type="string" calcext:value-type="string">
            <text:p>48.8985162818,2.37436261401</text:p>
          </table:table-cell>
        </table:table-row>
        <table:table-row table:style-name="ro1" table:visibility="filter">
          <table:table-cell office:value-type="string" calcext:value-type="string">
            <text:p>Aux volailles d’aligre</text:p>
          </table:table-cell>
          <table:table-cell office:value-type="string" calcext:value-type="string">
            <text:p>PLACE D’ALIGRE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Boucherie - charcuterie - rôtisserie</text:p>
          </table:table-cell>
          <table:table-cell office:value-type="string" calcext:value-type="string">
            <text:p>Volailles rôtisserie</text:p>
          </table:table-cell>
          <table:table-cell/>
          <table:table-cell office:value-type="string" calcext:value-type="string">
            <text:p>06 19 58 24 09</text:p>
          </table:table-cell>
          <table:table-cell/>
          <table:table-cell office:value-type="string" calcext:value-type="string">
            <text:p>{"type": "Point", "coordinates": [2.378789612115583, 48.84900118373443]}</text:p>
          </table:table-cell>
          <table:table-cell office:value-type="string" calcext:value-type="string">
            <text:p>48.8490011837,2.37878961212</text:p>
          </table:table-cell>
        </table:table-row>
        <table:table-row table:style-name="ro1" table:visibility="filter">
          <table:table-cell office:value-type="string" calcext:value-type="string">
            <text:p>Nicolas</text:p>
          </table:table-cell>
          <table:table-cell office:value-type="string" calcext:value-type="string">
            <text:p>46 rue des Moines</text:p>
          </table:table-cell>
          <table:table-cell office:value-type="float" office:value="75017" calcext:value-type="float">
            <text:p>75017</text:p>
          </table:table-cell>
          <table:table-cell office:value-type="string" calcext:value-type="string">
            <text:p>Commerce de détail de boissons</text:p>
          </table:table-cell>
          <table:table-cell office:value-type="string" calcext:value-type="string">
            <text:p>Caviste</text:p>
          </table:table-cell>
          <table:table-cell/>
          <table:table-cell office:value-type="string" calcext:value-type="string">
            <text:p>01 46 27 49 22</text:p>
          </table:table-cell>
          <table:table-cell/>
          <table:table-cell office:value-type="string" calcext:value-type="string">
            <text:p>{"type": "Point", "coordinates": [2.32024741186742, 48.88961128793617]}</text:p>
          </table:table-cell>
          <table:table-cell office:value-type="string" calcext:value-type="string">
            <text:p>48.8896112879,2.32024741187</text:p>
          </table:table-cell>
        </table:table-row>
        <table:table-row table:style-name="ro1" table:visibility="filter">
          <table:table-cell office:value-type="string" calcext:value-type="string">
            <text:p>Fromagerie Sanders</text:p>
          </table:table-cell>
          <table:table-cell office:value-type="string" calcext:value-type="string">
            <text:p>4 RUE LOBINEAU</text:p>
          </table:table-cell>
          <table:table-cell office:value-type="float" office:value="75006" calcext:value-type="float">
            <text:p>75006</text:p>
          </table:table-cell>
          <table:table-cell office:value-type="string" calcext:value-type="string">
            <text:p>Fromagerie</text:p>
          </table:table-cell>
          <table:table-cell table:number-columns-repeated="2"/>
          <table:table-cell office:value-type="string" calcext:value-type="string">
            <text:p>0146340594 - 0611358280</text:p>
          </table:table-cell>
          <table:table-cell/>
          <table:table-cell office:value-type="string" calcext:value-type="string">
            <text:p>{"type": "Point", "coordinates": [2.336520691438547, 48.85185599633029]}</text:p>
          </table:table-cell>
          <table:table-cell office:value-type="string" calcext:value-type="string">
            <text:p>48.8518559963,2.33652069144</text:p>
          </table:table-cell>
        </table:table-row>
        <table:table-row table:style-name="ro1" table:visibility="filter">
          <table:table-cell office:value-type="string" calcext:value-type="string">
            <text:p>Daguerre Marée</text:p>
          </table:table-cell>
          <table:table-cell office:value-type="string" calcext:value-type="string">
            <text:p>4 rue bayen</text:p>
          </table:table-cell>
          <table:table-cell office:value-type="float" office:value="75017" calcext:value-type="float">
            <text:p>75017</text:p>
          </table:table-cell>
          <table:table-cell office:value-type="string" calcext:value-type="string">
            <text:p>Poissonnerie</text:p>
          </table:table-cell>
          <table:table-cell table:number-columns-repeated="2"/>
          <table:table-cell office:value-type="string" calcext:value-type="string">
            <text:p>01 43 80 16 29</text:p>
          </table:table-cell>
          <table:table-cell/>
          <table:table-cell office:value-type="string" calcext:value-type="string">
            <text:p>{"type": "Point", "coordinates": [2.295685068398944, 48.87880735950797]}</text:p>
          </table:table-cell>
          <table:table-cell office:value-type="string" calcext:value-type="string">
            <text:p>48.8788073595,2.2956850684</text:p>
          </table:table-cell>
        </table:table-row>
        <table:table-row table:style-name="ro1" table:visibility="filter">
          <table:table-cell office:value-type="string" calcext:value-type="string">
            <text:p>Cloud Cakes</text:p>
          </table:table-cell>
          <table:table-cell office:value-type="string" calcext:value-type="string">
            <text:p>6 rue Mandar</text:p>
          </table:table-cell>
          <table:table-cell office:value-type="float" office:value="75002" calcext:value-type="float">
            <text:p>75002</text:p>
          </table:table-cell>
          <table:table-cell office:value-type="string" calcext:value-type="string">
            <text:p>Restaurant ou traiteur</text:p>
          </table:table-cell>
          <table:table-cell office:value-type="string" calcext:value-type="string">
            <text:p>Coffee shop, plats, boissons, pâtisseries</text:p>
          </table:table-cell>
          <table:table-cell office:value-type="string" calcext:value-type="string">
            <text:p>https://deliveroo.fr/fr/menu/paris/2eme-bourse/cloud-cakes?day=today&amp;geohash=u09tvrsx1vj7&amp;time=ASAP</text:p>
          </table:table-cell>
          <table:table-cell table:number-columns-repeated="2"/>
          <table:table-cell office:value-type="string" calcext:value-type="string">
            <text:p>{"type": "Point", "coordinates": [2.346367944368354, 48.86564667604176]}</text:p>
          </table:table-cell>
          <table:table-cell office:value-type="string" calcext:value-type="string">
            <text:p>48.865646676,2.34636794437</text:p>
          </table:table-cell>
        </table:table-row>
        <table:table-row table:style-name="ro1">
          <table:table-cell office:value-type="string" calcext:value-type="string">
            <text:p>Le relais Gourmet</text:p>
          </table:table-cell>
          <table:table-cell office:value-type="string" calcext:value-type="string">
            <text:p>28 rue berthollet</text:p>
          </table:table-cell>
          <table:table-cell office:value-type="float" office:value="75005" calcext:value-type="float">
            <text:p>75005</text:p>
          </table:table-cell>
          <table:table-cell office:value-type="string" calcext:value-type="string">
            <text:p>Restaurant ou traiteur</text:p>
          </table:table-cell>
          <table:table-cell table:number-columns-repeated="3"/>
          <table:table-cell office:value-type="string" calcext:value-type="string">
            <text:p>Contact@lerelaisgourmet.fr</text:p>
          </table:table-cell>
          <table:table-cell office:value-type="string" calcext:value-type="string">
            <text:p>{"type": "Point", "coordinates": [2.345542732442978, 48.83836065696356]}</text:p>
          </table:table-cell>
          <table:table-cell office:value-type="string" calcext:value-type="string">
            <text:p>48.838360657,2.34554273244</text:p>
          </table:table-cell>
        </table:table-row>
        <table:table-row table:style-name="ro1" table:visibility="filter">
          <table:table-cell office:value-type="string" calcext:value-type="string">
            <text:p>Restaurant ou traiteuritalien mercato</text:p>
          </table:table-cell>
          <table:table-cell office:value-type="string" calcext:value-type="string">
            <text:p>85 bis bld Magenta</text:p>
          </table:table-cell>
          <table:table-cell office:value-type="float" office:value="75010" calcext:value-type="float">
            <text:p>75010</text:p>
          </table:table-cell>
          <table:table-cell office:value-type="string" calcext:value-type="string">
            <text:p>Restaurant ou traiteur</text:p>
          </table:table-cell>
          <table:table-cell office:value-type="string" calcext:value-type="string">
            <text:p>Italien</text:p>
          </table:table-cell>
          <table:table-cell/>
          <table:table-cell office:value-type="string" calcext:value-type="string">
            <text:p>06 69 77 16 80</text:p>
          </table:table-cell>
          <table:table-cell/>
          <table:table-cell office:value-type="string" calcext:value-type="string">
            <text:p>{"type": "Point", "coordinates": [2.354945485103054, 48.8771101812898]}</text:p>
          </table:table-cell>
          <table:table-cell office:value-type="string" calcext:value-type="string">
            <text:p>48.8771101813,2.3549454851</text:p>
          </table:table-cell>
        </table:table-row>
        <table:table-row table:style-name="ro1">
          <table:table-cell office:value-type="string" calcext:value-type="string">
            <text:p>À l'italienne</text:p>
          </table:table-cell>
          <table:table-cell office:value-type="string" calcext:value-type="string">
            <text:p>4 RUE LOBINEAU</text:p>
          </table:table-cell>
          <table:table-cell office:value-type="float" office:value="75006" calcext:value-type="float">
            <text:p>75006</text:p>
          </table:table-cell>
          <table:table-cell office:value-type="string" calcext:value-type="string">
            <text:p>Restaurant ou traiteur</text:p>
          </table:table-cell>
          <table:table-cell office:value-type="string" calcext:value-type="string">
            <text:p>Produits italiens</text:p>
          </table:table-cell>
          <table:table-cell/>
          <table:table-cell office:value-type="string" calcext:value-type="string">
            <text:p>06 62 59 52 61</text:p>
          </table:table-cell>
          <table:table-cell office:value-type="string" calcext:value-type="string">
            <text:p>alitalienne2@aol.com</text:p>
          </table:table-cell>
          <table:table-cell office:value-type="string" calcext:value-type="string">
            <text:p>{"type": "Point", "coordinates": [2.33646748831891, 48.85206986144297]}</text:p>
          </table:table-cell>
          <table:table-cell office:value-type="string" calcext:value-type="string">
            <text:p>48.8520698614,2.33646748832</text:p>
          </table:table-cell>
        </table:table-row>
        <table:table-row table:style-name="ro1">
          <table:table-cell office:value-type="string" calcext:value-type="string">
            <text:p>Sarl AMIRAYA</text:p>
          </table:table-cell>
          <table:table-cell office:value-type="string" calcext:value-type="string">
            <text:p>26 rue des rigoles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Primeur</text:p>
          </table:table-cell>
          <table:table-cell office:value-type="string" calcext:value-type="string">
            <text:p>Nasser et Nawal El halafaoui commerce de fruits et légumes sur marchés</text:p>
          </table:table-cell>
          <table:table-cell/>
          <table:table-cell office:value-type="string" calcext:value-type="string">
            <text:p>06 22 54 40 36</text:p>
          </table:table-cell>
          <table:table-cell office:value-type="string" calcext:value-type="string">
            <text:p>snawal1@yahoo.fr</text:p>
          </table:table-cell>
          <table:table-cell office:value-type="string" calcext:value-type="string">
            <text:p>{"type": "Point", "coordinates": [2.393575862886274, 48.87203548099074]}</text:p>
          </table:table-cell>
          <table:table-cell office:value-type="string" calcext:value-type="string">
            <text:p>48.872035481,2.39357586289</text:p>
          </table:table-cell>
        </table:table-row>
        <table:table-row table:style-name="ro3" table:visibility="filter">
          <table:table-cell office:value-type="string" calcext:value-type="string">
            <text:p>Bio marchés saint germain</text:p>
          </table:table-cell>
          <table:table-cell office:value-type="string" calcext:value-type="string">
            <text:p>4 rue lobineau</text:p>
          </table:table-cell>
          <table:table-cell office:value-type="float" office:value="75006" calcext:value-type="float">
            <text:p>75006</text:p>
          </table:table-cell>
          <table:table-cell office:value-type="string" calcext:value-type="string">
            <text:p>Primeur</text:p>
          </table:table-cell>
          <table:table-cell office:value-type="string" calcext:value-type="string">
            <text:p>Fruits et légumes bio</text:p>
            <text:p> Fromages bio</text:p>
          </table:table-cell>
          <table:table-cell/>
          <table:table-cell office:value-type="string" calcext:value-type="string">
            <text:p>07 50 86 33 64</text:p>
          </table:table-cell>
          <table:table-cell/>
          <table:table-cell office:value-type="string" calcext:value-type="string">
            <text:p>{"type": "Point", "coordinates": [2.336443279542982, 48.85184723900314]}</text:p>
          </table:table-cell>
          <table:table-cell office:value-type="string" calcext:value-type="string">
            <text:p>48.851847239,2.33644327954</text:p>
          </table:table-cell>
        </table:table-row>
        <table:table-row table:style-name="ro1" table:visibility="filter">
          <table:table-cell office:value-type="string" calcext:value-type="string">
            <text:p>Chez Paula et Paulo</text:p>
          </table:table-cell>
          <table:table-cell office:value-type="string" calcext:value-type="string">
            <text:p>37 boulevard de Reuilly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Primeur</text:p>
          </table:table-cell>
          <table:table-cell office:value-type="string" calcext:value-type="string">
            <text:p>Marché boulevard de Reuilly</text:p>
          </table:table-cell>
          <table:table-cell/>
          <table:table-cell office:value-type="string" calcext:value-type="string">
            <text:p>06 82 43 32 62</text:p>
          </table:table-cell>
          <table:table-cell/>
          <table:table-cell office:value-type="string" calcext:value-type="string">
            <text:p>{"type": "Point", "coordinates": [2.393088801431362, 48.83950880872775]}</text:p>
          </table:table-cell>
          <table:table-cell office:value-type="string" calcext:value-type="string">
            <text:p>48.8395088087,2.39308880143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string" calcext:value-type="string">
            <text:p>13 rue de l'evangile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Alimentation générale et produits de première nécessité</text:p>
          </table:table-cell>
          <table:table-cell table:number-columns-repeated="2"/>
          <table:table-cell office:value-type="string" calcext:value-type="string">
            <text:p>06 05 61 16 33</text:p>
          </table:table-cell>
          <table:table-cell office:value-type="string" calcext:value-type="string">
            <text:p>oubiyuan.0108@gmail.com</text:p>
          </table:table-cell>
          <table:table-cell office:value-type="string" calcext:value-type="string">
            <text:p>{"type": "Point", "coordinates": [2.362314467467226, 48.892513312396815]}</text:p>
          </table:table-cell>
          <table:table-cell office:value-type="string" calcext:value-type="string">
            <text:p>48.8925133124,2.36231446747</text:p>
          </table:table-cell>
        </table:table-row>
        <table:table-row table:style-name="ro1">
          <table:table-cell office:value-type="string" calcext:value-type="string">
            <text:p>Fromagerie luchonnaise</text:p>
          </table:table-cell>
          <table:table-cell office:value-type="string" calcext:value-type="string">
            <text:p>45 Boulevard ornano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Fromagerie</text:p>
          </table:table-cell>
          <table:table-cell office:value-type="string" calcext:value-type="string">
            <text:p>Livraison dans le 18ème.</text:p>
          </table:table-cell>
          <table:table-cell office:value-type="string" calcext:value-type="string">
            <text:p>https://www.facebook.com/fromagerieluchonnaiseanglade/</text:p>
          </table:table-cell>
          <table:table-cell office:value-type="string" calcext:value-type="string">
            <text:p>06 73 94 05 48</text:p>
          </table:table-cell>
          <table:table-cell office:value-type="string" calcext:value-type="string">
            <text:p>anglade_bernard@orange.fr</text:p>
          </table:table-cell>
          <table:table-cell office:value-type="string" calcext:value-type="string">
            <text:p>{"type": "Point", "coordinates": [2.34625825722559, 48.89539163895763]}</text:p>
          </table:table-cell>
          <table:table-cell office:value-type="string" calcext:value-type="string">
            <text:p>48.895391639,2.34625825723</text:p>
          </table:table-cell>
        </table:table-row>
        <table:table-row table:style-name="ro3">
          <table:table-cell office:value-type="string" calcext:value-type="string">
            <text:p>Les fromages de Gambetta</text:p>
          </table:table-cell>
          <table:table-cell office:value-type="string" calcext:value-type="string">
            <text:p>259 rue des Pyrénées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Fromagerie</text:p>
          </table:table-cell>
          <table:table-cell office:value-type="string" calcext:value-type="string">
            <text:p>Livraison du mardi au vendredi </text:p>
            <text:p>De 11h a 18h dans toute la capitale pour un minimum de 30€ de commande.</text:p>
          </table:table-cell>
          <table:table-cell/>
          <table:table-cell office:value-type="string" calcext:value-type="string">
            <text:p>06 09 76 21 22</text:p>
          </table:table-cell>
          <table:table-cell office:value-type="string" calcext:value-type="string">
            <text:p>cremerie.lapetitesouris@gmail.com</text:p>
          </table:table-cell>
          <table:table-cell office:value-type="string" calcext:value-type="string">
            <text:p>{"type": "Point", "coordinates": [2.396842787532886, 48.86677939914867]}</text:p>
          </table:table-cell>
          <table:table-cell office:value-type="string" calcext:value-type="string">
            <text:p>48.8667793991,2.39684278753</text:p>
          </table:table-cell>
        </table:table-row>
        <table:table-row table:style-name="ro3" table:visibility="filter">
          <table:table-cell office:value-type="string" calcext:value-type="string">
            <text:p>Boulangerie du palais</text:p>
          </table:table-cell>
          <table:table-cell office:value-type="string" calcext:value-type="string">
            <text:p>123 boulevard bessieres</text:p>
          </table:table-cell>
          <table:table-cell office:value-type="float" office:value="75017" calcext:value-type="float">
            <text:p>75017</text:p>
          </table:table-cell>
          <table:table-cell office:value-type="string" calcext:value-type="string">
            <text:p>Boulangerie - pâtisserie</text:p>
          </table:table-cell>
          <table:table-cell office:value-type="string" calcext:value-type="string">
            <text:p>Boulangerie pâtisserie</text:p>
            <text:p>Minimum de la commande est 15€</text:p>
          </table:table-cell>
          <table:table-cell/>
          <table:table-cell office:value-type="string" calcext:value-type="string">
            <text:p>01 48 24 68 24</text:p>
          </table:table-cell>
          <table:table-cell/>
          <table:table-cell office:value-type="string" calcext:value-type="string">
            <text:p>{"type": "Point", "coordinates": [2.314520045834306, 48.89446954867467]}</text:p>
          </table:table-cell>
          <table:table-cell office:value-type="string" calcext:value-type="string">
            <text:p>48.8944695487,2.31452004583</text:p>
          </table:table-cell>
        </table:table-row>
        <table:table-row table:style-name="ro1" table:visibility="filter">
          <table:table-cell office:value-type="string" calcext:value-type="string">
            <text:p>Le Moulin de l'Abbaye</text:p>
          </table:table-cell>
          <table:table-cell office:value-type="string" calcext:value-type="string">
            <text:p>21 bd de Reuilly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Primeur</text:p>
          </table:table-cell>
          <table:table-cell office:value-type="string" calcext:value-type="string">
            <text:p>Productrices de Normandie</text:p>
          </table:table-cell>
          <table:table-cell/>
          <table:table-cell office:value-type="string" calcext:value-type="string">
            <text:p>06 79 03 27 91</text:p>
          </table:table-cell>
          <table:table-cell/>
          <table:table-cell office:value-type="string" calcext:value-type="string">
            <text:p>{"type": "Point", "coordinates": [2.391670954826863, 48.83939190260855]}</text:p>
          </table:table-cell>
          <table:table-cell office:value-type="string" calcext:value-type="string">
            <text:p>48.8393919026,2.39167095483</text:p>
          </table:table-cell>
        </table:table-row>
        <table:table-row table:style-name="ro1">
          <table:table-cell office:value-type="string" calcext:value-type="string">
            <text:p>FROMAGERIE GRIFFON</text:p>
          </table:table-cell>
          <table:table-cell office:value-type="string" calcext:value-type="string">
            <text:p>23 BIS AVENUE DE LA MOTTE PICQUET</text:p>
          </table:table-cell>
          <table:table-cell office:value-type="float" office:value="75007" calcext:value-type="float">
            <text:p>75007</text:p>
          </table:table-cell>
          <table:table-cell office:value-type="string" calcext:value-type="string">
            <text:p>Fromagerie</text:p>
          </table:table-cell>
          <table:table-cell table:number-columns-repeated="2"/>
          <table:table-cell office:value-type="string" calcext:value-type="string">
            <text:p>01 45 50 14 85</text:p>
          </table:table-cell>
          <table:table-cell office:value-type="string" calcext:value-type="string">
            <text:p>commandes.griffon@sfr.fr</text:p>
          </table:table-cell>
          <table:table-cell office:value-type="string" calcext:value-type="string">
            <text:p>{"type": "Point", "coordinates": [2.307527268726863, 48.85539317424048]}</text:p>
          </table:table-cell>
          <table:table-cell office:value-type="string" calcext:value-type="string">
            <text:p>48.8553931742,2.30752726873</text:p>
          </table:table-cell>
        </table:table-row>
        <table:table-row table:style-name="ro1" table:visibility="filter">
          <table:table-cell office:value-type="string" calcext:value-type="string">
            <text:p>Votre marché</text:p>
          </table:table-cell>
          <table:table-cell office:value-type="string" calcext:value-type="string">
            <text:p>15 rue des Favorites</text:p>
          </table:table-cell>
          <table:table-cell office:value-type="float" office:value="75015" calcext:value-type="float">
            <text:p>75015</text:p>
          </table:table-cell>
          <table:table-cell office:value-type="string" calcext:value-type="string">
            <text:p>Alimentation générale et produits de première nécessité</text:p>
          </table:table-cell>
          <table:table-cell table:number-columns-repeated="2"/>
          <table:table-cell office:value-type="string" calcext:value-type="string">
            <text:p>08 92 97 69 45</text:p>
          </table:table-cell>
          <table:table-cell/>
          <table:table-cell office:value-type="string" calcext:value-type="string">
            <text:p>{"type": "Point", "coordinates": [2.30349546118696, 48.83891139696378]}</text:p>
          </table:table-cell>
          <table:table-cell office:value-type="string" calcext:value-type="string">
            <text:p>48.838911397,2.30349546119</text:p>
          </table:table-cell>
        </table:table-row>
        <table:table-row table:style-name="ro1">
          <table:table-cell office:value-type="string" calcext:value-type="string">
            <text:p>ECIG ET ZEN</text:p>
          </table:table-cell>
          <table:table-cell office:value-type="string" calcext:value-type="string">
            <text:p>3 RUE DE PICPUS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Alimentation générale et produits de première nécessité</text:p>
          </table:table-cell>
          <table:table-cell/>
          <table:table-cell office:value-type="string" calcext:value-type="string">
            <text:p>https://www.ecig-zen.com</text:p>
          </table:table-cell>
          <table:table-cell office:value-type="string" calcext:value-type="string">
            <text:p>09 83 07 41 41</text:p>
          </table:table-cell>
          <table:table-cell office:value-type="string" calcext:value-type="string">
            <text:p>contact@ecig-zen.fr</text:p>
          </table:table-cell>
          <table:table-cell office:value-type="string" calcext:value-type="string">
            <text:p>{"type": "Point", "coordinates": [2.392670577543286, 48.848357851093574]}</text:p>
          </table:table-cell>
          <table:table-cell office:value-type="string" calcext:value-type="string">
            <text:p>48.8483578511,2.39267057754</text:p>
          </table:table-cell>
        </table:table-row>
        <table:table-row table:style-name="ro3">
          <table:table-cell office:value-type="string" calcext:value-type="string">
            <text:p>Terra Mia Sud</text:p>
          </table:table-cell>
          <table:table-cell office:value-type="string" calcext:value-type="string">
            <text:p>Boulevard de la bastille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Épicerie fine</text:p>
          </table:table-cell>
          <table:table-cell office:value-type="string" calcext:value-type="string">
            <text:p>Import de produits du sud de l'italie</text:p>
            <text:p>(fruits et légumes / fromage / pâtes fraîches)</text:p>
          </table:table-cell>
          <table:table-cell/>
          <table:table-cell office:value-type="string" calcext:value-type="string">
            <text:p>06 95 81 38 67</text:p>
          </table:table-cell>
          <table:table-cell office:value-type="string" calcext:value-type="string">
            <text:p>terramiasud@gmail.com</text:p>
          </table:table-cell>
          <table:table-cell office:value-type="string" calcext:value-type="string">
            <text:p>{"type": "Point", "coordinates": [2.368181852550336, 48.84922757881832]}</text:p>
          </table:table-cell>
          <table:table-cell office:value-type="string" calcext:value-type="string">
            <text:p>48.8492275788,2.36818185255</text:p>
          </table:table-cell>
        </table:table-row>
        <table:table-row table:style-name="ro1" table:visibility="filter">
          <table:table-cell office:value-type="string" calcext:value-type="string">
            <text:p>Aprium Pharmacie des Sports</text:p>
          </table:table-cell>
          <table:table-cell office:value-type="string" calcext:value-type="string">
            <text:p>2 PLACE DU GÉNÉRAL KOENIG</text:p>
          </table:table-cell>
          <table:table-cell office:value-type="float" office:value="75017" calcext:value-type="float">
            <text:p>75017</text:p>
          </table:table-cell>
          <table:table-cell office:value-type="string" calcext:value-type="string">
            <text:p>Pharmacies et parapharmacies</text:p>
          </table:table-cell>
          <table:table-cell/>
          <table:table-cell office:value-type="string" calcext:value-type="string">
            <text:p>https://sports.aprium-pharmacie.fr/aprium-express</text:p>
          </table:table-cell>
          <table:table-cell office:value-type="string" calcext:value-type="string">
            <text:p>01 45 74 31 10</text:p>
          </table:table-cell>
          <table:table-cell/>
          <table:table-cell office:value-type="string" calcext:value-type="string">
            <text:p>{"type": "Point", "coordinates": [2.28505263580116, 48.880939940985954]}</text:p>
          </table:table-cell>
          <table:table-cell office:value-type="string" calcext:value-type="string">
            <text:p>48.880939941,2.2850526358</text:p>
          </table:table-cell>
        </table:table-row>
        <table:table-row table:style-name="ro1">
          <table:table-cell office:value-type="string" calcext:value-type="string">
            <text:p>Le RayonFrais</text:p>
          </table:table-cell>
          <table:table-cell office:value-type="string" calcext:value-type="string">
            <text:p>1 rue Montmartre</text:p>
          </table:table-cell>
          <table:table-cell office:value-type="float" office:value="75001" calcext:value-type="float">
            <text:p>75001</text:p>
          </table:table-cell>
          <table:table-cell office:value-type="string" calcext:value-type="string">
            <text:p>Restaurant ou traiteur</text:p>
          </table:table-cell>
          <table:table-cell office:value-type="string" calcext:value-type="string">
            <text:p>Des plats gourmets pasteurisés sous-vides qui se conservent une semaine</text:p>
          </table:table-cell>
          <table:table-cell office:value-type="string" calcext:value-type="string">
            <text:p>http://lerayonfrais.com</text:p>
          </table:table-cell>
          <table:table-cell office:value-type="string" calcext:value-type="string">
            <text:p>06 32 52 13 09</text:p>
          </table:table-cell>
          <table:table-cell office:value-type="string" calcext:value-type="string">
            <text:p>romain@lerayonfrais.com</text:p>
          </table:table-cell>
          <table:table-cell office:value-type="string" calcext:value-type="string">
            <text:p>{"type": "Point", "coordinates": [2.345629549064431, 48.86364247029668]}</text:p>
          </table:table-cell>
          <table:table-cell office:value-type="string" calcext:value-type="string">
            <text:p>48.8636424703,2.34562954906</text:p>
          </table:table-cell>
        </table:table-row>
        <table:table-row table:style-name="ro1" table:visibility="filter">
          <table:table-cell office:value-type="string" calcext:value-type="string">
            <text:p>Eric Kayser</text:p>
          </table:table-cell>
          <table:table-cell office:value-type="string" calcext:value-type="string">
            <text:p>10 rue de l'Ancienne Comédie</text:p>
          </table:table-cell>
          <table:table-cell office:value-type="float" office:value="75006" calcext:value-type="float">
            <text:p>75006</text:p>
          </table:table-cell>
          <table:table-cell office:value-type="string" calcext:value-type="string">
            <text:p>Boulangerie - pâtisserie</text:p>
          </table:table-cell>
          <table:table-cell/>
          <table:table-cell office:value-type="string" calcext:value-type="string">
            <text:p>https://www.maison-kayser.com/fr/boulangeries/100001007-odeon.html</text:p>
          </table:table-cell>
          <table:table-cell office:value-type="string" calcext:value-type="string">
            <text:p>01 43 25 71 60</text:p>
          </table:table-cell>
          <table:table-cell/>
          <table:table-cell office:value-type="string" calcext:value-type="string">
            <text:p>{"type": "Point", "coordinates": [2.338430011951493, 48.85327867937606]}</text:p>
          </table:table-cell>
          <table:table-cell office:value-type="string" calcext:value-type="string">
            <text:p>48.8532786794,2.33843001195</text:p>
          </table:table-cell>
        </table:table-row>
        <table:table-row table:style-name="ro1">
          <table:table-cell office:value-type="string" calcext:value-type="string">
            <text:p>Hubris</text:p>
          </table:table-cell>
          <table:table-cell office:value-type="string" calcext:value-type="string">
            <text:p>13 rue du Borrégo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Restaurant ou traiteur</text:p>
          </table:table-cell>
          <table:table-cell office:value-type="string" calcext:value-type="string">
            <text:p>et caviste</text:p>
          </table:table-cell>
          <table:table-cell/>
          <table:table-cell office:value-type="string" calcext:value-type="string">
            <text:p>01 42 00 87 61</text:p>
          </table:table-cell>
          <table:table-cell office:value-type="string" calcext:value-type="string">
            <text:p>contact@hubris.fr</text:p>
          </table:table-cell>
          <table:table-cell office:value-type="string" calcext:value-type="string">
            <text:p>{"type": "Point", "coordinates": [2.399021662174976, 48.87272657171633]}</text:p>
          </table:table-cell>
          <table:table-cell office:value-type="string" calcext:value-type="string">
            <text:p>48.8727265717,2.39902166217</text:p>
          </table:table-cell>
        </table:table-row>
        <table:table-row table:style-name="ro1">
          <table:table-cell office:value-type="string" calcext:value-type="string">
            <text:p>Carrefour city</text:p>
          </table:table-cell>
          <table:table-cell office:value-type="string" calcext:value-type="string">
            <text:p>1 Avenue Secrétan</text:p>
          </table:table-cell>
          <table:table-cell office:value-type="float" office:value="75019" calcext:value-type="float">
            <text:p>75019</text:p>
          </table:table-cell>
          <table:table-cell office:value-type="string" calcext:value-type="string">
            <text:p>Alimentation générale et produits de première nécessité</text:p>
          </table:table-cell>
          <table:table-cell table:number-columns-repeated="3"/>
          <table:table-cell office:value-type="string" calcext:value-type="string">
            <text:p>Jerome_khuv_1@carrefour.com</text:p>
          </table:table-cell>
          <table:table-cell office:value-type="string" calcext:value-type="string">
            <text:p>{"type": "Point", "coordinates": [2.370717487139691, 48.88245013646]}</text:p>
          </table:table-cell>
          <table:table-cell office:value-type="string" calcext:value-type="string">
            <text:p>48.8824501365,2.37071748714</text:p>
          </table:table-cell>
        </table:table-row>
        <table:table-row table:style-name="ro1">
          <table:table-cell office:value-type="string" calcext:value-type="string">
            <text:p>Eataly Paris Marais</text:p>
          </table:table-cell>
          <table:table-cell office:value-type="string" calcext:value-type="string">
            <text:p>37, rue Sainte Croix de la Bretonnerie</text:p>
          </table:table-cell>
          <table:table-cell office:value-type="float" office:value="75004" calcext:value-type="float">
            <text:p>75004</text:p>
          </table:table-cell>
          <table:table-cell office:value-type="string" calcext:value-type="string">
            <text:p>Alimentation générale et produits de première nécessité</text:p>
          </table:table-cell>
          <table:table-cell table:number-columns-repeated="3"/>
          <table:table-cell office:value-type="string" calcext:value-type="string">
            <text:p>infobox@eataly.fr</text:p>
          </table:table-cell>
          <table:table-cell office:value-type="string" calcext:value-type="string">
            <text:p>{"type": "Point", "coordinates": [2.354524957142345, 48.858665685426104]}</text:p>
          </table:table-cell>
          <table:table-cell office:value-type="string" calcext:value-type="string">
            <text:p>48.8586656854,2.35452495714</text:p>
          </table:table-cell>
        </table:table-row>
        <table:table-row table:style-name="ro1" table:visibility="filter">
          <table:table-cell office:value-type="string" calcext:value-type="string">
            <text:p>Le boeuf fermier</text:p>
          </table:table-cell>
          <table:table-cell office:value-type="string" calcext:value-type="string">
            <text:p>10 rue de l olive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Boucherie - charcuterie - rôtisserie</text:p>
          </table:table-cell>
          <table:table-cell table:number-columns-repeated="2"/>
          <table:table-cell office:value-type="string" calcext:value-type="string">
            <text:p>06 78 31 76 41</text:p>
          </table:table-cell>
          <table:table-cell/>
          <table:table-cell office:value-type="string" calcext:value-type="string">
            <text:p>{"type": "Point", "coordinates": [2.361665275928682, 48.89112901810065]}</text:p>
          </table:table-cell>
          <table:table-cell office:value-type="string" calcext:value-type="string">
            <text:p>48.8911290181,2.36166527593</text:p>
          </table:table-cell>
        </table:table-row>
        <table:table-row table:style-name="ro1" table:visibility="filter">
          <table:table-cell office:value-type="string" calcext:value-type="string">
            <text:p>Kol</text:p>
          </table:table-cell>
          <table:table-cell office:value-type="string" calcext:value-type="string">
            <text:p>42 rue Sedaine</text:p>
          </table:table-cell>
          <table:table-cell office:value-type="float" office:value="75011" calcext:value-type="float">
            <text:p>75011</text:p>
          </table:table-cell>
          <table:table-cell office:value-type="string" calcext:value-type="string">
            <text:p>Épicerie fine</text:p>
          </table:table-cell>
          <table:table-cell office:value-type="string" calcext:value-type="string">
            <text:p>Boissons, vins fins, spiritueux et épicerie fine</text:p>
          </table:table-cell>
          <table:table-cell office:value-type="string" calcext:value-type="string">
            <text:p>https://kol-app.com/fr/?login=1</text:p>
          </table:table-cell>
          <table:table-cell table:number-columns-repeated="2"/>
          <table:table-cell office:value-type="string" calcext:value-type="string">
            <text:p>{"type": "Point", "coordinates": [2.374937019162017, 48.85700182912532]}</text:p>
          </table:table-cell>
          <table:table-cell office:value-type="string" calcext:value-type="string">
            <text:p>48.8570018291,2.37493701916</text:p>
          </table:table-cell>
        </table:table-row>
        <table:table-row table:style-name="ro1" table:visibility="filter">
          <table:table-cell office:value-type="string" calcext:value-type="string">
            <text:p>Bio concept food</text:p>
          </table:table-cell>
          <table:table-cell office:value-type="string" calcext:value-type="string">
            <text:p>4 RUE LAMARTINE</text:p>
          </table:table-cell>
          <table:table-cell office:value-type="float" office:value="75009" calcext:value-type="float">
            <text:p>75009</text:p>
          </table:table-cell>
          <table:table-cell office:value-type="string" calcext:value-type="string">
            <text:p>Restaurant ou traiteur</text:p>
          </table:table-cell>
          <table:table-cell office:value-type="string" calcext:value-type="string">
            <text:p>Crepes, galettes, jus de fruit. 100% Bio</text:p>
          </table:table-cell>
          <table:table-cell/>
          <table:table-cell office:value-type="string" calcext:value-type="string">
            <text:p>06 64 59 22 16</text:p>
          </table:table-cell>
          <table:table-cell/>
          <table:table-cell office:value-type="string" calcext:value-type="string">
            <text:p>{"type": "Point", "coordinates": [2.343935136931288, 48.87659629896475]}</text:p>
          </table:table-cell>
          <table:table-cell office:value-type="string" calcext:value-type="string">
            <text:p>48.876596299,2.34393513693</text:p>
          </table:table-cell>
        </table:table-row>
        <table:table-row table:style-name="ro1">
          <table:table-cell office:value-type="string" calcext:value-type="string">
            <text:p>CARTRIDGE WORLD</text:p>
          </table:table-cell>
          <table:table-cell office:value-type="string" calcext:value-type="string">
            <text:p>35 rue Raymond LOSSERAND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Équipements informatiques</text:p>
          </table:table-cell>
          <table:table-cell table:number-columns-repeated="2"/>
          <table:table-cell office:value-type="string" calcext:value-type="string">
            <text:p>01 43 20 06 26</text:p>
          </table:table-cell>
          <table:table-cell office:value-type="string" calcext:value-type="string">
            <text:p>cwparis14@cartridgeworld.fr</text:p>
          </table:table-cell>
          <table:table-cell office:value-type="string" calcext:value-type="string">
            <text:p>{"type": "Point", "coordinates": [2.32094228547354, 48.83538815732472]}</text:p>
          </table:table-cell>
          <table:table-cell office:value-type="string" calcext:value-type="string">
            <text:p>48.8353881573,2.32094228547</text:p>
          </table:table-cell>
        </table:table-row>
        <table:table-row table:style-name="ro1">
          <table:table-cell office:value-type="string" calcext:value-type="string">
            <text:p>Caves Bardou</text:p>
          </table:table-cell>
          <table:table-cell office:value-type="string" calcext:value-type="string">
            <text:p>124 RUE DU FAUBOURG SAINT DENIS</text:p>
          </table:table-cell>
          <table:table-cell office:value-type="float" office:value="75010" calcext:value-type="float">
            <text:p>75010</text:p>
          </table:table-cell>
          <table:table-cell office:value-type="string" calcext:value-type="string">
            <text:p>Commerce de détail de boissons</text:p>
          </table:table-cell>
          <table:table-cell office:value-type="string" calcext:value-type="string">
            <text:p>Paiement à la commande par vente à distance.</text:p>
          </table:table-cell>
          <table:table-cell/>
          <table:table-cell office:value-type="string" calcext:value-type="string">
            <text:p>01 40 34 31 83</text:p>
          </table:table-cell>
          <table:table-cell office:value-type="string" calcext:value-type="string">
            <text:p>contact@cavesbardou.com</text:p>
          </table:table-cell>
          <table:table-cell office:value-type="string" calcext:value-type="string">
            <text:p>{"type": "Point", "coordinates": [2.356325644648156, 48.876699958479556]}</text:p>
          </table:table-cell>
          <table:table-cell office:value-type="string" calcext:value-type="string">
            <text:p>48.8766999585,2.35632564465</text:p>
          </table:table-cell>
        </table:table-row>
        <table:table-row table:style-name="ro1">
          <table:table-cell office:value-type="string" calcext:value-type="string">
            <text:p>CLOPINETTE</text:p>
          </table:table-cell>
          <table:table-cell office:value-type="string" calcext:value-type="string">
            <text:p>37 Avenue de la Grande Armée</text:p>
          </table:table-cell>
          <table:table-cell office:value-type="float" office:value="75016" calcext:value-type="float">
            <text:p>75016</text:p>
          </table:table-cell>
          <table:table-cell office:value-type="string" calcext:value-type="string">
            <text:p>Alimentation générale et produits de première nécessité</text:p>
          </table:table-cell>
          <table:table-cell office:value-type="string" calcext:value-type="string">
            <text:p>Boutique de cigarettes électroniques , eliquides et accessoires.</text:p>
          </table:table-cell>
          <table:table-cell/>
          <table:table-cell office:value-type="string" calcext:value-type="string">
            <text:p>01 46 37 51 88</text:p>
          </table:table-cell>
          <table:table-cell office:value-type="string" calcext:value-type="string">
            <text:p>pf@electronfrance.fr</text:p>
          </table:table-cell>
          <table:table-cell office:value-type="string" calcext:value-type="string">
            <text:p>{"type": "Point", "coordinates": [2.289306629920369, 48.87524098043202]}</text:p>
          </table:table-cell>
          <table:table-cell office:value-type="string" calcext:value-type="string">
            <text:p>48.8752409804,2.28930662992</text:p>
          </table:table-cell>
        </table:table-row>
        <table:table-row table:style-name="ro1">
          <table:table-cell office:value-type="string" calcext:value-type="string">
            <text:p>Boucherie Voltaire</text:p>
          </table:table-cell>
          <table:table-cell office:value-type="string" calcext:value-type="string">
            <text:p>91 rue de la Roquette</text:p>
          </table:table-cell>
          <table:table-cell office:value-type="float" office:value="75011" calcext:value-type="float">
            <text:p>75011</text:p>
          </table:table-cell>
          <table:table-cell office:value-type="string" calcext:value-type="string">
            <text:p>Boucherie - charcuterie - rôtisserie</text:p>
          </table:table-cell>
          <table:table-cell table:number-columns-repeated="2"/>
          <table:table-cell office:value-type="string" calcext:value-type="string">
            <text:p>01 56 58 00 28</text:p>
          </table:table-cell>
          <table:table-cell office:value-type="string" calcext:value-type="string">
            <text:p>boucherie-voltaire@orange.fr</text:p>
          </table:table-cell>
          <table:table-cell office:value-type="string" calcext:value-type="string">
            <text:p>{"type": "Point", "coordinates": [2.378912810181729, 48.85725881830311]}</text:p>
          </table:table-cell>
          <table:table-cell office:value-type="string" calcext:value-type="string">
            <text:p>48.8572588183,2.37891281018</text:p>
          </table:table-cell>
        </table:table-row>
        <table:table-row table:style-name="ro1" table:visibility="filter">
          <table:table-cell office:value-type="string" calcext:value-type="string">
            <text:p>Coco</text:p>
          </table:table-cell>
          <table:table-cell office:value-type="string" calcext:value-type="string">
            <text:p>85 Rue de Turbigo</text:p>
          </table:table-cell>
          <table:table-cell office:value-type="float" office:value="75003" calcext:value-type="float">
            <text:p>75003</text:p>
          </table:table-cell>
          <table:table-cell office:value-type="string" calcext:value-type="string">
            <text:p>Presse et papeterie</text:p>
          </table:table-cell>
          <table:table-cell table:number-columns-repeated="4"/>
          <table:table-cell office:value-type="string" calcext:value-type="string">
            <text:p>{"type": "Point", "coordinates": [2.361039359155965, 48.866692538084514]}</text:p>
          </table:table-cell>
          <table:table-cell office:value-type="string" calcext:value-type="string">
            <text:p>48.8666925381,2.36103935916</text:p>
          </table:table-cell>
        </table:table-row>
        <table:table-row table:style-name="ro3">
          <table:table-cell office:value-type="string" calcext:value-type="string">
            <text:p>O'Tacos</text:p>
          </table:table-cell>
          <table:table-cell office:value-type="string" calcext:value-type="string">
            <text:p>116 bis cours de Vincennes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Restaurant ou traiteur</text:p>
          </table:table-cell>
          <table:table-cell office:value-type="string" calcext:value-type="string">
            <text:p>French tacos</text:p>
            <text:p>Livraison via Uber Eats, Deliveroo et Just Eat</text:p>
          </table:table-cell>
          <table:table-cell office:value-type="string" calcext:value-type="string">
            <text:p>https://www.ubereats.com</text:p>
          </table:table-cell>
          <table:table-cell office:value-type="string" calcext:value-type="string">
            <text:p>01 73 70 97 03</text:p>
          </table:table-cell>
          <table:table-cell office:value-type="string" calcext:value-type="string">
            <text:p>Otacos.ptevincennes@resto-tacos.com</text:p>
          </table:table-cell>
          <table:table-cell office:value-type="string" calcext:value-type="string">
            <text:p>{"type": "Point", "coordinates": [2.410352761184543, 48.84672446396112]}</text:p>
          </table:table-cell>
          <table:table-cell office:value-type="string" calcext:value-type="string">
            <text:p>48.846724464,2.41035276118</text:p>
          </table:table-cell>
        </table:table-row>
        <table:table-row table:style-name="ro1">
          <table:table-cell office:value-type="string" calcext:value-type="string">
            <text:p>Burg’heure</text:p>
          </table:table-cell>
          <table:table-cell office:value-type="string" calcext:value-type="string">
            <text:p>1 rue Léon séché</text:p>
          </table:table-cell>
          <table:table-cell office:value-type="float" office:value="75015" calcext:value-type="float">
            <text:p>75015</text:p>
          </table:table-cell>
          <table:table-cell office:value-type="string" calcext:value-type="string">
            <text:p>Restaurant ou traiteur</text:p>
          </table:table-cell>
          <table:table-cell table:number-columns-repeated="2"/>
          <table:table-cell office:value-type="string" calcext:value-type="string">
            <text:p>09 86 47 62 44</text:p>
          </table:table-cell>
          <table:table-cell office:value-type="string" calcext:value-type="string">
            <text:p>burgheure@gmail.com</text:p>
          </table:table-cell>
          <table:table-cell office:value-type="string" calcext:value-type="string">
            <text:p>{"type": "Point", "coordinates": [2.298426154496784, 48.841925371930316]}</text:p>
          </table:table-cell>
          <table:table-cell office:value-type="string" calcext:value-type="string">
            <text:p>48.8419253719,2.2984261545</text:p>
          </table:table-cell>
        </table:table-row>
        <table:table-row table:style-name="ro1">
          <table:table-cell office:value-type="string" calcext:value-type="string">
            <text:p>COW-CHEESE OF THE WORLD</text:p>
          </table:table-cell>
          <table:table-cell office:value-type="string" calcext:value-type="string">
            <text:p>30 BD SAINT GERMAIN</text:p>
          </table:table-cell>
          <table:table-cell office:value-type="float" office:value="75005" calcext:value-type="float">
            <text:p>75005</text:p>
          </table:table-cell>
          <table:table-cell office:value-type="string" calcext:value-type="string">
            <text:p>Fromagerie</text:p>
          </table:table-cell>
          <table:table-cell table:number-columns-repeated="2"/>
          <table:table-cell office:value-type="string" calcext:value-type="string">
            <text:p>01 88 33 54 00</text:p>
          </table:table-cell>
          <table:table-cell office:value-type="string" calcext:value-type="string">
            <text:p>contact@c-o-w.fr</text:p>
          </table:table-cell>
          <table:table-cell office:value-type="string" calcext:value-type="string">
            <text:p>{"type": "Point", "coordinates": [2.352316205082883, 48.84966640561419]}</text:p>
          </table:table-cell>
          <table:table-cell office:value-type="string" calcext:value-type="string">
            <text:p>48.8496664056,2.35231620508</text:p>
          </table:table-cell>
        </table:table-row>
        <table:table-row table:style-name="ro1">
          <table:table-cell office:value-type="string" calcext:value-type="string">
            <text:p>Guolan</text:p>
          </table:table-cell>
          <table:table-cell office:value-type="string" calcext:value-type="string">
            <text:p>130 bd massena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Boucherie - charcuterie - rôtisserie</text:p>
          </table:table-cell>
          <table:table-cell table:number-columns-repeated="2"/>
          <table:table-cell office:value-type="string" calcext:value-type="string">
            <text:p>06 69 61 78 50</text:p>
          </table:table-cell>
          <table:table-cell office:value-type="string" calcext:value-type="string">
            <text:p>904569676@qq.com</text:p>
          </table:table-cell>
          <table:table-cell office:value-type="string" calcext:value-type="string">
            <text:p>{"type": "Point", "coordinates": [2.363787481294692, 48.81999265411535]}</text:p>
          </table:table-cell>
          <table:table-cell office:value-type="string" calcext:value-type="string">
            <text:p>48.8199926541,2.36378748129</text:p>
          </table:table-cell>
        </table:table-row>
        <table:table-row table:style-name="ro1">
          <table:table-cell office:value-type="string" calcext:value-type="string">
            <text:p>Zhang Jingjie</text:p>
          </table:table-cell>
          <table:table-cell office:value-type="string" calcext:value-type="string">
            <text:p>18 Rue Juge</text:p>
          </table:table-cell>
          <table:table-cell office:value-type="float" office:value="75015" calcext:value-type="float">
            <text:p>75015</text:p>
          </table:table-cell>
          <table:table-cell office:value-type="string" calcext:value-type="string">
            <text:p>Alimentation générale et produits de première nécessité</text:p>
          </table:table-cell>
          <table:table-cell table:number-columns-repeated="2"/>
          <table:table-cell office:value-type="string" calcext:value-type="string">
            <text:p>07 68 40 38 71</text:p>
          </table:table-cell>
          <table:table-cell office:value-type="string" calcext:value-type="string">
            <text:p>Zhangcoco0520@gmail.com</text:p>
          </table:table-cell>
          <table:table-cell office:value-type="string" calcext:value-type="string">
            <text:p>{"type": "Point", "coordinates": [2.293115007393748, 48.84980902408616]}</text:p>
          </table:table-cell>
          <table:table-cell office:value-type="string" calcext:value-type="string">
            <text:p>48.8498090241,2.29311500739</text:p>
          </table:table-cell>
        </table:table-row>
        <table:table-row table:style-name="ro1">
          <table:table-cell office:value-type="string" calcext:value-type="string">
            <text:p>Paris Hanoï Little Hanoi</text:p>
          </table:table-cell>
          <table:table-cell office:value-type="string" calcext:value-type="string">
            <text:p>09 rue Mont Louis</text:p>
          </table:table-cell>
          <table:table-cell office:value-type="float" office:value="75011" calcext:value-type="float">
            <text:p>75011</text:p>
          </table:table-cell>
          <table:table-cell office:value-type="string" calcext:value-type="string">
            <text:p>Restaurant ou traiteur</text:p>
          </table:table-cell>
          <table:table-cell office:value-type="string" calcext:value-type="string">
            <text:p>Livraisons via Deliveroo, Uber Eats et Glovo.</text:p>
          </table:table-cell>
          <table:table-cell office:value-type="string" calcext:value-type="string">
            <text:p>https://www.parishanoi.fr</text:p>
          </table:table-cell>
          <table:table-cell office:value-type="string" calcext:value-type="string">
            <text:p>01 46 59 01 40</text:p>
          </table:table-cell>
          <table:table-cell office:value-type="string" calcext:value-type="string">
            <text:p>parishanoi96@gmail.com</text:p>
          </table:table-cell>
          <table:table-cell office:value-type="string" calcext:value-type="string">
            <text:p>{"type": "Point", "coordinates": [2.388244766780045, 48.85822779411064]}</text:p>
          </table:table-cell>
          <table:table-cell office:value-type="string" calcext:value-type="string">
            <text:p>48.8582277941,2.38824476678</text:p>
          </table:table-cell>
        </table:table-row>
        <table:table-row table:style-name="ro1" table:visibility="filter">
          <table:table-cell office:value-type="string" calcext:value-type="string">
            <text:p>Laiterie La Chapelle</text:p>
          </table:table-cell>
          <table:table-cell office:value-type="string" calcext:value-type="string">
            <text:p>72 rue Philippe de Girard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Fromagerie</text:p>
          </table:table-cell>
          <table:table-cell/>
          <table:table-cell office:value-type="string" calcext:value-type="string">
            <text:p>https://www.epicery.com/epiceries/laiterie-de-la-chapelle</text:p>
          </table:table-cell>
          <table:table-cell office:value-type="string" calcext:value-type="string">
            <text:p>01 71 27 52 91</text:p>
          </table:table-cell>
          <table:table-cell/>
          <table:table-cell office:value-type="string" calcext:value-type="string">
            <text:p>{"type": "Point", "coordinates": [2.360841106205796, 48.887932378455794]}</text:p>
          </table:table-cell>
          <table:table-cell office:value-type="string" calcext:value-type="string">
            <text:p>48.8879323785,2.36084110621</text:p>
          </table:table-cell>
        </table:table-row>
        <table:table-row table:style-name="ro1" table:visibility="filter">
          <table:table-cell office:value-type="string" calcext:value-type="string">
            <text:p>Bubble zoo</text:p>
          </table:table-cell>
          <table:table-cell office:value-type="string" calcext:value-type="string">
            <text:p>362 rue de Vaugirard</text:p>
          </table:table-cell>
          <table:table-cell office:value-type="float" office:value="75015" calcext:value-type="float">
            <text:p>75015</text:p>
          </table:table-cell>
          <table:table-cell office:value-type="string" calcext:value-type="string">
            <text:p>Commerce de détail de boissons</text:p>
          </table:table-cell>
          <table:table-cell office:value-type="string" calcext:value-type="string">
            <text:p>Bubble tea et thés</text:p>
          </table:table-cell>
          <table:table-cell office:value-type="string" calcext:value-type="string">
            <text:p>https://deliveroo.fr/fr/menu/paris/Vaugirard/bubble-zoo?day=today&amp;geohash=u09tu4jn5xtr&amp;time=ASAP</text:p>
          </table:table-cell>
          <table:table-cell table:number-columns-repeated="2"/>
          <table:table-cell office:value-type="string" calcext:value-type="string">
            <text:p>{"type": "Point", "coordinates": [2.292164481675247, 48.83524810169229]}</text:p>
          </table:table-cell>
          <table:table-cell office:value-type="string" calcext:value-type="string">
            <text:p>48.8352481017,2.29216448168</text:p>
          </table:table-cell>
        </table:table-row>
        <table:table-row table:style-name="ro1" table:visibility="filter">
          <table:table-cell office:value-type="string" calcext:value-type="string">
            <text:p>Aprium Pharmacie Edgar Quinet</text:p>
          </table:table-cell>
          <table:table-cell office:value-type="string" calcext:value-type="string">
            <text:p>43 RUE DELAMBRE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Pharmacies et parapharmacies</text:p>
          </table:table-cell>
          <table:table-cell/>
          <table:table-cell office:value-type="string" calcext:value-type="string">
            <text:p>https://edgar-quinet.aprium-pharmacie.fr/aprium-express</text:p>
          </table:table-cell>
          <table:table-cell office:value-type="string" calcext:value-type="string">
            <text:p>01 43 20 70 12</text:p>
          </table:table-cell>
          <table:table-cell/>
          <table:table-cell office:value-type="string" calcext:value-type="string">
            <text:p>{"type": "Point", "coordinates": [2.325445415424433, 48.841273982113655]}</text:p>
          </table:table-cell>
          <table:table-cell office:value-type="string" calcext:value-type="string">
            <text:p>48.8412739821,2.32544541542</text:p>
          </table:table-cell>
        </table:table-row>
        <table:table-row table:style-name="ro5">
          <table:table-cell office:value-type="string" calcext:value-type="string">
            <text:p>Da vittorio giordano</text:p>
          </table:table-cell>
          <table:table-cell office:value-type="string" calcext:value-type="string">
            <text:p>56 Rue de Vouillé</text:p>
          </table:table-cell>
          <table:table-cell office:value-type="float" office:value="75015" calcext:value-type="float">
            <text:p>75015</text:p>
          </table:table-cell>
          <table:table-cell office:value-type="string" calcext:value-type="string">
            <text:p>Boucherie - charcuterie - rôtisserie</text:p>
          </table:table-cell>
          <table:table-cell office:value-type="string" calcext:value-type="string">
            <text:p>Plat maison </text:p>
            <text:p>Lasagne , cannelloni ...</text:p>
            <text:p>Charcuterie fromage italien </text:p>
            <text:p>Viande rôti : poulet fermier , souris d’agneau .</text:p>
            <text:p>Par sms je vous envoi la carte</text:p>
          </table:table-cell>
          <table:table-cell/>
          <table:table-cell office:value-type="string" calcext:value-type="string">
            <text:p>06 50 69 90 12</text:p>
          </table:table-cell>
          <table:table-cell office:value-type="string" calcext:value-type="string">
            <text:p>domi.giorda@gmail.com</text:p>
          </table:table-cell>
          <table:table-cell office:value-type="string" calcext:value-type="string">
            <text:p>{"type": "Point", "coordinates": [2.308117368200064, 48.83365373479417]}</text:p>
          </table:table-cell>
          <table:table-cell office:value-type="string" calcext:value-type="string">
            <text:p>48.8336537348,2.3081173682</text:p>
          </table:table-cell>
        </table:table-row>
        <table:table-row table:style-name="ro1">
          <table:table-cell office:value-type="string" calcext:value-type="string">
            <text:p>Terroirs d'Avenir</text:p>
          </table:table-cell>
          <table:table-cell office:value-type="string" calcext:value-type="string">
            <text:p>7 rue du Nil</text:p>
          </table:table-cell>
          <table:table-cell office:value-type="float" office:value="75002" calcext:value-type="float">
            <text:p>75002</text:p>
          </table:table-cell>
          <table:table-cell office:value-type="string" calcext:value-type="string">
            <text:p>Alimentation générale et produits de première nécessité</text:p>
          </table:table-cell>
          <table:table-cell office:value-type="string" calcext:value-type="string">
            <text:p>Épicerie - Primeur - Crèmerie - Boucherie - Boulangerie</text:p>
          </table:table-cell>
          <table:table-cell office:value-type="string" calcext:value-type="string">
            <text:p>http://www.terroirs-avenir.fr/</text:p>
          </table:table-cell>
          <table:table-cell office:value-type="string" calcext:value-type="string">
            <text:p>01 85 09 84 30</text:p>
          </table:table-cell>
          <table:table-cell office:value-type="string" calcext:value-type="string">
            <text:p>service.client@terroirs-avenir.fr</text:p>
          </table:table-cell>
          <table:table-cell office:value-type="string" calcext:value-type="string">
            <text:p>{"type": "Point", "coordinates": [2.347812972884356, 48.867704892081505]}</text:p>
          </table:table-cell>
          <table:table-cell office:value-type="string" calcext:value-type="string">
            <text:p>48.8677048921,2.34781297288</text:p>
          </table:table-cell>
        </table:table-row>
        <table:table-row table:style-name="ro1" table:visibility="filter">
          <table:table-cell office:value-type="string" calcext:value-type="string">
            <text:p>Eric Kayser</text:p>
          </table:table-cell>
          <table:table-cell office:value-type="string" calcext:value-type="string">
            <text:p>51 rue Mstislav Rostropovitch</text:p>
          </table:table-cell>
          <table:table-cell office:value-type="float" office:value="75017" calcext:value-type="float">
            <text:p>75017</text:p>
          </table:table-cell>
          <table:table-cell office:value-type="string" calcext:value-type="string">
            <text:p>Boulangerie - pâtisserie</text:p>
          </table:table-cell>
          <table:table-cell/>
          <table:table-cell office:value-type="string" calcext:value-type="string">
            <text:p>https://www.maison-kayser.com/fr/boulangeries/100001022-batignolles.html</text:p>
          </table:table-cell>
          <table:table-cell office:value-type="string" calcext:value-type="string">
            <text:p>01 42 63 91 62</text:p>
          </table:table-cell>
          <table:table-cell/>
          <table:table-cell office:value-type="string" calcext:value-type="string">
            <text:p>{"type": "Point", "coordinates": [2.311470040954347, 48.89057483544894]}</text:p>
          </table:table-cell>
          <table:table-cell office:value-type="string" calcext:value-type="string">
            <text:p>48.8905748354,2.31147004095</text:p>
          </table:table-cell>
        </table:table-row>
        <table:table-row table:style-name="ro1" table:visibility="filter">
          <table:table-cell office:value-type="string" calcext:value-type="string">
            <text:p>Tribolet</text:p>
          </table:table-cell>
          <table:table-cell office:value-type="string" calcext:value-type="string">
            <text:p>54 rue Montorgeuil</text:p>
          </table:table-cell>
          <table:table-cell office:value-type="float" office:value="75002" calcext:value-type="float">
            <text:p>75002</text:p>
          </table:table-cell>
          <table:table-cell office:value-type="string" calcext:value-type="string">
            <text:p>Boucherie - charcuterie - rôtisserie</text:p>
          </table:table-cell>
          <table:table-cell office:value-type="string" calcext:value-type="string">
            <text:p>Rôtisserie</text:p>
          </table:table-cell>
          <table:table-cell/>
          <table:table-cell office:value-type="string" calcext:value-type="string">
            <text:p>06 74 67 97 61</text:p>
          </table:table-cell>
          <table:table-cell/>
          <table:table-cell office:value-type="string" calcext:value-type="string">
            <text:p>{"type": "Point", "coordinates": [2.346910018250142, 48.864866596568355]}</text:p>
          </table:table-cell>
          <table:table-cell office:value-type="string" calcext:value-type="string">
            <text:p>48.8648665966,2.34691001825</text:p>
          </table:table-cell>
        </table:table-row>
        <table:table-row table:style-name="ro1" table:visibility="filter">
          <table:table-cell office:value-type="string" calcext:value-type="string">
            <text:p>Es Tap</text:p>
          </table:table-cell>
          <table:table-cell office:value-type="string" calcext:value-type="string">
            <text:p>85 BIS, boulevard de Magenta</text:p>
          </table:table-cell>
          <table:table-cell office:value-type="float" office:value="75010" calcext:value-type="float">
            <text:p>75010</text:p>
          </table:table-cell>
          <table:table-cell office:value-type="string" calcext:value-type="string">
            <text:p>Boucherie - charcuterie - rôtisserie</text:p>
          </table:table-cell>
          <table:table-cell office:value-type="string" calcext:value-type="string">
            <text:p>Par SMS uniquement</text:p>
          </table:table-cell>
          <table:table-cell/>
          <table:table-cell office:value-type="string" calcext:value-type="string">
            <text:p>06 51 00 94 33</text:p>
          </table:table-cell>
          <table:table-cell/>
          <table:table-cell office:value-type="string" calcext:value-type="string">
            <text:p>{"type": "Point", "coordinates": [2.354939560633806, 48.87686030259451]}</text:p>
          </table:table-cell>
          <table:table-cell office:value-type="string" calcext:value-type="string">
            <text:p>48.8768603026,2.35493956063</text:p>
          </table:table-cell>
        </table:table-row>
        <table:table-row table:style-name="ro1" table:visibility="filter">
          <table:table-cell office:value-type="string" calcext:value-type="string">
            <text:p>Bacchus et Ariane</text:p>
          </table:table-cell>
          <table:table-cell office:value-type="string" calcext:value-type="string">
            <text:p>4 RUE LOBINEAU</text:p>
          </table:table-cell>
          <table:table-cell office:value-type="float" office:value="75006" calcext:value-type="float">
            <text:p>75006</text:p>
          </table:table-cell>
          <table:table-cell office:value-type="string" calcext:value-type="string">
            <text:p>Épicerie fine</text:p>
          </table:table-cell>
          <table:table-cell office:value-type="string" calcext:value-type="string">
            <text:p>Vins et spiritueux</text:p>
          </table:table-cell>
          <table:table-cell/>
          <table:table-cell office:value-type="string" calcext:value-type="string">
            <text:p>06 30 86 75 39</text:p>
          </table:table-cell>
          <table:table-cell/>
          <table:table-cell office:value-type="string" calcext:value-type="string">
            <text:p>{"type": "Point", "coordinates": [2.336045248961379, 48.851815286522665]}</text:p>
          </table:table-cell>
          <table:table-cell office:value-type="string" calcext:value-type="string">
            <text:p>48.8518152865,2.33604524896</text:p>
          </table:table-cell>
        </table:table-row>
        <table:table-row table:style-name="ro1" table:visibility="filter">
          <table:table-cell office:value-type="string" calcext:value-type="string">
            <text:p>Coincas Michaël</text:p>
          </table:table-cell>
          <table:table-cell office:value-type="string" calcext:value-type="string">
            <text:p>29 rue de la tour d'Auvergne</text:p>
          </table:table-cell>
          <table:table-cell office:value-type="float" office:value="75009" calcext:value-type="float">
            <text:p>75009</text:p>
          </table:table-cell>
          <table:table-cell office:value-type="string" calcext:value-type="string">
            <text:p>Primeur</text:p>
          </table:table-cell>
          <table:table-cell table:number-columns-repeated="2"/>
          <table:table-cell office:value-type="string" calcext:value-type="string">
            <text:p>06 17 56 05 03</text:p>
          </table:table-cell>
          <table:table-cell/>
          <table:table-cell office:value-type="string" calcext:value-type="string">
            <text:p>{"type": "Point", "coordinates": [2.342910497043259, 48.879250634155774]}</text:p>
          </table:table-cell>
          <table:table-cell office:value-type="string" calcext:value-type="string">
            <text:p>48.8792506342,2.34291049704</text:p>
          </table:table-cell>
        </table:table-row>
        <table:table-row table:style-name="ro1">
          <table:table-cell office:value-type="string" calcext:value-type="string">
            <text:p>Clémentine primeur</text:p>
          </table:table-cell>
          <table:table-cell office:value-type="string" calcext:value-type="string">
            <text:p>115 bis rue de la roquette</text:p>
          </table:table-cell>
          <table:table-cell office:value-type="float" office:value="75011" calcext:value-type="float">
            <text:p>75011</text:p>
          </table:table-cell>
          <table:table-cell office:value-type="string" calcext:value-type="string">
            <text:p>Primeur</text:p>
          </table:table-cell>
          <table:table-cell office:value-type="string" calcext:value-type="string">
            <text:p>Fruits et légumes</text:p>
          </table:table-cell>
          <table:table-cell/>
          <table:table-cell office:value-type="string" calcext:value-type="string">
            <text:p>06 30 67 36 81 / 01 43 79 08 64</text:p>
          </table:table-cell>
          <table:table-cell office:value-type="string" calcext:value-type="string">
            <text:p>walid7511@hotmail.fr</text:p>
          </table:table-cell>
          <table:table-cell office:value-type="string" calcext:value-type="string">
            <text:p>{"type": "Point", "coordinates": [2.381504603533251, 48.858079276437685]}</text:p>
          </table:table-cell>
          <table:table-cell office:value-type="string" calcext:value-type="string">
            <text:p>48.8580792764,2.38150460353</text:p>
          </table:table-cell>
        </table:table-row>
        <table:table-row table:style-name="ro1" table:visibility="filter">
          <table:table-cell office:value-type="string" calcext:value-type="string">
            <text:p>Jadis et Gourmande</text:p>
          </table:table-cell>
          <table:table-cell office:value-type="string" calcext:value-type="string">
            <text:p>49 bis avenue Franklin Roosevelt</text:p>
          </table:table-cell>
          <table:table-cell office:value-type="float" office:value="75008" calcext:value-type="float">
            <text:p>75008</text:p>
          </table:table-cell>
          <table:table-cell office:value-type="string" calcext:value-type="string">
            <text:p>Épicerie fine</text:p>
          </table:table-cell>
          <table:table-cell office:value-type="string" calcext:value-type="string">
            <text:p>Chocolatier</text:p>
          </table:table-cell>
          <table:table-cell office:value-type="string" calcext:value-type="string">
            <text:p>https://www.jadisetgourmande.fr</text:p>
          </table:table-cell>
          <table:table-cell table:number-columns-repeated="2"/>
          <table:table-cell office:value-type="string" calcext:value-type="string">
            <text:p>{"type": "Point", "coordinates": [2.309883577767863, 48.87033439095066]}</text:p>
          </table:table-cell>
          <table:table-cell office:value-type="string" calcext:value-type="string">
            <text:p>48.870334391,2.30988357777</text:p>
          </table:table-cell>
        </table:table-row>
        <table:table-row table:style-name="ro1" table:visibility="filter">
          <table:table-cell office:value-type="string" calcext:value-type="string">
            <text:p>Jadis et Gourmande</text:p>
          </table:table-cell>
          <table:table-cell office:value-type="string" calcext:value-type="string">
            <text:p>27 rue de Boissy d'Anglas</text:p>
          </table:table-cell>
          <table:table-cell office:value-type="float" office:value="75008" calcext:value-type="float">
            <text:p>75008</text:p>
          </table:table-cell>
          <table:table-cell office:value-type="string" calcext:value-type="string">
            <text:p>Épicerie fine</text:p>
          </table:table-cell>
          <table:table-cell office:value-type="string" calcext:value-type="string">
            <text:p>Chocolatier</text:p>
          </table:table-cell>
          <table:table-cell office:value-type="string" calcext:value-type="string">
            <text:p>https://www.jadisetgourmande.fr</text:p>
          </table:table-cell>
          <table:table-cell table:number-columns-repeated="2"/>
          <table:table-cell office:value-type="string" calcext:value-type="string">
            <text:p>{"type": "Point", "coordinates": [2.322100483371592, 48.869406190197715]}</text:p>
          </table:table-cell>
          <table:table-cell office:value-type="string" calcext:value-type="string">
            <text:p>48.8694061902,2.32210048337</text:p>
          </table:table-cell>
        </table:table-row>
        <table:table-row table:style-name="ro1">
          <table:table-cell office:value-type="string" calcext:value-type="string">
            <text:p>Kimia café</text:p>
          </table:table-cell>
          <table:table-cell office:value-type="string" calcext:value-type="string">
            <text:p>17 rue Julien Lacroix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Alimentation générale et produits de première nécessité</text:p>
          </table:table-cell>
          <table:table-cell office:value-type="string" calcext:value-type="string">
            <text:p>Produits locaux en circuits courts, plats frais cuisinés</text:p>
          </table:table-cell>
          <table:table-cell/>
          <table:table-cell office:value-type="string" calcext:value-type="string">
            <text:p>06 63 43 36 04</text:p>
          </table:table-cell>
          <table:table-cell office:value-type="string" calcext:value-type="string">
            <text:p>contact@kimiacafe.fr</text:p>
          </table:table-cell>
          <table:table-cell office:value-type="string" calcext:value-type="string">
            <text:p>{"type": "Point", "coordinates": [2.385815620242619, 48.86887032288039]}</text:p>
          </table:table-cell>
          <table:table-cell office:value-type="string" calcext:value-type="string">
            <text:p>48.8688703229,2.38581562024</text:p>
          </table:table-cell>
        </table:table-row>
        <table:table-row table:style-name="ro1">
          <table:table-cell office:value-type="string" calcext:value-type="string">
            <text:p>KB COFFEE ROASTERS</text:p>
          </table:table-cell>
          <table:table-cell office:value-type="string" calcext:value-type="string">
            <text:p>53 avenue Trudaine</text:p>
          </table:table-cell>
          <table:table-cell office:value-type="float" office:value="75009" calcext:value-type="float">
            <text:p>75009</text:p>
          </table:table-cell>
          <table:table-cell office:value-type="string" calcext:value-type="string">
            <text:p>Épicerie fine</text:p>
          </table:table-cell>
          <table:table-cell office:value-type="string" calcext:value-type="string">
            <text:p>Torréfacteur depuis 2010 - Café en grains et café moulu fraîchement torréfié</text:p>
          </table:table-cell>
          <table:table-cell office:value-type="string" calcext:value-type="string">
            <text:p>https://kbcoffeeroasters.com/</text:p>
          </table:table-cell>
          <table:table-cell/>
          <table:table-cell office:value-type="string" calcext:value-type="string">
            <text:p>coffee@kbcafeshop.com</text:p>
          </table:table-cell>
          <table:table-cell office:value-type="string" calcext:value-type="string">
            <text:p>{"type": "Point", "coordinates": [2.340794542563787, 48.88067077067139]}</text:p>
          </table:table-cell>
          <table:table-cell office:value-type="string" calcext:value-type="string">
            <text:p>48.8806707707,2.34079454256</text:p>
          </table:table-cell>
        </table:table-row>
        <table:table-row table:style-name="ro1">
          <table:table-cell office:value-type="string" calcext:value-type="string">
            <text:p>De la Campagne à Mouffetard</text:p>
          </table:table-cell>
          <table:table-cell office:value-type="string" calcext:value-type="string">
            <text:p>117 rue Mouffetard</text:p>
          </table:table-cell>
          <table:table-cell office:value-type="float" office:value="75005" calcext:value-type="float">
            <text:p>75005</text:p>
          </table:table-cell>
          <table:table-cell office:value-type="string" calcext:value-type="string">
            <text:p>Primeur</text:p>
          </table:table-cell>
          <table:table-cell table:number-columns-repeated="2"/>
          <table:table-cell office:value-type="string" calcext:value-type="string">
            <text:p>06 62 96 25 17</text:p>
          </table:table-cell>
          <table:table-cell office:value-type="string" calcext:value-type="string">
            <text:p>commande@delacampagneamouffetard.com</text:p>
          </table:table-cell>
          <table:table-cell office:value-type="string" calcext:value-type="string">
            <text:p>{"type": "Point", "coordinates": [2.349804424394365, 48.84039622307229]}</text:p>
          </table:table-cell>
          <table:table-cell office:value-type="string" calcext:value-type="string">
            <text:p>48.8403962231,2.34980442439</text:p>
          </table:table-cell>
        </table:table-row>
        <table:table-row table:style-name="ro1">
          <table:table-cell office:value-type="string" calcext:value-type="string">
            <text:p>La ferme des Arenes</text:p>
          </table:table-cell>
          <table:table-cell office:value-type="string" calcext:value-type="string">
            <text:p>60 rue monge</text:p>
          </table:table-cell>
          <table:table-cell office:value-type="float" office:value="75005" calcext:value-type="float">
            <text:p>75005</text:p>
          </table:table-cell>
          <table:table-cell office:value-type="string" calcext:value-type="string">
            <text:p>Fromagerie</text:p>
          </table:table-cell>
          <table:table-cell office:value-type="string" calcext:value-type="string">
            <text:p>Posibilite de mettre sous vide - Vente de charcuterie</text:p>
          </table:table-cell>
          <table:table-cell/>
          <table:table-cell office:value-type="string" calcext:value-type="string">
            <text:p>01 43 36 07 08</text:p>
          </table:table-cell>
          <table:table-cell office:value-type="string" calcext:value-type="string">
            <text:p>Lafermestaubin1@gmail.com</text:p>
          </table:table-cell>
          <table:table-cell office:value-type="string" calcext:value-type="string">
            <text:p>{"type": "Point", "coordinates": [2.35221850939456, 48.844249224749966]}</text:p>
          </table:table-cell>
          <table:table-cell office:value-type="string" calcext:value-type="string">
            <text:p>48.8442492247,2.35221850939</text:p>
          </table:table-cell>
        </table:table-row>
        <table:table-row table:style-name="ro1">
          <table:table-cell office:value-type="string" calcext:value-type="string">
            <text:p>L’ardoise à fromage</text:p>
          </table:table-cell>
          <table:table-cell office:value-type="string" calcext:value-type="string">
            <text:p>Place d’italie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Fromagerie</text:p>
          </table:table-cell>
          <table:table-cell/>
          <table:table-cell office:value-type="string" calcext:value-type="string">
            <text:p>https://lardoiseafromage.com</text:p>
          </table:table-cell>
          <table:table-cell office:value-type="string" calcext:value-type="string">
            <text:p>06 88 01 82 38</text:p>
          </table:table-cell>
          <table:table-cell office:value-type="string" calcext:value-type="string">
            <text:p>lardoiseafromage@gmail.com</text:p>
          </table:table-cell>
          <table:table-cell office:value-type="string" calcext:value-type="string">
            <text:p>{"type": "Point", "coordinates": [2.3556483183428742, 48.83205301875489]}</text:p>
          </table:table-cell>
          <table:table-cell office:value-type="string" calcext:value-type="string">
            <text:p>48.8320530188,2.35564831834</text:p>
          </table:table-cell>
        </table:table-row>
        <table:table-row table:style-name="ro1">
          <table:table-cell office:value-type="string" calcext:value-type="string">
            <text:p>Pharmacie centrale de La Chapelle</text:p>
          </table:table-cell>
          <table:table-cell office:value-type="string" calcext:value-type="string">
            <text:p>5 rue de La Chapelle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Pharmacies et parapharmacies</text:p>
          </table:table-cell>
          <table:table-cell/>
          <table:table-cell office:value-type="string" calcext:value-type="string">
            <text:p>https://centrale-la-chapelle.aprium-pharmacie.fr/aprium-express/mode-livraison</text:p>
          </table:table-cell>
          <table:table-cell office:value-type="string" calcext:value-type="string">
            <text:p>01 46 07 14 84</text:p>
          </table:table-cell>
          <table:table-cell office:value-type="string" calcext:value-type="string">
            <text:p>Pcchapelle@yahoo.fr</text:p>
          </table:table-cell>
          <table:table-cell office:value-type="string" calcext:value-type="string">
            <text:p>{"type": "Point", "coordinates": [2.35968049987894, 48.890762126753536]}</text:p>
          </table:table-cell>
          <table:table-cell office:value-type="string" calcext:value-type="string">
            <text:p>48.8907621268,2.35968049988</text:p>
          </table:table-cell>
        </table:table-row>
        <table:table-row table:style-name="ro2">
          <table:table-cell office:value-type="string" calcext:value-type="string">
            <text:p>Yves-Marie BASTIEN</text:p>
          </table:table-cell>
          <table:table-cell office:value-type="string" calcext:value-type="string">
            <text:p>place Baudoyer</text:p>
          </table:table-cell>
          <table:table-cell office:value-type="float" office:value="75004" calcext:value-type="float">
            <text:p>75004</text:p>
          </table:table-cell>
          <table:table-cell office:value-type="string" calcext:value-type="string">
            <text:p>Commerce de détail de boissons</text:p>
          </table:table-cell>
          <table:table-cell office:value-type="string" calcext:value-type="string">
            <text:p>caviste sur le marché Bauboyer (4eme)</text:p>
            <text:p>Vins, champagnes bieres, cidres,  fleur de sel, charcuterie de terroir</text:p>
            <text:p>liste des produits sur demande par mail.</text:p>
          </table:table-cell>
          <table:table-cell/>
          <table:table-cell office:value-type="string" calcext:value-type="string">
            <text:p>06 26 33 10 02</text:p>
          </table:table-cell>
          <table:table-cell office:value-type="string" calcext:value-type="string">
            <text:p>vinetc13@gmail.com</text:p>
          </table:table-cell>
          <table:table-cell office:value-type="string" calcext:value-type="string">
            <text:p>{"type": "Point", "coordinates": [2.355606774544421, 48.85611727036831]}</text:p>
          </table:table-cell>
          <table:table-cell office:value-type="string" calcext:value-type="string">
            <text:p>48.8561172704,2.35560677454</text:p>
          </table:table-cell>
        </table:table-row>
        <table:table-row table:style-name="ro1" table:visibility="filter">
          <table:table-cell office:value-type="string" calcext:value-type="string">
            <text:p>Boulangerie Houiras</text:p>
          </table:table-cell>
          <table:table-cell office:value-type="string" calcext:value-type="string">
            <text:p>165 rue Saint-Maur</text:p>
          </table:table-cell>
          <table:table-cell office:value-type="float" office:value="75011" calcext:value-type="float">
            <text:p>75011</text:p>
          </table:table-cell>
          <table:table-cell office:value-type="string" calcext:value-type="string">
            <text:p>Boulangerie - pâtisserie</text:p>
          </table:table-cell>
          <table:table-cell table:number-columns-repeated="2"/>
          <table:table-cell office:value-type="string" calcext:value-type="string">
            <text:p>07 64 20 58 13</text:p>
          </table:table-cell>
          <table:table-cell/>
          <table:table-cell office:value-type="string" calcext:value-type="string">
            <text:p>{"type": "Point", "coordinates": [2.373619203745068, 48.869655152993566]}</text:p>
          </table:table-cell>
          <table:table-cell office:value-type="string" calcext:value-type="string">
            <text:p>48.869655153,2.37361920375</text:p>
          </table:table-cell>
        </table:table-row>
        <table:table-row table:style-name="ro1" table:visibility="filter">
          <table:table-cell office:value-type="string" calcext:value-type="string">
            <text:p>Chebbi</text:p>
          </table:table-cell>
          <table:table-cell office:value-type="string" calcext:value-type="string">
            <text:p>162 avenue d'Italie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Épicerie fine</text:p>
          </table:table-cell>
          <table:table-cell office:value-type="string" calcext:value-type="string">
            <text:p>Œufs dattes miels huile d'olive</text:p>
          </table:table-cell>
          <table:table-cell/>
          <table:table-cell office:value-type="string" calcext:value-type="string">
            <text:p>06 28 84 33 32</text:p>
          </table:table-cell>
          <table:table-cell/>
          <table:table-cell office:value-type="string" calcext:value-type="string">
            <text:p>{"type": "Point", "coordinates": [2.358369843580949, 48.82169890918384]}</text:p>
          </table:table-cell>
          <table:table-cell office:value-type="string" calcext:value-type="string">
            <text:p>48.8216989092,2.35836984358</text:p>
          </table:table-cell>
        </table:table-row>
        <table:table-row table:style-name="ro1" table:visibility="filter">
          <table:table-cell office:value-type="string" calcext:value-type="string">
            <text:p>Grazie</text:p>
          </table:table-cell>
          <table:table-cell office:value-type="string" calcext:value-type="string">
            <text:p>91 BD Beaumarchais</text:p>
          </table:table-cell>
          <table:table-cell office:value-type="float" office:value="75003" calcext:value-type="float">
            <text:p>75003</text:p>
          </table:table-cell>
          <table:table-cell office:value-type="string" calcext:value-type="string">
            <text:p>Restaurant ou traiteur</text:p>
          </table:table-cell>
          <table:table-cell office:value-type="string" calcext:value-type="string">
            <text:p>Pizzeria</text:p>
          </table:table-cell>
          <table:table-cell office:value-type="string" calcext:value-type="string">
            <text:p>https://Deliveroo.fr</text:p>
          </table:table-cell>
          <table:table-cell table:number-columns-repeated="2"/>
          <table:table-cell office:value-type="string" calcext:value-type="string">
            <text:p>{"type": "Point", "coordinates": [2.367384923533868, 48.85927280241799]}</text:p>
          </table:table-cell>
          <table:table-cell office:value-type="string" calcext:value-type="string">
            <text:p>48.8592728024,2.36738492353</text:p>
          </table:table-cell>
        </table:table-row>
        <table:table-row table:style-name="ro1" table:visibility="filter">
          <table:table-cell office:value-type="string" calcext:value-type="string">
            <text:p>L'Horloge</text:p>
          </table:table-cell>
          <table:table-cell office:value-type="string" calcext:value-type="string">
            <text:p>71 rue Servan</text:p>
          </table:table-cell>
          <table:table-cell office:value-type="float" office:value="75011" calcext:value-type="float">
            <text:p>75011</text:p>
          </table:table-cell>
          <table:table-cell office:value-type="string" calcext:value-type="string">
            <text:p>Restaurant ou traiteur</text:p>
          </table:table-cell>
          <table:table-cell table:number-columns-repeated="2"/>
          <table:table-cell office:value-type="string" calcext:value-type="string">
            <text:p>01 48 06 78 69</text:p>
          </table:table-cell>
          <table:table-cell/>
          <table:table-cell office:value-type="string" calcext:value-type="string">
            <text:p>{"type": "Point", "coordinates": [2.381184472480695, 48.86370328814668]}</text:p>
          </table:table-cell>
          <table:table-cell office:value-type="string" calcext:value-type="string">
            <text:p>48.8637032881,2.38118447248</text:p>
          </table:table-cell>
        </table:table-row>
        <table:table-row table:style-name="ro1" table:visibility="filter">
          <table:table-cell office:value-type="string" calcext:value-type="string">
            <text:p>L’ardoise a fromage</text:p>
          </table:table-cell>
          <table:table-cell office:value-type="string" calcext:value-type="string">
            <text:p>27 boulevard de Reuilly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Fromagerie</text:p>
          </table:table-cell>
          <table:table-cell office:value-type="string" calcext:value-type="string">
            <text:p>Charcuterie également</text:p>
          </table:table-cell>
          <table:table-cell office:value-type="string" calcext:value-type="string">
            <text:p>http://lardoiseafromage.com/</text:p>
          </table:table-cell>
          <table:table-cell office:value-type="string" calcext:value-type="string">
            <text:p>06 88 01 82 38</text:p>
          </table:table-cell>
          <table:table-cell/>
          <table:table-cell office:value-type="string" calcext:value-type="string">
            <text:p>{"type": "Point", "coordinates": [2.392108032193253, 48.83942631540177]}</text:p>
          </table:table-cell>
          <table:table-cell office:value-type="string" calcext:value-type="string">
            <text:p>48.8394263154,2.39210803219</text:p>
          </table:table-cell>
        </table:table-row>
        <table:table-row table:style-name="ro3">
          <table:table-cell office:value-type="string" calcext:value-type="string">
            <text:p>O'Tacos</text:p>
          </table:table-cell>
          <table:table-cell office:value-type="string" calcext:value-type="string">
            <text:p>23 Rue de la Roquette</text:p>
          </table:table-cell>
          <table:table-cell office:value-type="float" office:value="75011" calcext:value-type="float">
            <text:p>75011</text:p>
          </table:table-cell>
          <table:table-cell office:value-type="string" calcext:value-type="string">
            <text:p>Restaurant ou traiteur</text:p>
          </table:table-cell>
          <table:table-cell office:value-type="string" calcext:value-type="string">
            <text:p>French tacos</text:p>
            <text:p>Livraison via Uber Eats, Deliveroo et Just Eat</text:p>
          </table:table-cell>
          <table:table-cell office:value-type="string" calcext:value-type="string">
            <text:p>https://www.ubereats.com</text:p>
          </table:table-cell>
          <table:table-cell office:value-type="string" calcext:value-type="string">
            <text:p>01 77 18 62 18</text:p>
          </table:table-cell>
          <table:table-cell office:value-type="string" calcext:value-type="string">
            <text:p>Otacos.bastille@resto-tacos.com</text:p>
          </table:table-cell>
          <table:table-cell office:value-type="string" calcext:value-type="string">
            <text:p>{"type": "Point", "coordinates": [2.372476338466313, 48.85477925671907]}</text:p>
          </table:table-cell>
          <table:table-cell office:value-type="string" calcext:value-type="string">
            <text:p>48.8547792567,2.37247633847</text:p>
          </table:table-cell>
        </table:table-row>
        <table:table-row table:style-name="ro1">
          <table:table-cell office:value-type="string" calcext:value-type="string">
            <text:p>RIMAL</text:p>
          </table:table-cell>
          <table:table-cell office:value-type="string" calcext:value-type="string">
            <text:p>26 AVENUE GEORGE V</text:p>
          </table:table-cell>
          <table:table-cell office:value-type="float" office:value="75008" calcext:value-type="float">
            <text:p>75008</text:p>
          </table:table-cell>
          <table:table-cell office:value-type="string" calcext:value-type="string">
            <text:p>Restaurant ou traiteur</text:p>
          </table:table-cell>
          <table:table-cell table:number-columns-repeated="2"/>
          <table:table-cell office:value-type="string" calcext:value-type="string">
            <text:p>01 47 20 15 15</text:p>
          </table:table-cell>
          <table:table-cell office:value-type="string" calcext:value-type="string">
            <text:p>contact@rimalparis.com</text:p>
          </table:table-cell>
          <table:table-cell office:value-type="string" calcext:value-type="string">
            <text:p>{"type": "Point", "coordinates": [2.301488049435023, 48.86781432131356]}</text:p>
          </table:table-cell>
          <table:table-cell office:value-type="string" calcext:value-type="string">
            <text:p>48.8678143213,2.30148804944</text:p>
          </table:table-cell>
        </table:table-row>
        <table:table-row table:style-name="ro1" table:visibility="filter">
          <table:table-cell office:value-type="string" calcext:value-type="string">
            <text:p>WANG XINYUE</text:p>
          </table:table-cell>
          <table:table-cell office:value-type="string" calcext:value-type="string">
            <text:p>21 boulevard Brune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Alimentation générale et produits de première nécessité</text:p>
          </table:table-cell>
          <table:table-cell table:number-columns-repeated="4"/>
          <table:table-cell office:value-type="string" calcext:value-type="string">
            <text:p>{"type": "Point", "coordinates": [2.3070670040196832, 48.82752055369412]}</text:p>
          </table:table-cell>
          <table:table-cell office:value-type="string" calcext:value-type="string">
            <text:p>48.8275205537,2.30706700402</text:p>
          </table:table-cell>
        </table:table-row>
        <table:table-row table:style-name="ro1">
          <table:table-cell office:value-type="string" calcext:value-type="string">
            <text:p>LE LIVRE DE CAVE</text:p>
          </table:table-cell>
          <table:table-cell office:value-type="string" calcext:value-type="string">
            <text:p>3 RUE CASIMIR PERIER</text:p>
          </table:table-cell>
          <table:table-cell office:value-type="float" office:value="75007" calcext:value-type="float">
            <text:p>75007</text:p>
          </table:table-cell>
          <table:table-cell office:value-type="string" calcext:value-type="string">
            <text:p>Commerce de détail de boissons</text:p>
          </table:table-cell>
          <table:table-cell office:value-type="string" calcext:value-type="string">
            <text:p>Livraison possible sur Paris tous arrondissements à partir de 300€</text:p>
          </table:table-cell>
          <table:table-cell office:value-type="string" calcext:value-type="string">
            <text:p>https://www.lelivredecave.com</text:p>
          </table:table-cell>
          <table:table-cell office:value-type="string" calcext:value-type="string">
            <text:p>06 24 12 18 50</text:p>
          </table:table-cell>
          <table:table-cell office:value-type="string" calcext:value-type="string">
            <text:p>frederic.beal@lelivredecave.com</text:p>
          </table:table-cell>
          <table:table-cell office:value-type="string" calcext:value-type="string">
            <text:p>{"type": "Point", "coordinates": [2.320114521464485, 48.85887502687687]}</text:p>
          </table:table-cell>
          <table:table-cell office:value-type="string" calcext:value-type="string">
            <text:p>48.8588750269,2.32011452146</text:p>
          </table:table-cell>
        </table:table-row>
        <table:table-row table:style-name="ro1">
          <table:table-cell office:value-type="string" calcext:value-type="string">
            <text:p>Provibio</text:p>
          </table:table-cell>
          <table:table-cell office:value-type="string" calcext:value-type="string">
            <text:p>36 bd des batignolle</text:p>
          </table:table-cell>
          <table:table-cell office:value-type="float" office:value="75017" calcext:value-type="float">
            <text:p>75017</text:p>
          </table:table-cell>
          <table:table-cell office:value-type="string" calcext:value-type="string">
            <text:p>Primeur</text:p>
          </table:table-cell>
          <table:table-cell office:value-type="string" calcext:value-type="string">
            <text:p>Bio</text:p>
          </table:table-cell>
          <table:table-cell/>
          <table:table-cell office:value-type="string" calcext:value-type="string">
            <text:p>06 45 14 44 33</text:p>
          </table:table-cell>
          <table:table-cell office:value-type="string" calcext:value-type="string">
            <text:p>provibiodrive@outlook.fr</text:p>
          </table:table-cell>
          <table:table-cell office:value-type="string" calcext:value-type="string">
            <text:p>{"type": "Point", "coordinates": [2.3236067808779213, 48.882954856731736]}</text:p>
          </table:table-cell>
          <table:table-cell office:value-type="string" calcext:value-type="string">
            <text:p>48.8829548567,2.32360678088</text:p>
          </table:table-cell>
        </table:table-row>
        <table:table-row table:style-name="ro1">
          <table:table-cell office:value-type="string" calcext:value-type="string">
            <text:p>tocquevilleprimeur</text:p>
          </table:table-cell>
          <table:table-cell office:value-type="string" calcext:value-type="string">
            <text:p>76 rue de tocqueville</text:p>
          </table:table-cell>
          <table:table-cell office:value-type="float" office:value="75017" calcext:value-type="float">
            <text:p>75017</text:p>
          </table:table-cell>
          <table:table-cell office:value-type="string" calcext:value-type="string">
            <text:p>Primeur</text:p>
          </table:table-cell>
          <table:table-cell table:number-columns-repeated="2"/>
          <table:table-cell office:value-type="string" calcext:value-type="string">
            <text:p>06 69 00 03 81</text:p>
          </table:table-cell>
          <table:table-cell office:value-type="string" calcext:value-type="string">
            <text:p>rabiaahamrouni10@gmail.com</text:p>
          </table:table-cell>
          <table:table-cell office:value-type="string" calcext:value-type="string">
            <text:p>{"type": "Point", "coordinates": [2.310331222640735, 48.88551926913811]}</text:p>
          </table:table-cell>
          <table:table-cell office:value-type="string" calcext:value-type="string">
            <text:p>48.8855192691,2.31033122264</text:p>
          </table:table-cell>
        </table:table-row>
        <table:table-row table:style-name="ro1" table:visibility="filter">
          <table:table-cell office:value-type="string" calcext:value-type="string">
            <text:p>Aprium Pharmacie Montparnasse</text:p>
          </table:table-cell>
          <table:table-cell office:value-type="string" calcext:value-type="string">
            <text:p>1 RUE D'ODESSA - 3 RUE DU DEPART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Pharmacies et parapharmacies</text:p>
          </table:table-cell>
          <table:table-cell/>
          <table:table-cell office:value-type="string" calcext:value-type="string">
            <text:p>https://montparnasse.aprium-pharmacie.fr/aprium-express</text:p>
          </table:table-cell>
          <table:table-cell office:value-type="string" calcext:value-type="string">
            <text:p>01 43 20 70 22</text:p>
          </table:table-cell>
          <table:table-cell/>
          <table:table-cell office:value-type="string" calcext:value-type="string">
            <text:p>{"type": "Point", "coordinates": [2.324458156862214, 48.843250398260814]}</text:p>
          </table:table-cell>
          <table:table-cell office:value-type="string" calcext:value-type="string">
            <text:p>48.8432503983,2.32445815686</text:p>
          </table:table-cell>
        </table:table-row>
        <table:table-row table:style-name="ro1">
          <table:table-cell office:value-type="string" calcext:value-type="string">
            <text:p>Kelbongoo</text:p>
          </table:table-cell>
          <table:table-cell office:value-type="string" calcext:value-type="string">
            <text:p>18 rue du Borrégo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Alimentation générale et produits de première nécessité</text:p>
          </table:table-cell>
          <table:table-cell office:value-type="string" calcext:value-type="string">
            <text:p>Livraison à domicile ou retrait des commandes dans l'une des 3 boutiques Kelbongoo.</text:p>
          </table:table-cell>
          <table:table-cell office:value-type="string" calcext:value-type="string">
            <text:p>https://www.kelbongoo.com</text:p>
          </table:table-cell>
          <table:table-cell/>
          <table:table-cell office:value-type="string" calcext:value-type="string">
            <text:p>communication@kelbongoo.com</text:p>
          </table:table-cell>
          <table:table-cell office:value-type="string" calcext:value-type="string">
            <text:p>{"type": "Point", "coordinates": [2.399841431146926, 48.8728000952717]}</text:p>
          </table:table-cell>
          <table:table-cell office:value-type="string" calcext:value-type="string">
            <text:p>48.8728000953,2.39984143115</text:p>
          </table:table-cell>
        </table:table-row>
        <table:table-row table:style-name="ro1">
          <table:table-cell office:value-type="string" calcext:value-type="string">
            <text:p>Maison Larrazet</text:p>
          </table:table-cell>
          <table:table-cell office:value-type="string" calcext:value-type="string">
            <text:p>85 bis boulevard magenta</text:p>
          </table:table-cell>
          <table:table-cell office:value-type="float" office:value="75010" calcext:value-type="float">
            <text:p>75010</text:p>
          </table:table-cell>
          <table:table-cell office:value-type="string" calcext:value-type="string">
            <text:p>Boucherie - charcuterie - rôtisserie</text:p>
          </table:table-cell>
          <table:table-cell table:number-columns-repeated="2"/>
          <table:table-cell office:value-type="string" calcext:value-type="string">
            <text:p>07 87 18 00 53</text:p>
          </table:table-cell>
          <table:table-cell office:value-type="string" calcext:value-type="string">
            <text:p>jl_landes@icloud.com</text:p>
          </table:table-cell>
          <table:table-cell office:value-type="string" calcext:value-type="string">
            <text:p>{"type": "Point", "coordinates": [2.3552079846448972, 48.87697477434209]}</text:p>
          </table:table-cell>
          <table:table-cell office:value-type="string" calcext:value-type="string">
            <text:p>48.8769747743,2.35520798464</text:p>
          </table:table-cell>
        </table:table-row>
        <table:table-row table:style-name="ro1" table:visibility="filter">
          <table:table-cell office:value-type="string" calcext:value-type="string">
            <text:p>Touimer Bio</text:p>
          </table:table-cell>
          <table:table-cell office:value-type="string" calcext:value-type="string">
            <text:p>85 bis boulevard magenta</text:p>
          </table:table-cell>
          <table:table-cell office:value-type="float" office:value="75010" calcext:value-type="float">
            <text:p>75010</text:p>
          </table:table-cell>
          <table:table-cell office:value-type="string" calcext:value-type="string">
            <text:p>Alimentation générale et produits de première nécessité</text:p>
          </table:table-cell>
          <table:table-cell office:value-type="string" calcext:value-type="string">
            <text:p>Produits frais, épicerie, fruits et légumes</text:p>
          </table:table-cell>
          <table:table-cell/>
          <table:table-cell office:value-type="string" calcext:value-type="string">
            <text:p>06 25 00 51 80</text:p>
          </table:table-cell>
          <table:table-cell/>
          <table:table-cell office:value-type="string" calcext:value-type="string">
            <text:p>{"type": "Point", "coordinates": [2.355328298429304, 48.87678506290845]}</text:p>
          </table:table-cell>
          <table:table-cell office:value-type="string" calcext:value-type="string">
            <text:p>48.8767850629,2.35532829843</text:p>
          </table:table-cell>
        </table:table-row>
        <table:table-row table:style-name="ro1" table:visibility="filter">
          <table:table-cell office:value-type="string" calcext:value-type="string">
            <text:p>Boucherie Meissonier</text:p>
          </table:table-cell>
          <table:table-cell office:value-type="string" calcext:value-type="string">
            <text:p>8 rue Meissonier</text:p>
          </table:table-cell>
          <table:table-cell office:value-type="float" office:value="75017" calcext:value-type="float">
            <text:p>75017</text:p>
          </table:table-cell>
          <table:table-cell office:value-type="string" calcext:value-type="string">
            <text:p>Boucherie - charcuterie - rôtisserie</text:p>
          </table:table-cell>
          <table:table-cell/>
          <table:table-cell office:value-type="string" calcext:value-type="string">
            <text:p>https://Epicery.com</text:p>
          </table:table-cell>
          <table:table-cell office:value-type="string" calcext:value-type="string">
            <text:p>06 33 85 89 70</text:p>
          </table:table-cell>
          <table:table-cell/>
          <table:table-cell office:value-type="string" calcext:value-type="string">
            <text:p>{"type": "Point", "coordinates": [2.30454672932033, 48.88338819895895]}</text:p>
          </table:table-cell>
          <table:table-cell office:value-type="string" calcext:value-type="string">
            <text:p>48.883388199,2.30454672932</text:p>
          </table:table-cell>
        </table:table-row>
        <table:table-row table:style-name="ro1" table:visibility="filter">
          <table:table-cell office:value-type="string" calcext:value-type="string">
            <text:p>Les pintades</text:p>
          </table:table-cell>
          <table:table-cell office:value-type="string" calcext:value-type="string">
            <text:p>62 Rue de Vouillé</text:p>
          </table:table-cell>
          <table:table-cell office:value-type="float" office:value="75015" calcext:value-type="float">
            <text:p>75015</text:p>
          </table:table-cell>
          <table:table-cell office:value-type="string" calcext:value-type="string">
            <text:p>Boucherie - charcuterie - rôtisserie</text:p>
          </table:table-cell>
          <table:table-cell office:value-type="string" calcext:value-type="string">
            <text:p>Épicerie bio</text:p>
          </table:table-cell>
          <table:table-cell/>
          <table:table-cell office:value-type="string" calcext:value-type="string">
            <text:p>06 59 80 13 42</text:p>
          </table:table-cell>
          <table:table-cell/>
          <table:table-cell office:value-type="string" calcext:value-type="string">
            <text:p>{"type": "Point", "coordinates": [2.308481269318546, 48.833550300453346]}</text:p>
          </table:table-cell>
          <table:table-cell office:value-type="string" calcext:value-type="string">
            <text:p>48.8335503005,2.30848126932</text:p>
          </table:table-cell>
        </table:table-row>
        <table:table-row table:style-name="ro1" table:visibility="filter">
          <table:table-cell office:value-type="string" calcext:value-type="string">
            <text:p>Paris Saint bière</text:p>
          </table:table-cell>
          <table:table-cell office:value-type="string" calcext:value-type="string">
            <text:p>101 rue de Charonne</text:p>
          </table:table-cell>
          <table:table-cell office:value-type="float" office:value="75011" calcext:value-type="float">
            <text:p>75011</text:p>
          </table:table-cell>
          <table:table-cell office:value-type="string" calcext:value-type="string">
            <text:p>Épicerie fine</text:p>
          </table:table-cell>
          <table:table-cell office:value-type="string" calcext:value-type="string">
            <text:p>Cave à bières</text:p>
          </table:table-cell>
          <table:table-cell/>
          <table:table-cell office:value-type="string" calcext:value-type="string">
            <text:p>01 43 48 07 11</text:p>
          </table:table-cell>
          <table:table-cell/>
          <table:table-cell office:value-type="string" calcext:value-type="string">
            <text:p>{"type": "Point", "coordinates": [2.384261239778793, 48.85452283704373]}</text:p>
          </table:table-cell>
          <table:table-cell office:value-type="string" calcext:value-type="string">
            <text:p>48.854522837,2.38426123978</text:p>
          </table:table-cell>
        </table:table-row>
        <table:table-row table:style-name="ro1" table:visibility="filter">
          <table:table-cell office:value-type="string" calcext:value-type="string">
            <text:p>Chocolaterie Joséphine Vannier</text:p>
          </table:table-cell>
          <table:table-cell office:value-type="string" calcext:value-type="string">
            <text:p>4 Rue du Pas de la Mule</text:p>
          </table:table-cell>
          <table:table-cell office:value-type="float" office:value="75003" calcext:value-type="float">
            <text:p>75003</text:p>
          </table:table-cell>
          <table:table-cell office:value-type="string" calcext:value-type="string">
            <text:p>Épicerie fine</text:p>
          </table:table-cell>
          <table:table-cell office:value-type="string" calcext:value-type="string">
            <text:p>Chocolaterie</text:p>
          </table:table-cell>
          <table:table-cell office:value-type="string" calcext:value-type="string">
            <text:p>https://www.chocolats-vannier.com</text:p>
          </table:table-cell>
          <table:table-cell office:value-type="string" calcext:value-type="string">
            <text:p>01 44 54 03 09</text:p>
          </table:table-cell>
          <table:table-cell/>
          <table:table-cell office:value-type="string" calcext:value-type="string">
            <text:p>{"type": "Point", "coordinates": [2.367734039024517, 48.85592257077963]}</text:p>
          </table:table-cell>
          <table:table-cell office:value-type="string" calcext:value-type="string">
            <text:p>48.8559225708,2.36773403902</text:p>
          </table:table-cell>
        </table:table-row>
        <table:table-row table:style-name="ro1" table:visibility="filter">
          <table:table-cell office:value-type="string" calcext:value-type="string">
            <text:p>Pharmacie Montorgueil</text:p>
          </table:table-cell>
          <table:table-cell office:value-type="string" calcext:value-type="string">
            <text:p>67 rue Montorgueil</text:p>
          </table:table-cell>
          <table:table-cell office:value-type="float" office:value="75002" calcext:value-type="float">
            <text:p>75002</text:p>
          </table:table-cell>
          <table:table-cell office:value-type="string" calcext:value-type="string">
            <text:p>Pharmacies et parapharmacies</text:p>
          </table:table-cell>
          <table:table-cell/>
          <table:table-cell office:value-type="string" calcext:value-type="string">
            <text:p>https://aprium-pharmacie.fr/aprium-express</text:p>
          </table:table-cell>
          <table:table-cell table:number-columns-repeated="2"/>
          <table:table-cell office:value-type="string" calcext:value-type="string">
            <text:p>{"type": "Point", "coordinates": [2.347014801922298, 48.86605156181058]}</text:p>
          </table:table-cell>
          <table:table-cell office:value-type="string" calcext:value-type="string">
            <text:p>48.8660515618,2.34701480192</text:p>
          </table:table-cell>
        </table:table-row>
        <table:table-row table:style-name="ro1">
          <table:table-cell office:value-type="string" calcext:value-type="string">
            <text:p>A la bière comme à la bière</text:p>
          </table:table-cell>
          <table:table-cell office:value-type="string" calcext:value-type="string">
            <text:p>353, rue des Pyrénées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Commerce de détail de boissons</text:p>
          </table:table-cell>
          <table:table-cell office:value-type="string" calcext:value-type="string">
            <text:p>Livraisons 7j/7, le soir même, bières artisanales, vins natures, sodas artisanaux</text:p>
          </table:table-cell>
          <table:table-cell office:value-type="string" calcext:value-type="string">
            <text:p>https://www.alabierecommealabiere.com</text:p>
          </table:table-cell>
          <table:table-cell office:value-type="string" calcext:value-type="string">
            <text:p>07 68 86 50 10</text:p>
          </table:table-cell>
          <table:table-cell office:value-type="string" calcext:value-type="string">
            <text:p>alabierecommealabiere@gmail.com</text:p>
          </table:table-cell>
          <table:table-cell office:value-type="string" calcext:value-type="string">
            <text:p>{"type": "Point", "coordinates": [2.391255899618405, 48.87229156207267]}</text:p>
          </table:table-cell>
          <table:table-cell office:value-type="string" calcext:value-type="string">
            <text:p>48.8722915621,2.39125589962</text:p>
          </table:table-cell>
        </table:table-row>
        <table:table-row table:style-name="ro1">
          <table:table-cell office:value-type="string" calcext:value-type="string">
            <text:p>Pharmacie de l'arcade</text:p>
          </table:table-cell>
          <table:table-cell office:value-type="string" calcext:value-type="string">
            <text:p>39 rue de l'arcade</text:p>
          </table:table-cell>
          <table:table-cell office:value-type="float" office:value="75008" calcext:value-type="float">
            <text:p>75008</text:p>
          </table:table-cell>
          <table:table-cell office:value-type="string" calcext:value-type="string">
            <text:p>Pharmacies et parapharmacies</text:p>
          </table:table-cell>
          <table:table-cell/>
          <table:table-cell office:value-type="string" calcext:value-type="string">
            <text:p>https://www.facebook.com/pharmaciearcadeparis</text:p>
          </table:table-cell>
          <table:table-cell office:value-type="string" calcext:value-type="string">
            <text:p>01 42 65 35 93</text:p>
          </table:table-cell>
          <table:table-cell office:value-type="string" calcext:value-type="string">
            <text:p>pharmaciedutertre08@gmail.com</text:p>
          </table:table-cell>
          <table:table-cell office:value-type="string" calcext:value-type="string">
            <text:p>{"type": "Point", "coordinates": [2.32424233683377, 48.8734658560567]}</text:p>
          </table:table-cell>
          <table:table-cell office:value-type="string" calcext:value-type="string">
            <text:p>48.8734658561,2.32424233683</text:p>
          </table:table-cell>
        </table:table-row>
        <table:table-row table:style-name="ro1" table:visibility="filter">
          <table:table-cell office:value-type="string" calcext:value-type="string">
            <text:p>Li</text:p>
          </table:table-cell>
          <table:table-cell office:value-type="string" calcext:value-type="string">
            <text:p>20 Av d'ivry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Alimentation générale et produits de première nécessité</text:p>
          </table:table-cell>
          <table:table-cell table:number-columns-repeated="4"/>
          <table:table-cell office:value-type="string" calcext:value-type="string">
            <text:p>{"type": "Point", "coordinates": [2.367122844677319, 48.82279688546199]}</text:p>
          </table:table-cell>
          <table:table-cell office:value-type="string" calcext:value-type="string">
            <text:p>48.8227968855,2.36712284468</text:p>
          </table:table-cell>
        </table:table-row>
        <table:table-row table:style-name="ro1">
          <table:table-cell office:value-type="string" calcext:value-type="string">
            <text:p>Popine Saint Sauveur</text:p>
          </table:table-cell>
          <table:table-cell office:value-type="string" calcext:value-type="string">
            <text:p>32 rue Saint Sauveur</text:p>
          </table:table-cell>
          <table:table-cell office:value-type="float" office:value="75002" calcext:value-type="float">
            <text:p>75002</text:p>
          </table:table-cell>
          <table:table-cell office:value-type="string" calcext:value-type="string">
            <text:p>Restaurant ou traiteur</text:p>
          </table:table-cell>
          <table:table-cell office:value-type="string" calcext:value-type="string">
            <text:p>Pizza napolitaine cuite au feu de bois</text:p>
          </table:table-cell>
          <table:table-cell office:value-type="string" calcext:value-type="string">
            <text:p>https://www.ubereats.com/fr/paris/food-delivery/popine/DTwaaLgMTLScHVAHFayRPQ</text:p>
          </table:table-cell>
          <table:table-cell office:value-type="string" calcext:value-type="string">
            <text:p>01 40 20 08 04</text:p>
          </table:table-cell>
          <table:table-cell office:value-type="string" calcext:value-type="string">
            <text:p>communication@lesas-paris.fr</text:p>
          </table:table-cell>
          <table:table-cell office:value-type="string" calcext:value-type="string">
            <text:p>{"type": "Point", "coordinates": [2.347522466781553, 48.86630358004249]}</text:p>
          </table:table-cell>
          <table:table-cell office:value-type="string" calcext:value-type="string">
            <text:p>48.86630358,2.34752246678</text:p>
          </table:table-cell>
        </table:table-row>
        <table:table-row table:style-name="ro1">
          <table:table-cell office:value-type="string" calcext:value-type="string">
            <text:p>Chez l'auvergnat</text:p>
          </table:table-cell>
          <table:table-cell office:value-type="string" calcext:value-type="string">
            <text:p>60 rue oberkampf</text:p>
          </table:table-cell>
          <table:table-cell office:value-type="float" office:value="75011" calcext:value-type="float">
            <text:p>75011</text:p>
          </table:table-cell>
          <table:table-cell office:value-type="string" calcext:value-type="string">
            <text:p>Fromagerie</text:p>
          </table:table-cell>
          <table:table-cell table:number-columns-repeated="2"/>
          <table:table-cell office:value-type="string" calcext:value-type="string">
            <text:p>01 48 05 31 83</text:p>
          </table:table-cell>
          <table:table-cell office:value-type="string" calcext:value-type="string">
            <text:p>huet33@hotmail.fr</text:p>
          </table:table-cell>
          <table:table-cell office:value-type="string" calcext:value-type="string">
            <text:p>{"type": "Point", "coordinates": [2.373979374276347, 48.86485763737419]}</text:p>
          </table:table-cell>
          <table:table-cell office:value-type="string" calcext:value-type="string">
            <text:p>48.8648576374,2.37397937428</text:p>
          </table:table-cell>
        </table:table-row>
        <table:table-row table:style-name="ro1">
          <table:table-cell office:value-type="string" calcext:value-type="string">
            <text:p>Laverieprivee</text:p>
          </table:table-cell>
          <table:table-cell office:value-type="string" calcext:value-type="string">
            <text:p>38 Rue d'Enghien</text:p>
          </table:table-cell>
          <table:table-cell office:value-type="float" office:value="75010" calcext:value-type="float">
            <text:p>75010</text:p>
          </table:table-cell>
          <table:table-cell office:value-type="string" calcext:value-type="string">
            <text:p>Blanchisserie-teinturerie</text:p>
          </table:table-cell>
          <table:table-cell office:value-type="string" calcext:value-type="string">
            <text:p>Service de lavage du linge et pliage. Livraison gratuite dans tout Paris durant le confinement.</text:p>
          </table:table-cell>
          <table:table-cell office:value-type="string" calcext:value-type="string">
            <text:p>http://laverieprivee.com</text:p>
          </table:table-cell>
          <table:table-cell office:value-type="string" calcext:value-type="string">
            <text:p>06 01 92 29 64</text:p>
          </table:table-cell>
          <table:table-cell office:value-type="string" calcext:value-type="string">
            <text:p>contact@laverieprivee.com</text:p>
          </table:table-cell>
          <table:table-cell office:value-type="string" calcext:value-type="string">
            <text:p>{"type": "Point", "coordinates": [2.349374578357743, 48.87228950836754]}</text:p>
          </table:table-cell>
          <table:table-cell office:value-type="string" calcext:value-type="string">
            <text:p>48.8722895084,2.34937457836</text:p>
          </table:table-cell>
        </table:table-row>
        <table:table-row table:style-name="ro1">
          <table:table-cell office:value-type="string" calcext:value-type="string">
            <text:p>La Cave de Passy</text:p>
          </table:table-cell>
          <table:table-cell office:value-type="string" calcext:value-type="string">
            <text:p>1 rue de Passy</text:p>
          </table:table-cell>
          <table:table-cell office:value-type="float" office:value="75016" calcext:value-type="float">
            <text:p>75016</text:p>
          </table:table-cell>
          <table:table-cell office:value-type="string" calcext:value-type="string">
            <text:p>Commerce de détail de boissons</text:p>
          </table:table-cell>
          <table:table-cell office:value-type="string" calcext:value-type="string">
            <text:p>Livraison de 10h a 18h 7/7</text:p>
          </table:table-cell>
          <table:table-cell/>
          <table:table-cell office:value-type="string" calcext:value-type="string">
            <text:p>01 46 47 77 12</text:p>
          </table:table-cell>
          <table:table-cell office:value-type="string" calcext:value-type="string">
            <text:p>passylaurent@gmail.com</text:p>
          </table:table-cell>
          <table:table-cell office:value-type="string" calcext:value-type="string">
            <text:p>{"type": "Point", "coordinates": [2.284207423356259, 48.85834230608325]}</text:p>
          </table:table-cell>
          <table:table-cell office:value-type="string" calcext:value-type="string">
            <text:p>48.8583423061,2.28420742336</text:p>
          </table:table-cell>
        </table:table-row>
        <table:table-row table:style-name="ro1">
          <table:table-cell office:value-type="string" calcext:value-type="string">
            <text:p>Pharmacie Fouché</text:p>
          </table:table-cell>
          <table:table-cell office:value-type="string" calcext:value-type="string">
            <text:p>1 boulevard d'Indochine</text:p>
          </table:table-cell>
          <table:table-cell office:value-type="float" office:value="75019" calcext:value-type="float">
            <text:p>75019</text:p>
          </table:table-cell>
          <table:table-cell office:value-type="string" calcext:value-type="string">
            <text:p>Pharmacies et parapharmacies</text:p>
          </table:table-cell>
          <table:table-cell office:value-type="string" calcext:value-type="string">
            <text:p>Application disponible : LeaderSanté</text:p>
          </table:table-cell>
          <table:table-cell table:number-columns-repeated="2"/>
          <table:table-cell office:value-type="string" calcext:value-type="string">
            <text:p>pharmacie@fouche.fr</text:p>
          </table:table-cell>
          <table:table-cell office:value-type="string" calcext:value-type="string">
            <text:p>{"type": "Point", "coordinates": [2.396772567060294, 48.883860115973604]}</text:p>
          </table:table-cell>
          <table:table-cell office:value-type="string" calcext:value-type="string">
            <text:p>48.883860116,2.39677256706</text:p>
          </table:table-cell>
        </table:table-row>
        <table:table-row table:style-name="ro1">
          <table:table-cell office:value-type="string" calcext:value-type="string">
            <text:p>INFOPRINTSERVICES</text:p>
          </table:table-cell>
          <table:table-cell office:value-type="string" calcext:value-type="string">
            <text:p>51 RUE DU RENDEZ VOUS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Équipements informatiques</text:p>
          </table:table-cell>
          <table:table-cell office:value-type="string" calcext:value-type="string">
            <text:p>Vente de cartouches d'encre Jet d'encre et Laser à la Marque ou Rechargées . Vente d'imprimantes, d'ordinateurs et portables reconditonnés</text:p>
          </table:table-cell>
          <table:table-cell office:value-type="string" calcext:value-type="string">
            <text:p>https://infoprintservices.com/</text:p>
          </table:table-cell>
          <table:table-cell office:value-type="string" calcext:value-type="string">
            <text:p>01 56 45 02 05</text:p>
          </table:table-cell>
          <table:table-cell office:value-type="string" calcext:value-type="string">
            <text:p>ipsparis12@infoprintservices.com</text:p>
          </table:table-cell>
          <table:table-cell office:value-type="string" calcext:value-type="string">
            <text:p>{"type": "Point", "coordinates": [2.401907021640082, 48.84615660931147]}</text:p>
          </table:table-cell>
          <table:table-cell office:value-type="string" calcext:value-type="string">
            <text:p>48.8461566093,2.40190702164</text:p>
          </table:table-cell>
        </table:table-row>
        <table:table-row table:style-name="ro1" table:visibility="filter">
          <table:table-cell office:value-type="string" calcext:value-type="string">
            <text:p>Eric Kayser</text:p>
          </table:table-cell>
          <table:table-cell office:value-type="string" calcext:value-type="string">
            <text:p>13 boulevard Diderot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Boulangerie - pâtisserie</text:p>
          </table:table-cell>
          <table:table-cell/>
          <table:table-cell office:value-type="string" calcext:value-type="string">
            <text:p>https://www.maison-kayser.com/fr/boulangeries/100001017-gare-de-lyon.html</text:p>
          </table:table-cell>
          <table:table-cell office:value-type="string" calcext:value-type="string">
            <text:p>01 43 44 06 06</text:p>
          </table:table-cell>
          <table:table-cell/>
          <table:table-cell office:value-type="string" calcext:value-type="string">
            <text:p>{"type": "Point", "coordinates": [2.370787899647602, 48.845677867278255]}</text:p>
          </table:table-cell>
          <table:table-cell office:value-type="string" calcext:value-type="string">
            <text:p>48.8456778673,2.37078789965</text:p>
          </table:table-cell>
        </table:table-row>
        <table:table-row table:style-name="ro1" table:visibility="filter">
          <table:table-cell office:value-type="string" calcext:value-type="string">
            <text:p>Eric Kayser</text:p>
          </table:table-cell>
          <table:table-cell office:value-type="string" calcext:value-type="string">
            <text:p>18 rue du Bac</text:p>
          </table:table-cell>
          <table:table-cell office:value-type="float" office:value="75007" calcext:value-type="float">
            <text:p>75007</text:p>
          </table:table-cell>
          <table:table-cell office:value-type="string" calcext:value-type="string">
            <text:p>Boulangerie - pâtisserie</text:p>
          </table:table-cell>
          <table:table-cell/>
          <table:table-cell office:value-type="string" calcext:value-type="string">
            <text:p>https://www.maison-kayser.com/fr/boulangeries/100001008-bac.html</text:p>
          </table:table-cell>
          <table:table-cell office:value-type="string" calcext:value-type="string">
            <text:p>01 42 61 27 63</text:p>
          </table:table-cell>
          <table:table-cell/>
          <table:table-cell office:value-type="string" calcext:value-type="string">
            <text:p>{"type": "Point", "coordinates": [2.3282998419784953, 48.85832159171197]}</text:p>
          </table:table-cell>
          <table:table-cell office:value-type="string" calcext:value-type="string">
            <text:p>48.8583215917,2.32829984198</text:p>
          </table:table-cell>
        </table:table-row>
        <table:table-row table:style-name="ro1" table:visibility="filter">
          <table:table-cell office:value-type="string" calcext:value-type="string">
            <text:p>Boucherie Ledru-Rollin</text:p>
          </table:table-cell>
          <table:table-cell office:value-type="string" calcext:value-type="string">
            <text:p>162 Av ledru rollin</text:p>
          </table:table-cell>
          <table:table-cell office:value-type="float" office:value="75011" calcext:value-type="float">
            <text:p>75011</text:p>
          </table:table-cell>
          <table:table-cell office:value-type="string" calcext:value-type="string">
            <text:p>Boucherie - charcuterie - rôtisserie</text:p>
          </table:table-cell>
          <table:table-cell table:number-columns-repeated="2"/>
          <table:table-cell office:value-type="string" calcext:value-type="string">
            <text:p>09 80 97 07 43</text:p>
          </table:table-cell>
          <table:table-cell/>
          <table:table-cell office:value-type="string" calcext:value-type="string">
            <text:p>{"type": "Point", "coordinates": [2.379205133647063, 48.85628725893418]}</text:p>
          </table:table-cell>
          <table:table-cell office:value-type="string" calcext:value-type="string">
            <text:p>48.8562872589,2.37920513365</text:p>
          </table:table-cell>
        </table:table-row>
        <table:table-row table:style-name="ro1" table:visibility="filter">
          <table:table-cell office:value-type="string" calcext:value-type="string">
            <text:p>La tete dans les olives</text:p>
          </table:table-cell>
          <table:table-cell office:value-type="string" calcext:value-type="string">
            <text:p>2 rue sainte Marthe</text:p>
          </table:table-cell>
          <table:table-cell office:value-type="float" office:value="75010" calcext:value-type="float">
            <text:p>75010</text:p>
          </table:table-cell>
          <table:table-cell office:value-type="string" calcext:value-type="string">
            <text:p>Épicerie fine</text:p>
          </table:table-cell>
          <table:table-cell table:number-columns-repeated="2"/>
          <table:table-cell office:value-type="string" calcext:value-type="string">
            <text:p>09 51 31 33 34</text:p>
          </table:table-cell>
          <table:table-cell/>
          <table:table-cell office:value-type="string" calcext:value-type="string">
            <text:p>{"type": "Point", "coordinates": [2.370828903054978, 48.87345225331857]}</text:p>
          </table:table-cell>
          <table:table-cell office:value-type="string" calcext:value-type="string">
            <text:p>48.8734522533,2.37082890305</text:p>
          </table:table-cell>
        </table:table-row>
        <table:table-row table:style-name="ro1" table:visibility="filter">
          <table:table-cell office:value-type="string" calcext:value-type="string">
            <text:p>Poissonnerie Joaolena</text:p>
          </table:table-cell>
          <table:table-cell office:value-type="string" calcext:value-type="string">
            <text:p>Place de la Réunion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Poissonnerie</text:p>
          </table:table-cell>
          <table:table-cell office:value-type="string" calcext:value-type="string">
            <text:p>Service traiteur</text:p>
          </table:table-cell>
          <table:table-cell/>
          <table:table-cell office:value-type="string" calcext:value-type="string">
            <text:p>06 15 11 66 45</text:p>
          </table:table-cell>
          <table:table-cell/>
          <table:table-cell office:value-type="string" calcext:value-type="string">
            <text:p>{"type": "Point", "coordinates": [2.401069582827005, 48.85576124691901]}</text:p>
          </table:table-cell>
          <table:table-cell office:value-type="string" calcext:value-type="string">
            <text:p>48.8557612469,2.40106958283</text:p>
          </table:table-cell>
        </table:table-row>
        <table:table-row table:style-name="ro1" table:visibility="filter">
          <table:table-cell office:value-type="string" calcext:value-type="string">
            <text:p>Boucherie du perche</text:p>
          </table:table-cell>
          <table:table-cell office:value-type="string" calcext:value-type="string">
            <text:p>52 rue cler</text:p>
          </table:table-cell>
          <table:table-cell office:value-type="float" office:value="75007" calcext:value-type="float">
            <text:p>75007</text:p>
          </table:table-cell>
          <table:table-cell office:value-type="string" calcext:value-type="string">
            <text:p>Boucherie - charcuterie - rôtisserie</text:p>
          </table:table-cell>
          <table:table-cell/>
          <table:table-cell office:value-type="string" calcext:value-type="string">
            <text:p>https://www.boucherieduperche.com</text:p>
          </table:table-cell>
          <table:table-cell table:number-columns-repeated="2"/>
          <table:table-cell office:value-type="string" calcext:value-type="string">
            <text:p>{"type": "Point", "coordinates": [2.306715330161221, 48.855978726578435]}</text:p>
          </table:table-cell>
          <table:table-cell office:value-type="string" calcext:value-type="string">
            <text:p>48.8559787266,2.30671533016</text:p>
          </table:table-cell>
        </table:table-row>
        <table:table-row table:style-name="ro1">
          <table:table-cell office:value-type="string" calcext:value-type="string">
            <text:p>Saveurs et vous</text:p>
          </table:table-cell>
          <table:table-cell office:value-type="string" calcext:value-type="string">
            <text:p>9 rue Keller</text:p>
          </table:table-cell>
          <table:table-cell office:value-type="float" office:value="75011" calcext:value-type="float">
            <text:p>75011</text:p>
          </table:table-cell>
          <table:table-cell office:value-type="string" calcext:value-type="string">
            <text:p>Alimentation générale et produits de première nécessité</text:p>
          </table:table-cell>
          <table:table-cell office:value-type="string" calcext:value-type="string">
            <text:p>Bio Circuit court</text:p>
          </table:table-cell>
          <table:table-cell table:number-columns-repeated="2"/>
          <table:table-cell office:value-type="string" calcext:value-type="string">
            <text:p>saveursetvous@gmail.com</text:p>
          </table:table-cell>
          <table:table-cell office:value-type="string" calcext:value-type="string">
            <text:p>{"type": "Point", "coordinates": [2.376316730808631, 48.85404364152647]}</text:p>
          </table:table-cell>
          <table:table-cell office:value-type="string" calcext:value-type="string">
            <text:p>48.8540436415,2.37631673081</text:p>
          </table:table-cell>
        </table:table-row>
        <table:table-row table:style-name="ro1">
          <table:table-cell office:value-type="string" calcext:value-type="string">
            <text:p>Maison Arnaud LARHER</text:p>
          </table:table-cell>
          <table:table-cell office:value-type="string" calcext:value-type="string">
            <text:p>53 rue caulaincourt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Boulangerie - pâtisserie</text:p>
          </table:table-cell>
          <table:table-cell office:value-type="string" calcext:value-type="string">
            <text:p>Pâtisserie chocolaterie</text:p>
          </table:table-cell>
          <table:table-cell office:value-type="string" calcext:value-type="string">
            <text:p>https://www.arnaudlarher.com</text:p>
          </table:table-cell>
          <table:table-cell office:value-type="string" calcext:value-type="string">
            <text:p>01 42 57 68 08</text:p>
          </table:table-cell>
          <table:table-cell office:value-type="string" calcext:value-type="string">
            <text:p>arnaudlarher@yahoo.fr</text:p>
          </table:table-cell>
          <table:table-cell office:value-type="string" calcext:value-type="string">
            <text:p>{"type": "Point", "coordinates": [2.334723801982188, 48.88937512208709]}</text:p>
          </table:table-cell>
          <table:table-cell office:value-type="string" calcext:value-type="string">
            <text:p>48.8893751221,2.33472380198</text:p>
          </table:table-cell>
        </table:table-row>
        <table:table-row table:style-name="ro1" table:visibility="filter">
          <table:table-cell office:value-type="string" calcext:value-type="string">
            <text:p>Salatim</text:p>
          </table:table-cell>
          <table:table-cell office:value-type="string" calcext:value-type="string">
            <text:p>13 rue des Jeuneurs</text:p>
          </table:table-cell>
          <table:table-cell office:value-type="float" office:value="75002" calcext:value-type="float">
            <text:p>75002</text:p>
          </table:table-cell>
          <table:table-cell office:value-type="string" calcext:value-type="string">
            <text:p>Alimentation générale et produits de première nécessité</text:p>
          </table:table-cell>
          <table:table-cell table:number-columns-repeated="4"/>
          <table:table-cell office:value-type="string" calcext:value-type="string">
            <text:p>{"type": "Point", "coordinates": [2.346168748173402, 48.869069342747665]}</text:p>
          </table:table-cell>
          <table:table-cell office:value-type="string" calcext:value-type="string">
            <text:p>48.8690693427,2.34616874817</text:p>
          </table:table-cell>
        </table:table-row>
        <table:table-row table:style-name="ro3">
          <table:table-cell office:value-type="string" calcext:value-type="string">
            <text:p>O'Tacos</text:p>
          </table:table-cell>
          <table:table-cell office:value-type="string" calcext:value-type="string">
            <text:p>101 Boulevard Poniatowski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Restaurant ou traiteur</text:p>
          </table:table-cell>
          <table:table-cell office:value-type="string" calcext:value-type="string">
            <text:p>French tacos</text:p>
            <text:p>Livraison via Uber Eats, Deliveroo et Just Eat</text:p>
          </table:table-cell>
          <table:table-cell office:value-type="string" calcext:value-type="string">
            <text:p>https://www.ubereats.com</text:p>
          </table:table-cell>
          <table:table-cell office:value-type="string" calcext:value-type="string">
            <text:p>01 75 42 93 29</text:p>
          </table:table-cell>
          <table:table-cell office:value-type="string" calcext:value-type="string">
            <text:p>Otacos.doree@resto-tacos.com</text:p>
          </table:table-cell>
          <table:table-cell office:value-type="string" calcext:value-type="string">
            <text:p>{"type": "Point", "coordinates": [2.404591010778371, 48.83456099166628]}</text:p>
          </table:table-cell>
          <table:table-cell office:value-type="string" calcext:value-type="string">
            <text:p>48.8345609917,2.40459101078</text:p>
          </table:table-cell>
        </table:table-row>
        <table:table-row table:style-name="ro1">
          <table:table-cell office:value-type="string" calcext:value-type="string">
            <text:p>Les Caves du Panthéon</text:p>
          </table:table-cell>
          <table:table-cell office:value-type="string" calcext:value-type="string">
            <text:p>174, rue Saint Jacques</text:p>
          </table:table-cell>
          <table:table-cell office:value-type="float" office:value="75005" calcext:value-type="float">
            <text:p>75005</text:p>
          </table:table-cell>
          <table:table-cell office:value-type="string" calcext:value-type="string">
            <text:p>Commerce de détail de boissons</text:p>
          </table:table-cell>
          <table:table-cell office:value-type="string" calcext:value-type="string">
            <text:p>Vente de vins, spiritueux et épicerie fine</text:p>
          </table:table-cell>
          <table:table-cell/>
          <table:table-cell office:value-type="string" calcext:value-type="string">
            <text:p>06 48 70 94 71</text:p>
          </table:table-cell>
          <table:table-cell office:value-type="string" calcext:value-type="string">
            <text:p>pantheon174@wanadoo.fr</text:p>
          </table:table-cell>
          <table:table-cell office:value-type="string" calcext:value-type="string">
            <text:p>{"type": "Point", "coordinates": [2.343049134286932, 48.84652258051354]}</text:p>
          </table:table-cell>
          <table:table-cell office:value-type="string" calcext:value-type="string">
            <text:p>48.8465225805,2.34304913429</text:p>
          </table:table-cell>
        </table:table-row>
        <table:table-row table:style-name="ro1">
          <table:table-cell office:value-type="string" calcext:value-type="string">
            <text:p>RUTABAGO</text:p>
          </table:table-cell>
          <table:table-cell office:value-type="string" calcext:value-type="string">
            <text:p>189 rue d'Aubervilliers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Alimentation générale et produits de première nécessité</text:p>
          </table:table-cell>
          <table:table-cell office:value-type="string" calcext:value-type="string">
            <text:p>Livraison à la semaine : le client reçoit des fiches-recettes et les ingrédients pour les cuisiner - 100% BIO</text:p>
          </table:table-cell>
          <table:table-cell office:value-type="string" calcext:value-type="string">
            <text:p>https://rutabago.com/</text:p>
          </table:table-cell>
          <table:table-cell office:value-type="string" calcext:value-type="string">
            <text:p>01 75 85 85 06</text:p>
          </table:table-cell>
          <table:table-cell office:value-type="string" calcext:value-type="string">
            <text:p>bonjour@rutabago.com</text:p>
          </table:table-cell>
          <table:table-cell office:value-type="string" calcext:value-type="string">
            <text:p>{"type": "Point", "coordinates": [2.370134213253158, 48.89664052239964]}</text:p>
          </table:table-cell>
          <table:table-cell office:value-type="string" calcext:value-type="string">
            <text:p>48.8966405224,2.37013421325</text:p>
          </table:table-cell>
        </table:table-row>
        <table:table-row table:style-name="ro1" table:visibility="filter">
          <table:table-cell office:value-type="string" calcext:value-type="string">
            <text:p>XinLIU</text:p>
          </table:table-cell>
          <table:table-cell office:value-type="string" calcext:value-type="string">
            <text:p>254 rue du Faubourg saint antoine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Alimentation générale et produits de première nécessité</text:p>
          </table:table-cell>
          <table:table-cell table:number-columns-repeated="2"/>
          <table:table-cell office:value-type="string" calcext:value-type="string">
            <text:p>07 61 63 54 78</text:p>
          </table:table-cell>
          <table:table-cell/>
          <table:table-cell office:value-type="string" calcext:value-type="string">
            <text:p>{"type": "Point", "coordinates": [2.390987921341133, 48.84897440008952]}</text:p>
          </table:table-cell>
          <table:table-cell office:value-type="string" calcext:value-type="string">
            <text:p>48.8489744001,2.39098792134</text:p>
          </table:table-cell>
        </table:table-row>
        <table:table-row table:style-name="ro1">
          <table:table-cell office:value-type="string" calcext:value-type="string">
            <text:p>la fromagerie de grenelle</text:p>
          </table:table-cell>
          <table:table-cell office:value-type="string" calcext:value-type="string">
            <text:p>204 rue de grenelle</text:p>
          </table:table-cell>
          <table:table-cell office:value-type="float" office:value="75007" calcext:value-type="float">
            <text:p>75007</text:p>
          </table:table-cell>
          <table:table-cell office:value-type="string" calcext:value-type="string">
            <text:p>Fromagerie</text:p>
          </table:table-cell>
          <table:table-cell office:value-type="string" calcext:value-type="string">
            <text:p>Et petite épicerie</text:p>
          </table:table-cell>
          <table:table-cell office:value-type="string" calcext:value-type="string">
            <text:p>https://www.fromageriedegrenelle.ollca.com</text:p>
          </table:table-cell>
          <table:table-cell office:value-type="string" calcext:value-type="string">
            <text:p>01 45 51 57 59</text:p>
          </table:table-cell>
          <table:table-cell office:value-type="string" calcext:value-type="string">
            <text:p>fromageriedegrenelle@orange.fr</text:p>
          </table:table-cell>
          <table:table-cell office:value-type="string" calcext:value-type="string">
            <text:p>{"type": "Point", "coordinates": [2.303862052738659, 48.85700080946088]}</text:p>
          </table:table-cell>
          <table:table-cell office:value-type="string" calcext:value-type="string">
            <text:p>48.8570008095,2.30386205274</text:p>
          </table:table-cell>
        </table:table-row>
        <table:table-row table:style-name="ro1">
          <table:table-cell office:value-type="string" calcext:value-type="string">
            <text:p>Xu xujie</text:p>
          </table:table-cell>
          <table:table-cell office:value-type="string" calcext:value-type="string">
            <text:p>34 bis rue d'aubervillier</text:p>
          </table:table-cell>
          <table:table-cell office:value-type="float" office:value="75019" calcext:value-type="float">
            <text:p>75019</text:p>
          </table:table-cell>
          <table:table-cell office:value-type="string" calcext:value-type="string">
            <text:p>Alimentation générale et produits de première nécessité</text:p>
          </table:table-cell>
          <table:table-cell table:number-columns-repeated="2"/>
          <table:table-cell office:value-type="string" calcext:value-type="string">
            <text:p>06 22 42 81 38</text:p>
          </table:table-cell>
          <table:table-cell office:value-type="string" calcext:value-type="string">
            <text:p>58846970@qq.com</text:p>
          </table:table-cell>
          <table:table-cell office:value-type="string" calcext:value-type="string">
            <text:p>{"type": "Point", "coordinates": [2.366386241269492, 48.88601923674445]}</text:p>
          </table:table-cell>
          <table:table-cell office:value-type="string" calcext:value-type="string">
            <text:p>48.8860192367,2.36638624127</text:p>
          </table:table-cell>
        </table:table-row>
        <table:table-row table:style-name="ro1">
          <table:table-cell office:value-type="string" calcext:value-type="string">
            <text:p>La Meringaie</text:p>
          </table:table-cell>
          <table:table-cell office:value-type="string" calcext:value-type="string">
            <text:p>21 rue de Lévis</text:p>
          </table:table-cell>
          <table:table-cell office:value-type="float" office:value="75017" calcext:value-type="float">
            <text:p>75017</text:p>
          </table:table-cell>
          <table:table-cell office:value-type="string" calcext:value-type="string">
            <text:p>Boulangerie - pâtisserie</text:p>
          </table:table-cell>
          <table:table-cell office:value-type="string" calcext:value-type="string">
            <text:p>Pâtisserie autour de la meringue</text:p>
          </table:table-cell>
          <table:table-cell office:value-type="string" calcext:value-type="string">
            <text:p>https://www.lameringaie.com</text:p>
          </table:table-cell>
          <table:table-cell office:value-type="string" calcext:value-type="string">
            <text:p>01 44 71 94 16</text:p>
          </table:table-cell>
          <table:table-cell office:value-type="string" calcext:value-type="string">
            <text:p>Contact@lameringaie.com</text:p>
          </table:table-cell>
          <table:table-cell office:value-type="string" calcext:value-type="string">
            <text:p>{"type": "Point", "coordinates": [2.31543463327196, 48.88218122291975]}</text:p>
          </table:table-cell>
          <table:table-cell office:value-type="string" calcext:value-type="string">
            <text:p>48.8821812229,2.31543463327</text:p>
          </table:table-cell>
        </table:table-row>
        <table:table-row table:style-name="ro1">
          <table:table-cell office:value-type="string" calcext:value-type="string">
            <text:p>Vent d'ouest marée</text:p>
          </table:table-cell>
          <table:table-cell office:value-type="string" calcext:value-type="string">
            <text:p>40 ave felix faure</text:p>
          </table:table-cell>
          <table:table-cell office:value-type="float" office:value="75015" calcext:value-type="float">
            <text:p>75015</text:p>
          </table:table-cell>
          <table:table-cell office:value-type="string" calcext:value-type="string">
            <text:p>Poissonnerie</text:p>
          </table:table-cell>
          <table:table-cell table:number-columns-repeated="2"/>
          <table:table-cell office:value-type="string" calcext:value-type="string">
            <text:p>01 45 54 24 84</text:p>
          </table:table-cell>
          <table:table-cell office:value-type="string" calcext:value-type="string">
            <text:p>olivier.culaud1969@gmail.com</text:p>
          </table:table-cell>
          <table:table-cell office:value-type="string" calcext:value-type="string">
            <text:p>{"type": "Point", "coordinates": [2.288368198896025, 48.841404994575456]}</text:p>
          </table:table-cell>
          <table:table-cell office:value-type="string" calcext:value-type="string">
            <text:p>48.8414049946,2.2883681989</text:p>
          </table:table-cell>
        </table:table-row>
        <table:table-row table:style-name="ro1">
          <table:table-cell office:value-type="string" calcext:value-type="string">
            <text:p>La chouquette</text:p>
          </table:table-cell>
          <table:table-cell office:value-type="string" calcext:value-type="string">
            <text:p>71 rue curial</text:p>
          </table:table-cell>
          <table:table-cell office:value-type="float" office:value="75019" calcext:value-type="float">
            <text:p>75019</text:p>
          </table:table-cell>
          <table:table-cell office:value-type="string" calcext:value-type="string">
            <text:p>Restaurant ou traiteur</text:p>
          </table:table-cell>
          <table:table-cell table:number-columns-repeated="2"/>
          <table:table-cell office:value-type="string" calcext:value-type="string">
            <text:p>06 95 17 81 19</text:p>
          </table:table-cell>
          <table:table-cell office:value-type="string" calcext:value-type="string">
            <text:p>h.bekkara@gmail.com</text:p>
          </table:table-cell>
          <table:table-cell office:value-type="string" calcext:value-type="string">
            <text:p>{"type": "Point", "coordinates": [2.373901020743792, 48.89456754509756]}</text:p>
          </table:table-cell>
          <table:table-cell office:value-type="string" calcext:value-type="string">
            <text:p>48.8945675451,2.37390102074</text:p>
          </table:table-cell>
        </table:table-row>
        <table:table-row table:style-name="ro1">
          <table:table-cell office:value-type="string" calcext:value-type="string">
            <text:p>Le local, épicerie vrac de quartier</text:p>
          </table:table-cell>
          <table:table-cell office:value-type="string" calcext:value-type="string">
            <text:p>5, rue Joseph Dijon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Alimentation générale et produits de première nécessité</text:p>
          </table:table-cell>
          <table:table-cell office:value-type="string" calcext:value-type="string">
            <text:p>Epicerie vrac</text:p>
          </table:table-cell>
          <table:table-cell office:value-type="string" calcext:value-type="string">
            <text:p>https://www.facebook.com/epicerievracdequartierparis/?modal=admin_todo_tour</text:p>
          </table:table-cell>
          <table:table-cell office:value-type="string" calcext:value-type="string">
            <text:p>06 83 14 50 51</text:p>
          </table:table-cell>
          <table:table-cell office:value-type="string" calcext:value-type="string">
            <text:p>commandes.lelocal@gmail.com</text:p>
          </table:table-cell>
          <table:table-cell office:value-type="string" calcext:value-type="string">
            <text:p>{"type": "Point", "coordinates": [2.347093219157546, 48.89380462224892]}</text:p>
          </table:table-cell>
          <table:table-cell office:value-type="string" calcext:value-type="string">
            <text:p>48.8938046222,2.34709321916</text:p>
          </table:table-cell>
        </table:table-row>
        <table:table-row table:style-name="ro1">
          <table:table-cell office:value-type="string" calcext:value-type="string">
            <text:p>Le petit royaume</text:p>
          </table:table-cell>
          <table:table-cell office:value-type="string" calcext:value-type="string">
            <text:p>115 rue de l abbé groult</text:p>
          </table:table-cell>
          <table:table-cell office:value-type="float" office:value="75015" calcext:value-type="float">
            <text:p>75015</text:p>
          </table:table-cell>
          <table:table-cell office:value-type="string" calcext:value-type="string">
            <text:p>Fromagerie</text:p>
          </table:table-cell>
          <table:table-cell table:number-columns-repeated="2"/>
          <table:table-cell office:value-type="string" calcext:value-type="string">
            <text:p>07 61 02 77 78</text:p>
          </table:table-cell>
          <table:table-cell office:value-type="string" calcext:value-type="string">
            <text:p>pierregvfr@yahoo.fr</text:p>
          </table:table-cell>
          <table:table-cell office:value-type="string" calcext:value-type="string">
            <text:p>{"type": "Point", "coordinates": [2.300543323766796, 48.836986256650285]}</text:p>
          </table:table-cell>
          <table:table-cell office:value-type="string" calcext:value-type="string">
            <text:p>48.8369862567,2.30054332377</text:p>
          </table:table-cell>
        </table:table-row>
        <table:table-row table:style-name="ro1" table:visibility="filter">
          <table:table-cell office:value-type="string" calcext:value-type="string">
            <text:p>Eric Kayser</text:p>
          </table:table-cell>
          <table:table-cell office:value-type="string" calcext:value-type="string">
            <text:p>33 rue Danielle Casanova</text:p>
          </table:table-cell>
          <table:table-cell office:value-type="float" office:value="75001" calcext:value-type="float">
            <text:p>75001</text:p>
          </table:table-cell>
          <table:table-cell office:value-type="string" calcext:value-type="string">
            <text:p>Boulangerie - pâtisserie</text:p>
          </table:table-cell>
          <table:table-cell/>
          <table:table-cell office:value-type="string" calcext:value-type="string">
            <text:p>https://www.maison-kayser.com/fr/boulangeries/100001010-vendome.html</text:p>
          </table:table-cell>
          <table:table-cell office:value-type="string" calcext:value-type="string">
            <text:p>01 42 97 59 29</text:p>
          </table:table-cell>
          <table:table-cell/>
          <table:table-cell office:value-type="string" calcext:value-type="string">
            <text:p>{"type": "Point", "coordinates": [2.330742219558243, 48.86812015809173]}</text:p>
          </table:table-cell>
          <table:table-cell office:value-type="string" calcext:value-type="string">
            <text:p>48.8681201581,2.33074221956</text:p>
          </table:table-cell>
        </table:table-row>
        <table:table-row table:style-name="ro1" table:visibility="filter">
          <table:table-cell office:value-type="string" calcext:value-type="string">
            <text:p>Eric Kayser</text:p>
          </table:table-cell>
          <table:table-cell office:value-type="string" calcext:value-type="string">
            <text:p>19 avenue des Ternes</text:p>
          </table:table-cell>
          <table:table-cell office:value-type="float" office:value="75017" calcext:value-type="float">
            <text:p>75017</text:p>
          </table:table-cell>
          <table:table-cell office:value-type="string" calcext:value-type="string">
            <text:p>Boulangerie - pâtisserie</text:p>
          </table:table-cell>
          <table:table-cell/>
          <table:table-cell office:value-type="string" calcext:value-type="string">
            <text:p>https://www.maison-kayser.com/fr/boulangeries/100001006-etoile.html</text:p>
          </table:table-cell>
          <table:table-cell office:value-type="string" calcext:value-type="string">
            <text:p>01 43 80 23 28</text:p>
          </table:table-cell>
          <table:table-cell/>
          <table:table-cell office:value-type="string" calcext:value-type="string">
            <text:p>{"type": "Point", "coordinates": [2.29601633276734, 48.878057598253186]}</text:p>
          </table:table-cell>
          <table:table-cell office:value-type="string" calcext:value-type="string">
            <text:p>48.8780575983,2.29601633277</text:p>
          </table:table-cell>
        </table:table-row>
        <table:table-row table:style-name="ro1">
          <table:table-cell office:value-type="string" calcext:value-type="string">
            <text:p>Cavavin</text:p>
          </table:table-cell>
          <table:table-cell office:value-type="string" calcext:value-type="string">
            <text:p>118 rue de meaux</text:p>
          </table:table-cell>
          <table:table-cell office:value-type="float" office:value="75019" calcext:value-type="float">
            <text:p>75019</text:p>
          </table:table-cell>
          <table:table-cell office:value-type="string" calcext:value-type="string">
            <text:p>Commerce de détail de boissons</text:p>
          </table:table-cell>
          <table:table-cell office:value-type="string" calcext:value-type="string">
            <text:p>Ouverture mercredi et samedi de 11h à 15h pour récupérer les commandes</text:p>
          </table:table-cell>
          <table:table-cell/>
          <table:table-cell office:value-type="string" calcext:value-type="string">
            <text:p>06 89 53 68 31</text:p>
          </table:table-cell>
          <table:table-cell office:value-type="string" calcext:value-type="string">
            <text:p>paris19@cavavin.fr</text:p>
          </table:table-cell>
          <table:table-cell office:value-type="string" calcext:value-type="string">
            <text:p>{"type": "Point", "coordinates": [2.381985629843486, 48.88568701860426]}</text:p>
          </table:table-cell>
          <table:table-cell office:value-type="string" calcext:value-type="string">
            <text:p>48.8856870186,2.38198562984</text:p>
          </table:table-cell>
        </table:table-row>
        <table:table-row table:style-name="ro1">
          <table:table-cell table:number-columns-repeated="2" office:value-type="string" calcext:value-type="string">
            <text:p>4 rue sorbier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Primeur</text:p>
          </table:table-cell>
          <table:table-cell office:value-type="string" calcext:value-type="string">
            <text:p>Épicerie de produits bio, locaux, vin, fromages et épicerie fine</text:p>
          </table:table-cell>
          <table:table-cell office:value-type="string" calcext:value-type="string">
            <text:p>https://www.lepicerievintage.fr/</text:p>
          </table:table-cell>
          <table:table-cell/>
          <table:table-cell office:value-type="string" calcext:value-type="string">
            <text:p>Lepicerie.vintage@gmail.com</text:p>
          </table:table-cell>
          <table:table-cell office:value-type="string" calcext:value-type="string">
            <text:p>{"type": "Point", "coordinates": [2.389852006744507, 48.868373541073396]}</text:p>
          </table:table-cell>
          <table:table-cell office:value-type="string" calcext:value-type="string">
            <text:p>48.8683735411,2.38985200674</text:p>
          </table:table-cell>
        </table:table-row>
        <table:table-row table:style-name="ro1" table:visibility="filter">
          <table:table-cell office:value-type="string" calcext:value-type="string">
            <text:p>La boucherie des Gobelins</text:p>
          </table:table-cell>
          <table:table-cell office:value-type="string" calcext:value-type="string">
            <text:p>69 avenue des Gobelins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Boucherie - charcuterie - rôtisserie</text:p>
          </table:table-cell>
          <table:table-cell/>
          <table:table-cell office:value-type="string" calcext:value-type="string">
            <text:p>https://Epicery.com</text:p>
          </table:table-cell>
          <table:table-cell table:number-columns-repeated="2"/>
          <table:table-cell office:value-type="string" calcext:value-type="string">
            <text:p>{"type": "Point", "coordinates": [2.354341251901689, 48.833665487245284]}</text:p>
          </table:table-cell>
          <table:table-cell office:value-type="string" calcext:value-type="string">
            <text:p>48.8336654872,2.3543412519</text:p>
          </table:table-cell>
        </table:table-row>
        <table:table-row table:style-name="ro1" table:visibility="filter">
          <table:table-cell office:value-type="string" calcext:value-type="string">
            <text:p>Jeff de Bruges</text:p>
          </table:table-cell>
          <table:table-cell office:value-type="string" calcext:value-type="string">
            <text:p>131 rue Saint Charles</text:p>
          </table:table-cell>
          <table:table-cell office:value-type="float" office:value="75015" calcext:value-type="float">
            <text:p>75015</text:p>
          </table:table-cell>
          <table:table-cell office:value-type="string" calcext:value-type="string">
            <text:p>Épicerie fine</text:p>
          </table:table-cell>
          <table:table-cell office:value-type="string" calcext:value-type="string">
            <text:p>Chocolaterie</text:p>
          </table:table-cell>
          <table:table-cell/>
          <table:table-cell office:value-type="string" calcext:value-type="string">
            <text:p>01 45 75 35 15</text:p>
          </table:table-cell>
          <table:table-cell/>
          <table:table-cell office:value-type="string" calcext:value-type="string">
            <text:p>{"type": "Point", "coordinates": [2.283278190309913, 48.843850458510296]}</text:p>
          </table:table-cell>
          <table:table-cell office:value-type="string" calcext:value-type="string">
            <text:p>48.8438504585,2.28327819031</text:p>
          </table:table-cell>
        </table:table-row>
        <table:table-row table:style-name="ro1" table:visibility="filter">
          <table:table-cell office:value-type="string" calcext:value-type="string">
            <text:p>Tante Emma-Laden</text:p>
          </table:table-cell>
          <table:table-cell office:value-type="string" calcext:value-type="string">
            <text:p>31 RUE DU CHÂTEAU D'EAU</text:p>
          </table:table-cell>
          <table:table-cell office:value-type="float" office:value="75010" calcext:value-type="float">
            <text:p>75010</text:p>
          </table:table-cell>
          <table:table-cell office:value-type="string" calcext:value-type="string">
            <text:p>Épicerie fine</text:p>
          </table:table-cell>
          <table:table-cell office:value-type="string" calcext:value-type="string">
            <text:p>Produits allemands - Par tél entre 10 et 13h</text:p>
          </table:table-cell>
          <table:table-cell office:value-type="string" calcext:value-type="string">
            <text:p>https://www.tante-emma-laden.fr</text:p>
          </table:table-cell>
          <table:table-cell office:value-type="string" calcext:value-type="string">
            <text:p>01 42 46 51 17</text:p>
          </table:table-cell>
          <table:table-cell/>
          <table:table-cell office:value-type="string" calcext:value-type="string">
            <text:p>{"type": "Point", "coordinates": [2.358452229546272, 48.8710014295831]}</text:p>
          </table:table-cell>
          <table:table-cell office:value-type="string" calcext:value-type="string">
            <text:p>48.8710014296,2.35845222955</text:p>
          </table:table-cell>
        </table:table-row>
        <table:table-row table:style-name="ro1" table:visibility="filter">
          <table:table-cell office:value-type="string" calcext:value-type="string">
            <text:p>Fromagerie Clément Henou</text:p>
          </table:table-cell>
          <table:table-cell office:value-type="string" calcext:value-type="string">
            <text:p>10, rue de l'olive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Fromagerie</text:p>
          </table:table-cell>
          <table:table-cell table:number-columns-repeated="2"/>
          <table:table-cell office:value-type="string" calcext:value-type="string">
            <text:p>07 87 08 06 05</text:p>
          </table:table-cell>
          <table:table-cell/>
          <table:table-cell office:value-type="string" calcext:value-type="string">
            <text:p>{"type": "Point", "coordinates": [2.361405430620102, 48.890984865234316]}</text:p>
          </table:table-cell>
          <table:table-cell office:value-type="string" calcext:value-type="string">
            <text:p>48.8909848652,2.36140543062</text:p>
          </table:table-cell>
        </table:table-row>
        <table:table-row table:style-name="ro1" table:visibility="filter">
          <table:table-cell office:value-type="string" calcext:value-type="string">
            <text:p>Grande pharmacie des Batignolles</text:p>
          </table:table-cell>
          <table:table-cell office:value-type="string" calcext:value-type="string">
            <text:p>3 place Françoise Dorin</text:p>
          </table:table-cell>
          <table:table-cell office:value-type="float" office:value="75017" calcext:value-type="float">
            <text:p>75017</text:p>
          </table:table-cell>
          <table:table-cell office:value-type="string" calcext:value-type="string">
            <text:p>Pharmacies et parapharmacies</text:p>
          </table:table-cell>
          <table:table-cell office:value-type="string" calcext:value-type="string">
            <text:p>Pharmacie</text:p>
          </table:table-cell>
          <table:table-cell/>
          <table:table-cell office:value-type="string" calcext:value-type="string">
            <text:p>01 71 18 30 60</text:p>
          </table:table-cell>
          <table:table-cell/>
          <table:table-cell office:value-type="string" calcext:value-type="string">
            <text:p>{"type": "Point", "coordinates": [2.314728599905889, 48.88894385602924]}</text:p>
          </table:table-cell>
          <table:table-cell office:value-type="string" calcext:value-type="string">
            <text:p>48.888943856,2.31472859991</text:p>
          </table:table-cell>
        </table:table-row>
        <table:table-row table:style-name="ro1">
          <table:table-cell office:value-type="string" calcext:value-type="string">
            <text:p>La petite vache louis (Karine)</text:p>
          </table:table-cell>
          <table:table-cell office:value-type="string" calcext:value-type="string">
            <text:p>COURS DE VINCENNES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Fromagerie</text:p>
          </table:table-cell>
          <table:table-cell table:number-columns-repeated="2"/>
          <table:table-cell office:value-type="string" calcext:value-type="string">
            <text:p>07 71 35 09 34</text:p>
          </table:table-cell>
          <table:table-cell office:value-type="string" calcext:value-type="string">
            <text:p>lapetitevachedelouis.karine@gmail.com</text:p>
          </table:table-cell>
          <table:table-cell office:value-type="string" calcext:value-type="string">
            <text:p>{"type": "Point", "coordinates": [2.402705653478078, 48.84771960403185]}</text:p>
          </table:table-cell>
          <table:table-cell office:value-type="string" calcext:value-type="string">
            <text:p>48.847719604,2.40270565348</text:p>
          </table:table-cell>
        </table:table-row>
        <table:table-row table:style-name="ro1">
          <table:table-cell office:value-type="string" calcext:value-type="string">
            <text:p>LES MENUS SERVICES</text:p>
          </table:table-cell>
          <table:table-cell office:value-type="string" calcext:value-type="string">
            <text:p>10 rue des Fougères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Restaurant ou traiteur</text:p>
          </table:table-cell>
          <table:table-cell office:value-type="string" calcext:value-type="string">
            <text:p>Spécialiste du portage de repas aux personnes âgées et dépendantes. Possibilité d'adapter les repas aux régimes prescrits (sans sel, diabète, mixé...)</text:p>
          </table:table-cell>
          <table:table-cell office:value-type="string" calcext:value-type="string">
            <text:p>https://www.les-menus-services.com</text:p>
          </table:table-cell>
          <table:table-cell office:value-type="string" calcext:value-type="string">
            <text:p>01 78 09 52 20</text:p>
          </table:table-cell>
          <table:table-cell office:value-type="string" calcext:value-type="string">
            <text:p>paris-nord-est@les-menus-services.com</text:p>
          </table:table-cell>
          <table:table-cell office:value-type="string" calcext:value-type="string">
            <text:p>{"type": "Point", "coordinates": [2.410780864096317, 48.87217120497302]}</text:p>
          </table:table-cell>
          <table:table-cell office:value-type="string" calcext:value-type="string">
            <text:p>48.872171205,2.4107808641</text:p>
          </table:table-cell>
        </table:table-row>
        <table:table-row table:style-name="ro1">
          <table:table-cell office:value-type="string" calcext:value-type="string">
            <text:p>Ampelos</text:p>
          </table:table-cell>
          <table:table-cell office:value-type="string" calcext:value-type="string">
            <text:p>31, rue de Bourgogne</text:p>
          </table:table-cell>
          <table:table-cell office:value-type="float" office:value="75007" calcext:value-type="float">
            <text:p>75007</text:p>
          </table:table-cell>
          <table:table-cell office:value-type="string" calcext:value-type="string">
            <text:p>Commerce de détail de boissons</text:p>
          </table:table-cell>
          <table:table-cell office:value-type="string" calcext:value-type="string">
            <text:p>Livraison dans Paris à partir de 200€</text:p>
          </table:table-cell>
          <table:table-cell office:value-type="string" calcext:value-type="string">
            <text:p>https://www.ampelos31.fr</text:p>
          </table:table-cell>
          <table:table-cell office:value-type="string" calcext:value-type="string">
            <text:p>01 45 50 10 05</text:p>
          </table:table-cell>
          <table:table-cell office:value-type="string" calcext:value-type="string">
            <text:p>hb@ampelos31.fr</text:p>
          </table:table-cell>
          <table:table-cell office:value-type="string" calcext:value-type="string">
            <text:p>{"type": "Point", "coordinates": [2.317702737749672, 48.857918313137596]}</text:p>
          </table:table-cell>
          <table:table-cell office:value-type="string" calcext:value-type="string">
            <text:p>48.8579183131,2.31770273775</text:p>
          </table:table-cell>
        </table:table-row>
        <table:table-row table:style-name="ro1" table:visibility="filter">
          <table:table-cell office:value-type="string" calcext:value-type="string">
            <text:p>Jing zhou</text:p>
          </table:table-cell>
          <table:table-cell office:value-type="string" calcext:value-type="string">
            <text:p>96 rue brillat savarin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Alimentation générale et produits de première nécessité</text:p>
          </table:table-cell>
          <table:table-cell table:number-columns-repeated="2"/>
          <table:table-cell office:value-type="string" calcext:value-type="string">
            <text:p>06 65 56 57 75</text:p>
          </table:table-cell>
          <table:table-cell/>
          <table:table-cell office:value-type="string" calcext:value-type="string">
            <text:p>{"type": "Point", "coordinates": [2.343153837663401, 48.82473443470198]}</text:p>
          </table:table-cell>
          <table:table-cell office:value-type="string" calcext:value-type="string">
            <text:p>48.8247344347,2.34315383766</text:p>
          </table:table-cell>
        </table:table-row>
        <table:table-row table:style-name="ro1">
          <table:table-cell office:value-type="string" calcext:value-type="string">
            <text:p>Commerce de légumes et de fruits</text:p>
          </table:table-cell>
          <table:table-cell office:value-type="string" calcext:value-type="string">
            <text:p>11 allee des eiders</text:p>
          </table:table-cell>
          <table:table-cell office:value-type="float" office:value="75019" calcext:value-type="float">
            <text:p>75019</text:p>
          </table:table-cell>
          <table:table-cell office:value-type="string" calcext:value-type="string">
            <text:p>Primeur</text:p>
          </table:table-cell>
          <table:table-cell table:number-columns-repeated="2"/>
          <table:table-cell office:value-type="string" calcext:value-type="string">
            <text:p>06 09 50 62 28</text:p>
          </table:table-cell>
          <table:table-cell office:value-type="string" calcext:value-type="string">
            <text:p>Btigitteroche44@Outlook.com</text:p>
          </table:table-cell>
          <table:table-cell office:value-type="string" calcext:value-type="string">
            <text:p>{"type": "Point", "coordinates": [2.379068096908861, 48.89411691588465]}</text:p>
          </table:table-cell>
          <table:table-cell office:value-type="string" calcext:value-type="string">
            <text:p>48.8941169159,2.37906809691</text:p>
          </table:table-cell>
        </table:table-row>
        <table:table-row table:style-name="ro1">
          <table:table-cell office:value-type="string" calcext:value-type="string">
            <text:p>COMME UNE AMANDE</text:p>
          </table:table-cell>
          <table:table-cell office:value-type="string" calcext:value-type="string">
            <text:p>45 rue Emile Menier</text:p>
          </table:table-cell>
          <table:table-cell office:value-type="float" office:value="75016" calcext:value-type="float">
            <text:p>75016</text:p>
          </table:table-cell>
          <table:table-cell office:value-type="string" calcext:value-type="string">
            <text:p>Épicerie fine</text:p>
          </table:table-cell>
          <table:table-cell office:value-type="string" calcext:value-type="string">
            <text:p>Fruits secs, olives, huile d'olive, tapenade.</text:p>
          </table:table-cell>
          <table:table-cell office:value-type="string" calcext:value-type="string">
            <text:p>https://www.comme-une-amande.com</text:p>
          </table:table-cell>
          <table:table-cell office:value-type="string" calcext:value-type="string">
            <text:p>06 03 02 35 10</text:p>
          </table:table-cell>
          <table:table-cell office:value-type="string" calcext:value-type="string">
            <text:p>contact@comme-une-amande.com</text:p>
          </table:table-cell>
          <table:table-cell office:value-type="string" calcext:value-type="string">
            <text:p>{"type": "Point", "coordinates": [2.279373203916486, 48.869796355346935]}</text:p>
          </table:table-cell>
          <table:table-cell office:value-type="string" calcext:value-type="string">
            <text:p>48.8697963553,2.27937320392</text:p>
          </table:table-cell>
        </table:table-row>
        <table:table-row table:style-name="ro1">
          <table:table-cell office:value-type="string" calcext:value-type="string">
            <text:p>El Halafaoui sarl amiraya</text:p>
          </table:table-cell>
          <table:table-cell office:value-type="string" calcext:value-type="string">
            <text:p>6 bld de belleville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Primeur</text:p>
          </table:table-cell>
          <table:table-cell office:value-type="string" calcext:value-type="string">
            <text:p>Livraisons dans le 20e aux pieds des immeubles</text:p>
          </table:table-cell>
          <table:table-cell/>
          <table:table-cell office:value-type="string" calcext:value-type="string">
            <text:p>06 22 54 40 36</text:p>
          </table:table-cell>
          <table:table-cell office:value-type="string" calcext:value-type="string">
            <text:p>snawal1@yahoo.fr</text:p>
          </table:table-cell>
          <table:table-cell office:value-type="string" calcext:value-type="string">
            <text:p>{"type": "Point", "coordinates": [2.383211698782953, 48.86738518614357]}</text:p>
          </table:table-cell>
          <table:table-cell office:value-type="string" calcext:value-type="string">
            <text:p>48.8673851861,2.38321169878</text:p>
          </table:table-cell>
        </table:table-row>
        <table:table-row table:style-name="ro1" table:visibility="filter">
          <table:table-cell office:value-type="string" calcext:value-type="string">
            <text:p>Au Jardin des Dames</text:p>
          </table:table-cell>
          <table:table-cell office:value-type="string" calcext:value-type="string">
            <text:p>1, rue Truffaut</text:p>
          </table:table-cell>
          <table:table-cell office:value-type="float" office:value="75017" calcext:value-type="float">
            <text:p>75017</text:p>
          </table:table-cell>
          <table:table-cell office:value-type="string" calcext:value-type="string">
            <text:p>Primeur</text:p>
          </table:table-cell>
          <table:table-cell/>
          <table:table-cell office:value-type="string" calcext:value-type="string">
            <text:p>https://www.epicery.com/epiceries/au-jardin-des-dames</text:p>
          </table:table-cell>
          <table:table-cell table:number-columns-repeated="2"/>
          <table:table-cell office:value-type="string" calcext:value-type="string">
            <text:p>{"type": "Point", "coordinates": [2.323290933201131, 48.88432507381415]}</text:p>
          </table:table-cell>
          <table:table-cell office:value-type="string" calcext:value-type="string">
            <text:p>48.8843250738,2.3232909332</text:p>
          </table:table-cell>
        </table:table-row>
        <table:table-row table:style-name="ro1">
          <table:table-cell office:value-type="string" calcext:value-type="string">
            <text:p>Au bout du champ</text:p>
          </table:table-cell>
          <table:table-cell office:value-type="string" calcext:value-type="string">
            <text:p>Rue Raymond Losserand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Alimentation générale et produits de première nécessité</text:p>
          </table:table-cell>
          <table:table-cell/>
          <table:table-cell office:value-type="string" calcext:value-type="string">
            <text:p>https://www.auboutduchamp.com/nos-points-de-vente/paris-14-rue-raymond-losserand/</text:p>
          </table:table-cell>
          <table:table-cell office:value-type="string" calcext:value-type="string">
            <text:p>06 67 16 00 30</text:p>
          </table:table-cell>
          <table:table-cell office:value-type="string" calcext:value-type="string">
            <text:p>v.bathereau@hotmail.fr</text:p>
          </table:table-cell>
          <table:table-cell office:value-type="string" calcext:value-type="string">
            <text:p>{"type": "Point", "coordinates": [2.31461488873245, 48.83206253190764]}</text:p>
          </table:table-cell>
          <table:table-cell office:value-type="string" calcext:value-type="string">
            <text:p>48.8320625319,2.31461488873</text:p>
          </table:table-cell>
        </table:table-row>
        <table:table-row table:style-name="ro1">
          <table:table-cell office:value-type="string" calcext:value-type="string">
            <text:p>Boucherie le lann</text:p>
          </table:table-cell>
          <table:table-cell office:value-type="string" calcext:value-type="string">
            <text:p>242 bis rue des Pyrénées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Alimentation générale et produits de première nécessité</text:p>
          </table:table-cell>
          <table:table-cell table:number-columns-repeated="2"/>
          <table:table-cell office:value-type="string" calcext:value-type="string">
            <text:p>01 47 97 12 79</text:p>
          </table:table-cell>
          <table:table-cell office:value-type="string" calcext:value-type="string">
            <text:p>Courtiol.lolo@gmail.com</text:p>
          </table:table-cell>
          <table:table-cell office:value-type="string" calcext:value-type="string">
            <text:p>{"type": "Point", "coordinates": [2.396153595375273, 48.86809094022019]}</text:p>
          </table:table-cell>
          <table:table-cell office:value-type="string" calcext:value-type="string">
            <text:p>48.8680909402,2.39615359538</text:p>
          </table:table-cell>
        </table:table-row>
        <table:table-row table:style-name="ro1">
          <table:table-cell office:value-type="string" calcext:value-type="string">
            <text:p>Nicholas Blacknell</text:p>
          </table:table-cell>
          <table:table-cell office:value-type="string" calcext:value-type="string">
            <text:p>110 Rue Lepic</text:p>
          </table:table-cell>
          <table:table-cell office:value-type="float" office:value="75018" calcext:value-type="float">
            <text:p>75018</text:p>
          </table:table-cell>
          <table:table-cell office:value-type="string" calcext:value-type="string">
            <text:p>Alimentation générale et produits de première nécessité</text:p>
          </table:table-cell>
          <table:table-cell table:number-columns-repeated="2"/>
          <table:table-cell office:value-type="string" calcext:value-type="string">
            <text:p>06 98 77 10 44</text:p>
          </table:table-cell>
          <table:table-cell office:value-type="string" calcext:value-type="string">
            <text:p>mavisyrzhao@yahoo.ie</text:p>
          </table:table-cell>
          <table:table-cell office:value-type="string" calcext:value-type="string">
            <text:p>{"type": "Point", "coordinates": [2.338303758480759, 48.88678383162041]}</text:p>
          </table:table-cell>
          <table:table-cell office:value-type="string" calcext:value-type="string">
            <text:p>48.8867838316,2.33830375848</text:p>
          </table:table-cell>
        </table:table-row>
        <table:table-row table:style-name="ro1" table:visibility="filter">
          <table:table-cell office:value-type="string" calcext:value-type="string">
            <text:p>Hu</text:p>
          </table:table-cell>
          <table:table-cell office:value-type="string" calcext:value-type="string">
            <text:p>8 boulevard saint michel</text:p>
          </table:table-cell>
          <table:table-cell office:value-type="float" office:value="75006" calcext:value-type="float">
            <text:p>75006</text:p>
          </table:table-cell>
          <table:table-cell office:value-type="string" calcext:value-type="string">
            <text:p>Alimentation générale et produits de première nécessité</text:p>
          </table:table-cell>
          <table:table-cell table:number-columns-repeated="4"/>
          <table:table-cell office:value-type="string" calcext:value-type="string">
            <text:p>{"type": "Point", "coordinates": [2.343554905472446, 48.85268770669091]}</text:p>
          </table:table-cell>
          <table:table-cell office:value-type="string" calcext:value-type="string">
            <text:p>48.8526877067,2.34355490547</text:p>
          </table:table-cell>
        </table:table-row>
        <table:table-row table:style-name="ro1" table:visibility="filter">
          <table:table-cell office:value-type="string" calcext:value-type="string">
            <text:p>Jiang</text:p>
          </table:table-cell>
          <table:table-cell office:value-type="string" calcext:value-type="string">
            <text:p>11 rue Du Conservatoires</text:p>
          </table:table-cell>
          <table:table-cell office:value-type="float" office:value="75009" calcext:value-type="float">
            <text:p>75009</text:p>
          </table:table-cell>
          <table:table-cell office:value-type="string" calcext:value-type="string">
            <text:p>Alimentation générale et produits de première nécessité</text:p>
          </table:table-cell>
          <table:table-cell table:number-columns-repeated="4"/>
          <table:table-cell office:value-type="string" calcext:value-type="string">
            <text:p>{"type": "Point", "coordinates": [2.346801561555079, 48.87338327957678]}</text:p>
          </table:table-cell>
          <table:table-cell office:value-type="string" calcext:value-type="string">
            <text:p>48.8733832796,2.34680156156</text:p>
          </table:table-cell>
        </table:table-row>
        <table:table-row table:style-name="ro1" table:visibility="filter">
          <table:table-cell office:value-type="string" calcext:value-type="string">
            <text:p>Aprium Pharmacie de Flandre</text:p>
          </table:table-cell>
          <table:table-cell office:value-type="string" calcext:value-type="string">
            <text:p>167 AVENUE DE FLANDRE</text:p>
          </table:table-cell>
          <table:table-cell office:value-type="float" office:value="75019" calcext:value-type="float">
            <text:p>75019</text:p>
          </table:table-cell>
          <table:table-cell office:value-type="string" calcext:value-type="string">
            <text:p>Pharmacies et parapharmacies</text:p>
          </table:table-cell>
          <table:table-cell/>
          <table:table-cell office:value-type="string" calcext:value-type="string">
            <text:p>https://flandre.aprium-pharmacie.fr/aprium-express</text:p>
          </table:table-cell>
          <table:table-cell office:value-type="string" calcext:value-type="string">
            <text:p>01 40 36 66 93</text:p>
          </table:table-cell>
          <table:table-cell/>
          <table:table-cell office:value-type="string" calcext:value-type="string">
            <text:p>{"type": "Point", "coordinates": [2.380896899204811, 48.89413398823702]}</text:p>
          </table:table-cell>
          <table:table-cell office:value-type="string" calcext:value-type="string">
            <text:p>48.8941339882,2.3808968992</text:p>
          </table:table-cell>
        </table:table-row>
        <table:table-row table:style-name="ro1">
          <table:table-cell office:value-type="string" calcext:value-type="string">
            <text:p>Jojo&amp;co</text:p>
          </table:table-cell>
          <table:table-cell office:value-type="string" calcext:value-type="string">
            <text:p>Place d’Aligre - Marché Beauvau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Boulangerie - pâtisserie</text:p>
          </table:table-cell>
          <table:table-cell table:number-columns-repeated="2"/>
          <table:table-cell office:value-type="string" calcext:value-type="string">
            <text:p>06 18 34 26 02</text:p>
          </table:table-cell>
          <table:table-cell office:value-type="string" calcext:value-type="string">
            <text:p>contact.jojoandco@free.fr</text:p>
          </table:table-cell>
          <table:table-cell office:value-type="string" calcext:value-type="string">
            <text:p>{"type": "Point", "coordinates": [2.3777840639838432, 48.84896740401417]}</text:p>
          </table:table-cell>
          <table:table-cell office:value-type="string" calcext:value-type="string">
            <text:p>48.848967404,2.37778406398</text:p>
          </table:table-cell>
        </table:table-row>
        <table:table-row table:style-name="ro1" table:visibility="filter">
          <table:table-cell office:value-type="string" calcext:value-type="string">
            <text:p>Eric Kayser</text:p>
          </table:table-cell>
          <table:table-cell office:value-type="string" calcext:value-type="string">
            <text:p>61 bis avenue de la Grande Armée</text:p>
          </table:table-cell>
          <table:table-cell office:value-type="float" office:value="75116" calcext:value-type="float">
            <text:p>75116</text:p>
          </table:table-cell>
          <table:table-cell office:value-type="string" calcext:value-type="string">
            <text:p>Boulangerie - pâtisserie</text:p>
          </table:table-cell>
          <table:table-cell/>
          <table:table-cell office:value-type="string" calcext:value-type="string">
            <text:p>https://www.maison-kayser.com//fr/boulangeries/100001020-grande-armee.html</text:p>
          </table:table-cell>
          <table:table-cell office:value-type="string" calcext:value-type="string">
            <text:p>01 45 00 52 61</text:p>
          </table:table-cell>
          <table:table-cell/>
          <table:table-cell office:value-type="string" calcext:value-type="string">
            <text:p>{"type": "Point", "coordinates": [2.287429407570137, 48.875834993390704]}</text:p>
          </table:table-cell>
          <table:table-cell office:value-type="string" calcext:value-type="string">
            <text:p>48.8758349934,2.28742940757</text:p>
          </table:table-cell>
        </table:table-row>
        <table:table-row table:style-name="ro1" table:visibility="filter">
          <table:table-cell office:value-type="string" calcext:value-type="string">
            <text:p>Eric Kayser</text:p>
          </table:table-cell>
          <table:table-cell office:value-type="string" calcext:value-type="string">
            <text:p>5 place de la Bourse</text:p>
          </table:table-cell>
          <table:table-cell office:value-type="float" office:value="75002" calcext:value-type="float">
            <text:p>75002</text:p>
          </table:table-cell>
          <table:table-cell office:value-type="string" calcext:value-type="string">
            <text:p>Boulangerie - pâtisserie</text:p>
          </table:table-cell>
          <table:table-cell/>
          <table:table-cell office:value-type="string" calcext:value-type="string">
            <text:p>https://www.maison-kayser.com/fr/boulangeries/100001018-bourse.html</text:p>
          </table:table-cell>
          <table:table-cell office:value-type="string" calcext:value-type="string">
            <text:p>01 42 44 10 30</text:p>
          </table:table-cell>
          <table:table-cell/>
          <table:table-cell office:value-type="string" calcext:value-type="string">
            <text:p>{"type": "Point", "coordinates": [2.341455399344706, 48.868528390888166]}</text:p>
          </table:table-cell>
          <table:table-cell office:value-type="string" calcext:value-type="string">
            <text:p>48.8685283909,2.34145539934</text:p>
          </table:table-cell>
        </table:table-row>
        <table:table-row table:style-name="ro1">
          <table:table-cell office:value-type="string" calcext:value-type="string">
            <text:p>Amasia</text:p>
          </table:table-cell>
          <table:table-cell office:value-type="string" calcext:value-type="string">
            <text:p>8 avenue Choisy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Alimentation générale et produits de première nécessité</text:p>
          </table:table-cell>
          <table:table-cell office:value-type="string" calcext:value-type="string">
            <text:p>Supermarche asiatique, horaires provisoire: lundi-samedi 9h30-13h</text:p>
          </table:table-cell>
          <table:table-cell/>
          <table:table-cell office:value-type="string" calcext:value-type="string">
            <text:p>01 45 86 86 18</text:p>
          </table:table-cell>
          <table:table-cell office:value-type="string" calcext:value-type="string">
            <text:p>contact@amasia.fr</text:p>
          </table:table-cell>
          <table:table-cell office:value-type="string" calcext:value-type="string">
            <text:p>{"type": "Point", "coordinates": [2.364450117067095, 48.820712758318784]}</text:p>
          </table:table-cell>
          <table:table-cell office:value-type="string" calcext:value-type="string">
            <text:p>48.8207127583,2.36445011707</text:p>
          </table:table-cell>
        </table:table-row>
        <table:table-row table:style-name="ro1">
          <table:table-cell office:value-type="string" calcext:value-type="string">
            <text:p>La fine gueule</text:p>
          </table:table-cell>
          <table:table-cell office:value-type="string" calcext:value-type="string">
            <text:p>21 rue du docteur leray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Commerce de détail de boissons</text:p>
          </table:table-cell>
          <table:table-cell office:value-type="string" calcext:value-type="string">
            <text:p>Fromages, vins natures, fruits &amp; légumes</text:p>
          </table:table-cell>
          <table:table-cell office:value-type="string" calcext:value-type="string">
            <text:p>http://www.lafinegueuleparis.com/</text:p>
          </table:table-cell>
          <table:table-cell office:value-type="string" calcext:value-type="string">
            <text:p>06 31 27 69 44</text:p>
          </table:table-cell>
          <table:table-cell office:value-type="string" calcext:value-type="string">
            <text:p>cyriltorok@gmail.com</text:p>
          </table:table-cell>
          <table:table-cell office:value-type="string" calcext:value-type="string">
            <text:p>{"type": "Point", "coordinates": [2.353785949831952, 48.82347330752435]}</text:p>
          </table:table-cell>
          <table:table-cell office:value-type="string" calcext:value-type="string">
            <text:p>48.8234733075,2.35378594983</text:p>
          </table:table-cell>
        </table:table-row>
        <table:table-row table:style-name="ro1" table:visibility="filter">
          <table:table-cell office:value-type="string" calcext:value-type="string">
            <text:p>La cave des Chevaliers</text:p>
          </table:table-cell>
          <table:table-cell office:value-type="string" calcext:value-type="string">
            <text:p>9 rue Jonas</text:p>
          </table:table-cell>
          <table:table-cell office:value-type="float" office:value="75013" calcext:value-type="float">
            <text:p>75013</text:p>
          </table:table-cell>
          <table:table-cell office:value-type="string" calcext:value-type="string">
            <text:p>Commerce de détail de boissons</text:p>
          </table:table-cell>
          <table:table-cell office:value-type="string" calcext:value-type="string">
            <text:p>Caviste</text:p>
          </table:table-cell>
          <table:table-cell/>
          <table:table-cell office:value-type="string" calcext:value-type="string">
            <text:p>06 79 43 67 52</text:p>
          </table:table-cell>
          <table:table-cell/>
          <table:table-cell office:value-type="string" calcext:value-type="string">
            <text:p>{"type": "Point", "coordinates": [2.3510585751883673, 48.82877299463862]}</text:p>
          </table:table-cell>
          <table:table-cell office:value-type="string" calcext:value-type="string">
            <text:p>48.8287729946,2.35105857519</text:p>
          </table:table-cell>
        </table:table-row>
        <table:table-row table:style-name="ro1" table:visibility="filter">
          <table:table-cell office:value-type="string" calcext:value-type="string">
            <text:p>Primeurs Monge</text:p>
          </table:table-cell>
          <table:table-cell office:value-type="string" calcext:value-type="string">
            <text:p>82 rue Monge</text:p>
          </table:table-cell>
          <table:table-cell office:value-type="float" office:value="75005" calcext:value-type="float">
            <text:p>75005</text:p>
          </table:table-cell>
          <table:table-cell office:value-type="string" calcext:value-type="string">
            <text:p>Primeur</text:p>
          </table:table-cell>
          <table:table-cell table:number-columns-repeated="2"/>
          <table:table-cell office:value-type="string" calcext:value-type="string">
            <text:p>06 24 23 09 73</text:p>
          </table:table-cell>
          <table:table-cell/>
          <table:table-cell office:value-type="string" calcext:value-type="string">
            <text:p>{"type": "Point", "coordinates": [2.351891531297678, 48.842028412776166]}</text:p>
          </table:table-cell>
          <table:table-cell office:value-type="string" calcext:value-type="string">
            <text:p>48.8420284128,2.3518915313</text:p>
          </table:table-cell>
        </table:table-row>
        <table:table-row table:style-name="ro1" table:visibility="filter">
          <table:table-cell office:value-type="string" calcext:value-type="string">
            <text:p>Jadis et Gourmande</text:p>
          </table:table-cell>
          <table:table-cell office:value-type="string" calcext:value-type="string">
            <text:p>88 boulevard du Port Royal</text:p>
          </table:table-cell>
          <table:table-cell office:value-type="float" office:value="75005" calcext:value-type="float">
            <text:p>75005</text:p>
          </table:table-cell>
          <table:table-cell office:value-type="string" calcext:value-type="string">
            <text:p>Épicerie fine</text:p>
          </table:table-cell>
          <table:table-cell office:value-type="string" calcext:value-type="string">
            <text:p>Chocolatier</text:p>
          </table:table-cell>
          <table:table-cell office:value-type="string" calcext:value-type="string">
            <text:p>https://www.jadisetgourmande.fr</text:p>
          </table:table-cell>
          <table:table-cell table:number-columns-repeated="2"/>
          <table:table-cell office:value-type="string" calcext:value-type="string">
            <text:p>{"type": "Point", "coordinates": [2.339247981401728, 48.839182948183556]}</text:p>
          </table:table-cell>
          <table:table-cell office:value-type="string" calcext:value-type="string">
            <text:p>48.8391829482,2.3392479814</text:p>
          </table:table-cell>
        </table:table-row>
        <table:table-row table:style-name="ro1">
          <table:table-cell office:value-type="string" calcext:value-type="string">
            <text:p>MONTENOTTE SAS</text:p>
          </table:table-cell>
          <table:table-cell office:value-type="string" calcext:value-type="string">
            <text:p>5b, rue de Montenotte</text:p>
          </table:table-cell>
          <table:table-cell office:value-type="float" office:value="75017" calcext:value-type="float">
            <text:p>75017</text:p>
          </table:table-cell>
          <table:table-cell office:value-type="string" calcext:value-type="string">
            <text:p>Alimentation générale et produits de première nécessité</text:p>
          </table:table-cell>
          <table:table-cell office:value-type="string" calcext:value-type="string">
            <text:p>Produits italiens</text:p>
          </table:table-cell>
          <table:table-cell office:value-type="string" calcext:value-type="string">
            <text:p>https://www.montenotte.fr/</text:p>
          </table:table-cell>
          <table:table-cell office:value-type="string" calcext:value-type="string">
            <text:p>06 42 58 01 08</text:p>
          </table:table-cell>
          <table:table-cell office:value-type="string" calcext:value-type="string">
            <text:p>aleksandra.tasic@montenotte.fr</text:p>
          </table:table-cell>
          <table:table-cell office:value-type="string" calcext:value-type="string">
            <text:p>{"type": "Point", "coordinates": [2.295426260945582, 48.8778132153934]}</text:p>
          </table:table-cell>
          <table:table-cell office:value-type="string" calcext:value-type="string">
            <text:p>48.8778132154,2.29542626095</text:p>
          </table:table-cell>
        </table:table-row>
        <table:table-row table:style-name="ro1">
          <table:table-cell office:value-type="string" calcext:value-type="string">
            <text:p>La Boutique MOSO</text:p>
          </table:table-cell>
          <table:table-cell office:value-type="string" calcext:value-type="string">
            <text:p>105 rue Raymond Losserand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Alimentation générale et produits de première nécessité</text:p>
          </table:table-cell>
          <table:table-cell office:value-type="string" calcext:value-type="string">
            <text:p>Produits d'hygiène et cosmétiques naturels et BIO</text:p>
          </table:table-cell>
          <table:table-cell office:value-type="string" calcext:value-type="string">
            <text:p>https://www.laboutiquemoso.fr/</text:p>
          </table:table-cell>
          <table:table-cell/>
          <table:table-cell office:value-type="string" calcext:value-type="string">
            <text:p>service-client@laboutiquemoso.fr</text:p>
          </table:table-cell>
          <table:table-cell office:value-type="string" calcext:value-type="string">
            <text:p>{"type": "Point", "coordinates": [2.316557744895225, 48.833041548789524]}</text:p>
          </table:table-cell>
          <table:table-cell office:value-type="string" calcext:value-type="string">
            <text:p>48.8330415488,2.3165577449</text:p>
          </table:table-cell>
        </table:table-row>
        <table:table-row table:style-name="ro1">
          <table:table-cell office:value-type="string" calcext:value-type="string">
            <text:p>Paroles de Fromagers</text:p>
          </table:table-cell>
          <table:table-cell office:value-type="string" calcext:value-type="string">
            <text:p>41 rue du Faubourg du Temple</text:p>
          </table:table-cell>
          <table:table-cell office:value-type="float" office:value="75010" calcext:value-type="float">
            <text:p>75010</text:p>
          </table:table-cell>
          <table:table-cell office:value-type="string" calcext:value-type="string">
            <text:p>Fromagerie</text:p>
          </table:table-cell>
          <table:table-cell office:value-type="string" calcext:value-type="string">
            <text:p>Charcuterie / Epicerie / Vins / Bières</text:p>
          </table:table-cell>
          <table:table-cell/>
          <table:table-cell office:value-type="string" calcext:value-type="string">
            <text:p>06 12 92 24 20</text:p>
          </table:table-cell>
          <table:table-cell office:value-type="string" calcext:value-type="string">
            <text:p>contact@parolesdefromagers.com</text:p>
          </table:table-cell>
          <table:table-cell office:value-type="string" calcext:value-type="string">
            <text:p>{"type": "Point", "coordinates": [2.3687122195423003, 48.86931079209719]}</text:p>
          </table:table-cell>
          <table:table-cell office:value-type="string" calcext:value-type="string">
            <text:p>48.8693107921,2.36871221954</text:p>
          </table:table-cell>
        </table:table-row>
        <table:table-row table:style-name="ro1">
          <table:table-cell office:value-type="string" calcext:value-type="string">
            <text:p>Dulcinea</text:p>
          </table:table-cell>
          <table:table-cell office:value-type="string" calcext:value-type="string">
            <text:p>41 rue pierre fontaine</text:p>
          </table:table-cell>
          <table:table-cell office:value-type="float" office:value="75009" calcext:value-type="float">
            <text:p>75009</text:p>
          </table:table-cell>
          <table:table-cell office:value-type="string" calcext:value-type="string">
            <text:p>Restaurant ou traiteur</text:p>
          </table:table-cell>
          <table:table-cell office:value-type="string" calcext:value-type="string">
            <text:p>Service continu</text:p>
          </table:table-cell>
          <table:table-cell office:value-type="string" calcext:value-type="string">
            <text:p>http://www.dulcinea-paris.com</text:p>
          </table:table-cell>
          <table:table-cell office:value-type="string" calcext:value-type="string">
            <text:p>01 48 74 56 26</text:p>
          </table:table-cell>
          <table:table-cell office:value-type="string" calcext:value-type="string">
            <text:p>contact@dulcinea-paris.com</text:p>
          </table:table-cell>
          <table:table-cell office:value-type="string" calcext:value-type="string">
            <text:p>{"type": "Point", "coordinates": [2.332845105912719, 48.8831212225708]}</text:p>
          </table:table-cell>
          <table:table-cell office:value-type="string" calcext:value-type="string">
            <text:p>48.8831212226,2.33284510591</text:p>
          </table:table-cell>
        </table:table-row>
        <table:table-row table:style-name="ro1">
          <table:table-cell office:value-type="string" calcext:value-type="string">
            <text:p>La cagette biologique</text:p>
          </table:table-cell>
          <table:table-cell office:value-type="string" calcext:value-type="string">
            <text:p>67 rue saint jacques</text:p>
          </table:table-cell>
          <table:table-cell office:value-type="float" office:value="75005" calcext:value-type="float">
            <text:p>75005</text:p>
          </table:table-cell>
          <table:table-cell office:value-type="string" calcext:value-type="string">
            <text:p>Primeur</text:p>
          </table:table-cell>
          <table:table-cell office:value-type="string" calcext:value-type="string">
            <text:p>Fruits et légumes biologiques de saison</text:p>
          </table:table-cell>
          <table:table-cell/>
          <table:table-cell office:value-type="string" calcext:value-type="string">
            <text:p>06 67 16 00 30</text:p>
          </table:table-cell>
          <table:table-cell office:value-type="string" calcext:value-type="string">
            <text:p>livraison@lacagettebio.fr</text:p>
          </table:table-cell>
          <table:table-cell office:value-type="string" calcext:value-type="string">
            <text:p>{"type": "Point", "coordinates": [2.345265888864618, 48.85005343236865]}</text:p>
          </table:table-cell>
          <table:table-cell office:value-type="string" calcext:value-type="string">
            <text:p>48.8500534324,2.34526588886</text:p>
          </table:table-cell>
        </table:table-row>
        <table:table-row table:style-name="ro1">
          <table:table-cell office:value-type="string" calcext:value-type="string">
            <text:p>Franprix</text:p>
          </table:table-cell>
          <table:table-cell office:value-type="string" calcext:value-type="string">
            <text:p>114 rue de Bagnolet</text:p>
          </table:table-cell>
          <table:table-cell office:value-type="float" office:value="75020" calcext:value-type="float">
            <text:p>75020</text:p>
          </table:table-cell>
          <table:table-cell office:value-type="string" calcext:value-type="string">
            <text:p>Boucherie - charcuterie - rôtisserie</text:p>
          </table:table-cell>
          <table:table-cell table:number-columns-repeated="2"/>
          <table:table-cell office:value-type="string" calcext:value-type="string">
            <text:p>06 13 90 76 60</text:p>
          </table:table-cell>
          <table:table-cell office:value-type="string" calcext:value-type="string">
            <text:p>yunwu920@hotmail.com</text:p>
          </table:table-cell>
          <table:table-cell office:value-type="string" calcext:value-type="string">
            <text:p>{"type": "Point", "coordinates": [2.4036451127657292, 48.85986362893327]}</text:p>
          </table:table-cell>
          <table:table-cell office:value-type="string" calcext:value-type="string">
            <text:p>48.8598636289,2.40364511277</text:p>
          </table:table-cell>
        </table:table-row>
        <table:table-row table:style-name="ro1">
          <table:table-cell office:value-type="string" calcext:value-type="string">
            <text:p>Les plaisirs de la table</text:p>
          </table:table-cell>
          <table:table-cell office:value-type="string" calcext:value-type="string">
            <text:p>Marché place Maubert</text:p>
          </table:table-cell>
          <table:table-cell office:value-type="float" office:value="75005" calcext:value-type="float">
            <text:p>75005</text:p>
          </table:table-cell>
          <table:table-cell office:value-type="string" calcext:value-type="string">
            <text:p>Épicerie fine</text:p>
          </table:table-cell>
          <table:table-cell office:value-type="string" calcext:value-type="string">
            <text:p>Miel, gelée royale, propolis, huiles, moutardes, confitures - Livraison Paris dès 35€ - CB OK</text:p>
          </table:table-cell>
          <table:table-cell/>
          <table:table-cell office:value-type="string" calcext:value-type="string">
            <text:p>06 83 15 19 91</text:p>
          </table:table-cell>
          <table:table-cell office:value-type="string" calcext:value-type="string">
            <text:p>lesplaisirsdelatable@yahoo.fr</text:p>
          </table:table-cell>
          <table:table-cell office:value-type="string" calcext:value-type="string">
            <text:p>{"type": "Point", "coordinates": [2.34865276840894, 48.850062970609336]}</text:p>
          </table:table-cell>
          <table:table-cell office:value-type="string" calcext:value-type="string">
            <text:p>48.8500629706,2.34865276841</text:p>
          </table:table-cell>
        </table:table-row>
        <table:table-row table:style-name="ro1" table:visibility="filter">
          <table:table-cell office:value-type="string" calcext:value-type="string">
            <text:p>O'Tacos</text:p>
          </table:table-cell>
          <table:table-cell office:value-type="string" calcext:value-type="string">
            <text:p>12, rue Vavin</text:p>
          </table:table-cell>
          <table:table-cell office:value-type="float" office:value="75006" calcext:value-type="float">
            <text:p>75006</text:p>
          </table:table-cell>
          <table:table-cell office:value-type="string" calcext:value-type="string">
            <text:p>Restaurant ou traiteur</text:p>
          </table:table-cell>
          <table:table-cell table:number-columns-repeated="4"/>
          <table:table-cell office:value-type="string" calcext:value-type="string">
            <text:p>{"type": "Point", "coordinates": [2.331113400200969, 48.844295384272506]}</text:p>
          </table:table-cell>
          <table:table-cell office:value-type="string" calcext:value-type="string">
            <text:p>48.8442953843,2.3311134002</text:p>
          </table:table-cell>
        </table:table-row>
        <table:table-row table:style-name="ro1">
          <table:table-cell office:value-type="string" calcext:value-type="string">
            <text:p>BANG !</text:p>
          </table:table-cell>
          <table:table-cell office:value-type="string" calcext:value-type="string">
            <text:p>112 quai de jemmapes</text:p>
          </table:table-cell>
          <table:table-cell office:value-type="float" office:value="75010" calcext:value-type="float">
            <text:p>75010</text:p>
          </table:table-cell>
          <table:table-cell office:value-type="string" calcext:value-type="string">
            <text:p>Restaurant ou traiteur</text:p>
          </table:table-cell>
          <table:table-cell/>
          <table:table-cell office:value-type="string" calcext:value-type="string">
            <text:p>https://bang-viande-du-monde.myshopify.com</text:p>
          </table:table-cell>
          <table:table-cell office:value-type="string" calcext:value-type="string">
            <text:p>01 40 40 07 11</text:p>
          </table:table-cell>
          <table:table-cell office:value-type="string" calcext:value-type="string">
            <text:p>imina_nial@yahoo.fr</text:p>
          </table:table-cell>
          <table:table-cell office:value-type="string" calcext:value-type="string">
            <text:p>{"type": "Point", "coordinates": [2.36359637438359, 48.87440542711401]}</text:p>
          </table:table-cell>
          <table:table-cell office:value-type="string" calcext:value-type="string">
            <text:p>48.8744054271,2.36359637438</text:p>
          </table:table-cell>
        </table:table-row>
        <table:table-row table:style-name="ro1" table:visibility="filter">
          <table:table-cell office:value-type="string" calcext:value-type="string">
            <text:p>Eric Kayser</text:p>
          </table:table-cell>
          <table:table-cell office:value-type="string" calcext:value-type="string">
            <text:p>87 rue d'Assas</text:p>
          </table:table-cell>
          <table:table-cell office:value-type="float" office:value="75006" calcext:value-type="float">
            <text:p>75006</text:p>
          </table:table-cell>
          <table:table-cell office:value-type="string" calcext:value-type="string">
            <text:p>Boulangerie - pâtisserie</text:p>
          </table:table-cell>
          <table:table-cell/>
          <table:table-cell office:value-type="string" calcext:value-type="string">
            <text:p>https://www.maison-kayser.com/bac/fr/boulangeries/100001003-assas.html</text:p>
          </table:table-cell>
          <table:table-cell office:value-type="string" calcext:value-type="string">
            <text:p>01 43 54 92 31</text:p>
          </table:table-cell>
          <table:table-cell/>
          <table:table-cell office:value-type="string" calcext:value-type="string">
            <text:p>{"type": "Point", "coordinates": [2.335206207612387, 48.842095284113626]}</text:p>
          </table:table-cell>
          <table:table-cell office:value-type="string" calcext:value-type="string">
            <text:p>48.8420952841,2.33520620761</text:p>
          </table:table-cell>
        </table:table-row>
      </table:table>
      <table:table table:name="Feuille2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1" table:number-columns-repeated="2" table:default-cell-style-name="ce15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number-columns-repeated="10" table:default-cell-style-name="Default"/>
        <table:table-row table:style-name="ro3">
          <table:table-cell office:value-type="string" calcext:value-type="string">
            <text:p>mail</text:p>
          </table:table-cell>
          <table:table-cell office:value-type="string" calcext:value-type="string">
            <text:p>access:covid19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delivery:covid19</text:p>
          </table:table-cell>
          <table:table-cell office:value-type="string" calcext:value-type="string">
            <text:p>takeaway</text:p>
          </table:table-cell>
          <table:table-cell office:value-type="string" calcext:value-type="string">
            <text:p>opening_hours</text:p>
          </table:table-cell>
          <table:table-cell office:value-type="string" calcext:value-type="string">
            <text:p>opening_hours:covid19</text:p>
          </table:table-cell>
          <table:table-cell office:value-type="string" calcext:value-type="string">
            <text:p>contact:phone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name</text:p>
          </table:table-cell>
          <table:table-cell table:number-columns-repeated="9"/>
          <table:table-cell table:style-name="ce16" table:formula="of:=&quot;[ &quot;&amp; COM.MICROSOFT.TEXTJOIN(&quot;,&quot;; ;[.T2:.T37]) &amp; &quot;] &quot;" office:value-type="string" office:string-value="[ {'mail':'contact@maspatule.com','access:covid19':'no','delivery':'yes','delivery:covid19':'','takeaway':'no','opening_hours':'09:00-18:00','opening_hours:covid19':'','contact:phone':'01 84 16 05 83','website':'https://www.maspatule.com'},{'mail':'pf@electronfrance.fr','access:covid19':'yes','delivery':'yes','delivery:covid19':'','takeaway':'yes','opening_hours':'09:00-20:00','opening_hours:covid19':'10:00-19:00','contact:phone':'01 46 37 51 88','website':'http://www.anticlope.fr/'},{'mail':'hello@frichti.co','access:covid19':'no','delivery':'Mo-Fr 10:00-23:30 ; Sa-Su 10:30-23:00','delivery:covid19':'10:30-23:30','takeaway':'no','opening_hours':'09:00-23:00','opening_hours:covid19':'09:30-20:30','contact:phone':'01 76 35 01 74','website':'https://www.frichti.co'},{'mail':'pharmaciedelafolieregnault@gmail.com','access:covid19':'yes','delivery':'yes','delivery:covid19':'','takeaway':'yes','opening_hours':'08:30-20:00','opening_hours:covid19':'09:00-19:00','contact:phone':'0143790529','website':''},{'mail':'parishanoi96@gmail.com','access:covid19':'no','delivery':'no','delivery:covid19':'','takeaway':'Only','opening_hours':'12:00-14:30 19:00-22:30','opening_hours:covid19':'','contact:phone':'','website':'WWW.PARISHANOI.FR'},{'mail':'contact@laverieprivee.com','access:covid19':'no','delivery':'Only','delivery:covid19':'','takeaway':'no','opening_hours':'10:00-21:00','opening_hours:covid19':'','contact:phone':'06.01.92.29.64','website':'http://laverieprivee.com'},{'mail':'pharmaciedutertre08@gmail.com','access:covid19':'yes','delivery':'yes','delivery:covid19':'appointment','takeaway':'yes','opening_hours':'Mo-Fr 8:00-19:30 ; Sa 10:00-19:00','opening_hours:covid19':'Mo-Fr 9:30-18:00 ; Sa 10:00-14:00','contact:phone':'0142653593','website':'instagram:pharmaciedelarcadeparis8 facebook: pharmaciearcadeparis'},{'mail':'alabierecommealabiere@gmail.com','access:covid19':'yes','delivery':'yes','delivery:covid19':'','takeaway':'yes','opening_hours':'We-Fr 15:00 22:00;Sa 11:00-22:00;Su-Mo 16:00-20:00','opening_hours:covid19':'','contact:phone':'07 68 86 50 10','website':'https://www.alabierecommealabiere.com/'},{'mail':'myriam@lesethiquetes.fr','access:covid19':'no','delivery':'yes','delivery:covid19':'','takeaway':'yes','opening_hours':'Mo-Fr 9:30-19:00','opening_hours:covid19':'','contact:phone':'06.43.19.75.37','website':'www.lesethiquetes.fr'},{'mail':'communication@kelbongoo.com','access:covid19':'yes','delivery':'yes','delivery:covid19':'','takeaway':'yes','opening_hours':'Sa 9:00-16:00;We 13:15-20:15','opening_hours:covid19':'9:00-17:00','contact:phone':'','website':'https://www.kelbongoo.com'},{'mail':'pharmacie@fouche.fr','access:covid19':'yes','delivery':'yes','delivery:covid19':'','takeaway':'yes','opening_hours':'9:30-13:00,14:30-19:30','opening_hours:covid19':'9:30-13:00,14:30-18:00','contact:phone':'0142088792','website':''},{'mail':'bourasaymen1@gmail.com','access:covid19':'yes','delivery':'yes','delivery:covid19':'','takeaway':'yes','opening_hours':'8:30-13:30,15:30-21:00','opening_hours:covid19':'','contact:phone':'0145415724 ; 0625892306','website':''},{'mail':'skairek2330@yahoo.fr','access:covid19':'no','delivery':'yes','delivery:covid19':'','takeaway':'','opening_hours':'09:00-14:00','opening_hours:covid19':'09:00-19:00','contact:phone':'0606746409','website':''},{'mail':'ipsparis12@infoprintservices.com','access:covid19':'yes','delivery':'yes','delivery:covid19':'','takeaway':'yes','opening_hours':'','opening_hours:covid19':'Mo-Sa 10:00-13:00,14:00-19:00','contact:phone':'01 43 40 79 58','website':''},{'mail':'contact@thecoffeelovers.fr','access:covid19':'yes','delivery':'yes','delivery:covid19':'','takeaway':'','opening_hours':'','opening_hours:covid19':'','contact:phone':'','website':'http://www.cafes-lanni.com/'},{'mail':'eurekamamaison.etfournel@gmail.com','access:covid19':'yes','delivery':'yes','delivery:covid19':'','takeaway':'yes','opening_hours':'Tu-Sa 10:00-19:00','opening_hours:covid19':'Tu 10:00-17:00;We 10:00-13:00;Fr 10:00-17:00','contact:phone':'01.43.15.12.56','website':'https://www.facebook.com/eurekamamaison.paris/'},{'mail':'Contact@lameringaie.com','access:covid19':'yes','delivery':'yes','delivery:covid19':'','takeaway':'yes','opening_hours':'Tu-Fr 10:00-20:00;Sa 09:00-20:00;Su 09:00-19:00','opening_hours:covid19':'Tu-Fr 10:00-13:30,15:00-19:00;Sa 10:00-19:00;Su 09:00-14:00','contact:phone':'','website':''},{'mail':'polo.legall@gmail.com','access:covid19':'no','delivery':'yes','delivery:covid19':'','takeaway':'','opening_hours':'Tu-Fr 10:00-13:00,16:00-20:00;Sa 09:00-20:00','opening_hours:covid19':'Tu-Sa','contact:phone':'06 22 81 17 62','website':''},{'mail':'alfredopositano.paris@gmail.com','access:covid19':'no','delivery':'yes','delivery:covid19':'','takeaway':'','opening_hours':'12:00-14:30 19:00-22:30','opening_hours:covid19':'Tu-Sa 12:00-14:30,19:00-22:30','contact:phone':'','website':''},{'mail':'contact@lamaisoncorp.com','access:covid19':'yes','delivery':'yes','delivery:covid19':'','takeaway':'','opening_hours':'','opening_hours:covid19':'Mo-Sa 10:30-19:00','contact:phone':'0633587781 ; 0623407617','website':' www.lamaisoncorp.com'},{'mail':'coquelicot.montmartre@gmail.com','access:covid19':'yes','delivery':'yes','delivery:covid19':'','takeaway':'yes','opening_hours':'Tu-Su 7:30-19:30','opening_hours:covid19':'','contact:phone':'01 46 06 18 77','website':''},{'mail':'yriltorok@gmail.com','access:covid19':'no','delivery':'yes','delivery:covid19':'','takeaway':'yes','opening_hours':'','opening_hours:covid19':'10:00-20:00','contact:phone':'','website':'http://lafinegueuleparis.com/'},{'mail':'contact@maisonsultanimparis.com','access:covid19':'no','delivery':'Only','delivery:covid19':'','takeaway':'no','opening_hours':'08:00-18:00','opening_hours:covid19':'','contact:phone':'','website':''},{'mail':'contact@comme-une-amande.com','access:covid19':'no','delivery':'Only','delivery:covid19':'','takeaway':'no','opening_hours':'','opening_hours:covid19':'open','contact:phone':'','website':''},{'mail':'arnaudlarher@yahoo.fr','access:covid19':'yes','delivery':'yes','delivery:covid19':'','takeaway':'yes','opening_hours':'','opening_hours:covid19':'We-Sa 10:00-13:00-14:00-19:00;Su 10:00-10:30','contact:phone':'','website':''},{'mail':'bistrotlerobinet@gmail.com','access:covid19':'yes','delivery':'yes','delivery:covid19':'','takeaway':'yes','opening_hours':'12:00-14:30,18:00-02:00','opening_hours:covid19':'11:00-14:30,17:30-18:30','contact:phone':'','website':''},{'mail':'hb@ampelos31.fr','access:covid19':'yes','delivery':'yes','delivery:covid19':'','takeaway':'yes','opening_hours':'10:30-21:00','opening_hours:covid19':'11:30-19:00','contact:phone':'','website':''},{'mail':'aleksandra.tasic@montenotte.fr','access:covid19':'yes','delivery':'yes','delivery:covid19':'','takeaway':'','opening_hours':'10:00-18:00','opening_hours:covid19':'','contact:phone':'','website':''},{'mail':'contact@lescavesdereuilly.fr','access:covid19':'yes','delivery':'yes','delivery:covid19':'','takeaway':'yes','opening_hours':'Mo 17:00-23:00;Tu-Th 11:00-14:00,17:00-23:00;Fr 11:00-14:00,17:00-00:00;Sa 10:00-00:00','opening_hours:covid19':'Mo-Sa 11:00-13:00,14:00-20:00','contact:phone':'','website':''},{'mail':'boulangerie.bretteau@gmail.com','access:covid19':'yes','delivery':'yes','delivery:covid19':'','takeaway':'Only','opening_hours':'Su-Fr 07:00-20:00','opening_hours:covid19':'7:00-18:00;Su 7:00-15:00','contact:phone':'','website':''},{'mail':'intermarche.paris15@gmail.com','access:covid19':'yes','delivery':'yes','delivery:covid19':'','takeaway':'yes','opening_hours':'Mo-Sa 8:30-21:00;Su 9:00-13:00','opening_hours:covid19':'09:00-20:00','contact:phone':'','website':''},{'mail':'she091184@gmail.com','access:covid19':'yes','delivery':'no','delivery:covid19':'','takeaway':'yes','opening_hours':'Tu-Su','opening_hours:covid19':'10:00-19:00','contact:phone':'','website':''},{'mail':'patricia_couderc@rotisseriedargent.com','access:covid19':'yes','delivery':'yes','delivery:covid19':'','takeaway':'yes','opening_hours':'Mo-Fr 7:00-20:00;Sa-Su 8:00-20:00','opening_hours:covid19':'8:00-20:00','contact:phone':'','website':' boulangerdelatour-commande.com'},{'mail':'bienvenue@dose.paris','access:covid19':'yes','delivery':'yes','delivery:covid19':'','takeaway':'yes','opening_hours':'','opening_hours:covid19':'Tu 10:30-13:30','contact:phone':'','website':''},{'mail':'frederic.beal@lelivredecave.com','access:covid19':'no','delivery':'yes','delivery:covid19':'','takeaway':'yes','opening_hours':'10:00-13:00,15:00-20:00','opening_hours:covid19':'appointment','contact:phone':'','website':'www.dose.paris'},{'mail':'cuisinepierre@gmail.com','access:covid19':'no','delivery':'','delivery:covid19':'','takeaway':'','opening_hours':'','opening_hours:covid19':'','contact:phone':'','website':''}] " calcext:value-type="string">
            <text:p>[ {'mail':'contact@maspatule.com','access:covid19':'no','delivery':'yes','delivery:covid19':'','takeaway':'no','opening_hours':'09:00-18:00','opening_hours:covid19':'','contact:phone':'01 84 16 05 83','website':'https://www.maspatule.com'},{'mail':'pf@electronfrance.fr','access:covid19':'yes','delivery':'yes','delivery:covid19':'','takeaway':'yes','opening_hours':'09:00-20:00','opening_hours:covid19':'10:00-19:00','contact:phone':'01 46 37 51 88','website':'http://www.anticlope.fr/'},{'mail':'hello@frichti.co','access:covid19':'no','delivery':'Mo-Fr 10:00-23:30 ; Sa-Su 10:30-23:00','delivery:covid19':'10:30-23:30','takeaway':'no','opening_hours':'09:00-23:00','opening_hours:covid19':'09:30-20:30','contact:phone':'01 76 35 01 74','website':'https://www.frichti.co'},{'mail':'pharmaciedelafolieregnault@gmail.com','access:covid19':'yes','delivery':'yes','delivery:covid19':'','takeaway':'yes','opening_hours':'08:30-20:00','opening_hours:covid19':'09:00-19:00','contact:phone':'0143790529','website':''},{'mail':'parishanoi96@gmail.com','access:covid19':'no','delivery':'no','delivery:covid19':'','takeaway':'Only','opening_hours':'12:00-14:30 19:00-22:30','opening_hours:covid19':'','contact:phone':'','website':'WWW.PARISHANOI.FR'},{'mail':'contact@laverieprivee.com','access:covid19':'no','delivery':'Only','delivery:covid19':'','takeaway':'no','opening_hours':'10:00-21:00','opening_hours:covid19':'','contact:phone':'06.01.92.29.64','website':'http://laverieprivee.com'},{'mail':'pharmaciedutertre08@gmail.com','access:covid19':'yes','delivery':'yes','delivery:covid19':'appointment','takeaway':'yes','opening_hours':'Mo-Fr 8:00-19:30 ; Sa 10:00-19:00','opening_hours:covid19':'Mo-Fr 9:30-18:00 ; Sa 10:00-14:00','contact:phone':'0142653593','website':'instagram:pharmaciedelarcadeparis8 facebook: pharmaciearcadeparis'},{'mail':'alabierecommealabiere@gmail.com','access:covid19':'yes','delivery':'yes','delivery:covid19':'','takeaway':'yes','opening_hours':'We-Fr 15:00 22:00;Sa 11:00-22:00;Su-Mo 16:00-20:00','opening_hours:covid19':'','contact:phone':'07 68 86 50 10','website':'https://www.alabierecommealabiere.com/'},{'mail':'myriam@lesethiquetes.fr','access:covid19':'no','delivery':'yes','delivery:covid19':'','takeaway':'yes','opening_hours':'Mo-Fr 9:30-19:00','opening_hours:covid19':'','contact:phone':'06.43.19.75.37','website':'www.lesethiquetes.fr'},{'mail':'communication@kelbongoo.com','access:covid19':'yes','delivery':'yes','delivery:covid19':'','takeaway':'yes','opening_hours':'Sa 9:00-16:00;We 13:15-20:15','opening_hours:covid19':'9:00-17:00','contact:phone':'','website':'https://www.kelbongoo.com'},{'mail':'pharmacie@fouche.fr','access:covid19':'yes','delivery':'yes','delivery:covid19':'','takeaway':'yes','opening_hours':'9:30-13:00,14:30-19:30','opening_hours:covid19':'9:30-13:00,14:30-18:00','contact:phone':'0142088792','website':''},{'mail':'bourasaymen1@gmail.com','access:covid19':'yes','delivery':'yes','delivery:covid19':'','takeaway':'yes','opening_hours':'8:30-13:30,15:30-21:00','opening_hours:covid19':'','contact:phone':'0145415724 ; 0625892306','website':''},{'mail':'skairek2330@yahoo.fr','access:covid19':'no','delivery':'yes','delivery:covid19':'','takeaway':'','opening_hours':'09:00-14:00','opening_hours:covid19':'09:00-19:00','contact:phone':'0606746409','website':''},{'mail':'ipsparis12@infoprintservices.com','access:covid19':'yes','delivery':'yes','delivery:covid19':'','takeaway':'yes','opening_hours':'','opening_hours:covid19':'Mo-Sa 10:00-13:00,14:00-19:00','contact:phone':'01 43 40 79 58','website':''},{'mail':'contact@thecoffeelovers.fr','access:covid19':'yes','delivery':'yes','delivery:covid19':'','takeaway':'','opening_hours':'','opening_hours:covid19':'','contact:phone':'','website':'http://www.cafes-lanni.com/'},{'mail':'eurekamamaison.etfournel@gmail.com','access:covid19':'yes','delivery':'yes','delivery:covid19':'','takeaway':'yes','opening_hours':'Tu-Sa 10:00-19:00','opening_hours:covid19':'Tu 10:00-17:00;We 10:00-13:00;Fr 10:00-17:00','contact:phone':'01.43.15.12.56','website':'https://www.facebook.com/eurekamamaison.paris/'},{'mail':'Contact@lameringaie.com','access:covid19':'yes','delivery':'yes','delivery:covid19':'','takeaway':'yes','opening_hours':'Tu-Fr 10:00-20:00;Sa 09:00-20:00;Su 09:00-19:00','opening_hours:covid19':'Tu-Fr 10:00-13:30,15:00-19:00;Sa 10:00-19:00;Su 09:00-14:00','contact:phone':'','website':''},{'mail':'polo.legall@gmail.com','access:covid19':'no','delivery':'yes','delivery:covid19':'','takeaway':'','opening_hours':'Tu-Fr 10:00-13:00,16:00-20:00;Sa 09:00-20:00','opening_hours:covid19':'Tu-Sa','contact:phone':'06 22 81 17 62','website':''},{'mail':'alfredopositano.paris@gmail.com','access:covid19':'no','delivery':'yes','delivery:covid19':'','takeaway':'','opening_hours':'12:00-14:30 19:00-22:30','opening_hours:covid19':'Tu-Sa 12:00-14:30,19:00-22:30','contact:phone':'','website':''},{'mail':'contact@lamaisoncorp.com','access:covid19':'yes','delivery':'yes','delivery:covid19':'','takeaway':'','opening_hours':'','opening_hours:covid19':'Mo-Sa 10:30-19:00','contact:phone':'0633587781 ; 0623407617','website':' www.lamaisoncorp.com'},{'mail':'coquelicot.montmartre@gmail.com','access:covid19':'yes','delivery':'yes','delivery:covid19':'','takeaway':'yes','opening_hours':'Tu-Su 7:30-19:30','opening_hours:covid19':'','contact:phone':'01 46 06 18 77','website':''},{'mail':'yriltorok@gmail.com','access:covid19':'no','delivery':'yes','delivery:covid19':'','takeaway':'yes','opening_hours':'','opening_hours:covid19':'10:00-20:00','contact:phone':'','website':'http://lafinegueuleparis.com/'},{'mail':'contact@maisonsultanimparis.com','access:covid19':'no','delivery':'Only','delivery:covid19':'','takeaway':'no','opening_hours':'08:00-18:00','opening_hours:covid19':'','contact:phone':'','website':''},{'mail':'contact@comme-une-amande.com','access:covid19':'no','delivery':'Only','delivery:covid19':'','takeaway':'no','opening_hours':'','opening_hours:covid19':'open','contact:phone':'','website':''},{'mail':'arnaudlarher@yahoo.fr','access:covid19':'yes','delivery':'yes','delivery:covid19':'','takeaway':'yes','opening_hours':'','opening_hours:covid19':'We-Sa 10:00-13:00-14:00-19:00;Su 10:00-10:30','contact:phone':'','website':''},{'mail':'bistrotlerobinet@gmail.com','access:covid19':'yes','delivery':'yes','delivery:covid19':'','takeaway':'yes','opening_hours':'12:00-14:30,18:00-02:00','opening_hours:covid19':'11:00-14:30,17:30-18:30','contact:phone':'','website':''},{'mail':'hb@ampelos31.fr','access:covid19':'yes','delivery':'yes','delivery:covid19':'','takeaway':'yes','opening_hours':'10:30-21:00','opening_hours:covid19':'11:30-19:00','contact:phone':'','website':''},{'mail':'aleksandra.tasic@montenotte.fr','access:covid19':'yes','delivery':'yes','delivery:covid19':'','takeaway':'','opening_hours':'10:00-18:00','opening_hours:covid19':'','contact:phone':'','website':''},{'mail':'contact@lescavesdereuilly.fr','access:covid19':'yes','delivery':'yes','delivery:covid19':'','takeaway':'yes','opening_hours':'Mo 17:00-23:00;Tu-Th 11:00-14:00,17:00-23:00;Fr 11:00-14:00,17:00-00:00;Sa 10:00-00:00','opening_hours:covid19':'Mo-Sa 11:00-13:00,14:00-20:00','contact:phone':'','website':''},{'mail':'boulangerie.bretteau@gmail.com','access:covid19':'yes','delivery':'yes','delivery:covid19':'','takeaway':'Only','opening_hours':'Su-Fr 07:00-20:00','opening_hours:covid19':'7:00-18:00;Su 7:00-15:00','contact:phone':'','website':''},{'mail':'intermarche.paris15@gmail.com','access:covid19':'yes','delivery':'yes','delivery:covid19':'','takeaway':'yes','opening_hours':'Mo-Sa 8:30-21:00;Su 9:00-13:00','opening_hours:covid19':'09:00-20:00','contact:phone':'','website':''},{'mail':'she091184@gmail.com','access:covid19':'yes','delivery':'no','delivery:covid19':'','takeaway':'yes','opening_hours':'Tu-Su','opening_hours:covid19':'10:00-19:00','contact:phone':'','website':''},{'mail':'patricia_couderc@rotisseriedargent.com','access:covid19':'yes','delivery':'yes','delivery:covid19':'','takeaway':'yes','opening_hours':'Mo-Fr 7:00-20:00;Sa-Su 8:00-20:00','opening_hours:covid19':'8:00-20:00','contact:phone':'','website':' boulangerdelatour-commande.com'},{'mail':'bienvenue@dose.paris','access:covid19':'yes','delivery':'yes','delivery:covid19':'','takeaway':'yes','opening_hours':'','opening_hours:covid19':'Tu 10:30-13:30','contact:phone':'','website':''},{'mail':'frederic.beal@lelivredecave.com','access:covid19':'no','delivery':'yes','delivery:covid19':'','takeaway':'yes','opening_hours':'10:00-13:00,15:00-20:00','opening_hours:covid19':'appointment','contact:phone':'','website':'www.dose.paris'},{'mail':'cuisinepierre@gmail.com','access:covid19':'no','delivery':'','delivery:covid19':'','takeaway':'','opening_hours':'','opening_hours:covid19':'','contact:phone':'','website':''}] </text:p>
          </table:table-cell>
        </table:table-row>
        <table:table-row table:style-name="ro1">
          <table:table-cell table:style-name="ce13" office:value-type="string" calcext:value-type="string">
            <text:p>contact@maspatule.c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09:00-18:00</text:p>
          </table:table-cell>
          <table:table-cell/>
          <table:table-cell office:value-type="string" calcext:value-type="string">
            <text:p>01 84 16 05 83</text:p>
          </table:table-cell>
          <table:table-cell office:value-type="string" calcext:value-type="string">
            <text:p><text:a xlink:href="https://www.maspatule.com/" xlink:type="simple">https://www.maspatule.com</text:a></text:p>
          </table:table-cell>
          <table:table-cell/>
          <table:table-cell table:formula="of:=&quot;'&quot;&amp;[.A$1]&amp;&quot;':'&quot;&amp;[.A2]&amp;&quot;'&quot;" office:value-type="string" office:string-value="'mail':'contact@maspatule.com'" calcext:value-type="string">
            <text:p>'mail':'contact@maspatule.com'</text:p>
          </table:table-cell>
          <table:table-cell table:formula="of:=&quot;'&quot;&amp;[.B$1]&amp;&quot;':'&quot;&amp;[.B2]&amp;&quot;'&quot;" office:value-type="string" office:string-value="'access:covid19':'no'" calcext:value-type="string">
            <text:p>'access:covid19':'no'</text:p>
          </table:table-cell>
          <table:table-cell table:formula="of:=&quot;'&quot;&amp;[.C$1]&amp;&quot;':'&quot;&amp;[.C2]&amp;&quot;'&quot;" office:value-type="string" office:string-value="'delivery':'yes'" calcext:value-type="string">
            <text:p>'delivery':'yes'</text:p>
          </table:table-cell>
          <table:table-cell table:formula="of:=&quot;'&quot;&amp;[.D$1]&amp;&quot;':'&quot;&amp;[.D2]&amp;&quot;'&quot;" office:value-type="string" office:string-value="'delivery:covid19':''" calcext:value-type="string">
            <text:p>'delivery:covid19':''</text:p>
          </table:table-cell>
          <table:table-cell table:formula="of:=&quot;'&quot;&amp;[.E$1]&amp;&quot;':'&quot;&amp;[.E2]&amp;&quot;'&quot;" office:value-type="string" office:string-value="'takeaway':'no'" calcext:value-type="string">
            <text:p>'takeaway':'no'</text:p>
          </table:table-cell>
          <table:table-cell table:formula="of:=&quot;'&quot;&amp;[.F$1]&amp;&quot;':'&quot;&amp;[.F2]&amp;&quot;'&quot;" office:value-type="string" office:string-value="'opening_hours':'09:00-18:00'" calcext:value-type="string">
            <text:p>'opening_hours':'09:00-18:00'</text:p>
          </table:table-cell>
          <table:table-cell table:formula="of:=&quot;'&quot;&amp;[.G$1]&amp;&quot;':'&quot;&amp;[.G2]&amp;&quot;'&quot;" office:value-type="string" office:string-value="'opening_hours:covid19':''" calcext:value-type="string">
            <text:p>'opening_hours:covid19':''</text:p>
          </table:table-cell>
          <table:table-cell table:formula="of:=&quot;'&quot;&amp;[.H$1]&amp;&quot;':'&quot;&amp;[.H2]&amp;&quot;'&quot;" office:value-type="string" office:string-value="'contact:phone':'01 84 16 05 83'" calcext:value-type="string">
            <text:p>'contact:phone':'01 84 16 05 83'</text:p>
          </table:table-cell>
          <table:table-cell table:formula="of:=&quot;'&quot;&amp;[.I$1]&amp;&quot;':'&quot;&amp;[.I2]&amp;&quot;'&quot;" office:value-type="string" office:string-value="'website':'https://www.maspatule.com'" calcext:value-type="string">
            <text:p>'website':'https://www.maspatule.com'</text:p>
          </table:table-cell>
          <table:table-cell table:style-name="ce16" table:formula="of:=&quot;{&quot;&amp; [.K2]&amp;&quot;,&quot;&amp;[.L2]&amp;&quot;,&quot;&amp;[.M2]&amp;&quot;,&quot;&amp;[.N2]&amp;&quot;,&quot;&amp;[.O2]&amp;&quot;,&quot;&amp;[.P2]&amp;&quot;,&quot;&amp;[.Q2]&amp;&quot;,&quot;&amp;[.R2]&amp;&quot;,&quot;&amp;[.S2]&amp;&quot;}&quot;" office:value-type="string" office:string-value="{'mail':'contact@maspatule.com','access:covid19':'no','delivery':'yes','delivery:covid19':'','takeaway':'no','opening_hours':'09:00-18:00','opening_hours:covid19':'','contact:phone':'01 84 16 05 83','website':'https://www.maspatule.com'}" calcext:value-type="string">
            <text:p>{'mail':'contact@maspatule.com','access:covid19':'no','delivery':'yes','delivery:covid19':'','takeaway':'no','opening_hours':'09:00-18:00','opening_hours:covid19':'','contact:phone':'01 84 16 05 83','website':'https://www.maspatule.com'}</text:p>
          </table:table-cell>
        </table:table-row>
        <table:table-row table:style-name="ro1">
          <table:table-cell office:value-type="string" calcext:value-type="string">
            <text:p><text:a xlink:href="mailto:pf@electronfrance.fr" xlink:type="simple">pf@electronfrance.fr</text:a>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09:00-20:00</text:p>
          </table:table-cell>
          <table:table-cell office:value-type="string" calcext:value-type="string">
            <text:p>10:00-19:00</text:p>
          </table:table-cell>
          <table:table-cell office:value-type="string" calcext:value-type="string">
            <text:p>01 46 37 51 88</text:p>
          </table:table-cell>
          <table:table-cell office:value-type="string" calcext:value-type="string">
            <text:p><text:a xlink:href="http://www.anticlope.fr/" xlink:type="simple">http://www.anticlope.fr/</text:a></text:p>
          </table:table-cell>
          <table:table-cell/>
          <table:table-cell table:formula="of:=&quot;'&quot;&amp;[.A$1]&amp;&quot;':'&quot;&amp;[.A3]&amp;&quot;'&quot;" office:value-type="string" office:string-value="'mail':'pf@electronfrance.fr'" calcext:value-type="string">
            <text:p>'mail':'pf@electronfrance.fr'</text:p>
          </table:table-cell>
          <table:table-cell table:formula="of:=&quot;'&quot;&amp;[.B$1]&amp;&quot;':'&quot;&amp;[.B3]&amp;&quot;'&quot;" office:value-type="string" office:string-value="'access:covid19':'yes'" calcext:value-type="string">
            <text:p>'access:covid19':'yes'</text:p>
          </table:table-cell>
          <table:table-cell table:formula="of:=&quot;'&quot;&amp;[.C$1]&amp;&quot;':'&quot;&amp;[.C3]&amp;&quot;'&quot;" office:value-type="string" office:string-value="'delivery':'yes'" calcext:value-type="string">
            <text:p>'delivery':'yes'</text:p>
          </table:table-cell>
          <table:table-cell table:formula="of:=&quot;'&quot;&amp;[.D$1]&amp;&quot;':'&quot;&amp;[.D3]&amp;&quot;'&quot;" office:value-type="string" office:string-value="'delivery:covid19':''" calcext:value-type="string">
            <text:p>'delivery:covid19':''</text:p>
          </table:table-cell>
          <table:table-cell table:formula="of:=&quot;'&quot;&amp;[.E$1]&amp;&quot;':'&quot;&amp;[.E3]&amp;&quot;'&quot;" office:value-type="string" office:string-value="'takeaway':'yes'" calcext:value-type="string">
            <text:p>'takeaway':'yes'</text:p>
          </table:table-cell>
          <table:table-cell table:formula="of:=&quot;'&quot;&amp;[.F$1]&amp;&quot;':'&quot;&amp;[.F3]&amp;&quot;'&quot;" office:value-type="string" office:string-value="'opening_hours':'09:00-20:00'" calcext:value-type="string">
            <text:p>'opening_hours':'09:00-20:00'</text:p>
          </table:table-cell>
          <table:table-cell table:formula="of:=&quot;'&quot;&amp;[.G$1]&amp;&quot;':'&quot;&amp;[.G3]&amp;&quot;'&quot;" office:value-type="string" office:string-value="'opening_hours:covid19':'10:00-19:00'" calcext:value-type="string">
            <text:p>'opening_hours:covid19':'10:00-19:00'</text:p>
          </table:table-cell>
          <table:table-cell table:formula="of:=&quot;'&quot;&amp;[.H$1]&amp;&quot;':'&quot;&amp;[.H3]&amp;&quot;'&quot;" office:value-type="string" office:string-value="'contact:phone':'01 46 37 51 88'" calcext:value-type="string">
            <text:p>'contact:phone':'01 46 37 51 88'</text:p>
          </table:table-cell>
          <table:table-cell table:formula="of:=&quot;'&quot;&amp;[.I$1]&amp;&quot;':'&quot;&amp;[.I3]&amp;&quot;'&quot;" office:value-type="string" office:string-value="'website':'http://www.anticlope.fr/'" calcext:value-type="string">
            <text:p>'website':'http://www.anticlope.fr/'</text:p>
          </table:table-cell>
          <table:table-cell table:formula="of:=&quot;{&quot;&amp; [.K3]&amp;&quot;,&quot;&amp;[.L3]&amp;&quot;,&quot;&amp;[.M3]&amp;&quot;,&quot;&amp;[.N3]&amp;&quot;,&quot;&amp;[.O3]&amp;&quot;,&quot;&amp;[.P3]&amp;&quot;,&quot;&amp;[.Q3]&amp;&quot;,&quot;&amp;[.R3]&amp;&quot;,&quot;&amp;[.S3]&amp;&quot;}&quot;" office:value-type="string" office:string-value="{'mail':'pf@electronfrance.fr','access:covid19':'yes','delivery':'yes','delivery:covid19':'','takeaway':'yes','opening_hours':'09:00-20:00','opening_hours:covid19':'10:00-19:00','contact:phone':'01 46 37 51 88','website':'http://www.anticlope.fr/'}" calcext:value-type="string">
            <text:p>{'mail':'pf@electronfrance.fr','access:covid19':'yes','delivery':'yes','delivery:covid19':'','takeaway':'yes','opening_hours':'09:00-20:00','opening_hours:covid19':'10:00-19:00','contact:phone':'01 46 37 51 88','website':'http://www.anticlope.fr/'}</text:p>
          </table:table-cell>
        </table:table-row>
        <table:table-row table:style-name="ro6">
          <table:table-cell office:value-type="string" calcext:value-type="string">
            <text:p><text:a xlink:href="mailto:hello@frichti.co" xlink:type="simple">hello@frichti.co</text:a></text:p>
          </table:table-cell>
          <table:table-cell office:value-type="string" calcext:value-type="string">
            <text:p>no</text:p>
          </table:table-cell>
          <table:table-cell table:style-name="ce15" office:value-type="string" calcext:value-type="string">
            <text:p>Mo-Fr 10:00-23:30 ; Sa-Su 10:30-23:00</text:p>
          </table:table-cell>
          <table:table-cell table:style-name="ce15" office:value-type="string" calcext:value-type="string">
            <text:p>10:30-23: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9:00-23:00</text:p>
          </table:table-cell>
          <table:table-cell office:value-type="string" calcext:value-type="string">
            <text:p>09:30-20:30</text:p>
          </table:table-cell>
          <table:table-cell office:value-type="string" calcext:value-type="string">
            <text:p>01 76 35 01 74</text:p>
          </table:table-cell>
          <table:table-cell office:value-type="string" calcext:value-type="string">
            <text:p><text:a xlink:href="https://www.frichti.co/" xlink:type="simple">https://www.frichti.co</text:a></text:p>
          </table:table-cell>
          <table:table-cell/>
          <table:table-cell table:formula="of:=&quot;'&quot;&amp;[.A$1]&amp;&quot;':'&quot;&amp;[.A4]&amp;&quot;'&quot;" office:value-type="string" office:string-value="'mail':'hello@frichti.co'" calcext:value-type="string">
            <text:p>'mail':'hello@frichti.co'</text:p>
          </table:table-cell>
          <table:table-cell table:formula="of:=&quot;'&quot;&amp;[.B$1]&amp;&quot;':'&quot;&amp;[.B4]&amp;&quot;'&quot;" office:value-type="string" office:string-value="'access:covid19':'no'" calcext:value-type="string">
            <text:p>'access:covid19':'no'</text:p>
          </table:table-cell>
          <table:table-cell table:formula="of:=&quot;'&quot;&amp;[.C$1]&amp;&quot;':'&quot;&amp;[.C4]&amp;&quot;'&quot;" office:value-type="string" office:string-value="'delivery':'Mo-Fr 10:00-23:30 ; Sa-Su 10:30-23:00'" calcext:value-type="string">
            <text:p>'delivery':'Mo-Fr 10:00-23:30 ; Sa-Su 10:30-23:00'</text:p>
          </table:table-cell>
          <table:table-cell table:formula="of:=&quot;'&quot;&amp;[.D$1]&amp;&quot;':'&quot;&amp;[.D4]&amp;&quot;'&quot;" office:value-type="string" office:string-value="'delivery:covid19':'10:30-23:30'" calcext:value-type="string">
            <text:p>'delivery:covid19':'10:30-23:30'</text:p>
          </table:table-cell>
          <table:table-cell table:formula="of:=&quot;'&quot;&amp;[.E$1]&amp;&quot;':'&quot;&amp;[.E4]&amp;&quot;'&quot;" office:value-type="string" office:string-value="'takeaway':'no'" calcext:value-type="string">
            <text:p>'takeaway':'no'</text:p>
          </table:table-cell>
          <table:table-cell table:formula="of:=&quot;'&quot;&amp;[.F$1]&amp;&quot;':'&quot;&amp;[.F4]&amp;&quot;'&quot;" office:value-type="string" office:string-value="'opening_hours':'09:00-23:00'" calcext:value-type="string">
            <text:p>'opening_hours':'09:00-23:00'</text:p>
          </table:table-cell>
          <table:table-cell table:formula="of:=&quot;'&quot;&amp;[.G$1]&amp;&quot;':'&quot;&amp;[.G4]&amp;&quot;'&quot;" office:value-type="string" office:string-value="'opening_hours:covid19':'09:30-20:30'" calcext:value-type="string">
            <text:p>'opening_hours:covid19':'09:30-20:30'</text:p>
          </table:table-cell>
          <table:table-cell table:formula="of:=&quot;'&quot;&amp;[.H$1]&amp;&quot;':'&quot;&amp;[.H4]&amp;&quot;'&quot;" office:value-type="string" office:string-value="'contact:phone':'01 76 35 01 74'" calcext:value-type="string">
            <text:p>'contact:phone':'01 76 35 01 74'</text:p>
          </table:table-cell>
          <table:table-cell table:formula="of:=&quot;'&quot;&amp;[.I$1]&amp;&quot;':'&quot;&amp;[.I4]&amp;&quot;'&quot;" office:value-type="string" office:string-value="'website':'https://www.frichti.co'" calcext:value-type="string">
            <text:p>'website':'https://www.frichti.co'</text:p>
          </table:table-cell>
          <table:table-cell table:formula="of:=&quot;{&quot;&amp; [.K4]&amp;&quot;,&quot;&amp;[.L4]&amp;&quot;,&quot;&amp;[.M4]&amp;&quot;,&quot;&amp;[.N4]&amp;&quot;,&quot;&amp;[.O4]&amp;&quot;,&quot;&amp;[.P4]&amp;&quot;,&quot;&amp;[.Q4]&amp;&quot;,&quot;&amp;[.R4]&amp;&quot;,&quot;&amp;[.S4]&amp;&quot;}&quot;" office:value-type="string" office:string-value="{'mail':'hello@frichti.co','access:covid19':'no','delivery':'Mo-Fr 10:00-23:30 ; Sa-Su 10:30-23:00','delivery:covid19':'10:30-23:30','takeaway':'no','opening_hours':'09:00-23:00','opening_hours:covid19':'09:30-20:30','contact:phone':'01 76 35 01 74','website':'https://www.frichti.co'}" calcext:value-type="string">
            <text:p>{'mail':'hello@frichti.co','access:covid19':'no','delivery':'Mo-Fr 10:00-23:30 ; Sa-Su 10:30-23:00','delivery:covid19':'10:30-23:30','takeaway':'no','opening_hours':'09:00-23:00','opening_hours:covid19':'09:30-20:30','contact:phone':'01 76 35 01 74','website':'https://www.frichti.co'}</text:p>
          </table:table-cell>
        </table:table-row>
        <table:table-row table:style-name="ro1">
          <table:table-cell office:value-type="string" calcext:value-type="string">
            <text:p><text:a xlink:href="mailto:pharmaciedelafolieregnault@gmail.com" xlink:type="simple">pharmaciedelafolieregnault@gmail.com</text:a>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08:30-20:00</text:p>
          </table:table-cell>
          <table:table-cell office:value-type="string" calcext:value-type="string">
            <text:p>09:00-19:00</text:p>
          </table:table-cell>
          <table:table-cell office:value-type="string" calcext:value-type="string">
            <text:p>0143790529</text:p>
          </table:table-cell>
          <table:table-cell table:number-columns-repeated="2"/>
          <table:table-cell table:formula="of:=&quot;'&quot;&amp;[.A$1]&amp;&quot;':'&quot;&amp;[.A5]&amp;&quot;'&quot;" office:value-type="string" office:string-value="'mail':'pharmaciedelafolieregnault@gmail.com'" calcext:value-type="string">
            <text:p>'mail':'pharmaciedelafolieregnault@gmail.com'</text:p>
          </table:table-cell>
          <table:table-cell table:formula="of:=&quot;'&quot;&amp;[.B$1]&amp;&quot;':'&quot;&amp;[.B5]&amp;&quot;'&quot;" office:value-type="string" office:string-value="'access:covid19':'yes'" calcext:value-type="string">
            <text:p>'access:covid19':'yes'</text:p>
          </table:table-cell>
          <table:table-cell table:formula="of:=&quot;'&quot;&amp;[.C$1]&amp;&quot;':'&quot;&amp;[.C5]&amp;&quot;'&quot;" office:value-type="string" office:string-value="'delivery':'yes'" calcext:value-type="string">
            <text:p>'delivery':'yes'</text:p>
          </table:table-cell>
          <table:table-cell table:formula="of:=&quot;'&quot;&amp;[.D$1]&amp;&quot;':'&quot;&amp;[.D5]&amp;&quot;'&quot;" office:value-type="string" office:string-value="'delivery:covid19':''" calcext:value-type="string">
            <text:p>'delivery:covid19':''</text:p>
          </table:table-cell>
          <table:table-cell table:formula="of:=&quot;'&quot;&amp;[.E$1]&amp;&quot;':'&quot;&amp;[.E5]&amp;&quot;'&quot;" office:value-type="string" office:string-value="'takeaway':'yes'" calcext:value-type="string">
            <text:p>'takeaway':'yes'</text:p>
          </table:table-cell>
          <table:table-cell table:formula="of:=&quot;'&quot;&amp;[.F$1]&amp;&quot;':'&quot;&amp;[.F5]&amp;&quot;'&quot;" office:value-type="string" office:string-value="'opening_hours':'08:30-20:00'" calcext:value-type="string">
            <text:p>'opening_hours':'08:30-20:00'</text:p>
          </table:table-cell>
          <table:table-cell table:formula="of:=&quot;'&quot;&amp;[.G$1]&amp;&quot;':'&quot;&amp;[.G5]&amp;&quot;'&quot;" office:value-type="string" office:string-value="'opening_hours:covid19':'09:00-19:00'" calcext:value-type="string">
            <text:p>'opening_hours:covid19':'09:00-19:00'</text:p>
          </table:table-cell>
          <table:table-cell table:formula="of:=&quot;'&quot;&amp;[.H$1]&amp;&quot;':'&quot;&amp;[.H5]&amp;&quot;'&quot;" office:value-type="string" office:string-value="'contact:phone':'0143790529'" calcext:value-type="string">
            <text:p>'contact:phone':'0143790529'</text:p>
          </table:table-cell>
          <table:table-cell table:formula="of:=&quot;'&quot;&amp;[.I$1]&amp;&quot;':'&quot;&amp;[.I5]&amp;&quot;'&quot;" office:value-type="string" office:string-value="'website':''" calcext:value-type="string">
            <text:p>'website':''</text:p>
          </table:table-cell>
          <table:table-cell table:formula="of:=&quot;{&quot;&amp; [.K5]&amp;&quot;,&quot;&amp;[.L5]&amp;&quot;,&quot;&amp;[.M5]&amp;&quot;,&quot;&amp;[.N5]&amp;&quot;,&quot;&amp;[.O5]&amp;&quot;,&quot;&amp;[.P5]&amp;&quot;,&quot;&amp;[.Q5]&amp;&quot;,&quot;&amp;[.R5]&amp;&quot;,&quot;&amp;[.S5]&amp;&quot;}&quot;" office:value-type="string" office:string-value="{'mail':'pharmaciedelafolieregnault@gmail.com','access:covid19':'yes','delivery':'yes','delivery:covid19':'','takeaway':'yes','opening_hours':'08:30-20:00','opening_hours:covid19':'09:00-19:00','contact:phone':'0143790529','website':''}" calcext:value-type="string">
            <text:p>{'mail':'pharmaciedelafolieregnault@gmail.com','access:covid19':'yes','delivery':'yes','delivery:covid19':'','takeaway':'yes','opening_hours':'08:30-20:00','opening_hours:covid19':'09:00-19:00','contact:phone':'0143790529','website':''}</text:p>
          </table:table-cell>
        </table:table-row>
        <table:table-row table:style-name="ro3">
          <table:table-cell office:value-type="string" calcext:value-type="string">
            <text:p><text:a xlink:href="mailto:parishanoi96@gmail.com" xlink:type="simple">parishanoi96@gmail.com</text:a>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Only</text:p>
          </table:table-cell>
          <table:table-cell office:value-type="string" calcext:value-type="string">
            <text:p>12:00-14:30 19:00-22:30</text:p>
          </table:table-cell>
          <table:table-cell table:number-columns-repeated="2"/>
          <table:table-cell office:value-type="string" calcext:value-type="string">
            <text:p><text:a xlink:href="http://WWW.PARISHANOI.FR/" xlink:type="simple">WWW.PARISHANOI.FR</text:a></text:p>
          </table:table-cell>
          <table:table-cell/>
          <table:table-cell table:formula="of:=&quot;'&quot;&amp;[.A$1]&amp;&quot;':'&quot;&amp;[.A6]&amp;&quot;'&quot;" office:value-type="string" office:string-value="'mail':'parishanoi96@gmail.com'" calcext:value-type="string">
            <text:p>'mail':'parishanoi96@gmail.com'</text:p>
          </table:table-cell>
          <table:table-cell table:formula="of:=&quot;'&quot;&amp;[.B$1]&amp;&quot;':'&quot;&amp;[.B6]&amp;&quot;'&quot;" office:value-type="string" office:string-value="'access:covid19':'no'" calcext:value-type="string">
            <text:p>'access:covid19':'no'</text:p>
          </table:table-cell>
          <table:table-cell table:formula="of:=&quot;'&quot;&amp;[.C$1]&amp;&quot;':'&quot;&amp;[.C6]&amp;&quot;'&quot;" office:value-type="string" office:string-value="'delivery':'no'" calcext:value-type="string">
            <text:p>'delivery':'no'</text:p>
          </table:table-cell>
          <table:table-cell table:formula="of:=&quot;'&quot;&amp;[.D$1]&amp;&quot;':'&quot;&amp;[.D6]&amp;&quot;'&quot;" office:value-type="string" office:string-value="'delivery:covid19':''" calcext:value-type="string">
            <text:p>'delivery:covid19':''</text:p>
          </table:table-cell>
          <table:table-cell table:formula="of:=&quot;'&quot;&amp;[.E$1]&amp;&quot;':'&quot;&amp;[.E6]&amp;&quot;'&quot;" office:value-type="string" office:string-value="'takeaway':'Only'" calcext:value-type="string">
            <text:p>'takeaway':'Only'</text:p>
          </table:table-cell>
          <table:table-cell table:formula="of:=&quot;'&quot;&amp;[.F$1]&amp;&quot;':'&quot;&amp;[.F6]&amp;&quot;'&quot;" office:value-type="string" office:string-value="'opening_hours':'12:00-14:30 19:00-22:30'" calcext:value-type="string">
            <text:p>'opening_hours':'12:00-14:30 19:00-22:30'</text:p>
          </table:table-cell>
          <table:table-cell table:formula="of:=&quot;'&quot;&amp;[.G$1]&amp;&quot;':'&quot;&amp;[.G6]&amp;&quot;'&quot;" office:value-type="string" office:string-value="'opening_hours:covid19':''" calcext:value-type="string">
            <text:p>'opening_hours:covid19':''</text:p>
          </table:table-cell>
          <table:table-cell table:formula="of:=&quot;'&quot;&amp;[.H$1]&amp;&quot;':'&quot;&amp;[.H6]&amp;&quot;'&quot;" office:value-type="string" office:string-value="'contact:phone':''" calcext:value-type="string">
            <text:p>'contact:phone':''</text:p>
          </table:table-cell>
          <table:table-cell table:formula="of:=&quot;'&quot;&amp;[.I$1]&amp;&quot;':'&quot;&amp;[.I6]&amp;&quot;'&quot;" office:value-type="string" office:string-value="'website':'WWW.PARISHANOI.FR'" calcext:value-type="string">
            <text:p>'website':'WWW.PARISHANOI.FR'</text:p>
          </table:table-cell>
          <table:table-cell table:formula="of:=&quot;{&quot;&amp; [.K6]&amp;&quot;,&quot;&amp;[.L6]&amp;&quot;,&quot;&amp;[.M6]&amp;&quot;,&quot;&amp;[.N6]&amp;&quot;,&quot;&amp;[.O6]&amp;&quot;,&quot;&amp;[.P6]&amp;&quot;,&quot;&amp;[.Q6]&amp;&quot;,&quot;&amp;[.R6]&amp;&quot;,&quot;&amp;[.S6]&amp;&quot;}&quot;" office:value-type="string" office:string-value="{'mail':'parishanoi96@gmail.com','access:covid19':'no','delivery':'no','delivery:covid19':'','takeaway':'Only','opening_hours':'12:00-14:30 19:00-22:30','opening_hours:covid19':'','contact:phone':'','website':'WWW.PARISHANOI.FR'}" calcext:value-type="string">
            <text:p>{'mail':'parishanoi96@gmail.com','access:covid19':'no','delivery':'no','delivery:covid19':'','takeaway':'Only','opening_hours':'12:00-14:30 19:00-22:30','opening_hours:covid19':'','contact:phone':'','website':'WWW.PARISHANOI.FR'}</text:p>
          </table:table-cell>
        </table:table-row>
        <table:table-row table:style-name="ro1">
          <table:table-cell office:value-type="string" calcext:value-type="string">
            <text:p><text:a xlink:href="mailto:contact@laverieprivee.com" xlink:type="simple">contact@laverieprivee.com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10:00-21:00</text:p>
          </table:table-cell>
          <table:table-cell/>
          <table:table-cell office:value-type="string" calcext:value-type="string">
            <text:p>06.01.92.29.64</text:p>
          </table:table-cell>
          <table:table-cell office:value-type="string" calcext:value-type="string">
            <text:p><text:a xlink:href="http://laverieprivee.com/" xlink:type="simple">http://laverieprivee.com</text:a></text:p>
          </table:table-cell>
          <table:table-cell/>
          <table:table-cell table:formula="of:=&quot;'&quot;&amp;[.A$1]&amp;&quot;':'&quot;&amp;[.A7]&amp;&quot;'&quot;" office:value-type="string" office:string-value="'mail':'contact@laverieprivee.com'" calcext:value-type="string">
            <text:p>'mail':'contact@laverieprivee.com'</text:p>
          </table:table-cell>
          <table:table-cell table:formula="of:=&quot;'&quot;&amp;[.B$1]&amp;&quot;':'&quot;&amp;[.B7]&amp;&quot;'&quot;" office:value-type="string" office:string-value="'access:covid19':'no'" calcext:value-type="string">
            <text:p>'access:covid19':'no'</text:p>
          </table:table-cell>
          <table:table-cell table:formula="of:=&quot;'&quot;&amp;[.C$1]&amp;&quot;':'&quot;&amp;[.C7]&amp;&quot;'&quot;" office:value-type="string" office:string-value="'delivery':'Only'" calcext:value-type="string">
            <text:p>'delivery':'Only'</text:p>
          </table:table-cell>
          <table:table-cell table:formula="of:=&quot;'&quot;&amp;[.D$1]&amp;&quot;':'&quot;&amp;[.D7]&amp;&quot;'&quot;" office:value-type="string" office:string-value="'delivery:covid19':''" calcext:value-type="string">
            <text:p>'delivery:covid19':''</text:p>
          </table:table-cell>
          <table:table-cell table:formula="of:=&quot;'&quot;&amp;[.E$1]&amp;&quot;':'&quot;&amp;[.E7]&amp;&quot;'&quot;" office:value-type="string" office:string-value="'takeaway':'no'" calcext:value-type="string">
            <text:p>'takeaway':'no'</text:p>
          </table:table-cell>
          <table:table-cell table:formula="of:=&quot;'&quot;&amp;[.F$1]&amp;&quot;':'&quot;&amp;[.F7]&amp;&quot;'&quot;" office:value-type="string" office:string-value="'opening_hours':'10:00-21:00'" calcext:value-type="string">
            <text:p>'opening_hours':'10:00-21:00'</text:p>
          </table:table-cell>
          <table:table-cell table:formula="of:=&quot;'&quot;&amp;[.G$1]&amp;&quot;':'&quot;&amp;[.G7]&amp;&quot;'&quot;" office:value-type="string" office:string-value="'opening_hours:covid19':''" calcext:value-type="string">
            <text:p>'opening_hours:covid19':''</text:p>
          </table:table-cell>
          <table:table-cell table:formula="of:=&quot;'&quot;&amp;[.H$1]&amp;&quot;':'&quot;&amp;[.H7]&amp;&quot;'&quot;" office:value-type="string" office:string-value="'contact:phone':'06.01.92.29.64'" calcext:value-type="string">
            <text:p>'contact:phone':'06.01.92.29.64'</text:p>
          </table:table-cell>
          <table:table-cell table:formula="of:=&quot;'&quot;&amp;[.I$1]&amp;&quot;':'&quot;&amp;[.I7]&amp;&quot;'&quot;" office:value-type="string" office:string-value="'website':'http://laverieprivee.com'" calcext:value-type="string">
            <text:p>'website':'http://laverieprivee.com'</text:p>
          </table:table-cell>
          <table:table-cell table:formula="of:=&quot;{&quot;&amp; [.K7]&amp;&quot;,&quot;&amp;[.L7]&amp;&quot;,&quot;&amp;[.M7]&amp;&quot;,&quot;&amp;[.N7]&amp;&quot;,&quot;&amp;[.O7]&amp;&quot;,&quot;&amp;[.P7]&amp;&quot;,&quot;&amp;[.Q7]&amp;&quot;,&quot;&amp;[.R7]&amp;&quot;,&quot;&amp;[.S7]&amp;&quot;}&quot;" office:value-type="string" office:string-value="{'mail':'contact@laverieprivee.com','access:covid19':'no','delivery':'Only','delivery:covid19':'','takeaway':'no','opening_hours':'10:00-21:00','opening_hours:covid19':'','contact:phone':'06.01.92.29.64','website':'http://laverieprivee.com'}" calcext:value-type="string">
            <text:p>{'mail':'contact@laverieprivee.com','access:covid19':'no','delivery':'Only','delivery:covid19':'','takeaway':'no','opening_hours':'10:00-21:00','opening_hours:covid19':'','contact:phone':'06.01.92.29.64','website':'http://laverieprivee.com'}</text:p>
          </table:table-cell>
        </table:table-row>
        <table:table-row table:style-name="ro2">
          <table:table-cell office:value-type="string" calcext:value-type="string">
            <text:p><text:a xlink:href="mailto:pharmaciedutertre08@gmail.com" xlink:type="simple">pharmaciedutertre08@gmail.com</text:a>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ppoint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-Fr 8:00-19:30 ; Sa 10:00-19:00</text:p>
          </table:table-cell>
          <table:table-cell office:value-type="string" calcext:value-type="string">
            <text:p>Mo-Fr 9:30-18:00 ; Sa 10:00-14:00</text:p>
          </table:table-cell>
          <table:table-cell office:value-type="string" calcext:value-type="string">
            <text:p>0142653593</text:p>
          </table:table-cell>
          <table:table-cell office:value-type="string" calcext:value-type="string">
            <text:p>instagram:pharmaciedelarcadeparis8 facebook: pharmaciearcadeparis</text:p>
          </table:table-cell>
          <table:table-cell/>
          <table:table-cell table:formula="of:=&quot;'&quot;&amp;[.A$1]&amp;&quot;':'&quot;&amp;[.A8]&amp;&quot;'&quot;" office:value-type="string" office:string-value="'mail':'pharmaciedutertre08@gmail.com'" calcext:value-type="string">
            <text:p>'mail':'pharmaciedutertre08@gmail.com'</text:p>
          </table:table-cell>
          <table:table-cell table:formula="of:=&quot;'&quot;&amp;[.B$1]&amp;&quot;':'&quot;&amp;[.B8]&amp;&quot;'&quot;" office:value-type="string" office:string-value="'access:covid19':'yes'" calcext:value-type="string">
            <text:p>'access:covid19':'yes'</text:p>
          </table:table-cell>
          <table:table-cell table:formula="of:=&quot;'&quot;&amp;[.C$1]&amp;&quot;':'&quot;&amp;[.C8]&amp;&quot;'&quot;" office:value-type="string" office:string-value="'delivery':'yes'" calcext:value-type="string">
            <text:p>'delivery':'yes'</text:p>
          </table:table-cell>
          <table:table-cell table:formula="of:=&quot;'&quot;&amp;[.D$1]&amp;&quot;':'&quot;&amp;[.D8]&amp;&quot;'&quot;" office:value-type="string" office:string-value="'delivery:covid19':'appointment'" calcext:value-type="string">
            <text:p>'delivery:covid19':'appointment'</text:p>
          </table:table-cell>
          <table:table-cell table:formula="of:=&quot;'&quot;&amp;[.E$1]&amp;&quot;':'&quot;&amp;[.E8]&amp;&quot;'&quot;" office:value-type="string" office:string-value="'takeaway':'yes'" calcext:value-type="string">
            <text:p>'takeaway':'yes'</text:p>
          </table:table-cell>
          <table:table-cell table:formula="of:=&quot;'&quot;&amp;[.F$1]&amp;&quot;':'&quot;&amp;[.F8]&amp;&quot;'&quot;" office:value-type="string" office:string-value="'opening_hours':'Mo-Fr 8:00-19:30 ; Sa 10:00-19:00'" calcext:value-type="string">
            <text:p>'opening_hours':'Mo-Fr 8:00-19:30 ; Sa 10:00-19:00'</text:p>
          </table:table-cell>
          <table:table-cell table:formula="of:=&quot;'&quot;&amp;[.G$1]&amp;&quot;':'&quot;&amp;[.G8]&amp;&quot;'&quot;" office:value-type="string" office:string-value="'opening_hours:covid19':'Mo-Fr 9:30-18:00 ; Sa 10:00-14:00'" calcext:value-type="string">
            <text:p>'opening_hours:covid19':'Mo-Fr 9:30-18:00 ; Sa 10:00-14:00'</text:p>
          </table:table-cell>
          <table:table-cell table:formula="of:=&quot;'&quot;&amp;[.H$1]&amp;&quot;':'&quot;&amp;[.H8]&amp;&quot;'&quot;" office:value-type="string" office:string-value="'contact:phone':'0142653593'" calcext:value-type="string">
            <text:p>'contact:phone':'0142653593'</text:p>
          </table:table-cell>
          <table:table-cell table:formula="of:=&quot;'&quot;&amp;[.I$1]&amp;&quot;':'&quot;&amp;[.I8]&amp;&quot;'&quot;" office:value-type="string" office:string-value="'website':'instagram:pharmaciedelarcadeparis8 facebook: pharmaciearcadeparis'" calcext:value-type="string">
            <text:p>'website':'instagram:pharmaciedelarcadeparis8 facebook: pharmaciearcadeparis'</text:p>
          </table:table-cell>
          <table:table-cell table:formula="of:=&quot;{&quot;&amp; [.K8]&amp;&quot;,&quot;&amp;[.L8]&amp;&quot;,&quot;&amp;[.M8]&amp;&quot;,&quot;&amp;[.N8]&amp;&quot;,&quot;&amp;[.O8]&amp;&quot;,&quot;&amp;[.P8]&amp;&quot;,&quot;&amp;[.Q8]&amp;&quot;,&quot;&amp;[.R8]&amp;&quot;,&quot;&amp;[.S8]&amp;&quot;}&quot;" office:value-type="string" office:string-value="{'mail':'pharmaciedutertre08@gmail.com','access:covid19':'yes','delivery':'yes','delivery:covid19':'appointment','takeaway':'yes','opening_hours':'Mo-Fr 8:00-19:30 ; Sa 10:00-19:00','opening_hours:covid19':'Mo-Fr 9:30-18:00 ; Sa 10:00-14:00','contact:phone':'0142653593','website':'instagram:pharmaciedelarcadeparis8 facebook: pharmaciearcadeparis'}" calcext:value-type="string">
            <text:p>{'mail':'pharmaciedutertre08@gmail.com','access:covid19':'yes','delivery':'yes','delivery:covid19':'appointment','takeaway':'yes','opening_hours':'Mo-Fr 8:00-19:30 ; Sa 10:00-19:00','opening_hours:covid19':'Mo-Fr 9:30-18:00 ; Sa 10:00-14:00','contact:phone':'0142653593','website':'instagram:pharmaciedelarcadeparis8 facebook: pharmaciearcadeparis'}</text:p>
          </table:table-cell>
        </table:table-row>
        <table:table-row table:style-name="ro5">
          <table:table-cell office:value-type="string" calcext:value-type="string">
            <text:p><text:a xlink:href="mailto:alabierecommealabiere@gmail.com" xlink:type="simple">alabierecommealabiere@gmail.com</text:a>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We-Fr 15:00 22:00;Sa 11:00-22:00;Su-Mo 16:00-20:00</text:p>
          </table:table-cell>
          <table:table-cell/>
          <table:table-cell office:value-type="string" calcext:value-type="string">
            <text:p>07 68 86 50 10</text:p>
          </table:table-cell>
          <table:table-cell office:value-type="string" calcext:value-type="string">
            <text:p><text:a xlink:href="https://www.alabierecommealabiere.com/" xlink:type="simple">https://www.alabierecommealabiere.com/</text:a></text:p>
          </table:table-cell>
          <table:table-cell/>
          <table:table-cell table:formula="of:=&quot;'&quot;&amp;[.A$1]&amp;&quot;':'&quot;&amp;[.A9]&amp;&quot;'&quot;" office:value-type="string" office:string-value="'mail':'alabierecommealabiere@gmail.com'" calcext:value-type="string">
            <text:p>'mail':'alabierecommealabiere@gmail.com'</text:p>
          </table:table-cell>
          <table:table-cell table:formula="of:=&quot;'&quot;&amp;[.B$1]&amp;&quot;':'&quot;&amp;[.B9]&amp;&quot;'&quot;" office:value-type="string" office:string-value="'access:covid19':'yes'" calcext:value-type="string">
            <text:p>'access:covid19':'yes'</text:p>
          </table:table-cell>
          <table:table-cell table:formula="of:=&quot;'&quot;&amp;[.C$1]&amp;&quot;':'&quot;&amp;[.C9]&amp;&quot;'&quot;" office:value-type="string" office:string-value="'delivery':'yes'" calcext:value-type="string">
            <text:p>'delivery':'yes'</text:p>
          </table:table-cell>
          <table:table-cell table:formula="of:=&quot;'&quot;&amp;[.D$1]&amp;&quot;':'&quot;&amp;[.D9]&amp;&quot;'&quot;" office:value-type="string" office:string-value="'delivery:covid19':''" calcext:value-type="string">
            <text:p>'delivery:covid19':''</text:p>
          </table:table-cell>
          <table:table-cell table:formula="of:=&quot;'&quot;&amp;[.E$1]&amp;&quot;':'&quot;&amp;[.E9]&amp;&quot;'&quot;" office:value-type="string" office:string-value="'takeaway':'yes'" calcext:value-type="string">
            <text:p>'takeaway':'yes'</text:p>
          </table:table-cell>
          <table:table-cell table:formula="of:=&quot;'&quot;&amp;[.F$1]&amp;&quot;':'&quot;&amp;[.F9]&amp;&quot;'&quot;" office:value-type="string" office:string-value="'opening_hours':'We-Fr 15:00 22:00;Sa 11:00-22:00;Su-Mo 16:00-20:00'" calcext:value-type="string">
            <text:p>'opening_hours':'We-Fr 15:00 22:00;Sa 11:00-22:00;Su-Mo 16:00-20:00'</text:p>
          </table:table-cell>
          <table:table-cell table:formula="of:=&quot;'&quot;&amp;[.G$1]&amp;&quot;':'&quot;&amp;[.G9]&amp;&quot;'&quot;" office:value-type="string" office:string-value="'opening_hours:covid19':''" calcext:value-type="string">
            <text:p>'opening_hours:covid19':''</text:p>
          </table:table-cell>
          <table:table-cell table:formula="of:=&quot;'&quot;&amp;[.H$1]&amp;&quot;':'&quot;&amp;[.H9]&amp;&quot;'&quot;" office:value-type="string" office:string-value="'contact:phone':'07 68 86 50 10'" calcext:value-type="string">
            <text:p>'contact:phone':'07 68 86 50 10'</text:p>
          </table:table-cell>
          <table:table-cell table:formula="of:=&quot;'&quot;&amp;[.I$1]&amp;&quot;':'&quot;&amp;[.I9]&amp;&quot;'&quot;" office:value-type="string" office:string-value="'website':'https://www.alabierecommealabiere.com/'" calcext:value-type="string">
            <text:p>'website':'https://www.alabierecommealabiere.com/'</text:p>
          </table:table-cell>
          <table:table-cell table:formula="of:=&quot;{&quot;&amp; [.K9]&amp;&quot;,&quot;&amp;[.L9]&amp;&quot;,&quot;&amp;[.M9]&amp;&quot;,&quot;&amp;[.N9]&amp;&quot;,&quot;&amp;[.O9]&amp;&quot;,&quot;&amp;[.P9]&amp;&quot;,&quot;&amp;[.Q9]&amp;&quot;,&quot;&amp;[.R9]&amp;&quot;,&quot;&amp;[.S9]&amp;&quot;}&quot;" office:value-type="string" office:string-value="{'mail':'alabierecommealabiere@gmail.com','access:covid19':'yes','delivery':'yes','delivery:covid19':'','takeaway':'yes','opening_hours':'We-Fr 15:00 22:00;Sa 11:00-22:00;Su-Mo 16:00-20:00','opening_hours:covid19':'','contact:phone':'07 68 86 50 10','website':'https://www.alabierecommealabiere.com/'}" calcext:value-type="string">
            <text:p>{'mail':'alabierecommealabiere@gmail.com','access:covid19':'yes','delivery':'yes','delivery:covid19':'','takeaway':'yes','opening_hours':'We-Fr 15:00 22:00;Sa 11:00-22:00;Su-Mo 16:00-20:00','opening_hours:covid19':'','contact:phone':'07 68 86 50 10','website':'https://www.alabierecommealabiere.com/'}</text:p>
          </table:table-cell>
        </table:table-row>
        <table:table-row table:style-name="ro3">
          <table:table-cell office:value-type="string" calcext:value-type="string">
            <text:p><text:a xlink:href="mailto:myriam@lesethiquetes.fr" xlink:type="simple">myriam@lesethiquetes.fr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Mo-Fr 9:30-19:00</text:p>
          </table:table-cell>
          <table:table-cell/>
          <table:table-cell office:value-type="string" calcext:value-type="string">
            <text:p>06.43.19.75.37</text:p>
          </table:table-cell>
          <table:table-cell office:value-type="string" calcext:value-type="string">
            <text:p><text:a xlink:href="http://www.lesethiquetes.fr/" xlink:type="simple">www.lesethiquetes.fr</text:a></text:p>
          </table:table-cell>
          <table:table-cell/>
          <table:table-cell table:formula="of:=&quot;'&quot;&amp;[.A$1]&amp;&quot;':'&quot;&amp;[.A10]&amp;&quot;'&quot;" office:value-type="string" office:string-value="'mail':'myriam@lesethiquetes.fr'" calcext:value-type="string">
            <text:p>'mail':'myriam@lesethiquetes.fr'</text:p>
          </table:table-cell>
          <table:table-cell table:formula="of:=&quot;'&quot;&amp;[.B$1]&amp;&quot;':'&quot;&amp;[.B10]&amp;&quot;'&quot;" office:value-type="string" office:string-value="'access:covid19':'no'" calcext:value-type="string">
            <text:p>'access:covid19':'no'</text:p>
          </table:table-cell>
          <table:table-cell table:formula="of:=&quot;'&quot;&amp;[.C$1]&amp;&quot;':'&quot;&amp;[.C10]&amp;&quot;'&quot;" office:value-type="string" office:string-value="'delivery':'yes'" calcext:value-type="string">
            <text:p>'delivery':'yes'</text:p>
          </table:table-cell>
          <table:table-cell table:formula="of:=&quot;'&quot;&amp;[.D$1]&amp;&quot;':'&quot;&amp;[.D10]&amp;&quot;'&quot;" office:value-type="string" office:string-value="'delivery:covid19':''" calcext:value-type="string">
            <text:p>'delivery:covid19':''</text:p>
          </table:table-cell>
          <table:table-cell table:formula="of:=&quot;'&quot;&amp;[.E$1]&amp;&quot;':'&quot;&amp;[.E10]&amp;&quot;'&quot;" office:value-type="string" office:string-value="'takeaway':'yes'" calcext:value-type="string">
            <text:p>'takeaway':'yes'</text:p>
          </table:table-cell>
          <table:table-cell table:formula="of:=&quot;'&quot;&amp;[.F$1]&amp;&quot;':'&quot;&amp;[.F10]&amp;&quot;'&quot;" office:value-type="string" office:string-value="'opening_hours':'Mo-Fr 9:30-19:00'" calcext:value-type="string">
            <text:p>'opening_hours':'Mo-Fr 9:30-19:00'</text:p>
          </table:table-cell>
          <table:table-cell table:formula="of:=&quot;'&quot;&amp;[.G$1]&amp;&quot;':'&quot;&amp;[.G10]&amp;&quot;'&quot;" office:value-type="string" office:string-value="'opening_hours:covid19':''" calcext:value-type="string">
            <text:p>'opening_hours:covid19':''</text:p>
          </table:table-cell>
          <table:table-cell table:formula="of:=&quot;'&quot;&amp;[.H$1]&amp;&quot;':'&quot;&amp;[.H10]&amp;&quot;'&quot;" office:value-type="string" office:string-value="'contact:phone':'06.43.19.75.37'" calcext:value-type="string">
            <text:p>'contact:phone':'06.43.19.75.37'</text:p>
          </table:table-cell>
          <table:table-cell table:formula="of:=&quot;'&quot;&amp;[.I$1]&amp;&quot;':'&quot;&amp;[.I10]&amp;&quot;'&quot;" office:value-type="string" office:string-value="'website':'www.lesethiquetes.fr'" calcext:value-type="string">
            <text:p>'website':'www.lesethiquetes.fr'</text:p>
          </table:table-cell>
          <table:table-cell table:formula="of:=&quot;{&quot;&amp; [.K10]&amp;&quot;,&quot;&amp;[.L10]&amp;&quot;,&quot;&amp;[.M10]&amp;&quot;,&quot;&amp;[.N10]&amp;&quot;,&quot;&amp;[.O10]&amp;&quot;,&quot;&amp;[.P10]&amp;&quot;,&quot;&amp;[.Q10]&amp;&quot;,&quot;&amp;[.R10]&amp;&quot;,&quot;&amp;[.S10]&amp;&quot;}&quot;" office:value-type="string" office:string-value="{'mail':'myriam@lesethiquetes.fr','access:covid19':'no','delivery':'yes','delivery:covid19':'','takeaway':'yes','opening_hours':'Mo-Fr 9:30-19:00','opening_hours:covid19':'','contact:phone':'06.43.19.75.37','website':'www.lesethiquetes.fr'}" calcext:value-type="string">
            <text:p>{'mail':'myriam@lesethiquetes.fr','access:covid19':'no','delivery':'yes','delivery:covid19':'','takeaway':'yes','opening_hours':'Mo-Fr 9:30-19:00','opening_hours:covid19':'','contact:phone':'06.43.19.75.37','website':'www.lesethiquetes.fr'}</text:p>
          </table:table-cell>
        </table:table-row>
        <table:table-row table:style-name="ro2">
          <table:table-cell office:value-type="string" calcext:value-type="string">
            <text:p><text:a xlink:href="mailto:communication@kelbongoo.com" xlink:type="simple">communication@kelbongoo.com</text:a>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Sa 9:00-16:00;We 13:15-20:15</text:p>
          </table:table-cell>
          <table:table-cell office:value-type="string" calcext:value-type="string">
            <text:p>9:00-17:00</text:p>
          </table:table-cell>
          <table:table-cell/>
          <table:table-cell office:value-type="string" calcext:value-type="string">
            <text:p><text:a xlink:href="https://www.kelbongoo.com/" xlink:type="simple">https://www.kelbongoo.com</text:a></text:p>
          </table:table-cell>
          <table:table-cell/>
          <table:table-cell table:formula="of:=&quot;'&quot;&amp;[.A$1]&amp;&quot;':'&quot;&amp;[.A11]&amp;&quot;'&quot;" office:value-type="string" office:string-value="'mail':'communication@kelbongoo.com'" calcext:value-type="string">
            <text:p>'mail':'communication@kelbongoo.com'</text:p>
          </table:table-cell>
          <table:table-cell table:formula="of:=&quot;'&quot;&amp;[.B$1]&amp;&quot;':'&quot;&amp;[.B11]&amp;&quot;'&quot;" office:value-type="string" office:string-value="'access:covid19':'yes'" calcext:value-type="string">
            <text:p>'access:covid19':'yes'</text:p>
          </table:table-cell>
          <table:table-cell table:formula="of:=&quot;'&quot;&amp;[.C$1]&amp;&quot;':'&quot;&amp;[.C11]&amp;&quot;'&quot;" office:value-type="string" office:string-value="'delivery':'yes'" calcext:value-type="string">
            <text:p>'delivery':'yes'</text:p>
          </table:table-cell>
          <table:table-cell table:formula="of:=&quot;'&quot;&amp;[.D$1]&amp;&quot;':'&quot;&amp;[.D11]&amp;&quot;'&quot;" office:value-type="string" office:string-value="'delivery:covid19':''" calcext:value-type="string">
            <text:p>'delivery:covid19':''</text:p>
          </table:table-cell>
          <table:table-cell table:formula="of:=&quot;'&quot;&amp;[.E$1]&amp;&quot;':'&quot;&amp;[.E11]&amp;&quot;'&quot;" office:value-type="string" office:string-value="'takeaway':'yes'" calcext:value-type="string">
            <text:p>'takeaway':'yes'</text:p>
          </table:table-cell>
          <table:table-cell table:formula="of:=&quot;'&quot;&amp;[.F$1]&amp;&quot;':'&quot;&amp;[.F11]&amp;&quot;'&quot;" office:value-type="string" office:string-value="'opening_hours':'Sa 9:00-16:00;We 13:15-20:15'" calcext:value-type="string">
            <text:p>'opening_hours':'Sa 9:00-16:00;We 13:15-20:15'</text:p>
          </table:table-cell>
          <table:table-cell table:formula="of:=&quot;'&quot;&amp;[.G$1]&amp;&quot;':'&quot;&amp;[.G11]&amp;&quot;'&quot;" office:value-type="string" office:string-value="'opening_hours:covid19':'9:00-17:00'" calcext:value-type="string">
            <text:p>'opening_hours:covid19':'9:00-17:00'</text:p>
          </table:table-cell>
          <table:table-cell table:formula="of:=&quot;'&quot;&amp;[.H$1]&amp;&quot;':'&quot;&amp;[.H11]&amp;&quot;'&quot;" office:value-type="string" office:string-value="'contact:phone':''" calcext:value-type="string">
            <text:p>'contact:phone':''</text:p>
          </table:table-cell>
          <table:table-cell table:formula="of:=&quot;'&quot;&amp;[.I$1]&amp;&quot;':'&quot;&amp;[.I11]&amp;&quot;'&quot;" office:value-type="string" office:string-value="'website':'https://www.kelbongoo.com'" calcext:value-type="string">
            <text:p>'website':'https://www.kelbongoo.com'</text:p>
          </table:table-cell>
          <table:table-cell table:formula="of:=&quot;{&quot;&amp; [.K11]&amp;&quot;,&quot;&amp;[.L11]&amp;&quot;,&quot;&amp;[.M11]&amp;&quot;,&quot;&amp;[.N11]&amp;&quot;,&quot;&amp;[.O11]&amp;&quot;,&quot;&amp;[.P11]&amp;&quot;,&quot;&amp;[.Q11]&amp;&quot;,&quot;&amp;[.R11]&amp;&quot;,&quot;&amp;[.S11]&amp;&quot;}&quot;" office:value-type="string" office:string-value="{'mail':'communication@kelbongoo.com','access:covid19':'yes','delivery':'yes','delivery:covid19':'','takeaway':'yes','opening_hours':'Sa 9:00-16:00;We 13:15-20:15','opening_hours:covid19':'9:00-17:00','contact:phone':'','website':'https://www.kelbongoo.com'}" calcext:value-type="string">
            <text:p>{'mail':'communication@kelbongoo.com','access:covid19':'yes','delivery':'yes','delivery:covid19':'','takeaway':'yes','opening_hours':'Sa 9:00-16:00;We 13:15-20:15','opening_hours:covid19':'9:00-17:00','contact:phone':'','website':'https://www.kelbongoo.com'}</text:p>
          </table:table-cell>
        </table:table-row>
        <table:table-row table:style-name="ro2">
          <table:table-cell office:value-type="string" calcext:value-type="string">
            <text:p><text:a xlink:href="mailto:pharmacie@fouche.fr" xlink:type="simple">pharmacie@fouche.fr</text:a>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9:30-13:00,14:30-19:30</text:p>
          </table:table-cell>
          <table:table-cell office:value-type="string" calcext:value-type="string">
            <text:p>9:30-13:00,14:30-18:00</text:p>
          </table:table-cell>
          <table:table-cell office:value-type="string" calcext:value-type="string">
            <text:p>0142088792</text:p>
          </table:table-cell>
          <table:table-cell table:number-columns-repeated="2"/>
          <table:table-cell table:formula="of:=&quot;'&quot;&amp;[.A$1]&amp;&quot;':'&quot;&amp;[.A12]&amp;&quot;'&quot;" office:value-type="string" office:string-value="'mail':'pharmacie@fouche.fr'" calcext:value-type="string">
            <text:p>'mail':'pharmacie@fouche.fr'</text:p>
          </table:table-cell>
          <table:table-cell table:formula="of:=&quot;'&quot;&amp;[.B$1]&amp;&quot;':'&quot;&amp;[.B12]&amp;&quot;'&quot;" office:value-type="string" office:string-value="'access:covid19':'yes'" calcext:value-type="string">
            <text:p>'access:covid19':'yes'</text:p>
          </table:table-cell>
          <table:table-cell table:formula="of:=&quot;'&quot;&amp;[.C$1]&amp;&quot;':'&quot;&amp;[.C12]&amp;&quot;'&quot;" office:value-type="string" office:string-value="'delivery':'yes'" calcext:value-type="string">
            <text:p>'delivery':'yes'</text:p>
          </table:table-cell>
          <table:table-cell table:formula="of:=&quot;'&quot;&amp;[.D$1]&amp;&quot;':'&quot;&amp;[.D12]&amp;&quot;'&quot;" office:value-type="string" office:string-value="'delivery:covid19':''" calcext:value-type="string">
            <text:p>'delivery:covid19':''</text:p>
          </table:table-cell>
          <table:table-cell table:formula="of:=&quot;'&quot;&amp;[.E$1]&amp;&quot;':'&quot;&amp;[.E12]&amp;&quot;'&quot;" office:value-type="string" office:string-value="'takeaway':'yes'" calcext:value-type="string">
            <text:p>'takeaway':'yes'</text:p>
          </table:table-cell>
          <table:table-cell table:formula="of:=&quot;'&quot;&amp;[.F$1]&amp;&quot;':'&quot;&amp;[.F12]&amp;&quot;'&quot;" office:value-type="string" office:string-value="'opening_hours':'9:30-13:00,14:30-19:30'" calcext:value-type="string">
            <text:p>'opening_hours':'9:30-13:00,14:30-19:30'</text:p>
          </table:table-cell>
          <table:table-cell table:formula="of:=&quot;'&quot;&amp;[.G$1]&amp;&quot;':'&quot;&amp;[.G12]&amp;&quot;'&quot;" office:value-type="string" office:string-value="'opening_hours:covid19':'9:30-13:00,14:30-18:00'" calcext:value-type="string">
            <text:p>'opening_hours:covid19':'9:30-13:00,14:30-18:00'</text:p>
          </table:table-cell>
          <table:table-cell table:formula="of:=&quot;'&quot;&amp;[.H$1]&amp;&quot;':'&quot;&amp;[.H12]&amp;&quot;'&quot;" office:value-type="string" office:string-value="'contact:phone':'0142088792'" calcext:value-type="string">
            <text:p>'contact:phone':'0142088792'</text:p>
          </table:table-cell>
          <table:table-cell table:formula="of:=&quot;'&quot;&amp;[.I$1]&amp;&quot;':'&quot;&amp;[.I12]&amp;&quot;'&quot;" office:value-type="string" office:string-value="'website':''" calcext:value-type="string">
            <text:p>'website':''</text:p>
          </table:table-cell>
          <table:table-cell table:formula="of:=&quot;{&quot;&amp; [.K12]&amp;&quot;,&quot;&amp;[.L12]&amp;&quot;,&quot;&amp;[.M12]&amp;&quot;,&quot;&amp;[.N12]&amp;&quot;,&quot;&amp;[.O12]&amp;&quot;,&quot;&amp;[.P12]&amp;&quot;,&quot;&amp;[.Q12]&amp;&quot;,&quot;&amp;[.R12]&amp;&quot;,&quot;&amp;[.S12]&amp;&quot;}&quot;" office:value-type="string" office:string-value="{'mail':'pharmacie@fouche.fr','access:covid19':'yes','delivery':'yes','delivery:covid19':'','takeaway':'yes','opening_hours':'9:30-13:00,14:30-19:30','opening_hours:covid19':'9:30-13:00,14:30-18:00','contact:phone':'0142088792','website':''}" calcext:value-type="string">
            <text:p>{'mail':'pharmacie@fouche.fr','access:covid19':'yes','delivery':'yes','delivery:covid19':'','takeaway':'yes','opening_hours':'9:30-13:00,14:30-19:30','opening_hours:covid19':'9:30-13:00,14:30-18:00','contact:phone':'0142088792','website':''}</text:p>
          </table:table-cell>
        </table:table-row>
        <table:table-row table:style-name="ro2">
          <table:table-cell office:value-type="string" calcext:value-type="string">
            <text:p><text:a xlink:href="mailto:bourasaymen1@gmail.com" xlink:type="simple">bourasaymen1@gmail.com</text:a>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8:30-13:30,15:30-21:00</text:p>
          </table:table-cell>
          <table:table-cell/>
          <table:table-cell office:value-type="string" calcext:value-type="string">
            <text:p>0145415724 ; 0625892306</text:p>
          </table:table-cell>
          <table:table-cell table:number-columns-repeated="2"/>
          <table:table-cell table:formula="of:=&quot;'&quot;&amp;[.A$1]&amp;&quot;':'&quot;&amp;[.A13]&amp;&quot;'&quot;" office:value-type="string" office:string-value="'mail':'bourasaymen1@gmail.com'" calcext:value-type="string">
            <text:p>'mail':'bourasaymen1@gmail.com'</text:p>
          </table:table-cell>
          <table:table-cell table:formula="of:=&quot;'&quot;&amp;[.B$1]&amp;&quot;':'&quot;&amp;[.B13]&amp;&quot;'&quot;" office:value-type="string" office:string-value="'access:covid19':'yes'" calcext:value-type="string">
            <text:p>'access:covid19':'yes'</text:p>
          </table:table-cell>
          <table:table-cell table:formula="of:=&quot;'&quot;&amp;[.C$1]&amp;&quot;':'&quot;&amp;[.C13]&amp;&quot;'&quot;" office:value-type="string" office:string-value="'delivery':'yes'" calcext:value-type="string">
            <text:p>'delivery':'yes'</text:p>
          </table:table-cell>
          <table:table-cell table:formula="of:=&quot;'&quot;&amp;[.D$1]&amp;&quot;':'&quot;&amp;[.D13]&amp;&quot;'&quot;" office:value-type="string" office:string-value="'delivery:covid19':''" calcext:value-type="string">
            <text:p>'delivery:covid19':''</text:p>
          </table:table-cell>
          <table:table-cell table:formula="of:=&quot;'&quot;&amp;[.E$1]&amp;&quot;':'&quot;&amp;[.E13]&amp;&quot;'&quot;" office:value-type="string" office:string-value="'takeaway':'yes'" calcext:value-type="string">
            <text:p>'takeaway':'yes'</text:p>
          </table:table-cell>
          <table:table-cell table:formula="of:=&quot;'&quot;&amp;[.F$1]&amp;&quot;':'&quot;&amp;[.F13]&amp;&quot;'&quot;" office:value-type="string" office:string-value="'opening_hours':'8:30-13:30,15:30-21:00'" calcext:value-type="string">
            <text:p>'opening_hours':'8:30-13:30,15:30-21:00'</text:p>
          </table:table-cell>
          <table:table-cell table:formula="of:=&quot;'&quot;&amp;[.G$1]&amp;&quot;':'&quot;&amp;[.G13]&amp;&quot;'&quot;" office:value-type="string" office:string-value="'opening_hours:covid19':''" calcext:value-type="string">
            <text:p>'opening_hours:covid19':''</text:p>
          </table:table-cell>
          <table:table-cell table:formula="of:=&quot;'&quot;&amp;[.H$1]&amp;&quot;':'&quot;&amp;[.H13]&amp;&quot;'&quot;" office:value-type="string" office:string-value="'contact:phone':'0145415724 ; 0625892306'" calcext:value-type="string">
            <text:p>'contact:phone':'0145415724 ; 0625892306'</text:p>
          </table:table-cell>
          <table:table-cell table:formula="of:=&quot;'&quot;&amp;[.I$1]&amp;&quot;':'&quot;&amp;[.I13]&amp;&quot;'&quot;" office:value-type="string" office:string-value="'website':''" calcext:value-type="string">
            <text:p>'website':''</text:p>
          </table:table-cell>
          <table:table-cell table:formula="of:=&quot;{&quot;&amp; [.K13]&amp;&quot;,&quot;&amp;[.L13]&amp;&quot;,&quot;&amp;[.M13]&amp;&quot;,&quot;&amp;[.N13]&amp;&quot;,&quot;&amp;[.O13]&amp;&quot;,&quot;&amp;[.P13]&amp;&quot;,&quot;&amp;[.Q13]&amp;&quot;,&quot;&amp;[.R13]&amp;&quot;,&quot;&amp;[.S13]&amp;&quot;}&quot;" office:value-type="string" office:string-value="{'mail':'bourasaymen1@gmail.com','access:covid19':'yes','delivery':'yes','delivery:covid19':'','takeaway':'yes','opening_hours':'8:30-13:30,15:30-21:00','opening_hours:covid19':'','contact:phone':'0145415724 ; 0625892306','website':''}" calcext:value-type="string">
            <text:p>{'mail':'bourasaymen1@gmail.com','access:covid19':'yes','delivery':'yes','delivery:covid19':'','takeaway':'yes','opening_hours':'8:30-13:30,15:30-21:00','opening_hours:covid19':'','contact:phone':'0145415724 ; 0625892306','website':''}</text:p>
          </table:table-cell>
        </table:table-row>
        <table:table-row table:style-name="ro1">
          <table:table-cell office:value-type="string" calcext:value-type="string">
            <text:p><text:a xlink:href="mailto:skairek2330@yahoo.fr" xlink:type="simple">skairek2330@yahoo.fr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09:00-14:00</text:p>
          </table:table-cell>
          <table:table-cell office:value-type="string" calcext:value-type="string">
            <text:p>09:00-19:00</text:p>
          </table:table-cell>
          <table:table-cell office:value-type="string" calcext:value-type="string">
            <text:p>0606746409</text:p>
          </table:table-cell>
          <table:table-cell table:number-columns-repeated="2"/>
          <table:table-cell table:formula="of:=&quot;'&quot;&amp;[.A$1]&amp;&quot;':'&quot;&amp;[.A14]&amp;&quot;'&quot;" office:value-type="string" office:string-value="'mail':'skairek2330@yahoo.fr'" calcext:value-type="string">
            <text:p>'mail':'skairek2330@yahoo.fr'</text:p>
          </table:table-cell>
          <table:table-cell table:formula="of:=&quot;'&quot;&amp;[.B$1]&amp;&quot;':'&quot;&amp;[.B14]&amp;&quot;'&quot;" office:value-type="string" office:string-value="'access:covid19':'no'" calcext:value-type="string">
            <text:p>'access:covid19':'no'</text:p>
          </table:table-cell>
          <table:table-cell table:formula="of:=&quot;'&quot;&amp;[.C$1]&amp;&quot;':'&quot;&amp;[.C14]&amp;&quot;'&quot;" office:value-type="string" office:string-value="'delivery':'yes'" calcext:value-type="string">
            <text:p>'delivery':'yes'</text:p>
          </table:table-cell>
          <table:table-cell table:formula="of:=&quot;'&quot;&amp;[.D$1]&amp;&quot;':'&quot;&amp;[.D14]&amp;&quot;'&quot;" office:value-type="string" office:string-value="'delivery:covid19':''" calcext:value-type="string">
            <text:p>'delivery:covid19':''</text:p>
          </table:table-cell>
          <table:table-cell table:formula="of:=&quot;'&quot;&amp;[.E$1]&amp;&quot;':'&quot;&amp;[.E14]&amp;&quot;'&quot;" office:value-type="string" office:string-value="'takeaway':''" calcext:value-type="string">
            <text:p>'takeaway':''</text:p>
          </table:table-cell>
          <table:table-cell table:formula="of:=&quot;'&quot;&amp;[.F$1]&amp;&quot;':'&quot;&amp;[.F14]&amp;&quot;'&quot;" office:value-type="string" office:string-value="'opening_hours':'09:00-14:00'" calcext:value-type="string">
            <text:p>'opening_hours':'09:00-14:00'</text:p>
          </table:table-cell>
          <table:table-cell table:formula="of:=&quot;'&quot;&amp;[.G$1]&amp;&quot;':'&quot;&amp;[.G14]&amp;&quot;'&quot;" office:value-type="string" office:string-value="'opening_hours:covid19':'09:00-19:00'" calcext:value-type="string">
            <text:p>'opening_hours:covid19':'09:00-19:00'</text:p>
          </table:table-cell>
          <table:table-cell table:formula="of:=&quot;'&quot;&amp;[.H$1]&amp;&quot;':'&quot;&amp;[.H14]&amp;&quot;'&quot;" office:value-type="string" office:string-value="'contact:phone':'0606746409'" calcext:value-type="string">
            <text:p>'contact:phone':'0606746409'</text:p>
          </table:table-cell>
          <table:table-cell table:formula="of:=&quot;'&quot;&amp;[.I$1]&amp;&quot;':'&quot;&amp;[.I14]&amp;&quot;'&quot;" office:value-type="string" office:string-value="'website':''" calcext:value-type="string">
            <text:p>'website':''</text:p>
          </table:table-cell>
          <table:table-cell table:formula="of:=&quot;{&quot;&amp; [.K14]&amp;&quot;,&quot;&amp;[.L14]&amp;&quot;,&quot;&amp;[.M14]&amp;&quot;,&quot;&amp;[.N14]&amp;&quot;,&quot;&amp;[.O14]&amp;&quot;,&quot;&amp;[.P14]&amp;&quot;,&quot;&amp;[.Q14]&amp;&quot;,&quot;&amp;[.R14]&amp;&quot;,&quot;&amp;[.S14]&amp;&quot;}&quot;" office:value-type="string" office:string-value="{'mail':'skairek2330@yahoo.fr','access:covid19':'no','delivery':'yes','delivery:covid19':'','takeaway':'','opening_hours':'09:00-14:00','opening_hours:covid19':'09:00-19:00','contact:phone':'0606746409','website':''}" calcext:value-type="string">
            <text:p>{'mail':'skairek2330@yahoo.fr','access:covid19':'no','delivery':'yes','delivery:covid19':'','takeaway':'','opening_hours':'09:00-14:00','opening_hours:covid19':'09:00-19:00','contact:phone':'0606746409','website':''}</text:p>
          </table:table-cell>
        </table:table-row>
        <table:table-row table:style-name="ro2">
          <table:table-cell office:value-type="string" calcext:value-type="string">
            <text:p><text:span text:style-name="T3"><text:a xlink:href="mailto:ipsparis12@infoprintservices.com" xlink:type="simple">ipsparis12@infoprintservices.com</text:a></text:span>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o-Sa 10:00-13:00,14:00-19:00</text:p>
          </table:table-cell>
          <table:table-cell office:value-type="string" calcext:value-type="string">
            <text:p>01 43 40 79 58</text:p>
          </table:table-cell>
          <table:table-cell table:number-columns-repeated="2"/>
          <table:table-cell table:formula="of:=&quot;'&quot;&amp;[.A$1]&amp;&quot;':'&quot;&amp;[.A15]&amp;&quot;'&quot;" office:value-type="string" office:string-value="'mail':'ipsparis12@infoprintservices.com'" calcext:value-type="string">
            <text:p>'mail':'ipsparis12@infoprintservices.com'</text:p>
          </table:table-cell>
          <table:table-cell table:formula="of:=&quot;'&quot;&amp;[.B$1]&amp;&quot;':'&quot;&amp;[.B15]&amp;&quot;'&quot;" office:value-type="string" office:string-value="'access:covid19':'yes'" calcext:value-type="string">
            <text:p>'access:covid19':'yes'</text:p>
          </table:table-cell>
          <table:table-cell table:formula="of:=&quot;'&quot;&amp;[.C$1]&amp;&quot;':'&quot;&amp;[.C15]&amp;&quot;'&quot;" office:value-type="string" office:string-value="'delivery':'yes'" calcext:value-type="string">
            <text:p>'delivery':'yes'</text:p>
          </table:table-cell>
          <table:table-cell table:formula="of:=&quot;'&quot;&amp;[.D$1]&amp;&quot;':'&quot;&amp;[.D15]&amp;&quot;'&quot;" office:value-type="string" office:string-value="'delivery:covid19':''" calcext:value-type="string">
            <text:p>'delivery:covid19':''</text:p>
          </table:table-cell>
          <table:table-cell table:formula="of:=&quot;'&quot;&amp;[.E$1]&amp;&quot;':'&quot;&amp;[.E15]&amp;&quot;'&quot;" office:value-type="string" office:string-value="'takeaway':'yes'" calcext:value-type="string">
            <text:p>'takeaway':'yes'</text:p>
          </table:table-cell>
          <table:table-cell table:formula="of:=&quot;'&quot;&amp;[.F$1]&amp;&quot;':'&quot;&amp;[.F15]&amp;&quot;'&quot;" office:value-type="string" office:string-value="'opening_hours':''" calcext:value-type="string">
            <text:p>'opening_hours':''</text:p>
          </table:table-cell>
          <table:table-cell table:formula="of:=&quot;'&quot;&amp;[.G$1]&amp;&quot;':'&quot;&amp;[.G15]&amp;&quot;'&quot;" office:value-type="string" office:string-value="'opening_hours:covid19':'Mo-Sa 10:00-13:00,14:00-19:00'" calcext:value-type="string">
            <text:p>'opening_hours:covid19':'Mo-Sa 10:00-13:00,14:00-19:00'</text:p>
          </table:table-cell>
          <table:table-cell table:formula="of:=&quot;'&quot;&amp;[.H$1]&amp;&quot;':'&quot;&amp;[.H15]&amp;&quot;'&quot;" office:value-type="string" office:string-value="'contact:phone':'01 43 40 79 58'" calcext:value-type="string">
            <text:p>'contact:phone':'01 43 40 79 58'</text:p>
          </table:table-cell>
          <table:table-cell table:formula="of:=&quot;'&quot;&amp;[.I$1]&amp;&quot;':'&quot;&amp;[.I15]&amp;&quot;'&quot;" office:value-type="string" office:string-value="'website':''" calcext:value-type="string">
            <text:p>'website':''</text:p>
          </table:table-cell>
          <table:table-cell table:formula="of:=&quot;{&quot;&amp; [.K15]&amp;&quot;,&quot;&amp;[.L15]&amp;&quot;,&quot;&amp;[.M15]&amp;&quot;,&quot;&amp;[.N15]&amp;&quot;,&quot;&amp;[.O15]&amp;&quot;,&quot;&amp;[.P15]&amp;&quot;,&quot;&amp;[.Q15]&amp;&quot;,&quot;&amp;[.R15]&amp;&quot;,&quot;&amp;[.S15]&amp;&quot;}&quot;" office:value-type="string" office:string-value="{'mail':'ipsparis12@infoprintservices.com','access:covid19':'yes','delivery':'yes','delivery:covid19':'','takeaway':'yes','opening_hours':'','opening_hours:covid19':'Mo-Sa 10:00-13:00,14:00-19:00','contact:phone':'01 43 40 79 58','website':''}" calcext:value-type="string">
            <text:p>{'mail':'ipsparis12@infoprintservices.com','access:covid19':'yes','delivery':'yes','delivery:covid19':'','takeaway':'yes','opening_hours':'','opening_hours:covid19':'Mo-Sa 10:00-13:00,14:00-19:00','contact:phone':'01 43 40 79 58','website':''}</text:p>
          </table:table-cell>
        </table:table-row>
        <table:table-row table:style-name="ro1">
          <table:table-cell office:value-type="string" calcext:value-type="string">
            <text:p><text:a xlink:href="mailto:contact@thecoffeelovers.fr" xlink:type="simple">contact@thecoffeelovers.fr</text:a>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<text:a xlink:href="http://www.cafes-lanni.com/" xlink:type="simple">http://www.cafes-lanni.com/</text:a></text:p>
          </table:table-cell>
          <table:table-cell/>
          <table:table-cell table:formula="of:=&quot;'&quot;&amp;[.A$1]&amp;&quot;':'&quot;&amp;[.A16]&amp;&quot;'&quot;" office:value-type="string" office:string-value="'mail':'contact@thecoffeelovers.fr'" calcext:value-type="string">
            <text:p>'mail':'contact@thecoffeelovers.fr'</text:p>
          </table:table-cell>
          <table:table-cell table:formula="of:=&quot;'&quot;&amp;[.B$1]&amp;&quot;':'&quot;&amp;[.B16]&amp;&quot;'&quot;" office:value-type="string" office:string-value="'access:covid19':'yes'" calcext:value-type="string">
            <text:p>'access:covid19':'yes'</text:p>
          </table:table-cell>
          <table:table-cell table:formula="of:=&quot;'&quot;&amp;[.C$1]&amp;&quot;':'&quot;&amp;[.C16]&amp;&quot;'&quot;" office:value-type="string" office:string-value="'delivery':'yes'" calcext:value-type="string">
            <text:p>'delivery':'yes'</text:p>
          </table:table-cell>
          <table:table-cell table:formula="of:=&quot;'&quot;&amp;[.D$1]&amp;&quot;':'&quot;&amp;[.D16]&amp;&quot;'&quot;" office:value-type="string" office:string-value="'delivery:covid19':''" calcext:value-type="string">
            <text:p>'delivery:covid19':''</text:p>
          </table:table-cell>
          <table:table-cell table:formula="of:=&quot;'&quot;&amp;[.E$1]&amp;&quot;':'&quot;&amp;[.E16]&amp;&quot;'&quot;" office:value-type="string" office:string-value="'takeaway':''" calcext:value-type="string">
            <text:p>'takeaway':''</text:p>
          </table:table-cell>
          <table:table-cell table:formula="of:=&quot;'&quot;&amp;[.F$1]&amp;&quot;':'&quot;&amp;[.F16]&amp;&quot;'&quot;" office:value-type="string" office:string-value="'opening_hours':''" calcext:value-type="string">
            <text:p>'opening_hours':''</text:p>
          </table:table-cell>
          <table:table-cell table:formula="of:=&quot;'&quot;&amp;[.G$1]&amp;&quot;':'&quot;&amp;[.G16]&amp;&quot;'&quot;" office:value-type="string" office:string-value="'opening_hours:covid19':''" calcext:value-type="string">
            <text:p>'opening_hours:covid19':''</text:p>
          </table:table-cell>
          <table:table-cell table:formula="of:=&quot;'&quot;&amp;[.H$1]&amp;&quot;':'&quot;&amp;[.H16]&amp;&quot;'&quot;" office:value-type="string" office:string-value="'contact:phone':''" calcext:value-type="string">
            <text:p>'contact:phone':''</text:p>
          </table:table-cell>
          <table:table-cell table:formula="of:=&quot;'&quot;&amp;[.I$1]&amp;&quot;':'&quot;&amp;[.I16]&amp;&quot;'&quot;" office:value-type="string" office:string-value="'website':'http://www.cafes-lanni.com/'" calcext:value-type="string">
            <text:p>'website':'http://www.cafes-lanni.com/'</text:p>
          </table:table-cell>
          <table:table-cell table:formula="of:=&quot;{&quot;&amp; [.K16]&amp;&quot;,&quot;&amp;[.L16]&amp;&quot;,&quot;&amp;[.M16]&amp;&quot;,&quot;&amp;[.N16]&amp;&quot;,&quot;&amp;[.O16]&amp;&quot;,&quot;&amp;[.P16]&amp;&quot;,&quot;&amp;[.Q16]&amp;&quot;,&quot;&amp;[.R16]&amp;&quot;,&quot;&amp;[.S16]&amp;&quot;}&quot;" office:value-type="string" office:string-value="{'mail':'contact@thecoffeelovers.fr','access:covid19':'yes','delivery':'yes','delivery:covid19':'','takeaway':'','opening_hours':'','opening_hours:covid19':'','contact:phone':'','website':'http://www.cafes-lanni.com/'}" calcext:value-type="string">
            <text:p>{'mail':'contact@thecoffeelovers.fr','access:covid19':'yes','delivery':'yes','delivery:covid19':'','takeaway':'','opening_hours':'','opening_hours:covid19':'','contact:phone':'','website':'http://www.cafes-lanni.com/'}</text:p>
          </table:table-cell>
        </table:table-row>
        <table:table-row table:style-name="ro5">
          <table:table-cell office:value-type="string" calcext:value-type="string">
            <text:p><text:a xlink:href="mailto:eurekamamaison.etfournel@gmail.com" xlink:type="simple">eurekamamaison.etfournel@gmail.com</text:a>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Tu-Sa 10:00-19:00</text:p>
          </table:table-cell>
          <table:table-cell office:value-type="string" calcext:value-type="string">
            <text:p>Tu 10:00-17:00;We 10:00-13:00;Fr 10:00-17:00</text:p>
          </table:table-cell>
          <table:table-cell office:value-type="string" calcext:value-type="string">
            <text:p>01.43.15.12.56</text:p>
          </table:table-cell>
          <table:table-cell office:value-type="string" calcext:value-type="string">
            <text:p><text:a xlink:href="https://www.facebook.com/eurekamamaison.paris/" xlink:type="simple">https://www.facebook.com/eurekamamaison.paris/</text:a></text:p>
          </table:table-cell>
          <table:table-cell/>
          <table:table-cell table:formula="of:=&quot;'&quot;&amp;[.A$1]&amp;&quot;':'&quot;&amp;[.A17]&amp;&quot;'&quot;" office:value-type="string" office:string-value="'mail':'eurekamamaison.etfournel@gmail.com'" calcext:value-type="string">
            <text:p>'mail':'eurekamamaison.etfournel@gmail.com'</text:p>
          </table:table-cell>
          <table:table-cell table:formula="of:=&quot;'&quot;&amp;[.B$1]&amp;&quot;':'&quot;&amp;[.B17]&amp;&quot;'&quot;" office:value-type="string" office:string-value="'access:covid19':'yes'" calcext:value-type="string">
            <text:p>'access:covid19':'yes'</text:p>
          </table:table-cell>
          <table:table-cell table:formula="of:=&quot;'&quot;&amp;[.C$1]&amp;&quot;':'&quot;&amp;[.C17]&amp;&quot;'&quot;" office:value-type="string" office:string-value="'delivery':'yes'" calcext:value-type="string">
            <text:p>'delivery':'yes'</text:p>
          </table:table-cell>
          <table:table-cell table:formula="of:=&quot;'&quot;&amp;[.D$1]&amp;&quot;':'&quot;&amp;[.D17]&amp;&quot;'&quot;" office:value-type="string" office:string-value="'delivery:covid19':''" calcext:value-type="string">
            <text:p>'delivery:covid19':''</text:p>
          </table:table-cell>
          <table:table-cell table:formula="of:=&quot;'&quot;&amp;[.E$1]&amp;&quot;':'&quot;&amp;[.E17]&amp;&quot;'&quot;" office:value-type="string" office:string-value="'takeaway':'yes'" calcext:value-type="string">
            <text:p>'takeaway':'yes'</text:p>
          </table:table-cell>
          <table:table-cell table:formula="of:=&quot;'&quot;&amp;[.F$1]&amp;&quot;':'&quot;&amp;[.F17]&amp;&quot;'&quot;" office:value-type="string" office:string-value="'opening_hours':'Tu-Sa 10:00-19:00'" calcext:value-type="string">
            <text:p>'opening_hours':'Tu-Sa 10:00-19:00'</text:p>
          </table:table-cell>
          <table:table-cell table:formula="of:=&quot;'&quot;&amp;[.G$1]&amp;&quot;':'&quot;&amp;[.G17]&amp;&quot;'&quot;" office:value-type="string" office:string-value="'opening_hours:covid19':'Tu 10:00-17:00;We 10:00-13:00;Fr 10:00-17:00'" calcext:value-type="string">
            <text:p>'opening_hours:covid19':'Tu 10:00-17:00;We 10:00-13:00;Fr 10:00-17:00'</text:p>
          </table:table-cell>
          <table:table-cell table:formula="of:=&quot;'&quot;&amp;[.H$1]&amp;&quot;':'&quot;&amp;[.H17]&amp;&quot;'&quot;" office:value-type="string" office:string-value="'contact:phone':'01.43.15.12.56'" calcext:value-type="string">
            <text:p>'contact:phone':'01.43.15.12.56'</text:p>
          </table:table-cell>
          <table:table-cell table:formula="of:=&quot;'&quot;&amp;[.I$1]&amp;&quot;':'&quot;&amp;[.I17]&amp;&quot;'&quot;" office:value-type="string" office:string-value="'website':'https://www.facebook.com/eurekamamaison.paris/'" calcext:value-type="string">
            <text:p>'website':'https://www.facebook.com/eurekamamaison.paris/'</text:p>
          </table:table-cell>
          <table:table-cell table:formula="of:=&quot;{&quot;&amp; [.K17]&amp;&quot;,&quot;&amp;[.L17]&amp;&quot;,&quot;&amp;[.M17]&amp;&quot;,&quot;&amp;[.N17]&amp;&quot;,&quot;&amp;[.O17]&amp;&quot;,&quot;&amp;[.P17]&amp;&quot;,&quot;&amp;[.Q17]&amp;&quot;,&quot;&amp;[.R17]&amp;&quot;,&quot;&amp;[.S17]&amp;&quot;}&quot;" office:value-type="string" office:string-value="{'mail':'eurekamamaison.etfournel@gmail.com','access:covid19':'yes','delivery':'yes','delivery:covid19':'','takeaway':'yes','opening_hours':'Tu-Sa 10:00-19:00','opening_hours:covid19':'Tu 10:00-17:00;We 10:00-13:00;Fr 10:00-17:00','contact:phone':'01.43.15.12.56','website':'https://www.facebook.com/eurekamamaison.paris/'}" calcext:value-type="string">
            <text:p>{'mail':'eurekamamaison.etfournel@gmail.com','access:covid19':'yes','delivery':'yes','delivery:covid19':'','takeaway':'yes','opening_hours':'Tu-Sa 10:00-19:00','opening_hours:covid19':'Tu 10:00-17:00;We 10:00-13:00;Fr 10:00-17:00','contact:phone':'01.43.15.12.56','website':'https://www.facebook.com/eurekamamaison.paris/'}</text:p>
          </table:table-cell>
        </table:table-row>
        <table:table-row table:style-name="ro6">
          <table:table-cell office:value-type="string" calcext:value-type="string">
            <text:p><text:span text:style-name="T3"><text:a xlink:href="mailto:Contact@lameringaie.com" xlink:type="simple">Contact@lameringaie.com</text:a></text:span>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Tu-Fr 10:00-20:00;Sa 09:00-20:00;Su 09:00-19:00</text:p>
          </table:table-cell>
          <table:table-cell office:value-type="string" calcext:value-type="string">
            <text:p>Tu-Fr 10:00-13:30,15:00-19:00;Sa 10:00-19:00;Su 09:00-14:00</text:p>
          </table:table-cell>
          <table:table-cell table:number-columns-repeated="3"/>
          <table:table-cell table:formula="of:=&quot;'&quot;&amp;[.A$1]&amp;&quot;':'&quot;&amp;[.A18]&amp;&quot;'&quot;" office:value-type="string" office:string-value="'mail':'Contact@lameringaie.com'" calcext:value-type="string">
            <text:p>'mail':'Contact@lameringaie.com'</text:p>
          </table:table-cell>
          <table:table-cell table:formula="of:=&quot;'&quot;&amp;[.B$1]&amp;&quot;':'&quot;&amp;[.B18]&amp;&quot;'&quot;" office:value-type="string" office:string-value="'access:covid19':'yes'" calcext:value-type="string">
            <text:p>'access:covid19':'yes'</text:p>
          </table:table-cell>
          <table:table-cell table:formula="of:=&quot;'&quot;&amp;[.C$1]&amp;&quot;':'&quot;&amp;[.C18]&amp;&quot;'&quot;" office:value-type="string" office:string-value="'delivery':'yes'" calcext:value-type="string">
            <text:p>'delivery':'yes'</text:p>
          </table:table-cell>
          <table:table-cell table:formula="of:=&quot;'&quot;&amp;[.D$1]&amp;&quot;':'&quot;&amp;[.D18]&amp;&quot;'&quot;" office:value-type="string" office:string-value="'delivery:covid19':''" calcext:value-type="string">
            <text:p>'delivery:covid19':''</text:p>
          </table:table-cell>
          <table:table-cell table:formula="of:=&quot;'&quot;&amp;[.E$1]&amp;&quot;':'&quot;&amp;[.E18]&amp;&quot;'&quot;" office:value-type="string" office:string-value="'takeaway':'yes'" calcext:value-type="string">
            <text:p>'takeaway':'yes'</text:p>
          </table:table-cell>
          <table:table-cell table:formula="of:=&quot;'&quot;&amp;[.F$1]&amp;&quot;':'&quot;&amp;[.F18]&amp;&quot;'&quot;" office:value-type="string" office:string-value="'opening_hours':'Tu-Fr 10:00-20:00;Sa 09:00-20:00;Su 09:00-19:00'" calcext:value-type="string">
            <text:p>'opening_hours':'Tu-Fr 10:00-20:00;Sa 09:00-20:00;Su 09:00-19:00'</text:p>
          </table:table-cell>
          <table:table-cell table:formula="of:=&quot;'&quot;&amp;[.G$1]&amp;&quot;':'&quot;&amp;[.G18]&amp;&quot;'&quot;" office:value-type="string" office:string-value="'opening_hours:covid19':'Tu-Fr 10:00-13:30,15:00-19:00;Sa 10:00-19:00;Su 09:00-14:00'" calcext:value-type="string">
            <text:p>'opening_hours:covid19':'Tu-Fr 10:00-13:30,15:00-19:00;Sa 10:00-19:00;Su 09:00-14:00'</text:p>
          </table:table-cell>
          <table:table-cell table:formula="of:=&quot;'&quot;&amp;[.H$1]&amp;&quot;':'&quot;&amp;[.H18]&amp;&quot;'&quot;" office:value-type="string" office:string-value="'contact:phone':''" calcext:value-type="string">
            <text:p>'contact:phone':''</text:p>
          </table:table-cell>
          <table:table-cell table:formula="of:=&quot;'&quot;&amp;[.I$1]&amp;&quot;':'&quot;&amp;[.I18]&amp;&quot;'&quot;" office:value-type="string" office:string-value="'website':''" calcext:value-type="string">
            <text:p>'website':''</text:p>
          </table:table-cell>
          <table:table-cell table:formula="of:=&quot;{&quot;&amp; [.K18]&amp;&quot;,&quot;&amp;[.L18]&amp;&quot;,&quot;&amp;[.M18]&amp;&quot;,&quot;&amp;[.N18]&amp;&quot;,&quot;&amp;[.O18]&amp;&quot;,&quot;&amp;[.P18]&amp;&quot;,&quot;&amp;[.Q18]&amp;&quot;,&quot;&amp;[.R18]&amp;&quot;,&quot;&amp;[.S18]&amp;&quot;}&quot;" office:value-type="string" office:string-value="{'mail':'Contact@lameringaie.com','access:covid19':'yes','delivery':'yes','delivery:covid19':'','takeaway':'yes','opening_hours':'Tu-Fr 10:00-20:00;Sa 09:00-20:00;Su 09:00-19:00','opening_hours:covid19':'Tu-Fr 10:00-13:30,15:00-19:00;Sa 10:00-19:00;Su 09:00-14:00','contact:phone':'','website':''}" calcext:value-type="string">
            <text:p>{'mail':'Contact@lameringaie.com','access:covid19':'yes','delivery':'yes','delivery:covid19':'','takeaway':'yes','opening_hours':'Tu-Fr 10:00-20:00;Sa 09:00-20:00;Su 09:00-19:00','opening_hours:covid19':'Tu-Fr 10:00-13:30,15:00-19:00;Sa 10:00-19:00;Su 09:00-14:00','contact:phone':'','website':''}</text:p>
          </table:table-cell>
        </table:table-row>
        <table:table-row table:style-name="ro7">
          <table:table-cell office:value-type="string" calcext:value-type="string">
            <text:p><text:a xlink:href="mailto:polo.legall@gmail.com" xlink:type="simple">polo.legall@gmail.com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Tu-Fr 10:00-13:00,16:00-20:00;Sa 09:00-20:00</text:p>
          </table:table-cell>
          <table:table-cell office:value-type="string" calcext:value-type="string">
            <text:p>Tu-Sa</text:p>
          </table:table-cell>
          <table:table-cell office:value-type="string" calcext:value-type="string">
            <text:p>06 22 81 17 62</text:p>
          </table:table-cell>
          <table:table-cell table:number-columns-repeated="2"/>
          <table:table-cell table:formula="of:=&quot;'&quot;&amp;[.A$1]&amp;&quot;':'&quot;&amp;[.A19]&amp;&quot;'&quot;" office:value-type="string" office:string-value="'mail':'polo.legall@gmail.com'" calcext:value-type="string">
            <text:p>'mail':'polo.legall@gmail.com'</text:p>
          </table:table-cell>
          <table:table-cell table:formula="of:=&quot;'&quot;&amp;[.B$1]&amp;&quot;':'&quot;&amp;[.B19]&amp;&quot;'&quot;" office:value-type="string" office:string-value="'access:covid19':'no'" calcext:value-type="string">
            <text:p>'access:covid19':'no'</text:p>
          </table:table-cell>
          <table:table-cell table:formula="of:=&quot;'&quot;&amp;[.C$1]&amp;&quot;':'&quot;&amp;[.C19]&amp;&quot;'&quot;" office:value-type="string" office:string-value="'delivery':'yes'" calcext:value-type="string">
            <text:p>'delivery':'yes'</text:p>
          </table:table-cell>
          <table:table-cell table:formula="of:=&quot;'&quot;&amp;[.D$1]&amp;&quot;':'&quot;&amp;[.D19]&amp;&quot;'&quot;" office:value-type="string" office:string-value="'delivery:covid19':''" calcext:value-type="string">
            <text:p>'delivery:covid19':''</text:p>
          </table:table-cell>
          <table:table-cell table:formula="of:=&quot;'&quot;&amp;[.E$1]&amp;&quot;':'&quot;&amp;[.E19]&amp;&quot;'&quot;" office:value-type="string" office:string-value="'takeaway':''" calcext:value-type="string">
            <text:p>'takeaway':''</text:p>
          </table:table-cell>
          <table:table-cell table:formula="of:=&quot;'&quot;&amp;[.F$1]&amp;&quot;':'&quot;&amp;[.F19]&amp;&quot;'&quot;" office:value-type="string" office:string-value="'opening_hours':'Tu-Fr 10:00-13:00,16:00-20:00;Sa 09:00-20:00'" calcext:value-type="string">
            <text:p>'opening_hours':'Tu-Fr 10:00-13:00,16:00-20:00;Sa 09:00-20:00'</text:p>
          </table:table-cell>
          <table:table-cell table:formula="of:=&quot;'&quot;&amp;[.G$1]&amp;&quot;':'&quot;&amp;[.G19]&amp;&quot;'&quot;" office:value-type="string" office:string-value="'opening_hours:covid19':'Tu-Sa'" calcext:value-type="string">
            <text:p>'opening_hours:covid19':'Tu-Sa'</text:p>
          </table:table-cell>
          <table:table-cell table:formula="of:=&quot;'&quot;&amp;[.H$1]&amp;&quot;':'&quot;&amp;[.H19]&amp;&quot;'&quot;" office:value-type="string" office:string-value="'contact:phone':'06 22 81 17 62'" calcext:value-type="string">
            <text:p>'contact:phone':'06 22 81 17 62'</text:p>
          </table:table-cell>
          <table:table-cell table:formula="of:=&quot;'&quot;&amp;[.I$1]&amp;&quot;':'&quot;&amp;[.I19]&amp;&quot;'&quot;" office:value-type="string" office:string-value="'website':''" calcext:value-type="string">
            <text:p>'website':''</text:p>
          </table:table-cell>
          <table:table-cell table:formula="of:=&quot;{&quot;&amp; [.K19]&amp;&quot;,&quot;&amp;[.L19]&amp;&quot;,&quot;&amp;[.M19]&amp;&quot;,&quot;&amp;[.N19]&amp;&quot;,&quot;&amp;[.O19]&amp;&quot;,&quot;&amp;[.P19]&amp;&quot;,&quot;&amp;[.Q19]&amp;&quot;,&quot;&amp;[.R19]&amp;&quot;,&quot;&amp;[.S19]&amp;&quot;}&quot;" office:value-type="string" office:string-value="{'mail':'polo.legall@gmail.com','access:covid19':'no','delivery':'yes','delivery:covid19':'','takeaway':'','opening_hours':'Tu-Fr 10:00-13:00,16:00-20:00;Sa 09:00-20:00','opening_hours:covid19':'Tu-Sa','contact:phone':'06 22 81 17 62','website':''}" calcext:value-type="string">
            <text:p>{'mail':'polo.legall@gmail.com','access:covid19':'no','delivery':'yes','delivery:covid19':'','takeaway':'','opening_hours':'Tu-Fr 10:00-13:00,16:00-20:00;Sa 09:00-20:00','opening_hours:covid19':'Tu-Sa','contact:phone':'06 22 81 17 62','website':''}</text:p>
          </table:table-cell>
        </table:table-row>
        <table:table-row table:style-name="ro2">
          <table:table-cell office:value-type="string" calcext:value-type="string">
            <text:p><text:a xlink:href="mailto:alfredopositano.paris@gmail.com" xlink:type="simple">alfredopositano.paris@gmail.com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12:00-14:30 19:00-22:30</text:p>
          </table:table-cell>
          <table:table-cell office:value-type="string" calcext:value-type="string">
            <text:p>Tu-Sa 12:00-14:30,19:00-22:30</text:p>
          </table:table-cell>
          <table:table-cell table:number-columns-repeated="3"/>
          <table:table-cell table:formula="of:=&quot;'&quot;&amp;[.A$1]&amp;&quot;':'&quot;&amp;[.A20]&amp;&quot;'&quot;" office:value-type="string" office:string-value="'mail':'alfredopositano.paris@gmail.com'" calcext:value-type="string">
            <text:p>'mail':'alfredopositano.paris@gmail.com'</text:p>
          </table:table-cell>
          <table:table-cell table:formula="of:=&quot;'&quot;&amp;[.B$1]&amp;&quot;':'&quot;&amp;[.B20]&amp;&quot;'&quot;" office:value-type="string" office:string-value="'access:covid19':'no'" calcext:value-type="string">
            <text:p>'access:covid19':'no'</text:p>
          </table:table-cell>
          <table:table-cell table:formula="of:=&quot;'&quot;&amp;[.C$1]&amp;&quot;':'&quot;&amp;[.C20]&amp;&quot;'&quot;" office:value-type="string" office:string-value="'delivery':'yes'" calcext:value-type="string">
            <text:p>'delivery':'yes'</text:p>
          </table:table-cell>
          <table:table-cell table:formula="of:=&quot;'&quot;&amp;[.D$1]&amp;&quot;':'&quot;&amp;[.D20]&amp;&quot;'&quot;" office:value-type="string" office:string-value="'delivery:covid19':''" calcext:value-type="string">
            <text:p>'delivery:covid19':''</text:p>
          </table:table-cell>
          <table:table-cell table:formula="of:=&quot;'&quot;&amp;[.E$1]&amp;&quot;':'&quot;&amp;[.E20]&amp;&quot;'&quot;" office:value-type="string" office:string-value="'takeaway':''" calcext:value-type="string">
            <text:p>'takeaway':''</text:p>
          </table:table-cell>
          <table:table-cell table:formula="of:=&quot;'&quot;&amp;[.F$1]&amp;&quot;':'&quot;&amp;[.F20]&amp;&quot;'&quot;" office:value-type="string" office:string-value="'opening_hours':'12:00-14:30 19:00-22:30'" calcext:value-type="string">
            <text:p>'opening_hours':'12:00-14:30 19:00-22:30'</text:p>
          </table:table-cell>
          <table:table-cell table:formula="of:=&quot;'&quot;&amp;[.G$1]&amp;&quot;':'&quot;&amp;[.G20]&amp;&quot;'&quot;" office:value-type="string" office:string-value="'opening_hours:covid19':'Tu-Sa 12:00-14:30,19:00-22:30'" calcext:value-type="string">
            <text:p>'opening_hours:covid19':'Tu-Sa 12:00-14:30,19:00-22:30'</text:p>
          </table:table-cell>
          <table:table-cell table:formula="of:=&quot;'&quot;&amp;[.H$1]&amp;&quot;':'&quot;&amp;[.H20]&amp;&quot;'&quot;" office:value-type="string" office:string-value="'contact:phone':''" calcext:value-type="string">
            <text:p>'contact:phone':''</text:p>
          </table:table-cell>
          <table:table-cell table:formula="of:=&quot;'&quot;&amp;[.I$1]&amp;&quot;':'&quot;&amp;[.I20]&amp;&quot;'&quot;" office:value-type="string" office:string-value="'website':''" calcext:value-type="string">
            <text:p>'website':''</text:p>
          </table:table-cell>
          <table:table-cell table:formula="of:=&quot;{&quot;&amp; [.K20]&amp;&quot;,&quot;&amp;[.L20]&amp;&quot;,&quot;&amp;[.M20]&amp;&quot;,&quot;&amp;[.N20]&amp;&quot;,&quot;&amp;[.O20]&amp;&quot;,&quot;&amp;[.P20]&amp;&quot;,&quot;&amp;[.Q20]&amp;&quot;,&quot;&amp;[.R20]&amp;&quot;,&quot;&amp;[.S20]&amp;&quot;}&quot;" office:value-type="string" office:string-value="{'mail':'alfredopositano.paris@gmail.com','access:covid19':'no','delivery':'yes','delivery:covid19':'','takeaway':'','opening_hours':'12:00-14:30 19:00-22:30','opening_hours:covid19':'Tu-Sa 12:00-14:30,19:00-22:30','contact:phone':'','website':''}" calcext:value-type="string">
            <text:p>{'mail':'alfredopositano.paris@gmail.com','access:covid19':'no','delivery':'yes','delivery:covid19':'','takeaway':'','opening_hours':'12:00-14:30 19:00-22:30','opening_hours:covid19':'Tu-Sa 12:00-14:30,19:00-22:30','contact:phone':'','website':''}</text:p>
          </table:table-cell>
        </table:table-row>
        <table:table-row table:style-name="ro3">
          <table:table-cell office:value-type="string" calcext:value-type="string">
            <text:p><text:a xlink:href="mailto:contact@lamaisoncorp.com" xlink:type="simple">contact@lamaisoncorp.com</text:a>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Mo-Sa 10:30-19:00</text:p>
          </table:table-cell>
          <table:table-cell office:value-type="string" calcext:value-type="string">
            <text:p>0633587781 ; 0623407617</text:p>
          </table:table-cell>
          <table:table-cell office:value-type="string" calcext:value-type="string">
            <text:p> <text:a xlink:href="http://www.lamaisoncorp.com/" xlink:type="simple">www.lamaisoncorp.com</text:a></text:p>
          </table:table-cell>
          <table:table-cell/>
          <table:table-cell table:formula="of:=&quot;'&quot;&amp;[.A$1]&amp;&quot;':'&quot;&amp;[.A21]&amp;&quot;'&quot;" office:value-type="string" office:string-value="'mail':'contact@lamaisoncorp.com'" calcext:value-type="string">
            <text:p>'mail':'contact@lamaisoncorp.com'</text:p>
          </table:table-cell>
          <table:table-cell table:formula="of:=&quot;'&quot;&amp;[.B$1]&amp;&quot;':'&quot;&amp;[.B21]&amp;&quot;'&quot;" office:value-type="string" office:string-value="'access:covid19':'yes'" calcext:value-type="string">
            <text:p>'access:covid19':'yes'</text:p>
          </table:table-cell>
          <table:table-cell table:formula="of:=&quot;'&quot;&amp;[.C$1]&amp;&quot;':'&quot;&amp;[.C21]&amp;&quot;'&quot;" office:value-type="string" office:string-value="'delivery':'yes'" calcext:value-type="string">
            <text:p>'delivery':'yes'</text:p>
          </table:table-cell>
          <table:table-cell table:formula="of:=&quot;'&quot;&amp;[.D$1]&amp;&quot;':'&quot;&amp;[.D21]&amp;&quot;'&quot;" office:value-type="string" office:string-value="'delivery:covid19':''" calcext:value-type="string">
            <text:p>'delivery:covid19':''</text:p>
          </table:table-cell>
          <table:table-cell table:formula="of:=&quot;'&quot;&amp;[.E$1]&amp;&quot;':'&quot;&amp;[.E21]&amp;&quot;'&quot;" office:value-type="string" office:string-value="'takeaway':''" calcext:value-type="string">
            <text:p>'takeaway':''</text:p>
          </table:table-cell>
          <table:table-cell table:formula="of:=&quot;'&quot;&amp;[.F$1]&amp;&quot;':'&quot;&amp;[.F21]&amp;&quot;'&quot;" office:value-type="string" office:string-value="'opening_hours':''" calcext:value-type="string">
            <text:p>'opening_hours':''</text:p>
          </table:table-cell>
          <table:table-cell table:formula="of:=&quot;'&quot;&amp;[.G$1]&amp;&quot;':'&quot;&amp;[.G21]&amp;&quot;'&quot;" office:value-type="string" office:string-value="'opening_hours:covid19':'Mo-Sa 10:30-19:00'" calcext:value-type="string">
            <text:p>'opening_hours:covid19':'Mo-Sa 10:30-19:00'</text:p>
          </table:table-cell>
          <table:table-cell table:formula="of:=&quot;'&quot;&amp;[.H$1]&amp;&quot;':'&quot;&amp;[.H21]&amp;&quot;'&quot;" office:value-type="string" office:string-value="'contact:phone':'0633587781 ; 0623407617'" calcext:value-type="string">
            <text:p>'contact:phone':'0633587781 ; 0623407617'</text:p>
          </table:table-cell>
          <table:table-cell table:formula="of:=&quot;'&quot;&amp;[.I$1]&amp;&quot;':'&quot;&amp;[.I21]&amp;&quot;'&quot;" office:value-type="string" office:string-value="'website':' www.lamaisoncorp.com'" calcext:value-type="string">
            <text:p>'website':' www.lamaisoncorp.com'</text:p>
          </table:table-cell>
          <table:table-cell table:formula="of:=&quot;{&quot;&amp; [.K21]&amp;&quot;,&quot;&amp;[.L21]&amp;&quot;,&quot;&amp;[.M21]&amp;&quot;,&quot;&amp;[.N21]&amp;&quot;,&quot;&amp;[.O21]&amp;&quot;,&quot;&amp;[.P21]&amp;&quot;,&quot;&amp;[.Q21]&amp;&quot;,&quot;&amp;[.R21]&amp;&quot;,&quot;&amp;[.S21]&amp;&quot;}&quot;" office:value-type="string" office:string-value="{'mail':'contact@lamaisoncorp.com','access:covid19':'yes','delivery':'yes','delivery:covid19':'','takeaway':'','opening_hours':'','opening_hours:covid19':'Mo-Sa 10:30-19:00','contact:phone':'0633587781 ; 0623407617','website':' www.lamaisoncorp.com'}" calcext:value-type="string">
            <text:p>{'mail':'contact@lamaisoncorp.com','access:covid19':'yes','delivery':'yes','delivery:covid19':'','takeaway':'','opening_hours':'','opening_hours:covid19':'Mo-Sa 10:30-19:00','contact:phone':'0633587781 ; 0623407617','website':' www.lamaisoncorp.com'}</text:p>
          </table:table-cell>
        </table:table-row>
        <table:table-row table:style-name="ro3">
          <table:table-cell office:value-type="string" calcext:value-type="string">
            <text:p><text:a xlink:href="mailto:coquelicot.montmartre@gmail.com" xlink:type="simple">coquelicot.montmartre@gmail.com</text:a>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Tu-Su 7:30-19:30</text:p>
          </table:table-cell>
          <table:table-cell/>
          <table:table-cell office:value-type="string" calcext:value-type="string">
            <text:p>01 46 06 18 77</text:p>
          </table:table-cell>
          <table:table-cell table:number-columns-repeated="2"/>
          <table:table-cell table:formula="of:=&quot;'&quot;&amp;[.A$1]&amp;&quot;':'&quot;&amp;[.A22]&amp;&quot;'&quot;" office:value-type="string" office:string-value="'mail':'coquelicot.montmartre@gmail.com'" calcext:value-type="string">
            <text:p>'mail':'coquelicot.montmartre@gmail.com'</text:p>
          </table:table-cell>
          <table:table-cell table:formula="of:=&quot;'&quot;&amp;[.B$1]&amp;&quot;':'&quot;&amp;[.B22]&amp;&quot;'&quot;" office:value-type="string" office:string-value="'access:covid19':'yes'" calcext:value-type="string">
            <text:p>'access:covid19':'yes'</text:p>
          </table:table-cell>
          <table:table-cell table:formula="of:=&quot;'&quot;&amp;[.C$1]&amp;&quot;':'&quot;&amp;[.C22]&amp;&quot;'&quot;" office:value-type="string" office:string-value="'delivery':'yes'" calcext:value-type="string">
            <text:p>'delivery':'yes'</text:p>
          </table:table-cell>
          <table:table-cell table:formula="of:=&quot;'&quot;&amp;[.D$1]&amp;&quot;':'&quot;&amp;[.D22]&amp;&quot;'&quot;" office:value-type="string" office:string-value="'delivery:covid19':''" calcext:value-type="string">
            <text:p>'delivery:covid19':''</text:p>
          </table:table-cell>
          <table:table-cell table:formula="of:=&quot;'&quot;&amp;[.E$1]&amp;&quot;':'&quot;&amp;[.E22]&amp;&quot;'&quot;" office:value-type="string" office:string-value="'takeaway':'yes'" calcext:value-type="string">
            <text:p>'takeaway':'yes'</text:p>
          </table:table-cell>
          <table:table-cell table:formula="of:=&quot;'&quot;&amp;[.F$1]&amp;&quot;':'&quot;&amp;[.F22]&amp;&quot;'&quot;" office:value-type="string" office:string-value="'opening_hours':'Tu-Su 7:30-19:30'" calcext:value-type="string">
            <text:p>'opening_hours':'Tu-Su 7:30-19:30'</text:p>
          </table:table-cell>
          <table:table-cell table:formula="of:=&quot;'&quot;&amp;[.G$1]&amp;&quot;':'&quot;&amp;[.G22]&amp;&quot;'&quot;" office:value-type="string" office:string-value="'opening_hours:covid19':''" calcext:value-type="string">
            <text:p>'opening_hours:covid19':''</text:p>
          </table:table-cell>
          <table:table-cell table:formula="of:=&quot;'&quot;&amp;[.H$1]&amp;&quot;':'&quot;&amp;[.H22]&amp;&quot;'&quot;" office:value-type="string" office:string-value="'contact:phone':'01 46 06 18 77'" calcext:value-type="string">
            <text:p>'contact:phone':'01 46 06 18 77'</text:p>
          </table:table-cell>
          <table:table-cell table:formula="of:=&quot;'&quot;&amp;[.I$1]&amp;&quot;':'&quot;&amp;[.I22]&amp;&quot;'&quot;" office:value-type="string" office:string-value="'website':''" calcext:value-type="string">
            <text:p>'website':''</text:p>
          </table:table-cell>
          <table:table-cell table:formula="of:=&quot;{&quot;&amp; [.K22]&amp;&quot;,&quot;&amp;[.L22]&amp;&quot;,&quot;&amp;[.M22]&amp;&quot;,&quot;&amp;[.N22]&amp;&quot;,&quot;&amp;[.O22]&amp;&quot;,&quot;&amp;[.P22]&amp;&quot;,&quot;&amp;[.Q22]&amp;&quot;,&quot;&amp;[.R22]&amp;&quot;,&quot;&amp;[.S22]&amp;&quot;}&quot;" office:value-type="string" office:string-value="{'mail':'coquelicot.montmartre@gmail.com','access:covid19':'yes','delivery':'yes','delivery:covid19':'','takeaway':'yes','opening_hours':'Tu-Su 7:30-19:30','opening_hours:covid19':'','contact:phone':'01 46 06 18 77','website':''}" calcext:value-type="string">
            <text:p>{'mail':'coquelicot.montmartre@gmail.com','access:covid19':'yes','delivery':'yes','delivery:covid19':'','takeaway':'yes','opening_hours':'Tu-Su 7:30-19:30','opening_hours:covid19':'','contact:phone':'01 46 06 18 77','website':''}</text:p>
          </table:table-cell>
        </table:table-row>
        <table:table-row table:style-name="ro1">
          <table:table-cell office:value-type="string" calcext:value-type="string">
            <text:p><text:a xlink:href="mailto:yriltorok@gmail.com" xlink:type="simple">yriltorok@gmail.com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10:00-20:00</text:p>
          </table:table-cell>
          <table:table-cell/>
          <table:table-cell office:value-type="string" calcext:value-type="string">
            <text:p><text:a xlink:href="http://lafinegueuleparis.com/" xlink:type="simple">http://lafinegueuleparis.com/</text:a></text:p>
          </table:table-cell>
          <table:table-cell/>
          <table:table-cell table:formula="of:=&quot;'&quot;&amp;[.A$1]&amp;&quot;':'&quot;&amp;[.A23]&amp;&quot;'&quot;" office:value-type="string" office:string-value="'mail':'yriltorok@gmail.com'" calcext:value-type="string">
            <text:p>'mail':'yriltorok@gmail.com'</text:p>
          </table:table-cell>
          <table:table-cell table:formula="of:=&quot;'&quot;&amp;[.B$1]&amp;&quot;':'&quot;&amp;[.B23]&amp;&quot;'&quot;" office:value-type="string" office:string-value="'access:covid19':'no'" calcext:value-type="string">
            <text:p>'access:covid19':'no'</text:p>
          </table:table-cell>
          <table:table-cell table:formula="of:=&quot;'&quot;&amp;[.C$1]&amp;&quot;':'&quot;&amp;[.C23]&amp;&quot;'&quot;" office:value-type="string" office:string-value="'delivery':'yes'" calcext:value-type="string">
            <text:p>'delivery':'yes'</text:p>
          </table:table-cell>
          <table:table-cell table:formula="of:=&quot;'&quot;&amp;[.D$1]&amp;&quot;':'&quot;&amp;[.D23]&amp;&quot;'&quot;" office:value-type="string" office:string-value="'delivery:covid19':''" calcext:value-type="string">
            <text:p>'delivery:covid19':''</text:p>
          </table:table-cell>
          <table:table-cell table:formula="of:=&quot;'&quot;&amp;[.E$1]&amp;&quot;':'&quot;&amp;[.E23]&amp;&quot;'&quot;" office:value-type="string" office:string-value="'takeaway':'yes'" calcext:value-type="string">
            <text:p>'takeaway':'yes'</text:p>
          </table:table-cell>
          <table:table-cell table:formula="of:=&quot;'&quot;&amp;[.F$1]&amp;&quot;':'&quot;&amp;[.F23]&amp;&quot;'&quot;" office:value-type="string" office:string-value="'opening_hours':''" calcext:value-type="string">
            <text:p>'opening_hours':''</text:p>
          </table:table-cell>
          <table:table-cell table:formula="of:=&quot;'&quot;&amp;[.G$1]&amp;&quot;':'&quot;&amp;[.G23]&amp;&quot;'&quot;" office:value-type="string" office:string-value="'opening_hours:covid19':'10:00-20:00'" calcext:value-type="string">
            <text:p>'opening_hours:covid19':'10:00-20:00'</text:p>
          </table:table-cell>
          <table:table-cell table:formula="of:=&quot;'&quot;&amp;[.H$1]&amp;&quot;':'&quot;&amp;[.H23]&amp;&quot;'&quot;" office:value-type="string" office:string-value="'contact:phone':''" calcext:value-type="string">
            <text:p>'contact:phone':''</text:p>
          </table:table-cell>
          <table:table-cell table:formula="of:=&quot;'&quot;&amp;[.I$1]&amp;&quot;':'&quot;&amp;[.I23]&amp;&quot;'&quot;" office:value-type="string" office:string-value="'website':'http://lafinegueuleparis.com/'" calcext:value-type="string">
            <text:p>'website':'http://lafinegueuleparis.com/'</text:p>
          </table:table-cell>
          <table:table-cell table:formula="of:=&quot;{&quot;&amp; [.K23]&amp;&quot;,&quot;&amp;[.L23]&amp;&quot;,&quot;&amp;[.M23]&amp;&quot;,&quot;&amp;[.N23]&amp;&quot;,&quot;&amp;[.O23]&amp;&quot;,&quot;&amp;[.P23]&amp;&quot;,&quot;&amp;[.Q23]&amp;&quot;,&quot;&amp;[.R23]&amp;&quot;,&quot;&amp;[.S23]&amp;&quot;}&quot;" office:value-type="string" office:string-value="{'mail':'yriltorok@gmail.com','access:covid19':'no','delivery':'yes','delivery:covid19':'','takeaway':'yes','opening_hours':'','opening_hours:covid19':'10:00-20:00','contact:phone':'','website':'http://lafinegueuleparis.com/'}" calcext:value-type="string">
            <text:p>{'mail':'yriltorok@gmail.com','access:covid19':'no','delivery':'yes','delivery:covid19':'','takeaway':'yes','opening_hours':'','opening_hours:covid19':'10:00-20:00','contact:phone':'','website':'http://lafinegueuleparis.com/'}</text:p>
          </table:table-cell>
        </table:table-row>
        <table:table-row table:style-name="ro1">
          <table:table-cell table:style-name="ce14" office:value-type="string" calcext:value-type="string">
            <text:p><text:a xlink:href="mailto:contact@maisonsultanimparis.com" xlink:type="simple">contact@maisonsultanimparis.com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08:00-18:00</text:p>
          </table:table-cell>
          <table:table-cell table:number-columns-repeated="3"/>
          <table:table-cell table:style-name="ce14" office:value-type="string" calcext:value-type="string">
            <text:p>Maison Sultanim Paris</text:p>
          </table:table-cell>
          <table:table-cell table:formula="of:=&quot;'&quot;&amp;[.A$1]&amp;&quot;':'&quot;&amp;[.A24]&amp;&quot;'&quot;" office:value-type="string" office:string-value="'mail':'contact@maisonsultanimparis.com'" calcext:value-type="string">
            <text:p>'mail':'contact@maisonsultanimparis.com'</text:p>
          </table:table-cell>
          <table:table-cell table:formula="of:=&quot;'&quot;&amp;[.B$1]&amp;&quot;':'&quot;&amp;[.B24]&amp;&quot;'&quot;" office:value-type="string" office:string-value="'access:covid19':'no'" calcext:value-type="string">
            <text:p>'access:covid19':'no'</text:p>
          </table:table-cell>
          <table:table-cell table:formula="of:=&quot;'&quot;&amp;[.C$1]&amp;&quot;':'&quot;&amp;[.C24]&amp;&quot;'&quot;" office:value-type="string" office:string-value="'delivery':'Only'" calcext:value-type="string">
            <text:p>'delivery':'Only'</text:p>
          </table:table-cell>
          <table:table-cell table:formula="of:=&quot;'&quot;&amp;[.D$1]&amp;&quot;':'&quot;&amp;[.D24]&amp;&quot;'&quot;" office:value-type="string" office:string-value="'delivery:covid19':''" calcext:value-type="string">
            <text:p>'delivery:covid19':''</text:p>
          </table:table-cell>
          <table:table-cell table:formula="of:=&quot;'&quot;&amp;[.E$1]&amp;&quot;':'&quot;&amp;[.E24]&amp;&quot;'&quot;" office:value-type="string" office:string-value="'takeaway':'no'" calcext:value-type="string">
            <text:p>'takeaway':'no'</text:p>
          </table:table-cell>
          <table:table-cell table:formula="of:=&quot;'&quot;&amp;[.F$1]&amp;&quot;':'&quot;&amp;[.F24]&amp;&quot;'&quot;" office:value-type="string" office:string-value="'opening_hours':'08:00-18:00'" calcext:value-type="string">
            <text:p>'opening_hours':'08:00-18:00'</text:p>
          </table:table-cell>
          <table:table-cell table:formula="of:=&quot;'&quot;&amp;[.G$1]&amp;&quot;':'&quot;&amp;[.G24]&amp;&quot;'&quot;" office:value-type="string" office:string-value="'opening_hours:covid19':''" calcext:value-type="string">
            <text:p>'opening_hours:covid19':''</text:p>
          </table:table-cell>
          <table:table-cell table:formula="of:=&quot;'&quot;&amp;[.H$1]&amp;&quot;':'&quot;&amp;[.H24]&amp;&quot;'&quot;" office:value-type="string" office:string-value="'contact:phone':''" calcext:value-type="string">
            <text:p>'contact:phone':''</text:p>
          </table:table-cell>
          <table:table-cell table:formula="of:=&quot;'&quot;&amp;[.I$1]&amp;&quot;':'&quot;&amp;[.I24]&amp;&quot;'&quot;" office:value-type="string" office:string-value="'website':''" calcext:value-type="string">
            <text:p>'website':''</text:p>
          </table:table-cell>
          <table:table-cell table:formula="of:=&quot;{&quot;&amp; [.K24]&amp;&quot;,&quot;&amp;[.L24]&amp;&quot;,&quot;&amp;[.M24]&amp;&quot;,&quot;&amp;[.N24]&amp;&quot;,&quot;&amp;[.O24]&amp;&quot;,&quot;&amp;[.P24]&amp;&quot;,&quot;&amp;[.Q24]&amp;&quot;,&quot;&amp;[.R24]&amp;&quot;,&quot;&amp;[.S24]&amp;&quot;}&quot;" office:value-type="string" office:string-value="{'mail':'contact@maisonsultanimparis.com','access:covid19':'no','delivery':'Only','delivery:covid19':'','takeaway':'no','opening_hours':'08:00-18:00','opening_hours:covid19':'','contact:phone':'','website':''}" calcext:value-type="string">
            <text:p>{'mail':'contact@maisonsultanimparis.com','access:covid19':'no','delivery':'Only','delivery:covid19':'','takeaway':'no','opening_hours':'08:00-18:00','opening_hours:covid19':'','contact:phone':'','website':''}</text:p>
          </table:table-cell>
        </table:table-row>
        <table:table-row table:style-name="ro1">
          <table:table-cell office:value-type="string" calcext:value-type="string">
            <text:p><text:a xlink:href="mailto:contact@comme-une-amande.com" xlink:type="simple">contact@comme-une-amande.com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open</text:p>
          </table:table-cell>
          <table:table-cell table:number-columns-repeated="3"/>
          <table:table-cell table:formula="of:=&quot;'&quot;&amp;[.A$1]&amp;&quot;':'&quot;&amp;[.A25]&amp;&quot;'&quot;" office:value-type="string" office:string-value="'mail':'contact@comme-une-amande.com'" calcext:value-type="string">
            <text:p>'mail':'contact@comme-une-amande.com'</text:p>
          </table:table-cell>
          <table:table-cell table:formula="of:=&quot;'&quot;&amp;[.B$1]&amp;&quot;':'&quot;&amp;[.B25]&amp;&quot;'&quot;" office:value-type="string" office:string-value="'access:covid19':'no'" calcext:value-type="string">
            <text:p>'access:covid19':'no'</text:p>
          </table:table-cell>
          <table:table-cell table:formula="of:=&quot;'&quot;&amp;[.C$1]&amp;&quot;':'&quot;&amp;[.C25]&amp;&quot;'&quot;" office:value-type="string" office:string-value="'delivery':'Only'" calcext:value-type="string">
            <text:p>'delivery':'Only'</text:p>
          </table:table-cell>
          <table:table-cell table:formula="of:=&quot;'&quot;&amp;[.D$1]&amp;&quot;':'&quot;&amp;[.D25]&amp;&quot;'&quot;" office:value-type="string" office:string-value="'delivery:covid19':''" calcext:value-type="string">
            <text:p>'delivery:covid19':''</text:p>
          </table:table-cell>
          <table:table-cell table:formula="of:=&quot;'&quot;&amp;[.E$1]&amp;&quot;':'&quot;&amp;[.E25]&amp;&quot;'&quot;" office:value-type="string" office:string-value="'takeaway':'no'" calcext:value-type="string">
            <text:p>'takeaway':'no'</text:p>
          </table:table-cell>
          <table:table-cell table:formula="of:=&quot;'&quot;&amp;[.F$1]&amp;&quot;':'&quot;&amp;[.F25]&amp;&quot;'&quot;" office:value-type="string" office:string-value="'opening_hours':''" calcext:value-type="string">
            <text:p>'opening_hours':''</text:p>
          </table:table-cell>
          <table:table-cell table:formula="of:=&quot;'&quot;&amp;[.G$1]&amp;&quot;':'&quot;&amp;[.G25]&amp;&quot;'&quot;" office:value-type="string" office:string-value="'opening_hours:covid19':'open'" calcext:value-type="string">
            <text:p>'opening_hours:covid19':'open'</text:p>
          </table:table-cell>
          <table:table-cell table:formula="of:=&quot;'&quot;&amp;[.H$1]&amp;&quot;':'&quot;&amp;[.H25]&amp;&quot;'&quot;" office:value-type="string" office:string-value="'contact:phone':''" calcext:value-type="string">
            <text:p>'contact:phone':''</text:p>
          </table:table-cell>
          <table:table-cell table:formula="of:=&quot;'&quot;&amp;[.I$1]&amp;&quot;':'&quot;&amp;[.I25]&amp;&quot;'&quot;" office:value-type="string" office:string-value="'website':''" calcext:value-type="string">
            <text:p>'website':''</text:p>
          </table:table-cell>
          <table:table-cell table:formula="of:=&quot;{&quot;&amp; [.K25]&amp;&quot;,&quot;&amp;[.L25]&amp;&quot;,&quot;&amp;[.M25]&amp;&quot;,&quot;&amp;[.N25]&amp;&quot;,&quot;&amp;[.O25]&amp;&quot;,&quot;&amp;[.P25]&amp;&quot;,&quot;&amp;[.Q25]&amp;&quot;,&quot;&amp;[.R25]&amp;&quot;,&quot;&amp;[.S25]&amp;&quot;}&quot;" office:value-type="string" office:string-value="{'mail':'contact@comme-une-amande.com','access:covid19':'no','delivery':'Only','delivery:covid19':'','takeaway':'no','opening_hours':'','opening_hours:covid19':'open','contact:phone':'','website':''}" calcext:value-type="string">
            <text:p>{'mail':'contact@comme-une-amande.com','access:covid19':'no','delivery':'Only','delivery:covid19':'','takeaway':'no','opening_hours':'','opening_hours:covid19':'open','contact:phone':'','website':''}</text:p>
          </table:table-cell>
        </table:table-row>
        <table:table-row table:style-name="ro5">
          <table:table-cell office:value-type="string" calcext:value-type="string">
            <text:p><text:a xlink:href="mailto:arnaudlarher@yahoo.fr" xlink:type="simple">arnaudlarher@yahoo.fr</text:a>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We-Sa 10:00-13:00-14:00-19:00;Su 10:00-10:30</text:p>
          </table:table-cell>
          <table:table-cell table:number-columns-repeated="3"/>
          <table:table-cell table:formula="of:=&quot;'&quot;&amp;[.A$1]&amp;&quot;':'&quot;&amp;[.A26]&amp;&quot;'&quot;" office:value-type="string" office:string-value="'mail':'arnaudlarher@yahoo.fr'" calcext:value-type="string">
            <text:p>'mail':'arnaudlarher@yahoo.fr'</text:p>
          </table:table-cell>
          <table:table-cell table:formula="of:=&quot;'&quot;&amp;[.B$1]&amp;&quot;':'&quot;&amp;[.B26]&amp;&quot;'&quot;" office:value-type="string" office:string-value="'access:covid19':'yes'" calcext:value-type="string">
            <text:p>'access:covid19':'yes'</text:p>
          </table:table-cell>
          <table:table-cell table:formula="of:=&quot;'&quot;&amp;[.C$1]&amp;&quot;':'&quot;&amp;[.C26]&amp;&quot;'&quot;" office:value-type="string" office:string-value="'delivery':'yes'" calcext:value-type="string">
            <text:p>'delivery':'yes'</text:p>
          </table:table-cell>
          <table:table-cell table:formula="of:=&quot;'&quot;&amp;[.D$1]&amp;&quot;':'&quot;&amp;[.D26]&amp;&quot;'&quot;" office:value-type="string" office:string-value="'delivery:covid19':''" calcext:value-type="string">
            <text:p>'delivery:covid19':''</text:p>
          </table:table-cell>
          <table:table-cell table:formula="of:=&quot;'&quot;&amp;[.E$1]&amp;&quot;':'&quot;&amp;[.E26]&amp;&quot;'&quot;" office:value-type="string" office:string-value="'takeaway':'yes'" calcext:value-type="string">
            <text:p>'takeaway':'yes'</text:p>
          </table:table-cell>
          <table:table-cell table:formula="of:=&quot;'&quot;&amp;[.F$1]&amp;&quot;':'&quot;&amp;[.F26]&amp;&quot;'&quot;" office:value-type="string" office:string-value="'opening_hours':''" calcext:value-type="string">
            <text:p>'opening_hours':''</text:p>
          </table:table-cell>
          <table:table-cell table:formula="of:=&quot;'&quot;&amp;[.G$1]&amp;&quot;':'&quot;&amp;[.G26]&amp;&quot;'&quot;" office:value-type="string" office:string-value="'opening_hours:covid19':'We-Sa 10:00-13:00-14:00-19:00;Su 10:00-10:30'" calcext:value-type="string">
            <text:p>'opening_hours:covid19':'We-Sa 10:00-13:00-14:00-19:00;Su 10:00-10:30'</text:p>
          </table:table-cell>
          <table:table-cell table:formula="of:=&quot;'&quot;&amp;[.H$1]&amp;&quot;':'&quot;&amp;[.H26]&amp;&quot;'&quot;" office:value-type="string" office:string-value="'contact:phone':''" calcext:value-type="string">
            <text:p>'contact:phone':''</text:p>
          </table:table-cell>
          <table:table-cell table:formula="of:=&quot;'&quot;&amp;[.I$1]&amp;&quot;':'&quot;&amp;[.I26]&amp;&quot;'&quot;" office:value-type="string" office:string-value="'website':''" calcext:value-type="string">
            <text:p>'website':''</text:p>
          </table:table-cell>
          <table:table-cell table:formula="of:=&quot;{&quot;&amp; [.K26]&amp;&quot;,&quot;&amp;[.L26]&amp;&quot;,&quot;&amp;[.M26]&amp;&quot;,&quot;&amp;[.N26]&amp;&quot;,&quot;&amp;[.O26]&amp;&quot;,&quot;&amp;[.P26]&amp;&quot;,&quot;&amp;[.Q26]&amp;&quot;,&quot;&amp;[.R26]&amp;&quot;,&quot;&amp;[.S26]&amp;&quot;}&quot;" office:value-type="string" office:string-value="{'mail':'arnaudlarher@yahoo.fr','access:covid19':'yes','delivery':'yes','delivery:covid19':'','takeaway':'yes','opening_hours':'','opening_hours:covid19':'We-Sa 10:00-13:00-14:00-19:00;Su 10:00-10:30','contact:phone':'','website':''}" calcext:value-type="string">
            <text:p>{'mail':'arnaudlarher@yahoo.fr','access:covid19':'yes','delivery':'yes','delivery:covid19':'','takeaway':'yes','opening_hours':'','opening_hours:covid19':'We-Sa 10:00-13:00-14:00-19:00;Su 10:00-10:30','contact:phone':'','website':''}</text:p>
          </table:table-cell>
        </table:table-row>
        <table:table-row table:style-name="ro2">
          <table:table-cell office:value-type="string" calcext:value-type="string">
            <text:p><text:a xlink:href="mailto:bistrotlerobinet@gmail.com" xlink:type="simple">bistrotlerobinet@gmail.com</text:a>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12:00-14:30,18:00-02:00</text:p>
          </table:table-cell>
          <table:table-cell office:value-type="string" calcext:value-type="string">
            <text:p>11:00-14:30,17:30-18:30</text:p>
          </table:table-cell>
          <table:table-cell table:number-columns-repeated="3"/>
          <table:table-cell table:formula="of:=&quot;'&quot;&amp;[.A$1]&amp;&quot;':'&quot;&amp;[.A27]&amp;&quot;'&quot;" office:value-type="string" office:string-value="'mail':'bistrotlerobinet@gmail.com'" calcext:value-type="string">
            <text:p>'mail':'bistrotlerobinet@gmail.com'</text:p>
          </table:table-cell>
          <table:table-cell table:formula="of:=&quot;'&quot;&amp;[.B$1]&amp;&quot;':'&quot;&amp;[.B27]&amp;&quot;'&quot;" office:value-type="string" office:string-value="'access:covid19':'yes'" calcext:value-type="string">
            <text:p>'access:covid19':'yes'</text:p>
          </table:table-cell>
          <table:table-cell table:formula="of:=&quot;'&quot;&amp;[.C$1]&amp;&quot;':'&quot;&amp;[.C27]&amp;&quot;'&quot;" office:value-type="string" office:string-value="'delivery':'yes'" calcext:value-type="string">
            <text:p>'delivery':'yes'</text:p>
          </table:table-cell>
          <table:table-cell table:formula="of:=&quot;'&quot;&amp;[.D$1]&amp;&quot;':'&quot;&amp;[.D27]&amp;&quot;'&quot;" office:value-type="string" office:string-value="'delivery:covid19':''" calcext:value-type="string">
            <text:p>'delivery:covid19':''</text:p>
          </table:table-cell>
          <table:table-cell table:formula="of:=&quot;'&quot;&amp;[.E$1]&amp;&quot;':'&quot;&amp;[.E27]&amp;&quot;'&quot;" office:value-type="string" office:string-value="'takeaway':'yes'" calcext:value-type="string">
            <text:p>'takeaway':'yes'</text:p>
          </table:table-cell>
          <table:table-cell table:formula="of:=&quot;'&quot;&amp;[.F$1]&amp;&quot;':'&quot;&amp;[.F27]&amp;&quot;'&quot;" office:value-type="string" office:string-value="'opening_hours':'12:00-14:30,18:00-02:00'" calcext:value-type="string">
            <text:p>'opening_hours':'12:00-14:30,18:00-02:00'</text:p>
          </table:table-cell>
          <table:table-cell table:formula="of:=&quot;'&quot;&amp;[.G$1]&amp;&quot;':'&quot;&amp;[.G27]&amp;&quot;'&quot;" office:value-type="string" office:string-value="'opening_hours:covid19':'11:00-14:30,17:30-18:30'" calcext:value-type="string">
            <text:p>'opening_hours:covid19':'11:00-14:30,17:30-18:30'</text:p>
          </table:table-cell>
          <table:table-cell table:formula="of:=&quot;'&quot;&amp;[.H$1]&amp;&quot;':'&quot;&amp;[.H27]&amp;&quot;'&quot;" office:value-type="string" office:string-value="'contact:phone':''" calcext:value-type="string">
            <text:p>'contact:phone':''</text:p>
          </table:table-cell>
          <table:table-cell table:formula="of:=&quot;'&quot;&amp;[.I$1]&amp;&quot;':'&quot;&amp;[.I27]&amp;&quot;'&quot;" office:value-type="string" office:string-value="'website':''" calcext:value-type="string">
            <text:p>'website':''</text:p>
          </table:table-cell>
          <table:table-cell table:formula="of:=&quot;{&quot;&amp; [.K27]&amp;&quot;,&quot;&amp;[.L27]&amp;&quot;,&quot;&amp;[.M27]&amp;&quot;,&quot;&amp;[.N27]&amp;&quot;,&quot;&amp;[.O27]&amp;&quot;,&quot;&amp;[.P27]&amp;&quot;,&quot;&amp;[.Q27]&amp;&quot;,&quot;&amp;[.R27]&amp;&quot;,&quot;&amp;[.S27]&amp;&quot;}&quot;" office:value-type="string" office:string-value="{'mail':'bistrotlerobinet@gmail.com','access:covid19':'yes','delivery':'yes','delivery:covid19':'','takeaway':'yes','opening_hours':'12:00-14:30,18:00-02:00','opening_hours:covid19':'11:00-14:30,17:30-18:30','contact:phone':'','website':''}" calcext:value-type="string">
            <text:p>{'mail':'bistrotlerobinet@gmail.com','access:covid19':'yes','delivery':'yes','delivery:covid19':'','takeaway':'yes','opening_hours':'12:00-14:30,18:00-02:00','opening_hours:covid19':'11:00-14:30,17:30-18:30','contact:phone':'','website':''}</text:p>
          </table:table-cell>
        </table:table-row>
        <table:table-row table:style-name="ro1">
          <table:table-cell office:value-type="string" calcext:value-type="string">
            <text:p><text:a xlink:href="mailto:hb@ampelos31.fr" xlink:type="simple">hb@ampelos31.fr</text:a>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10:30-21:00</text:p>
          </table:table-cell>
          <table:table-cell office:value-type="string" calcext:value-type="string">
            <text:p>11:30-19:00</text:p>
          </table:table-cell>
          <table:table-cell table:number-columns-repeated="3"/>
          <table:table-cell table:formula="of:=&quot;'&quot;&amp;[.A$1]&amp;&quot;':'&quot;&amp;[.A28]&amp;&quot;'&quot;" office:value-type="string" office:string-value="'mail':'hb@ampelos31.fr'" calcext:value-type="string">
            <text:p>'mail':'hb@ampelos31.fr'</text:p>
          </table:table-cell>
          <table:table-cell table:formula="of:=&quot;'&quot;&amp;[.B$1]&amp;&quot;':'&quot;&amp;[.B28]&amp;&quot;'&quot;" office:value-type="string" office:string-value="'access:covid19':'yes'" calcext:value-type="string">
            <text:p>'access:covid19':'yes'</text:p>
          </table:table-cell>
          <table:table-cell table:formula="of:=&quot;'&quot;&amp;[.C$1]&amp;&quot;':'&quot;&amp;[.C28]&amp;&quot;'&quot;" office:value-type="string" office:string-value="'delivery':'yes'" calcext:value-type="string">
            <text:p>'delivery':'yes'</text:p>
          </table:table-cell>
          <table:table-cell table:formula="of:=&quot;'&quot;&amp;[.D$1]&amp;&quot;':'&quot;&amp;[.D28]&amp;&quot;'&quot;" office:value-type="string" office:string-value="'delivery:covid19':''" calcext:value-type="string">
            <text:p>'delivery:covid19':''</text:p>
          </table:table-cell>
          <table:table-cell table:formula="of:=&quot;'&quot;&amp;[.E$1]&amp;&quot;':'&quot;&amp;[.E28]&amp;&quot;'&quot;" office:value-type="string" office:string-value="'takeaway':'yes'" calcext:value-type="string">
            <text:p>'takeaway':'yes'</text:p>
          </table:table-cell>
          <table:table-cell table:formula="of:=&quot;'&quot;&amp;[.F$1]&amp;&quot;':'&quot;&amp;[.F28]&amp;&quot;'&quot;" office:value-type="string" office:string-value="'opening_hours':'10:30-21:00'" calcext:value-type="string">
            <text:p>'opening_hours':'10:30-21:00'</text:p>
          </table:table-cell>
          <table:table-cell table:formula="of:=&quot;'&quot;&amp;[.G$1]&amp;&quot;':'&quot;&amp;[.G28]&amp;&quot;'&quot;" office:value-type="string" office:string-value="'opening_hours:covid19':'11:30-19:00'" calcext:value-type="string">
            <text:p>'opening_hours:covid19':'11:30-19:00'</text:p>
          </table:table-cell>
          <table:table-cell table:formula="of:=&quot;'&quot;&amp;[.H$1]&amp;&quot;':'&quot;&amp;[.H28]&amp;&quot;'&quot;" office:value-type="string" office:string-value="'contact:phone':''" calcext:value-type="string">
            <text:p>'contact:phone':''</text:p>
          </table:table-cell>
          <table:table-cell table:formula="of:=&quot;'&quot;&amp;[.I$1]&amp;&quot;':'&quot;&amp;[.I28]&amp;&quot;'&quot;" office:value-type="string" office:string-value="'website':''" calcext:value-type="string">
            <text:p>'website':''</text:p>
          </table:table-cell>
          <table:table-cell table:formula="of:=&quot;{&quot;&amp; [.K28]&amp;&quot;,&quot;&amp;[.L28]&amp;&quot;,&quot;&amp;[.M28]&amp;&quot;,&quot;&amp;[.N28]&amp;&quot;,&quot;&amp;[.O28]&amp;&quot;,&quot;&amp;[.P28]&amp;&quot;,&quot;&amp;[.Q28]&amp;&quot;,&quot;&amp;[.R28]&amp;&quot;,&quot;&amp;[.S28]&amp;&quot;}&quot;" office:value-type="string" office:string-value="{'mail':'hb@ampelos31.fr','access:covid19':'yes','delivery':'yes','delivery:covid19':'','takeaway':'yes','opening_hours':'10:30-21:00','opening_hours:covid19':'11:30-19:00','contact:phone':'','website':''}" calcext:value-type="string">
            <text:p>{'mail':'hb@ampelos31.fr','access:covid19':'yes','delivery':'yes','delivery:covid19':'','takeaway':'yes','opening_hours':'10:30-21:00','opening_hours:covid19':'11:30-19:00','contact:phone':'','website':''}</text:p>
          </table:table-cell>
        </table:table-row>
        <table:table-row table:style-name="ro1">
          <table:table-cell office:value-type="string" calcext:value-type="string">
            <text:p><text:a xlink:href="mailto:aleksandra.tasic@montenotte.fr" xlink:type="simple">aleksandra.tasic@montenotte.fr</text:a>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10:00-18:00</text:p>
          </table:table-cell>
          <table:table-cell table:number-columns-repeated="4"/>
          <table:table-cell table:formula="of:=&quot;'&quot;&amp;[.A$1]&amp;&quot;':'&quot;&amp;[.A29]&amp;&quot;'&quot;" office:value-type="string" office:string-value="'mail':'aleksandra.tasic@montenotte.fr'" calcext:value-type="string">
            <text:p>'mail':'aleksandra.tasic@montenotte.fr'</text:p>
          </table:table-cell>
          <table:table-cell table:formula="of:=&quot;'&quot;&amp;[.B$1]&amp;&quot;':'&quot;&amp;[.B29]&amp;&quot;'&quot;" office:value-type="string" office:string-value="'access:covid19':'yes'" calcext:value-type="string">
            <text:p>'access:covid19':'yes'</text:p>
          </table:table-cell>
          <table:table-cell table:formula="of:=&quot;'&quot;&amp;[.C$1]&amp;&quot;':'&quot;&amp;[.C29]&amp;&quot;'&quot;" office:value-type="string" office:string-value="'delivery':'yes'" calcext:value-type="string">
            <text:p>'delivery':'yes'</text:p>
          </table:table-cell>
          <table:table-cell table:formula="of:=&quot;'&quot;&amp;[.D$1]&amp;&quot;':'&quot;&amp;[.D29]&amp;&quot;'&quot;" office:value-type="string" office:string-value="'delivery:covid19':''" calcext:value-type="string">
            <text:p>'delivery:covid19':''</text:p>
          </table:table-cell>
          <table:table-cell table:formula="of:=&quot;'&quot;&amp;[.E$1]&amp;&quot;':'&quot;&amp;[.E29]&amp;&quot;'&quot;" office:value-type="string" office:string-value="'takeaway':''" calcext:value-type="string">
            <text:p>'takeaway':''</text:p>
          </table:table-cell>
          <table:table-cell table:formula="of:=&quot;'&quot;&amp;[.F$1]&amp;&quot;':'&quot;&amp;[.F29]&amp;&quot;'&quot;" office:value-type="string" office:string-value="'opening_hours':'10:00-18:00'" calcext:value-type="string">
            <text:p>'opening_hours':'10:00-18:00'</text:p>
          </table:table-cell>
          <table:table-cell table:formula="of:=&quot;'&quot;&amp;[.G$1]&amp;&quot;':'&quot;&amp;[.G29]&amp;&quot;'&quot;" office:value-type="string" office:string-value="'opening_hours:covid19':''" calcext:value-type="string">
            <text:p>'opening_hours:covid19':''</text:p>
          </table:table-cell>
          <table:table-cell table:formula="of:=&quot;'&quot;&amp;[.H$1]&amp;&quot;':'&quot;&amp;[.H29]&amp;&quot;'&quot;" office:value-type="string" office:string-value="'contact:phone':''" calcext:value-type="string">
            <text:p>'contact:phone':''</text:p>
          </table:table-cell>
          <table:table-cell table:formula="of:=&quot;'&quot;&amp;[.I$1]&amp;&quot;':'&quot;&amp;[.I29]&amp;&quot;'&quot;" office:value-type="string" office:string-value="'website':''" calcext:value-type="string">
            <text:p>'website':''</text:p>
          </table:table-cell>
          <table:table-cell table:formula="of:=&quot;{&quot;&amp; [.K29]&amp;&quot;,&quot;&amp;[.L29]&amp;&quot;,&quot;&amp;[.M29]&amp;&quot;,&quot;&amp;[.N29]&amp;&quot;,&quot;&amp;[.O29]&amp;&quot;,&quot;&amp;[.P29]&amp;&quot;,&quot;&amp;[.Q29]&amp;&quot;,&quot;&amp;[.R29]&amp;&quot;,&quot;&amp;[.S29]&amp;&quot;}&quot;" office:value-type="string" office:string-value="{'mail':'aleksandra.tasic@montenotte.fr','access:covid19':'yes','delivery':'yes','delivery:covid19':'','takeaway':'','opening_hours':'10:00-18:00','opening_hours:covid19':'','contact:phone':'','website':''}" calcext:value-type="string">
            <text:p>{'mail':'aleksandra.tasic@montenotte.fr','access:covid19':'yes','delivery':'yes','delivery:covid19':'','takeaway':'','opening_hours':'10:00-18:00','opening_hours:covid19':'','contact:phone':'','website':''}</text:p>
          </table:table-cell>
        </table:table-row>
        <table:table-row table:style-name="ro8">
          <table:table-cell office:value-type="string" calcext:value-type="string">
            <text:p><text:span text:style-name="T3"><text:a xlink:href="mailto:contact@lescavesdereuilly.fr" xlink:type="simple">contact@lescavesdereuilly.fr</text:a></text:span>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Mo 17:00-23:00;Tu-Th 11:00-14:00,17:00-23:00;Fr 11:00-14:00,17:00-00:00;Sa 10:00-00:00</text:p>
          </table:table-cell>
          <table:table-cell office:value-type="string" calcext:value-type="string">
            <text:p>Mo-Sa 11:00-13:00,14:00-20:00</text:p>
          </table:table-cell>
          <table:table-cell table:number-columns-repeated="3"/>
          <table:table-cell table:formula="of:=&quot;'&quot;&amp;[.A$1]&amp;&quot;':'&quot;&amp;[.A30]&amp;&quot;'&quot;" office:value-type="string" office:string-value="'mail':'contact@lescavesdereuilly.fr'" calcext:value-type="string">
            <text:p>'mail':'contact@lescavesdereuilly.fr'</text:p>
          </table:table-cell>
          <table:table-cell table:formula="of:=&quot;'&quot;&amp;[.B$1]&amp;&quot;':'&quot;&amp;[.B30]&amp;&quot;'&quot;" office:value-type="string" office:string-value="'access:covid19':'yes'" calcext:value-type="string">
            <text:p>'access:covid19':'yes'</text:p>
          </table:table-cell>
          <table:table-cell table:formula="of:=&quot;'&quot;&amp;[.C$1]&amp;&quot;':'&quot;&amp;[.C30]&amp;&quot;'&quot;" office:value-type="string" office:string-value="'delivery':'yes'" calcext:value-type="string">
            <text:p>'delivery':'yes'</text:p>
          </table:table-cell>
          <table:table-cell table:formula="of:=&quot;'&quot;&amp;[.D$1]&amp;&quot;':'&quot;&amp;[.D30]&amp;&quot;'&quot;" office:value-type="string" office:string-value="'delivery:covid19':''" calcext:value-type="string">
            <text:p>'delivery:covid19':''</text:p>
          </table:table-cell>
          <table:table-cell table:formula="of:=&quot;'&quot;&amp;[.E$1]&amp;&quot;':'&quot;&amp;[.E30]&amp;&quot;'&quot;" office:value-type="string" office:string-value="'takeaway':'yes'" calcext:value-type="string">
            <text:p>'takeaway':'yes'</text:p>
          </table:table-cell>
          <table:table-cell table:formula="of:=&quot;'&quot;&amp;[.F$1]&amp;&quot;':'&quot;&amp;[.F30]&amp;&quot;'&quot;" office:value-type="string" office:string-value="'opening_hours':'Mo 17:00-23:00;Tu-Th 11:00-14:00,17:00-23:00;Fr 11:00-14:00,17:00-00:00;Sa 10:00-00:00'" calcext:value-type="string">
            <text:p>'opening_hours':'Mo 17:00-23:00;Tu-Th 11:00-14:00,17:00-23:00;Fr 11:00-14:00,17:00-00:00;Sa 10:00-00:00'</text:p>
          </table:table-cell>
          <table:table-cell table:formula="of:=&quot;'&quot;&amp;[.G$1]&amp;&quot;':'&quot;&amp;[.G30]&amp;&quot;'&quot;" office:value-type="string" office:string-value="'opening_hours:covid19':'Mo-Sa 11:00-13:00,14:00-20:00'" calcext:value-type="string">
            <text:p>'opening_hours:covid19':'Mo-Sa 11:00-13:00,14:00-20:00'</text:p>
          </table:table-cell>
          <table:table-cell table:formula="of:=&quot;'&quot;&amp;[.H$1]&amp;&quot;':'&quot;&amp;[.H30]&amp;&quot;'&quot;" office:value-type="string" office:string-value="'contact:phone':''" calcext:value-type="string">
            <text:p>'contact:phone':''</text:p>
          </table:table-cell>
          <table:table-cell table:formula="of:=&quot;'&quot;&amp;[.I$1]&amp;&quot;':'&quot;&amp;[.I30]&amp;&quot;'&quot;" office:value-type="string" office:string-value="'website':''" calcext:value-type="string">
            <text:p>'website':''</text:p>
          </table:table-cell>
          <table:table-cell table:formula="of:=&quot;{&quot;&amp; [.K30]&amp;&quot;,&quot;&amp;[.L30]&amp;&quot;,&quot;&amp;[.M30]&amp;&quot;,&quot;&amp;[.N30]&amp;&quot;,&quot;&amp;[.O30]&amp;&quot;,&quot;&amp;[.P30]&amp;&quot;,&quot;&amp;[.Q30]&amp;&quot;,&quot;&amp;[.R30]&amp;&quot;,&quot;&amp;[.S30]&amp;&quot;}&quot;" office:value-type="string" office:string-value="{'mail':'contact@lescavesdereuilly.fr','access:covid19':'yes','delivery':'yes','delivery:covid19':'','takeaway':'yes','opening_hours':'Mo 17:00-23:00;Tu-Th 11:00-14:00,17:00-23:00;Fr 11:00-14:00,17:00-00:00;Sa 10:00-00:00','opening_hours:covid19':'Mo-Sa 11:00-13:00,14:00-20:00','contact:phone':'','website':''}" calcext:value-type="string">
            <text:p>{'mail':'contact@lescavesdereuilly.fr','access:covid19':'yes','delivery':'yes','delivery:covid19':'','takeaway':'yes','opening_hours':'Mo 17:00-23:00;Tu-Th 11:00-14:00,17:00-23:00;Fr 11:00-14:00,17:00-00:00;Sa 10:00-00:00','opening_hours:covid19':'Mo-Sa 11:00-13:00,14:00-20:00','contact:phone':'','website':''}</text:p>
          </table:table-cell>
        </table:table-row>
        <table:table-row table:style-name="ro2">
          <table:table-cell office:value-type="string" calcext:value-type="string">
            <text:p><text:a xlink:href="mailto:boulangerie.bretteau@gmail.com" xlink:type="simple">boulangerie.bretteau@gmail.com</text:a>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Only</text:p>
          </table:table-cell>
          <table:table-cell office:value-type="string" calcext:value-type="string">
            <text:p>Su-Fr 07:00-20:00</text:p>
          </table:table-cell>
          <table:table-cell office:value-type="string" calcext:value-type="string">
            <text:p>7:00-18:00;Su 7:00-15:00</text:p>
          </table:table-cell>
          <table:table-cell table:number-columns-repeated="3"/>
          <table:table-cell table:formula="of:=&quot;'&quot;&amp;[.A$1]&amp;&quot;':'&quot;&amp;[.A31]&amp;&quot;'&quot;" office:value-type="string" office:string-value="'mail':'boulangerie.bretteau@gmail.com'" calcext:value-type="string">
            <text:p>'mail':'boulangerie.bretteau@gmail.com'</text:p>
          </table:table-cell>
          <table:table-cell table:formula="of:=&quot;'&quot;&amp;[.B$1]&amp;&quot;':'&quot;&amp;[.B31]&amp;&quot;'&quot;" office:value-type="string" office:string-value="'access:covid19':'yes'" calcext:value-type="string">
            <text:p>'access:covid19':'yes'</text:p>
          </table:table-cell>
          <table:table-cell table:formula="of:=&quot;'&quot;&amp;[.C$1]&amp;&quot;':'&quot;&amp;[.C31]&amp;&quot;'&quot;" office:value-type="string" office:string-value="'delivery':'yes'" calcext:value-type="string">
            <text:p>'delivery':'yes'</text:p>
          </table:table-cell>
          <table:table-cell table:formula="of:=&quot;'&quot;&amp;[.D$1]&amp;&quot;':'&quot;&amp;[.D31]&amp;&quot;'&quot;" office:value-type="string" office:string-value="'delivery:covid19':''" calcext:value-type="string">
            <text:p>'delivery:covid19':''</text:p>
          </table:table-cell>
          <table:table-cell table:formula="of:=&quot;'&quot;&amp;[.E$1]&amp;&quot;':'&quot;&amp;[.E31]&amp;&quot;'&quot;" office:value-type="string" office:string-value="'takeaway':'Only'" calcext:value-type="string">
            <text:p>'takeaway':'Only'</text:p>
          </table:table-cell>
          <table:table-cell table:formula="of:=&quot;'&quot;&amp;[.F$1]&amp;&quot;':'&quot;&amp;[.F31]&amp;&quot;'&quot;" office:value-type="string" office:string-value="'opening_hours':'Su-Fr 07:00-20:00'" calcext:value-type="string">
            <text:p>'opening_hours':'Su-Fr 07:00-20:00'</text:p>
          </table:table-cell>
          <table:table-cell table:formula="of:=&quot;'&quot;&amp;[.G$1]&amp;&quot;':'&quot;&amp;[.G31]&amp;&quot;'&quot;" office:value-type="string" office:string-value="'opening_hours:covid19':'7:00-18:00;Su 7:00-15:00'" calcext:value-type="string">
            <text:p>'opening_hours:covid19':'7:00-18:00;Su 7:00-15:00'</text:p>
          </table:table-cell>
          <table:table-cell table:formula="of:=&quot;'&quot;&amp;[.H$1]&amp;&quot;':'&quot;&amp;[.H31]&amp;&quot;'&quot;" office:value-type="string" office:string-value="'contact:phone':''" calcext:value-type="string">
            <text:p>'contact:phone':''</text:p>
          </table:table-cell>
          <table:table-cell table:formula="of:=&quot;'&quot;&amp;[.I$1]&amp;&quot;':'&quot;&amp;[.I31]&amp;&quot;'&quot;" office:value-type="string" office:string-value="'website':''" calcext:value-type="string">
            <text:p>'website':''</text:p>
          </table:table-cell>
          <table:table-cell table:formula="of:=&quot;{&quot;&amp; [.K31]&amp;&quot;,&quot;&amp;[.L31]&amp;&quot;,&quot;&amp;[.M31]&amp;&quot;,&quot;&amp;[.N31]&amp;&quot;,&quot;&amp;[.O31]&amp;&quot;,&quot;&amp;[.P31]&amp;&quot;,&quot;&amp;[.Q31]&amp;&quot;,&quot;&amp;[.R31]&amp;&quot;,&quot;&amp;[.S31]&amp;&quot;}&quot;" office:value-type="string" office:string-value="{'mail':'boulangerie.bretteau@gmail.com','access:covid19':'yes','delivery':'yes','delivery:covid19':'','takeaway':'Only','opening_hours':'Su-Fr 07:00-20:00','opening_hours:covid19':'7:00-18:00;Su 7:00-15:00','contact:phone':'','website':''}" calcext:value-type="string">
            <text:p>{'mail':'boulangerie.bretteau@gmail.com','access:covid19':'yes','delivery':'yes','delivery:covid19':'','takeaway':'Only','opening_hours':'Su-Fr 07:00-20:00','opening_hours:covid19':'7:00-18:00;Su 7:00-15:00','contact:phone':'','website':''}</text:p>
          </table:table-cell>
        </table:table-row>
        <table:table-row table:style-name="ro2">
          <table:table-cell office:value-type="string" calcext:value-type="string">
            <text:p><text:a xlink:href="mailto:intermarche.paris15@gmail.com" xlink:type="simple">intermarche.paris15@gmail.com</text:a>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Mo-Sa 8:30-21:00;Su 9:00-13:00</text:p>
          </table:table-cell>
          <table:table-cell office:value-type="string" calcext:value-type="string">
            <text:p>09:00-20:00</text:p>
          </table:table-cell>
          <table:table-cell table:number-columns-repeated="3"/>
          <table:table-cell table:formula="of:=&quot;'&quot;&amp;[.A$1]&amp;&quot;':'&quot;&amp;[.A32]&amp;&quot;'&quot;" office:value-type="string" office:string-value="'mail':'intermarche.paris15@gmail.com'" calcext:value-type="string">
            <text:p>'mail':'intermarche.paris15@gmail.com'</text:p>
          </table:table-cell>
          <table:table-cell table:formula="of:=&quot;'&quot;&amp;[.B$1]&amp;&quot;':'&quot;&amp;[.B32]&amp;&quot;'&quot;" office:value-type="string" office:string-value="'access:covid19':'yes'" calcext:value-type="string">
            <text:p>'access:covid19':'yes'</text:p>
          </table:table-cell>
          <table:table-cell table:formula="of:=&quot;'&quot;&amp;[.C$1]&amp;&quot;':'&quot;&amp;[.C32]&amp;&quot;'&quot;" office:value-type="string" office:string-value="'delivery':'yes'" calcext:value-type="string">
            <text:p>'delivery':'yes'</text:p>
          </table:table-cell>
          <table:table-cell table:formula="of:=&quot;'&quot;&amp;[.D$1]&amp;&quot;':'&quot;&amp;[.D32]&amp;&quot;'&quot;" office:value-type="string" office:string-value="'delivery:covid19':''" calcext:value-type="string">
            <text:p>'delivery:covid19':''</text:p>
          </table:table-cell>
          <table:table-cell table:formula="of:=&quot;'&quot;&amp;[.E$1]&amp;&quot;':'&quot;&amp;[.E32]&amp;&quot;'&quot;" office:value-type="string" office:string-value="'takeaway':'yes'" calcext:value-type="string">
            <text:p>'takeaway':'yes'</text:p>
          </table:table-cell>
          <table:table-cell table:formula="of:=&quot;'&quot;&amp;[.F$1]&amp;&quot;':'&quot;&amp;[.F32]&amp;&quot;'&quot;" office:value-type="string" office:string-value="'opening_hours':'Mo-Sa 8:30-21:00;Su 9:00-13:00'" calcext:value-type="string">
            <text:p>'opening_hours':'Mo-Sa 8:30-21:00;Su 9:00-13:00'</text:p>
          </table:table-cell>
          <table:table-cell table:formula="of:=&quot;'&quot;&amp;[.G$1]&amp;&quot;':'&quot;&amp;[.G32]&amp;&quot;'&quot;" office:value-type="string" office:string-value="'opening_hours:covid19':'09:00-20:00'" calcext:value-type="string">
            <text:p>'opening_hours:covid19':'09:00-20:00'</text:p>
          </table:table-cell>
          <table:table-cell table:formula="of:=&quot;'&quot;&amp;[.H$1]&amp;&quot;':'&quot;&amp;[.H32]&amp;&quot;'&quot;" office:value-type="string" office:string-value="'contact:phone':''" calcext:value-type="string">
            <text:p>'contact:phone':''</text:p>
          </table:table-cell>
          <table:table-cell table:formula="of:=&quot;'&quot;&amp;[.I$1]&amp;&quot;':'&quot;&amp;[.I32]&amp;&quot;'&quot;" office:value-type="string" office:string-value="'website':''" calcext:value-type="string">
            <text:p>'website':''</text:p>
          </table:table-cell>
          <table:table-cell table:formula="of:=&quot;{&quot;&amp; [.K32]&amp;&quot;,&quot;&amp;[.L32]&amp;&quot;,&quot;&amp;[.M32]&amp;&quot;,&quot;&amp;[.N32]&amp;&quot;,&quot;&amp;[.O32]&amp;&quot;,&quot;&amp;[.P32]&amp;&quot;,&quot;&amp;[.Q32]&amp;&quot;,&quot;&amp;[.R32]&amp;&quot;,&quot;&amp;[.S32]&amp;&quot;}&quot;" office:value-type="string" office:string-value="{'mail':'intermarche.paris15@gmail.com','access:covid19':'yes','delivery':'yes','delivery:covid19':'','takeaway':'yes','opening_hours':'Mo-Sa 8:30-21:00;Su 9:00-13:00','opening_hours:covid19':'09:00-20:00','contact:phone':'','website':''}" calcext:value-type="string">
            <text:p>{'mail':'intermarche.paris15@gmail.com','access:covid19':'yes','delivery':'yes','delivery:covid19':'','takeaway':'yes','opening_hours':'Mo-Sa 8:30-21:00;Su 9:00-13:00','opening_hours:covid19':'09:00-20:00','contact:phone':'','website':''}</text:p>
          </table:table-cell>
        </table:table-row>
        <table:table-row table:style-name="ro1">
          <table:table-cell office:value-type="string" calcext:value-type="string">
            <text:p><text:a xlink:href="mailto:she091184@gmail.com" xlink:type="simple">she091184@gmail.com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Tu-Su</text:p>
          </table:table-cell>
          <table:table-cell office:value-type="string" calcext:value-type="string">
            <text:p>10:00-19:00</text:p>
          </table:table-cell>
          <table:table-cell table:number-columns-repeated="2"/>
          <table:table-cell office:value-type="string" calcext:value-type="string">
            <text:p>primeur fleuriste</text:p>
          </table:table-cell>
          <table:table-cell table:formula="of:=&quot;'&quot;&amp;[.A$1]&amp;&quot;':'&quot;&amp;[.A33]&amp;&quot;'&quot;" office:value-type="string" office:string-value="'mail':'she091184@gmail.com'" calcext:value-type="string">
            <text:p>'mail':'she091184@gmail.com'</text:p>
          </table:table-cell>
          <table:table-cell table:formula="of:=&quot;'&quot;&amp;[.B$1]&amp;&quot;':'&quot;&amp;[.B33]&amp;&quot;'&quot;" office:value-type="string" office:string-value="'access:covid19':'yes'" calcext:value-type="string">
            <text:p>'access:covid19':'yes'</text:p>
          </table:table-cell>
          <table:table-cell table:formula="of:=&quot;'&quot;&amp;[.C$1]&amp;&quot;':'&quot;&amp;[.C33]&amp;&quot;'&quot;" office:value-type="string" office:string-value="'delivery':'no'" calcext:value-type="string">
            <text:p>'delivery':'no'</text:p>
          </table:table-cell>
          <table:table-cell table:formula="of:=&quot;'&quot;&amp;[.D$1]&amp;&quot;':'&quot;&amp;[.D33]&amp;&quot;'&quot;" office:value-type="string" office:string-value="'delivery:covid19':''" calcext:value-type="string">
            <text:p>'delivery:covid19':''</text:p>
          </table:table-cell>
          <table:table-cell table:formula="of:=&quot;'&quot;&amp;[.E$1]&amp;&quot;':'&quot;&amp;[.E33]&amp;&quot;'&quot;" office:value-type="string" office:string-value="'takeaway':'yes'" calcext:value-type="string">
            <text:p>'takeaway':'yes'</text:p>
          </table:table-cell>
          <table:table-cell table:formula="of:=&quot;'&quot;&amp;[.F$1]&amp;&quot;':'&quot;&amp;[.F33]&amp;&quot;'&quot;" office:value-type="string" office:string-value="'opening_hours':'Tu-Su'" calcext:value-type="string">
            <text:p>'opening_hours':'Tu-Su'</text:p>
          </table:table-cell>
          <table:table-cell table:formula="of:=&quot;'&quot;&amp;[.G$1]&amp;&quot;':'&quot;&amp;[.G33]&amp;&quot;'&quot;" office:value-type="string" office:string-value="'opening_hours:covid19':'10:00-19:00'" calcext:value-type="string">
            <text:p>'opening_hours:covid19':'10:00-19:00'</text:p>
          </table:table-cell>
          <table:table-cell table:formula="of:=&quot;'&quot;&amp;[.H$1]&amp;&quot;':'&quot;&amp;[.H33]&amp;&quot;'&quot;" office:value-type="string" office:string-value="'contact:phone':''" calcext:value-type="string">
            <text:p>'contact:phone':''</text:p>
          </table:table-cell>
          <table:table-cell table:formula="of:=&quot;'&quot;&amp;[.I$1]&amp;&quot;':'&quot;&amp;[.I33]&amp;&quot;'&quot;" office:value-type="string" office:string-value="'website':''" calcext:value-type="string">
            <text:p>'website':''</text:p>
          </table:table-cell>
          <table:table-cell table:formula="of:=&quot;{&quot;&amp; [.K33]&amp;&quot;,&quot;&amp;[.L33]&amp;&quot;,&quot;&amp;[.M33]&amp;&quot;,&quot;&amp;[.N33]&amp;&quot;,&quot;&amp;[.O33]&amp;&quot;,&quot;&amp;[.P33]&amp;&quot;,&quot;&amp;[.Q33]&amp;&quot;,&quot;&amp;[.R33]&amp;&quot;,&quot;&amp;[.S33]&amp;&quot;}&quot;" office:value-type="string" office:string-value="{'mail':'she091184@gmail.com','access:covid19':'yes','delivery':'no','delivery:covid19':'','takeaway':'yes','opening_hours':'Tu-Su','opening_hours:covid19':'10:00-19:00','contact:phone':'','website':''}" calcext:value-type="string">
            <text:p>{'mail':'she091184@gmail.com','access:covid19':'yes','delivery':'no','delivery:covid19':'','takeaway':'yes','opening_hours':'Tu-Su','opening_hours:covid19':'10:00-19:00','contact:phone':'','website':''}</text:p>
          </table:table-cell>
        </table:table-row>
        <table:table-row table:style-name="ro2">
          <table:table-cell office:value-type="string" calcext:value-type="string">
            <text:p><text:span text:style-name="T3"><text:a xlink:href="mailto:patricia_couderc@rotisseriedargent.com" xlink:type="simple">patricia_couderc@rotisseriedargent.com</text:a></text:span>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Mo-Fr 7:00-20:00;Sa-Su 8:00-20:00</text:p>
          </table:table-cell>
          <table:table-cell office:value-type="string" calcext:value-type="string">
            <text:p>8:00-20:00</text:p>
          </table:table-cell>
          <table:table-cell/>
          <table:table-cell office:value-type="string" calcext:value-type="string">
            <text:p><text:s/>boulangerdelatour-commande.com</text:p>
          </table:table-cell>
          <table:table-cell/>
          <table:table-cell table:formula="of:=&quot;'&quot;&amp;[.A$1]&amp;&quot;':'&quot;&amp;[.A34]&amp;&quot;'&quot;" office:value-type="string" office:string-value="'mail':'patricia_couderc@rotisseriedargent.com'" calcext:value-type="string">
            <text:p>'mail':'patricia_couderc@rotisseriedargent.com'</text:p>
          </table:table-cell>
          <table:table-cell table:formula="of:=&quot;'&quot;&amp;[.B$1]&amp;&quot;':'&quot;&amp;[.B34]&amp;&quot;'&quot;" office:value-type="string" office:string-value="'access:covid19':'yes'" calcext:value-type="string">
            <text:p>'access:covid19':'yes'</text:p>
          </table:table-cell>
          <table:table-cell table:formula="of:=&quot;'&quot;&amp;[.C$1]&amp;&quot;':'&quot;&amp;[.C34]&amp;&quot;'&quot;" office:value-type="string" office:string-value="'delivery':'yes'" calcext:value-type="string">
            <text:p>'delivery':'yes'</text:p>
          </table:table-cell>
          <table:table-cell table:formula="of:=&quot;'&quot;&amp;[.D$1]&amp;&quot;':'&quot;&amp;[.D34]&amp;&quot;'&quot;" office:value-type="string" office:string-value="'delivery:covid19':''" calcext:value-type="string">
            <text:p>'delivery:covid19':''</text:p>
          </table:table-cell>
          <table:table-cell table:formula="of:=&quot;'&quot;&amp;[.E$1]&amp;&quot;':'&quot;&amp;[.E34]&amp;&quot;'&quot;" office:value-type="string" office:string-value="'takeaway':'yes'" calcext:value-type="string">
            <text:p>'takeaway':'yes'</text:p>
          </table:table-cell>
          <table:table-cell table:formula="of:=&quot;'&quot;&amp;[.F$1]&amp;&quot;':'&quot;&amp;[.F34]&amp;&quot;'&quot;" office:value-type="string" office:string-value="'opening_hours':'Mo-Fr 7:00-20:00;Sa-Su 8:00-20:00'" calcext:value-type="string">
            <text:p>'opening_hours':'Mo-Fr 7:00-20:00;Sa-Su 8:00-20:00'</text:p>
          </table:table-cell>
          <table:table-cell table:formula="of:=&quot;'&quot;&amp;[.G$1]&amp;&quot;':'&quot;&amp;[.G34]&amp;&quot;'&quot;" office:value-type="string" office:string-value="'opening_hours:covid19':'8:00-20:00'" calcext:value-type="string">
            <text:p>'opening_hours:covid19':'8:00-20:00'</text:p>
          </table:table-cell>
          <table:table-cell table:formula="of:=&quot;'&quot;&amp;[.H$1]&amp;&quot;':'&quot;&amp;[.H34]&amp;&quot;'&quot;" office:value-type="string" office:string-value="'contact:phone':''" calcext:value-type="string">
            <text:p>'contact:phone':''</text:p>
          </table:table-cell>
          <table:table-cell table:formula="of:=&quot;'&quot;&amp;[.I$1]&amp;&quot;':'&quot;&amp;[.I34]&amp;&quot;'&quot;" office:value-type="string" office:string-value="'website':' boulangerdelatour-commande.com'" calcext:value-type="string">
            <text:p>'website':' boulangerdelatour-commande.com'</text:p>
          </table:table-cell>
          <table:table-cell table:formula="of:=&quot;{&quot;&amp; [.K34]&amp;&quot;,&quot;&amp;[.L34]&amp;&quot;,&quot;&amp;[.M34]&amp;&quot;,&quot;&amp;[.N34]&amp;&quot;,&quot;&amp;[.O34]&amp;&quot;,&quot;&amp;[.P34]&amp;&quot;,&quot;&amp;[.Q34]&amp;&quot;,&quot;&amp;[.R34]&amp;&quot;,&quot;&amp;[.S34]&amp;&quot;}&quot;" office:value-type="string" office:string-value="{'mail':'patricia_couderc@rotisseriedargent.com','access:covid19':'yes','delivery':'yes','delivery:covid19':'','takeaway':'yes','opening_hours':'Mo-Fr 7:00-20:00;Sa-Su 8:00-20:00','opening_hours:covid19':'8:00-20:00','contact:phone':'','website':' boulangerdelatour-commande.com'}" calcext:value-type="string">
            <text:p>{'mail':'patricia_couderc@rotisseriedargent.com','access:covid19':'yes','delivery':'yes','delivery:covid19':'','takeaway':'yes','opening_hours':'Mo-Fr 7:00-20:00;Sa-Su 8:00-20:00','opening_hours:covid19':'8:00-20:00','contact:phone':'','website':' boulangerdelatour-commande.com'}</text:p>
          </table:table-cell>
        </table:table-row>
        <table:table-row table:style-name="ro3">
          <table:table-cell office:value-type="string" calcext:value-type="string">
            <text:p><text:a xlink:href="mailto:bienvenue@dose.paris" xlink:type="simple">bienvenue@dose.paris</text:a>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 10:30-13:30</text:p>
          </table:table-cell>
          <table:table-cell table:number-columns-repeated="3"/>
          <table:table-cell table:formula="of:=&quot;'&quot;&amp;[.A$1]&amp;&quot;':'&quot;&amp;[.A35]&amp;&quot;'&quot;" office:value-type="string" office:string-value="'mail':'bienvenue@dose.paris'" calcext:value-type="string">
            <text:p>'mail':'bienvenue@dose.paris'</text:p>
          </table:table-cell>
          <table:table-cell table:formula="of:=&quot;'&quot;&amp;[.B$1]&amp;&quot;':'&quot;&amp;[.B35]&amp;&quot;'&quot;" office:value-type="string" office:string-value="'access:covid19':'yes'" calcext:value-type="string">
            <text:p>'access:covid19':'yes'</text:p>
          </table:table-cell>
          <table:table-cell table:formula="of:=&quot;'&quot;&amp;[.C$1]&amp;&quot;':'&quot;&amp;[.C35]&amp;&quot;'&quot;" office:value-type="string" office:string-value="'delivery':'yes'" calcext:value-type="string">
            <text:p>'delivery':'yes'</text:p>
          </table:table-cell>
          <table:table-cell table:formula="of:=&quot;'&quot;&amp;[.D$1]&amp;&quot;':'&quot;&amp;[.D35]&amp;&quot;'&quot;" office:value-type="string" office:string-value="'delivery:covid19':''" calcext:value-type="string">
            <text:p>'delivery:covid19':''</text:p>
          </table:table-cell>
          <table:table-cell table:formula="of:=&quot;'&quot;&amp;[.E$1]&amp;&quot;':'&quot;&amp;[.E35]&amp;&quot;'&quot;" office:value-type="string" office:string-value="'takeaway':'yes'" calcext:value-type="string">
            <text:p>'takeaway':'yes'</text:p>
          </table:table-cell>
          <table:table-cell table:formula="of:=&quot;'&quot;&amp;[.F$1]&amp;&quot;':'&quot;&amp;[.F35]&amp;&quot;'&quot;" office:value-type="string" office:string-value="'opening_hours':''" calcext:value-type="string">
            <text:p>'opening_hours':''</text:p>
          </table:table-cell>
          <table:table-cell table:formula="of:=&quot;'&quot;&amp;[.G$1]&amp;&quot;':'&quot;&amp;[.G35]&amp;&quot;'&quot;" office:value-type="string" office:string-value="'opening_hours:covid19':'Tu 10:30-13:30'" calcext:value-type="string">
            <text:p>'opening_hours:covid19':'Tu 10:30-13:30'</text:p>
          </table:table-cell>
          <table:table-cell table:formula="of:=&quot;'&quot;&amp;[.H$1]&amp;&quot;':'&quot;&amp;[.H35]&amp;&quot;'&quot;" office:value-type="string" office:string-value="'contact:phone':''" calcext:value-type="string">
            <text:p>'contact:phone':''</text:p>
          </table:table-cell>
          <table:table-cell table:formula="of:=&quot;'&quot;&amp;[.I$1]&amp;&quot;':'&quot;&amp;[.I35]&amp;&quot;'&quot;" office:value-type="string" office:string-value="'website':''" calcext:value-type="string">
            <text:p>'website':''</text:p>
          </table:table-cell>
          <table:table-cell table:formula="of:=&quot;{&quot;&amp; [.K35]&amp;&quot;,&quot;&amp;[.L35]&amp;&quot;,&quot;&amp;[.M35]&amp;&quot;,&quot;&amp;[.N35]&amp;&quot;,&quot;&amp;[.O35]&amp;&quot;,&quot;&amp;[.P35]&amp;&quot;,&quot;&amp;[.Q35]&amp;&quot;,&quot;&amp;[.R35]&amp;&quot;,&quot;&amp;[.S35]&amp;&quot;}&quot;" office:value-type="string" office:string-value="{'mail':'bienvenue@dose.paris','access:covid19':'yes','delivery':'yes','delivery:covid19':'','takeaway':'yes','opening_hours':'','opening_hours:covid19':'Tu 10:30-13:30','contact:phone':'','website':''}" calcext:value-type="string">
            <text:p>{'mail':'bienvenue@dose.paris','access:covid19':'yes','delivery':'yes','delivery:covid19':'','takeaway':'yes','opening_hours':'','opening_hours:covid19':'Tu 10:30-13:30','contact:phone':'','website':''}</text:p>
          </table:table-cell>
        </table:table-row>
        <table:table-row table:style-name="ro2">
          <table:table-cell office:value-type="string" calcext:value-type="string">
            <text:p><text:a xlink:href="mailto:frederic.beal@lelivredecave.com" xlink:type="simple">frederic.beal@lelivredecave.com</text:a>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10:00-13:00,15:00-20:00</text:p>
          </table:table-cell>
          <table:table-cell office:value-type="string" calcext:value-type="string">
            <text:p>appointment</text:p>
          </table:table-cell>
          <table:table-cell/>
          <table:table-cell office:value-type="string" calcext:value-type="string">
            <text:p><text:a xlink:href="http://www.dose.paris/" xlink:type="simple">www.dose.paris</text:a></text:p>
          </table:table-cell>
          <table:table-cell/>
          <table:table-cell table:formula="of:=&quot;'&quot;&amp;[.A$1]&amp;&quot;':'&quot;&amp;[.A36]&amp;&quot;'&quot;" office:value-type="string" office:string-value="'mail':'frederic.beal@lelivredecave.com'" calcext:value-type="string">
            <text:p>'mail':'frederic.beal@lelivredecave.com'</text:p>
          </table:table-cell>
          <table:table-cell table:formula="of:=&quot;'&quot;&amp;[.B$1]&amp;&quot;':'&quot;&amp;[.B36]&amp;&quot;'&quot;" office:value-type="string" office:string-value="'access:covid19':'no'" calcext:value-type="string">
            <text:p>'access:covid19':'no'</text:p>
          </table:table-cell>
          <table:table-cell table:formula="of:=&quot;'&quot;&amp;[.C$1]&amp;&quot;':'&quot;&amp;[.C36]&amp;&quot;'&quot;" office:value-type="string" office:string-value="'delivery':'yes'" calcext:value-type="string">
            <text:p>'delivery':'yes'</text:p>
          </table:table-cell>
          <table:table-cell table:formula="of:=&quot;'&quot;&amp;[.D$1]&amp;&quot;':'&quot;&amp;[.D36]&amp;&quot;'&quot;" office:value-type="string" office:string-value="'delivery:covid19':''" calcext:value-type="string">
            <text:p>'delivery:covid19':''</text:p>
          </table:table-cell>
          <table:table-cell table:formula="of:=&quot;'&quot;&amp;[.E$1]&amp;&quot;':'&quot;&amp;[.E36]&amp;&quot;'&quot;" office:value-type="string" office:string-value="'takeaway':'yes'" calcext:value-type="string">
            <text:p>'takeaway':'yes'</text:p>
          </table:table-cell>
          <table:table-cell table:formula="of:=&quot;'&quot;&amp;[.F$1]&amp;&quot;':'&quot;&amp;[.F36]&amp;&quot;'&quot;" office:value-type="string" office:string-value="'opening_hours':'10:00-13:00,15:00-20:00'" calcext:value-type="string">
            <text:p>'opening_hours':'10:00-13:00,15:00-20:00'</text:p>
          </table:table-cell>
          <table:table-cell table:formula="of:=&quot;'&quot;&amp;[.G$1]&amp;&quot;':'&quot;&amp;[.G36]&amp;&quot;'&quot;" office:value-type="string" office:string-value="'opening_hours:covid19':'appointment'" calcext:value-type="string">
            <text:p>'opening_hours:covid19':'appointment'</text:p>
          </table:table-cell>
          <table:table-cell table:formula="of:=&quot;'&quot;&amp;[.H$1]&amp;&quot;':'&quot;&amp;[.H36]&amp;&quot;'&quot;" office:value-type="string" office:string-value="'contact:phone':''" calcext:value-type="string">
            <text:p>'contact:phone':''</text:p>
          </table:table-cell>
          <table:table-cell table:formula="of:=&quot;'&quot;&amp;[.I$1]&amp;&quot;':'&quot;&amp;[.I36]&amp;&quot;'&quot;" office:value-type="string" office:string-value="'website':'www.dose.paris'" calcext:value-type="string">
            <text:p>'website':'www.dose.paris'</text:p>
          </table:table-cell>
          <table:table-cell table:formula="of:=&quot;{&quot;&amp; [.K36]&amp;&quot;,&quot;&amp;[.L36]&amp;&quot;,&quot;&amp;[.M36]&amp;&quot;,&quot;&amp;[.N36]&amp;&quot;,&quot;&amp;[.O36]&amp;&quot;,&quot;&amp;[.P36]&amp;&quot;,&quot;&amp;[.Q36]&amp;&quot;,&quot;&amp;[.R36]&amp;&quot;,&quot;&amp;[.S36]&amp;&quot;}&quot;" office:value-type="string" office:string-value="{'mail':'frederic.beal@lelivredecave.com','access:covid19':'no','delivery':'yes','delivery:covid19':'','takeaway':'yes','opening_hours':'10:00-13:00,15:00-20:00','opening_hours:covid19':'appointment','contact:phone':'','website':'www.dose.paris'}" calcext:value-type="string">
            <text:p>{'mail':'frederic.beal@lelivredecave.com','access:covid19':'no','delivery':'yes','delivery:covid19':'','takeaway':'yes','opening_hours':'10:00-13:00,15:00-20:00','opening_hours:covid19':'appointment','contact:phone':'','website':'www.dose.paris'}</text:p>
          </table:table-cell>
        </table:table-row>
        <table:table-row table:style-name="ro1">
          <table:table-cell office:value-type="string" calcext:value-type="string">
            <text:p><text:a xlink:href="mailto:cuisinepierre@gmail.com" xlink:type="simple">cuisinepierre@gmail.com</text:a>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formula="of:=&quot;'&quot;&amp;[.A$1]&amp;&quot;':'&quot;&amp;[.A37]&amp;&quot;'&quot;" office:value-type="string" office:string-value="'mail':'cuisinepierre@gmail.com'" calcext:value-type="string">
            <text:p>'mail':'cuisinepierre@gmail.com'</text:p>
          </table:table-cell>
          <table:table-cell table:formula="of:=&quot;'&quot;&amp;[.B$1]&amp;&quot;':'&quot;&amp;[.B37]&amp;&quot;'&quot;" office:value-type="string" office:string-value="'access:covid19':'no'" calcext:value-type="string">
            <text:p>'access:covid19':'no'</text:p>
          </table:table-cell>
          <table:table-cell table:formula="of:=&quot;'&quot;&amp;[.C$1]&amp;&quot;':'&quot;&amp;[.C37]&amp;&quot;'&quot;" office:value-type="string" office:string-value="'delivery':''" calcext:value-type="string">
            <text:p>'delivery':''</text:p>
          </table:table-cell>
          <table:table-cell table:formula="of:=&quot;'&quot;&amp;[.D$1]&amp;&quot;':'&quot;&amp;[.D37]&amp;&quot;'&quot;" office:value-type="string" office:string-value="'delivery:covid19':''" calcext:value-type="string">
            <text:p>'delivery:covid19':''</text:p>
          </table:table-cell>
          <table:table-cell table:formula="of:=&quot;'&quot;&amp;[.E$1]&amp;&quot;':'&quot;&amp;[.E37]&amp;&quot;'&quot;" office:value-type="string" office:string-value="'takeaway':''" calcext:value-type="string">
            <text:p>'takeaway':''</text:p>
          </table:table-cell>
          <table:table-cell table:formula="of:=&quot;'&quot;&amp;[.F$1]&amp;&quot;':'&quot;&amp;[.F37]&amp;&quot;'&quot;" office:value-type="string" office:string-value="'opening_hours':''" calcext:value-type="string">
            <text:p>'opening_hours':''</text:p>
          </table:table-cell>
          <table:table-cell table:formula="of:=&quot;'&quot;&amp;[.G$1]&amp;&quot;':'&quot;&amp;[.G37]&amp;&quot;'&quot;" office:value-type="string" office:string-value="'opening_hours:covid19':''" calcext:value-type="string">
            <text:p>'opening_hours:covid19':''</text:p>
          </table:table-cell>
          <table:table-cell table:formula="of:=&quot;'&quot;&amp;[.H$1]&amp;&quot;':'&quot;&amp;[.H37]&amp;&quot;'&quot;" office:value-type="string" office:string-value="'contact:phone':''" calcext:value-type="string">
            <text:p>'contact:phone':''</text:p>
          </table:table-cell>
          <table:table-cell table:formula="of:=&quot;'&quot;&amp;[.I$1]&amp;&quot;':'&quot;&amp;[.I37]&amp;&quot;'&quot;" office:value-type="string" office:string-value="'website':''" calcext:value-type="string">
            <text:p>'website':''</text:p>
          </table:table-cell>
          <table:table-cell table:formula="of:=&quot;{&quot;&amp; [.K37]&amp;&quot;,&quot;&amp;[.L37]&amp;&quot;,&quot;&amp;[.M37]&amp;&quot;,&quot;&amp;[.N37]&amp;&quot;,&quot;&amp;[.O37]&amp;&quot;,&quot;&amp;[.P37]&amp;&quot;,&quot;&amp;[.Q37]&amp;&quot;,&quot;&amp;[.R37]&amp;&quot;,&quot;&amp;[.S37]&amp;&quot;}&quot;" office:value-type="string" office:string-value="{'mail':'cuisinepierre@gmail.com','access:covid19':'no','delivery':'','delivery:covid19':'','takeaway':'','opening_hours':'','opening_hours:covid19':'','contact:phone':'','website':''}" calcext:value-type="string">
            <text:p>{'mail':'cuisinepierre@gmail.com','access:covid19':'no','delivery':'','delivery:covid19':'','takeaway':'','opening_hours':'','opening_hours:covid19':'','contact:phone':'','website':''}</text:p>
          </table:table-cell>
        </table:table-row>
        <table:table-row table:style-name="ro1" table:number-rows-repeated="1048538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Feuille3" table:style-name="ta1">
        <table:table-column table:style-name="co1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RIS HANOI</text:p>
          </table:table-cell>
          <table:table-cell office:value-type="string" calcext:value-type="string">
            <text:p>01 47 00 47 59</text:p>
          </table:table-cell>
          <table:table-cell office:value-type="string" calcext:value-type="string">
            <text:p>74 rue de Charonne</text:p>
          </table:table-cell>
          <table:table-cell office:value-type="float" office:value="75011" calcext:value-type="float">
            <text:p>75011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<text:a xlink:href="mailto:parishanoi96@gmail.com" xlink:type="simple">parishanoi96@gmail.com</text:a></text:p>
          </table:table-cell>
          <table:table-cell/>
        </table:table-row>
        <table:table-row table:style-name="ro1">
          <table:table-cell table:style-name="ce7"/>
          <table:table-cell/>
          <table:table-cell table:style-name="ce8" office:value-type="string" calcext:value-type="string">
            <text:p>20 rue custine </text:p>
          </table:table-cell>
          <table:table-cell table:style-name="ce8" office:value-type="float" office:value="75018" calcext:value-type="float">
            <text:p>75018</text:p>
          </table:table-cell>
          <table:table-cell/>
          <table:table-cell office:value-type="string" calcext:value-type="string">
            <text:p><text:a xlink:href="mailto:alabierecommealabiere@gmail.com" xlink:type="simple">alabierecommealabiere@gmail.com</text:a></text:p>
          </table:table-cell>
          <table:table-cell table:style-name="ce8" office:value-type="string" calcext:value-type="string">
            <text:p>du mardi au samedi de 15h à 22h30 </text:p>
          </table:table-cell>
        </table:table-row>
        <table:table-row table:style-name="ro1">
          <table:table-cell table:style-name="ce7" office:value-type="string" calcext:value-type="string">
            <text:p>: </text:p>
          </table:table-cell>
          <table:table-cell/>
          <table:table-cell table:style-name="ce8" table:number-columns-repeated="2"/>
          <table:table-cell table:number-columns-repeated="3"/>
        </table:table-row>
        <table:table-row table:style-name="ro1">
          <table:table-cell table:style-name="ce7" office:value-type="string" calcext:value-type="string">
            <text:p>Le drunken</text:p>
          </table:table-cell>
          <table:table-cell/>
          <table:table-cell table:style-name="ce8" office:value-type="string" calcext:value-type="string">
            <text:p>19 rue Girard </text:p>
          </table:table-cell>
          <table:table-cell table:style-name="ce8" office:value-type="float" office:value="93100" calcext:value-type="float">
            <text:p>93100</text:p>
          </table:table-cell>
          <table:table-cell table:style-name="ce8" office:value-type="string" calcext:value-type="string">
            <text:p>Montreuil</text:p>
          </table:table-cell>
          <table:table-cell office:value-type="string" calcext:value-type="string">
            <text:p><text:a xlink:href="mailto:alabierecommealabiere@gmail.com" xlink:type="simple">alabierecommealabiere@gmail.com</text:a></text:p>
          </table:table-cell>
          <table:table-cell table:style-name="ce8" office:value-type="string" calcext:value-type="string">
            <text:p>de 17h à 00h du mardi au samedi.</text:p>
          </table:table-cell>
        </table:table-row>
        <table:table-row table:style-name="ro1">
          <table:table-cell office:value-type="string" calcext:value-type="string">
            <text:p><text:a xlink:href="mailto:communication@kelbongoo.com" xlink:type="simple">communication@kelbongoo.com</text:a></text:p>
          </table:table-cell>
          <table:table-cell/>
          <table:table-cell office:value-type="string" calcext:value-type="string">
            <text:p>3bis rue Bichat</text:p>
          </table:table-cell>
          <table:table-cell office:value-type="float" office:value="75010" calcext:value-type="float">
            <text:p>75010</text:p>
          </table:table-cell>
          <table:table-cell table:number-columns-repeated="2"/>
          <table:table-cell office:value-type="string" calcext:value-type="string">
            <text:p>9h à 17h</text:p>
          </table:table-cell>
        </table:table-row>
        <table:table-row table:style-name="ro1">
          <table:table-cell office:value-type="string" calcext:value-type="string">
            <text:p><text:a xlink:href="mailto:communication@kelbongoo.com" xlink:type="simple">communication@kelbongoo.com</text:a></text:p>
          </table:table-cell>
          <table:table-cell/>
          <table:table-cell office:value-type="string" calcext:value-type="string">
            <text:p>47 rue Saint Blaise </text:p>
          </table:table-cell>
          <table:table-cell office:value-type="float" office:value="75020" calcext:value-type="float">
            <text:p>75020</text:p>
          </table:table-cell>
          <table:table-cell table:number-columns-repeated="2"/>
          <table:table-cell office:value-type="string" calcext:value-type="string">
            <text:p>9h à 17h</text:p>
          </table:table-cell>
        </table:table-row>
        <table:table-row table:style-name="ro3">
          <table:table-cell office:value-type="string" calcext:value-type="string">
            <text:p><text:a xlink:href="mailto:communication@kelbongoo.com" xlink:type="simple">communication@kelbongoo.com</text:a></text:p>
          </table:table-cell>
          <table:table-cell/>
          <table:table-cell office:value-type="string" calcext:value-type="string">
            <text:p>37 Boulevard Rouget de Lisle</text:p>
          </table:table-cell>
          <table:table-cell/>
          <table:table-cell office:value-type="string" calcext:value-type="string">
            <text:p>Montreuil</text:p>
          </table:table-cell>
          <table:table-cell/>
          <table:table-cell table:style-name="ce7" office:value-type="string" calcext:value-type="string">
            <text:p><text:s/>mardi de 15h à 18h</text:p>
          </table:table-cell>
        </table:table-row>
        <table:table-row table:style-name="ro3">
          <table:table-cell office:value-type="string" calcext:value-type="string">
            <text:p><text:a xlink:href="mailto:communication@kelbongoo.com" xlink:type="simple">communication@kelbongoo.com</text:a></text:p>
          </table:table-cell>
          <table:table-cell/>
          <table:table-cell office:value-type="string" calcext:value-type="string">
            <text:p>1 Avenue du Président Salvador Allende</text:p>
          </table:table-cell>
          <table:table-cell/>
          <table:table-cell office:value-type="string" calcext:value-type="string">
            <text:p>Montreuil</text:p>
          </table:table-cell>
          <table:table-cell/>
          <table:table-cell table:style-name="ce7" office:value-type="string" calcext:value-type="string">
            <text:p><text:s/>mardi de 15h à 18h</text:p>
          </table:table-cell>
        </table:table-row>
        <table:table-row table:style-name="ro1">
          <table:table-cell office:value-type="string" calcext:value-type="string">
            <text:p><text:span text:style-name="T3"><text:a xlink:href="mailto:Contact@lameringaie.com" xlink:type="simple">Contact@lameringaie.com</text:a></text:span></text:p>
          </table:table-cell>
          <table:table-cell office:value-type="string" calcext:value-type="string">
            <text:p>01 42 45 62 87</text:p>
          </table:table-cell>
          <table:table-cell office:value-type="string" calcext:value-type="string">
            <text:p>35 rue des Martyrs</text:p>
          </table:table-cell>
          <table:table-cell office:value-type="float" office:value="75009" calcext:value-type="float">
            <text:p>75009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'coronavirus-commercants-parisiens-livraison-a-domicile'.A1:'coronavirus-commercants-parisiens-livraison-a-domicile'.J363" table:display-filter-buttons="true" table:orientation="column">
          <table:filter>
            <table:filter-and>
              <table:filter-condition table:field-number="7" table:value="14kigawa@gmail.com" table:operator="=">
                <table:filter-set-item table:value="14kigawa@gmail.com"/>
                <table:filter-set-item table:value="58846970@qq.com"/>
                <table:filter-set-item table:value="904569676@qq.com"/>
                <table:filter-set-item table:value="Bilitis.benetti@live.fr"/>
                <table:filter-set-item table:value="Bourasaymen1@gmail.com"/>
                <table:filter-set-item table:value="Btigitteroche44@Outlook.com"/>
                <table:filter-set-item table:value="Commercial@enzaefamiglia.com"/>
                <table:filter-set-item table:value="Contact@lameringaie.com"/>
                <table:filter-set-item table:value="Contact@lerelaisgourmet.fr"/>
                <table:filter-set-item table:value="Contact@lesenfantsdumarche.fr"/>
                <table:filter-set-item table:value="Contact@twil.fr"/>
                <table:filter-set-item table:value="Courtiol.lolo@gmail.com"/>
                <table:filter-set-item table:value="Erraitalabdeltif@gmail.com"/>
                <table:filter-set-item table:value="Helene.villard@free.fr"/>
                <table:filter-set-item table:value="Jerome_khuv_1@carrefour.com"/>
                <table:filter-set-item table:value="Lepicerie.vintage@gmail.com"/>
                <table:filter-set-item table:value="Margaux@les-saisonniers.com"/>
                <table:filter-set-item table:value="Nael@ayadigourmet.com"/>
                <table:filter-set-item table:value="Otacos.bastille@resto-tacos.com"/>
                <table:filter-set-item table:value="Otacos.doree@resto-tacos.com"/>
                <table:filter-set-item table:value="Otacos.ptevincennes@resto-tacos.com"/>
                <table:filter-set-item table:value="Pcchapelle@yahoo.fr"/>
                <table:filter-set-item table:value="Polo.legall@gmail.com"/>
                <table:filter-set-item table:value="Weilasun@hotmail.fr"/>
                <table:filter-set-item table:value="Zhangcoco0520@gmail.com"/>
                <table:filter-set-item table:value="alabierecommealabiere@gmail.com"/>
                <table:filter-set-item table:value="aleksandra.tasic@montenotte.fr"/>
                <table:filter-set-item table:value="alfredopositano.paris@gmail.com"/>
                <table:filter-set-item table:value="alitalienne2@aol.com"/>
                <table:filter-set-item table:value="amandazhuang729@gmail.com"/>
                <table:filter-set-item table:value="angelms3@hotmail.fr"/>
                <table:filter-set-item table:value="anglade_bernard@orange.fr"/>
                <table:filter-set-item table:value="arioulz@hotmail.fr"/>
                <table:filter-set-item table:value="arnaudlarher@yahoo.fr"/>
                <table:filter-set-item table:value="bienvenue@dose.paris"/>
                <table:filter-set-item table:value="bistrotlerobinet@gmail.com"/>
                <table:filter-set-item table:value="bonjour@rutabago.com"/>
                <table:filter-set-item table:value="boucherie-voltaire@orange.fr"/>
                <table:filter-set-item table:value="boucherie_etoile@outlook.com"/>
                <table:filter-set-item table:value="boucherirabah@gmail.com"/>
                <table:filter-set-item table:value="boulangerie.bretteau@gmail.com"/>
                <table:filter-set-item table:value="burgheure@gmail.com"/>
                <table:filter-set-item table:value="caves@alleosse.fr"/>
                <table:filter-set-item table:value="charlicot.fromagerie@gmail.com"/>
                <table:filter-set-item table:value="coffee@kbcafeshop.com"/>
                <table:filter-set-item table:value="commande@artisandulait.fr"/>
                <table:filter-set-item table:value="commande@delacampagneamouffetard.com"/>
                <table:filter-set-item table:value="commande@liquiderie.com"/>
                <table:filter-set-item table:value="commandes.griffon@sfr.fr"/>
                <table:filter-set-item table:value="commandes.lelocal@gmail.com"/>
                <table:filter-set-item table:value="communication@kelbongoo.com"/>
                <table:filter-set-item table:value="communication@lesas-paris.fr"/>
                <table:filter-set-item table:value="contact.jojoandco@free.fr"/>
                <table:filter-set-item table:value="contact@amasia.fr"/>
                <table:filter-set-item table:value="contact@biocoop-bastille.fr"/>
                <table:filter-set-item table:value="contact@c-o-w.fr"/>
                <table:filter-set-item table:value="contact@cashits.fr"/>
                <table:filter-set-item table:value="contact@cavesbardou.com"/>
                <table:filter-set-item table:value="contact@chocolatitudes.com"/>
                <table:filter-set-item table:value="contact@comme-une-amande.com"/>
                <table:filter-set-item table:value="contact@cornerdufromager.com"/>
                <table:filter-set-item table:value="contact@dulcinea-paris.com"/>
                <table:filter-set-item table:value="contact@ecig-zen.fr"/>
                <table:filter-set-item table:value="contact@ewayvape.com"/>
                <table:filter-set-item table:value="contact@ffaperitif.fr"/>
                <table:filter-set-item table:value="contact@galeries-gourmandes.com"/>
                <table:filter-set-item table:value="contact@hecosfair.com"/>
                <table:filter-set-item table:value="contact@hubris.fr"/>
                <table:filter-set-item table:value="contact@kimiacafe.fr"/>
                <table:filter-set-item table:value="contact@lalunetterouge.fr"/>
                <table:filter-set-item table:value="contact@lamaisoncorp.com"/>
                <table:filter-set-item table:value="contact@latreilledor.fr"/>
                <table:filter-set-item table:value="contact@laverieprivee.com"/>
                <table:filter-set-item table:value="contact@lescavesdereuilly.fr"/>
                <table:filter-set-item table:value="contact@maisonsultanimparis.com"/>
                <table:filter-set-item table:value="contact@maspatule.com"/>
                <table:filter-set-item table:value="contact@parolesdefromagers.com"/>
                <table:filter-set-item table:value="contact@poaperitivo.com"/>
                <table:filter-set-item table:value="contact@rimalparis.com"/>
                <table:filter-set-item table:value="contact@thecoffeelovers.fr"/>
                <table:filter-set-item table:value="coquelicot.montmartre@gmail.com"/>
                <table:filter-set-item table:value="cremerie.lapetitesouris@gmail.com"/>
                <table:filter-set-item table:value="cuisinepierre@gmail.com"/>
                <table:filter-set-item table:value="cwparis14@cartridgeworld.fr"/>
                <table:filter-set-item table:value="cwparis8@cartridgeworld.fr"/>
                <table:filter-set-item table:value="cyriltorok@gmail.com"/>
                <table:filter-set-item table:value="dafabiotraiteur@gmail.com"/>
                <table:filter-set-item table:value="david.cayla@ruedesgourmets.com"/>
                <table:filter-set-item table:value="distriguen@hotmail.fr"/>
                <table:filter-set-item table:value="domi.giorda@gmail.com"/>
                <table:filter-set-item table:value="eboutique@raimo.fr"/>
                <table:filter-set-item table:value="estelle.arvor@gmail.com"/>
                <table:filter-set-item table:value="eurekamamaison.etfournel@gmail.com"/>
                <table:filter-set-item table:value="frederic.beal@lelivredecave.com"/>
                <table:filter-set-item table:value="fromagerie@takavermo.fr"/>
                <table:filter-set-item table:value="fromageriedegrenelle@orange.fr"/>
                <table:filter-set-item table:value="h.bekkara@gmail.com"/>
                <table:filter-set-item table:value="hb@ampelos31.fr"/>
                <table:filter-set-item table:value="hedonie@outlook.fr"/>
                <table:filter-set-item table:value="hello@croustillant.com"/>
                <table:filter-set-item table:value="hello@frichti.co"/>
                <table:filter-set-item table:value="hnajmoudine@gmail.com"/>
                <table:filter-set-item table:value="hongjin@orange.fr"/>
                <table:filter-set-item table:value="huet33@hotmail.fr"/>
                <table:filter-set-item table:value="imina_nial@yahoo.fr"/>
                <table:filter-set-item table:value="info@pharmaciehomeo.net"/>
                <table:filter-set-item table:value="infobox@eataly.fr"/>
                <table:filter-set-item table:value="intermarche.paris15@gmail.com"/>
                <table:filter-set-item table:value="ipsparis12@infoprintservices.com"/>
                <table:filter-set-item table:value="jl_landes@icloud.com"/>
                <table:filter-set-item table:value="lafermestaubin1@gmail.com"/>
                <table:filter-set-item table:value="lapetitevachedelouis.karine@gmail.com"/>
                <table:filter-set-item table:value="lardoiseafromage@gmail.com"/>
                <table:filter-set-item table:value="latelierdesgourmands75@gmail.com"/>
                <table:filter-set-item table:value="lchao0605@gmail.com"/>
                <table:filter-set-item table:value="lescanotiers@sfr.fr"/>
                <table:filter-set-item table:value="lesplaisirsdelatable@yahoo.fr"/>
                <table:filter-set-item table:value="livraison@lacagettebio.fr"/>
                <table:filter-set-item table:value="lucepassylivraisons@gmail.com"/>
                <table:filter-set-item table:value="madame.k.fleuriste@gmail.com"/>
                <table:filter-set-item table:value="mail@pierremarsac.com"/>
                <table:filter-set-item table:value="mavisyrzhao@yahoo.ie"/>
                <table:filter-set-item table:value="mr.mohamed007@outlook.fr"/>
                <table:filter-set-item table:value="myriam@lesethiquetes.fr"/>
                <table:filter-set-item table:value="nabil.mhaya@gmail.com"/>
                <table:filter-set-item table:value="ndrecourt@yahoo.fr"/>
                <table:filter-set-item table:value="nianqin@yahoo.fr"/>
                <table:filter-set-item table:value="nysa@nysa.fr"/>
                <table:filter-set-item table:value="olivier.culaud1969@gmail.com"/>
                <table:filter-set-item table:value="oubiyuan.0108@gmail.com"/>
                <table:filter-set-item table:value="pantheon174@wanadoo.fr"/>
                <table:filter-set-item table:value="paris-caves-de-courcelles@orange.fr"/>
                <table:filter-set-item table:value="paris-nord-est@les-menus-services.com"/>
                <table:filter-set-item table:value="paris-sud-ouest@les-menus-services.com"/>
                <table:filter-set-item table:value="paris19@cavavin.fr"/>
                <table:filter-set-item table:value="parishanoi96@gmail.com"/>
                <table:filter-set-item table:value="pascal.guiraud@9business.fr"/>
                <table:filter-set-item table:value="passylaurent@gmail.com"/>
                <table:filter-set-item table:value="patricia_couderc@rotisseriedargent.com"/>
                <table:filter-set-item table:value="pf@electronfrance.fr"/>
                <table:filter-set-item table:value="pharmacie.parisdenfert@gmail.com"/>
                <table:filter-set-item table:value="pharmacie@fouche.fr"/>
                <table:filter-set-item table:value="pharmaciedelafolieregnault@gmail.com"/>
                <table:filter-set-item table:value="pharmaciedutertre08@gmail.com"/>
                <table:filter-set-item table:value="pierregvfr@yahoo.fr"/>
                <table:filter-set-item table:value="provibiodrive@outlook.fr"/>
                <table:filter-set-item table:value="pyrenees234@orange.fr"/>
                <table:filter-set-item table:value="rabiaahamrouni10@gmail.com"/>
                <table:filter-set-item table:value="romain@lerayonfrais.com"/>
                <table:filter-set-item table:value="roots.epicerie@gmail.com"/>
                <table:filter-set-item table:value="rossi.pelissier@gmail.com"/>
                <table:filter-set-item table:value="rueducommerceparis@atelierduchocolat.com"/>
                <table:filter-set-item table:value="sabahcheb@hotmail.com"/>
                <table:filter-set-item table:value="saveursetvous@gmail.com"/>
                <table:filter-set-item table:value="sdarlay@chateauxandcoparis.fr"/>
                <table:filter-set-item table:value="sebbahprimeurs@gmail.com"/>
                <table:filter-set-item table:value="service-client@laboutiquemoso.fr"/>
                <table:filter-set-item table:value="service.client@terroirs-avenir.fr"/>
                <table:filter-set-item table:value="she091184@gmail.com"/>
                <table:filter-set-item table:value="skairek2330@yahoo.fr"/>
                <table:filter-set-item table:value="snawal1@yahoo.fr"/>
                <table:filter-set-item table:value="sylviedubost@free.fr"/>
                <table:filter-set-item table:value="terramiasud@gmail.com"/>
                <table:filter-set-item table:value="v.bathereau@hotmail.fr"/>
                <table:filter-set-item table:value="vinetc13@gmail.com"/>
                <table:filter-set-item table:value="visionavenirparis@gmail.com"/>
                <table:filter-set-item table:value="walid281079@yahoo.fr"/>
                <table:filter-set-item table:value="walid7511@hotmail.fr"/>
                <table:filter-set-item table:value="yunwu920@hotmail.com"/>
                <table:filter-set-item table:value="zhangyuan04041975@gmail.com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 style:data-style-name="N2" text:time-value="19:20:34.8913479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dc:date>2020-04-13T19:21:36.778087795</dc:date>
    <meta:editing-duration>PT3H9M22S</meta:editing-duration>
    <meta:editing-cycles>13</meta:editing-cycles>
    <meta:document-statistic meta:table-count="3" meta:cell-count="3626" meta:object-count="0"/>
  </office:meta>
</office:document-meta>
</file>